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100002000000000A0000000A5B354D19DE71D0E4.gif" manifest:media-type="image/gif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Times New Roman1" svg:font-family="'Times New Roman'"/>
    <style:font-face style:name="Wingdings 31" svg:font-family="'Wingdings 3'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2.42mm"/>
    </style:style>
    <style:style style:name="co3" style:family="table-column">
      <style:table-column-properties fo:break-before="auto" style:column-width="30.16mm"/>
    </style:style>
    <style:style style:name="co4" style:family="table-column">
      <style:table-column-properties fo:break-before="auto" style:column-width="24.29mm"/>
    </style:style>
    <style:style style:name="co5" style:family="table-column">
      <style:table-column-properties fo:break-before="auto" style:column-width="28.49mm"/>
    </style:style>
    <style:style style:name="co6" style:family="table-column">
      <style:table-column-properties fo:break-before="auto" style:column-width="6.05mm"/>
    </style:style>
    <style:style style:name="co7" style:family="table-column">
      <style:table-column-properties fo:break-before="auto" style:column-width="28.06mm"/>
    </style:style>
    <style:style style:name="co8" style:family="table-column">
      <style:table-column-properties fo:break-before="auto" style:column-width="133.69mm"/>
    </style:style>
    <style:style style:name="co9" style:family="table-column">
      <style:table-column-properties fo:break-before="auto" style:column-width="52.63mm"/>
    </style:style>
    <style:style style:name="co10" style:family="table-column">
      <style:table-column-properties fo:break-before="auto" style:column-width="35.4mm"/>
    </style:style>
    <style:style style:name="co11" style:family="table-column">
      <style:table-column-properties fo:break-before="auto" style:column-width="26.69mm"/>
    </style:style>
    <style:style style:name="co12" style:family="table-column">
      <style:table-column-properties fo:break-before="auto" style:column-width="11.87mm"/>
    </style:style>
    <style:style style:name="co13" style:family="table-column">
      <style:table-column-properties fo:break-before="auto" style:column-width="115.36mm"/>
    </style:style>
    <style:style style:name="co14" style:family="table-column">
      <style:table-column-properties fo:break-before="auto" style:column-width="47.75mm"/>
    </style:style>
    <style:style style:name="co15" style:family="table-column">
      <style:table-column-properties fo:break-before="auto" style:column-width="72.43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19.97mm"/>
    </style:style>
    <style:style style:name="co18" style:family="table-column">
      <style:table-column-properties fo:break-before="auto" style:column-width="25.4mm"/>
    </style:style>
    <style:style style:name="co19" style:family="table-column">
      <style:table-column-properties fo:break-before="auto" style:column-width="13.92mm"/>
    </style:style>
    <style:style style:name="co20" style:family="table-column">
      <style:table-column-properties fo:break-before="auto" style:column-width="63.11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9mm"/>
    </style:style>
    <style:style style:name="co23" style:family="table-column">
      <style:table-column-properties fo:break-before="auto" style:column-width="29.03mm"/>
    </style:style>
    <style:style style:name="co24" style:family="table-column">
      <style:table-column-properties fo:break-before="auto" style:column-width="46.97mm"/>
    </style:style>
    <style:style style:name="co25" style:family="table-column">
      <style:table-column-properties fo:break-before="auto" style:column-width="28.59mm"/>
    </style:style>
    <style:style style:name="co26" style:family="table-column">
      <style:table-column-properties fo:break-before="auto" style:column-width="32.33mm"/>
    </style:style>
    <style:style style:name="co27" style:family="table-column">
      <style:table-column-properties fo:break-before="auto" style:column-width="28.47mm"/>
    </style:style>
    <style:style style:name="co28" style:family="table-column">
      <style:table-column-properties fo:break-before="auto" style:column-width="24.36mm"/>
    </style:style>
    <style:style style:name="co29" style:family="table-column">
      <style:table-column-properties fo:break-before="auto" style:column-width="28.66mm"/>
    </style:style>
    <style:style style:name="co30" style:family="table-column">
      <style:table-column-properties fo:break-before="auto" style:column-width="25.45mm"/>
    </style:style>
    <style:style style:name="co31" style:family="table-column">
      <style:table-column-properties fo:break-before="auto" style:column-width="22.93mm"/>
    </style:style>
    <style:style style:name="co32" style:family="table-column">
      <style:table-column-properties fo:break-before="auto" style:column-width="26.26mm"/>
    </style:style>
    <style:style style:name="co33" style:family="table-column">
      <style:table-column-properties fo:break-before="auto" style:column-width="30.5mm"/>
    </style:style>
    <style:style style:name="co34" style:family="table-column">
      <style:table-column-properties fo:break-before="auto" style:column-width="32.67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6.46mm" fo:break-before="auto" style:use-optimal-row-height="false"/>
    </style:style>
    <style:style style:name="ro7" style:family="table-row">
      <style:table-row-properties style:row-height="11.94mm" fo:break-before="auto" style:use-optimal-row-height="true"/>
    </style:style>
    <style:style style:name="ro8" style:family="table-row">
      <style:table-row-properties style:row-height="15.88mm" fo:break-before="auto" style:use-optimal-row-height="false"/>
    </style:style>
    <style:style style:name="ro9" style:family="table-row">
      <style:table-row-properties style:row-height="22.23mm" fo:break-before="auto" style:use-optimal-row-height="true"/>
    </style:style>
    <style:style style:name="ro10" style:family="table-row">
      <style:table-row-properties style:row-height="13.23mm" fo:break-before="auto" style:use-optimal-row-height="true"/>
    </style:style>
    <style:style style:name="ro11" style:family="table-row">
      <style:table-row-properties style:row-height="19.98mm" fo:break-before="auto" style:use-optimal-row-height="false"/>
    </style:style>
    <style:style style:name="ro12" style:family="table-row">
      <style:table-row-properties style:row-height="25.58mm" fo:break-before="auto" style:use-optimal-row-height="false"/>
    </style:style>
    <style:style style:name="ro13" style:family="table-row">
      <style:table-row-properties style:row-height="14.02mm" fo:break-before="auto" style:use-optimal-row-height="false"/>
    </style:style>
    <style:style style:name="ro14" style:family="table-row">
      <style:table-row-properties style:row-height="27.16mm" fo:break-before="auto" style:use-optimal-row-height="false"/>
    </style:style>
    <style:style style:name="ro15" style:family="table-row">
      <style:table-row-properties style:row-height="17.5mm" fo:break-before="auto" style:use-optimal-row-height="false"/>
    </style:style>
    <style:style style:name="ro16" style:family="table-row">
      <style:table-row-properties style:row-height="13.51mm" fo:break-before="auto" style:use-optimal-row-height="false"/>
    </style:style>
    <style:style style:name="ro17" style:family="table-row">
      <style:table-row-properties style:row-height="5.64mm" fo:break-before="auto" style:use-optimal-row-height="true"/>
    </style:style>
    <style:style style:name="ro18" style:family="table-row">
      <style:table-row-properties style:row-height="6.7mm" fo:break-before="auto" style:use-optimal-row-height="true"/>
    </style:style>
    <style:style style:name="ro19" style:family="table-row">
      <style:table-row-properties style:row-height="5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72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41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30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1" style:family="table-cell" style:parent-style-name="Default">
      <style:table-cell-properties fo:background-color="#ffffff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8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7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2" style:family="table-cell" style:parent-style-name="Default" style:data-style-name="N10099">
      <style:table-cell-properties fo:background-color="#ffff66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0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0pt" style:font-size-asian="20pt" style:font-size-complex="20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77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13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4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8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86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9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9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omic Sans MS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style:cell-protect="protected formula-hidden" style:print-content="true"/>
    </style:style>
    <style:style style:name="ce106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ffff66" style:cell-protect="protected formula-hidden" style:print-content="true"/>
    </style:style>
    <style:style style:name="ce103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1" fo:font-size="88pt" style:font-name-asian="Wingdings 31" style:font-size-asian="88pt" style:font-name-complex="Wingdings 31" style:font-size-complex="88pt"/>
    </style:style>
    <style:style style:name="ce12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0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6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1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6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138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14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1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6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5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1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6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6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68" style:family="table-cell" style:parent-style-name="Default" style:data-style-name="N99">
      <style:table-cell-properties style:cell-protect="protected formula-hidden" style:print-content="true"/>
    </style:style>
    <style:style style:name="ce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4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7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Wingdings 3" fo:font-size="96pt" style:font-size-asian="96pt" style:font-size-complex="96pt"/>
    </style:style>
    <style:style style:name="ce18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3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9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97" style:family="table-cell" style:parent-style-name="Default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9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47" style:family="table-cell" style:parent-style-name="Default">
      <style:table-cell-properties style:cell-protect="protected formula-hidden" style:print-content="true" style:vertical-align="middle"/>
      <style:text-properties fo:font-size="28pt" style:font-size-asian="28pt" style:font-size-complex="28pt"/>
    </style:style>
    <style:style style:name="ce2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2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italic" style:font-size-asian="28pt" style:font-style-asian="italic" style:font-size-complex="28pt" style:font-style-complex="italic"/>
    </style:style>
    <style:style style:name="ce19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style="normal" style:font-size-asian="28pt" style:font-style-asian="normal" style:font-size-complex="28pt" style:font-style-complex="normal"/>
    </style:style>
    <style:style style:name="ce201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5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7]=0))" style:apply-style-name="VRAI" style:base-cell-address="Parabole.B7"/>
      <style:map style:condition="is-true-formula(IF([.B7]=1))" style:apply-style-name="FAUX" style:base-cell-address="Parabole.B7"/>
    </style:style>
    <style:style style:name="ce23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B7]=0))" style:apply-style-name="VRAI" style:base-cell-address="Parabole.B8"/>
      <style:map style:condition="is-true-formula(IF([.B7]=1))" style:apply-style-name="FAUX" style:base-cell-address="Parabole.B8"/>
    </style:style>
    <style:style style:name="ce217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Parabole.B10"/>
      <style:map style:condition="is-true-formula(IF(#REF!=1))" style:apply-style-name="FAUX" style:base-cell-address="Parabole.B10"/>
    </style:style>
    <style:style style:name="ce20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4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6" style:family="table-cell" style:parent-style-name="Default" style:data-style-name="N169">
      <style:table-cell-properties fo:border-bottom="none" fo:background-color="#b2b2b2" style:cell-protect="none" style:print-content="true" style:text-align-source="fix" style:repeat-content="false" fo:border-left="0.06pt solid #000000" fo:border-right="none" fo:border-top="0.06pt solid #000000" style:vertical-align="top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47" style:family="table-cell" style:parent-style-name="Default" style:data-style-name="N169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 style:vertical-align="bottom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1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1" style:family="table-cell" style:parent-style-name="Default" style:data-style-name="N169">
      <style:table-cell-properties fo:border-bottom="none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top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22" style:family="table-cell" style:parent-style-name="Default" style:data-style-name="N169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bottom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63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67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23" style:family="table-cell" style:parent-style-name="Default">
      <style:table-cell-properties fo:background-color="#b2b2b2" style:cell-protect="none" style:print-content="true"/>
    </style:style>
    <style:style style:name="ce268" style:family="table-cell" style:parent-style-name="Default" style:data-style-name="N99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251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5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8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Wingdings 31" fo:font-size="88pt" style:font-name-asian="Wingdings 31" style:font-size-asian="88pt" style:font-name-complex="Wingdings 31" style:font-size-complex="88pt"/>
    </style:style>
    <style:style style:name="ce23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Wingdings 31" fo:font-size="88pt" style:font-name-asian="Wingdings 31" style:font-size-asian="88pt" style:font-name-complex="Wingdings 31" style:font-size-complex="88pt"/>
    </style:style>
    <style:style style:name="ce27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36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37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7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03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1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8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9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42" style:family="table-cell" style:parent-style-name="Default" style:data-style-name="N10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27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3" style:family="table-cell" style:parent-style-name="Default" style:data-style-name="N0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top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4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3" style:family="table-cell" style:parent-style-name="Default" style:data-style-name="N171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6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2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none" style:vertical-align="bottom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09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6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69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80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55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16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62" style:family="table-cell" style:parent-style-name="Default" style:data-style-name="N169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top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72" style:family="table-cell" style:parent-style-name="Default" style:data-style-name="N169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 style:vertical-align="bottom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25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8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2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339" style:family="table-cell" style:parent-style-name="Default" style:data-style-name="N169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top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40" style:family="table-cell" style:parent-style-name="Default" style:data-style-name="N169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bottom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2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28pt" style:font-size-asian="28pt" style:font-size-complex="28pt"/>
    </style:style>
    <style:style style:name="ce2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1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end" fo:margin-left="0mm"/>
      <style:text-properties fo:color="#000000" style:font-name="Times New Roman" fo:font-size="28pt" style:font-size-asian="28pt" style:font-size-complex="28pt"/>
    </style:style>
    <style:style style:name="ce33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4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4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4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omic Sans MS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34" style:family="table-cell" style:parent-style-name="Default">
      <style:table-cell-properties style:cell-protect="protected formula-hidden" style:print-content="true" fo:background-color="transparent"/>
      <style:text-properties style:font-name="Times New Roman" fo:font-size="28pt" style:font-size-asian="28pt" style:font-size-complex="28pt"/>
    </style:style>
    <style:style style:name="ce456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fo:border="none" style:vertical-align="middle"/>
      <style:paragraph-properties fo:text-align="center" fo:margin-left="0mm"/>
      <style:text-properties fo:color="#000000" style:font-name="Times New Roman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ce48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86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59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'Equation et inéquations'.B13"/>
      <style:map style:condition="is-true-formula(IF(#REF!=1))" style:apply-style-name="FAUX" style:base-cell-address="'Equation et inéquations'.B13"/>
    </style:style>
    <style:style style:name="ce550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464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non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7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450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7]=0))" style:apply-style-name="VRAI" style:base-cell-address="'Equation et inéquations'.C7"/>
      <style:map style:condition="is-true-formula(IF([.C7]=1))" style:apply-style-name="FAUX" style:base-cell-address="'Equation et inéquations'.C7"/>
    </style:style>
    <style:style style:name="ce467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69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  <style:map style:condition="is-true-formula(IF([.C11]=0))" style:apply-style-name="VRAI" style:base-cell-address="'Equation et inéquations'.C11"/>
      <style:map style:condition="is-true-formula(IF([.C11]=1))" style:apply-style-name="FAUX" style:base-cell-address="'Equation et inéquations'.C11"/>
    </style:style>
    <style:style style:name="ce10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0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" fo:font-size="80pt" style:font-size-asian="80pt" style:font-size-complex="80pt"/>
    </style:style>
    <style:style style:name="ce5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Wingdings 3" fo:font-size="80pt" style:font-size-asian="80pt" style:font-size-complex="80pt"/>
    </style:style>
    <style:style style:name="ce477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0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03" style:family="table-cell" style:parent-style-name="Default">
      <style:table-cell-properties fo:border-bottom="0.06pt solid #000000" fo:background-color="#b2b2b2" style:cell-protect="none" style:print-content="true" fo:border-left="none" fo:border-right="none" fo:border-top="none"/>
    </style:style>
    <style:style style:name="ce483" style:family="table-cell" style:parent-style-name="Default">
      <style:table-cell-properties fo:border-bottom="0.06pt solid #000000" style:cell-protect="protected formula-hidden" style:print-content="true" fo:background-color="transparent" fo:border-left="none" fo:border-right="none" fo:border-top="none"/>
    </style:style>
    <style:style style:name="ce48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2pt" style:font-size-asian="22pt" style:font-size-complex="22pt"/>
    </style:style>
    <style:style style:name="ce4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1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Equation et inéquations'.K7"/>
      <style:map style:condition="is-true-formula(IF([.K7]=1))" style:apply-style-name="FAUX" style:base-cell-address="'Equation et inéquations'.K7"/>
    </style:style>
    <style:style style:name="ce158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488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9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9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412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89" style:family="table-cell" style:parent-style-name="Default">
      <style:table-cell-properties fo:border-bottom="none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24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7" style:family="table-cell" style:parent-style-name="Default" style:data-style-name="N0">
      <style:table-cell-properties fo:border-bottom="none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0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50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12" style:family="table-cell" style:parent-style-name="Default">
      <style:table-cell-properties style:cell-protect="protected formula-hidden" style:print-content="true" fo:background-color="transparent"/>
    </style:style>
    <style:style style:name="ce498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ce166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1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2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2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1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52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Wingdings 3" fo:font-size="88pt" style:font-size-asian="88pt" style:font-size-complex="88pt"/>
    </style:style>
    <style:style style:name="ce520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Wingdings 3" fo:font-size="88pt" style:font-size-asian="88pt" style:font-size-complex="88pt"/>
    </style:style>
    <style:style style:name="ce1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ce181e" style:font-name="Times New Roman" fo:font-size="28pt" fo:font-weight="bold" style:font-size-asian="28pt" style:font-weight-asian="bold" style:font-size-complex="28pt" style:font-weight-complex="bold"/>
    </style:style>
    <style:style style:name="ce523" style:family="table-cell" style:parent-style-name="Default">
      <style:table-cell-properties style:cell-protect="protected formula-hidden" style:print-content="true" fo:background-color="transparent" fo:border="none"/>
    </style:style>
    <style:style style:name="ce504" style:family="table-cell" style:parent-style-name="Default">
      <style:table-cell-properties style:cell-protect="protected formula-hidden" style:print-content="true" fo:background-color="transparent" fo:border="none"/>
    </style:style>
    <style:style style:name="ce11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Times New Roman" fo:font-size="22pt" fo:font-weight="bold" style:font-size-asian="22pt" style:font-weight-asian="bold" style:font-size-complex="22pt" style:font-weight-complex="bold"/>
    </style:style>
    <style:style style:name="ce11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28pt" style:language-asian="zh" style:country-asian="CN" style:font-style-asian="normal" style:font-weight-asian="normal" style:font-name-complex="Segoe UI1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8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style:font-size-asian="28pt" style:font-size-complex="28pt"/>
    </style:style>
    <style:style style:name="ce118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4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31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25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2pt" style:font-size-asian="22pt" style:font-size-complex="22pt"/>
    </style:style>
    <style:style style:name="ce12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42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29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177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34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6]=0))" style:apply-style-name="VRAI" style:base-cell-address="'Tableaux de signes et de variations'.C7"/>
      <style:map style:condition="is-true-formula(IF([.C6]=1))" style:apply-style-name="FAUX" style:base-cell-address="'Tableaux de signes et de variations'.C7"/>
    </style:style>
    <style:style style:name="ce1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Tableaux de signes et de variations'.C7"/>
      <style:map style:condition="is-true-formula(IF([.C6]=1))" style:apply-style-name="FAUX" style:base-cell-address="'Tableaux de signes et de variations'.C7"/>
    </style:style>
    <style:style style:name="ce18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Tableaux de signes et de variations'.C7"/>
      <style:map style:condition="is-true-formula(IF([.C6]=1))" style:apply-style-name="FAUX" style:base-cell-address="'Tableaux de signes et de variations'.C7"/>
    </style:style>
    <style:style style:name="ce130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6]=0))" style:apply-style-name="VRAI" style:base-cell-address="'Tableaux de signes et de variations'.C7"/>
      <style:map style:condition="is-true-formula(IF([.C6]=1))" style:apply-style-name="FAUX" style:base-cell-address="'Tableaux de signes et de variations'.C7"/>
    </style:style>
    <style:style style:name="ce30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14]=0))" style:apply-style-name="VRAI" style:base-cell-address="'Tableaux de signes et de variations'.C15"/>
      <style:map style:condition="is-true-formula(IF([.C14]=1))" style:apply-style-name="FAUX" style:base-cell-address="'Tableaux de signes et de variations'.C15"/>
    </style:style>
    <style:style style:name="ce35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Tableaux de signes et de variations'.C15"/>
      <style:map style:condition="is-true-formula(IF([.C14]=1))" style:apply-style-name="FAUX" style:base-cell-address="'Tableaux de signes et de variations'.C15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14]=0))" style:apply-style-name="VRAI" style:base-cell-address="'Tableaux de signes et de variations'.C15"/>
      <style:map style:condition="is-true-formula(IF([.C14]=1))" style:apply-style-name="FAUX" style:base-cell-address="'Tableaux de signes et de variations'.C15"/>
    </style:style>
    <style:style style:name="ce328" style:family="table-cell" style:parent-style-name="Default">
      <style:table-cell-properties fo:border-bottom="0.06pt solid #000000" fo:background-color="#b2b2b2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$20]=0))" style:apply-style-name="VRAI" style:base-cell-address="'Tableaux de signes et de variations'.C20"/>
      <style:map style:condition="is-true-formula(IF([.C20]=1))" style:apply-style-name="FAUX" style:base-cell-address="'Tableaux de signes et de variations'.C20"/>
    </style:style>
    <style:style style:name="ce37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C20]=0))" style:apply-style-name="VRAI" style:base-cell-address="'Tableaux de signes et de variations'.C21"/>
      <style:map style:condition="is-true-formula(IF([.C20]=1))" style:apply-style-name="FAUX" style:base-cell-address="'Tableaux de signes et de variations'.C21"/>
    </style:style>
    <style:style style:name="ce16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1" style:font-size-asian="22pt" style:language-asian="zh" style:country-asian="CN" style:font-style-asian="normal" style:font-weight-asian="bold" style:font-name-complex="Segoe UI1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7]=1))" style:apply-style-name="FAUX" style:base-cell-address="'Tableaux de signes et de variations'.D7"/>
      <style:map style:condition="is-true-formula(IF([.D7]=0))" style:apply-style-name="VRAI" style:base-cell-address="'Tableaux de signes et de variations'.D7"/>
    </style:style>
    <style:style style:name="ce1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7]=0))" style:apply-style-name="VRAI" style:base-cell-address="'Tableaux de signes et de variations'.D8"/>
      <style:map style:condition="is-true-formula(IF([.D7]=1))" style:apply-style-name="FAUX" style:base-cell-address="'Tableaux de signes et de variations'.D8"/>
    </style:style>
    <style:style style:name="ce22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7]=0))" style:apply-style-name="VRAI" style:base-cell-address="'Tableaux de signes et de variations'.D8"/>
      <style:map style:condition="is-true-formula(IF([.D7]=1))" style:apply-style-name="FAUX" style:base-cell-address="'Tableaux de signes et de variations'.D8"/>
    </style:style>
    <style:style style:name="ce34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Tableaux de signes et de variations'.C15"/>
      <style:map style:condition="is-true-formula(IF([.C14]=1))" style:apply-style-name="FAUX" style:base-cell-address="'Tableaux de signes et de variations'.C15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6]=0))" style:apply-style-name="VRAI" style:base-cell-address="'Tableaux de signes et de variations'.D17"/>
      <style:map style:condition="is-true-formula(IF([.D16]=1))" style:apply-style-name="FAUX" style:base-cell-address="'Tableaux de signes et de variations'.D17"/>
    </style:style>
    <style:style style:name="ce39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$20]=0))" style:apply-style-name="VRAI" style:base-cell-address="'Tableaux de signes et de variations'.D21"/>
      <style:map style:condition="is-true-formula(IF([.D$20]=1))" style:apply-style-name="FAUX" style:base-cell-address="'Tableaux de signes et de variations'.D21"/>
    </style:style>
    <style:style style:name="ce356" style:family="table-cell" style:parent-style-name="Default">
      <style:table-cell-properties style:cell-protect="protected formula-hidden" style:print-content="true"/>
      <style:text-properties fo:font-size="22pt" style:font-size-asian="22pt" style:font-size-complex="22pt"/>
    </style:style>
    <style:style style:name="ce37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E7]=1))" style:apply-style-name="FAUX" style:base-cell-address="'Tableaux de signes et de variations'.E7"/>
      <style:map style:condition="is-true-formula(IF([.E7]=0))" style:apply-style-name="VRAI" style:base-cell-address="'Tableaux de signes et de variations'.E7"/>
    </style:style>
    <style:style style:name="ce17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7]=0))" style:apply-style-name="VRAI" style:base-cell-address="'Tableaux de signes et de variations'.E8"/>
      <style:map style:condition="is-true-formula(IF([.E7]=1))" style:apply-style-name="FAUX" style:base-cell-address="'Tableaux de signes et de variations'.E8"/>
    </style:style>
    <style:style style:name="ce24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7]=0))" style:apply-style-name="VRAI" style:base-cell-address="'Tableaux de signes et de variations'.E8"/>
      <style:map style:condition="is-true-formula(IF([.E7]=1))" style:apply-style-name="FAUX" style:base-cell-address="'Tableaux de signes et de variations'.E8"/>
    </style:style>
    <style:style style:name="ce2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10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E16]=0))" style:apply-style-name="VRAI" style:base-cell-address="'Tableaux de signes et de variations'.E17"/>
      <style:map style:condition="is-true-formula(IF([.E16]=1))" style:apply-style-name="FAUX" style:base-cell-address="'Tableaux de signes et de variations'.E17"/>
    </style:style>
    <style:style style:name="ce40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E$20]=0))" style:apply-style-name="VRAI" style:base-cell-address="'Tableaux de signes et de variations'.E21"/>
      <style:map style:condition="is-true-formula(IF([.E$20]=1))" style:apply-style-name="FAUX" style:base-cell-address="'Tableaux de signes et de variations'.E21"/>
    </style:style>
    <style:style style:name="ce357" style:family="table-cell" style:parent-style-name="Default" style:data-style-name="N163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1))" style:apply-style-name="FAUX" style:base-cell-address="'Tableaux de signes et de variations'.F7"/>
      <style:map style:condition="is-true-formula(IF([.F7]=0))" style:apply-style-name="VRAI" style:base-cell-address="'Tableaux de signes et de variations'.F7"/>
    </style:style>
    <style:style style:name="ce19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F7]=0))" style:apply-style-name="VRAI" style:base-cell-address="'Tableaux de signes et de variations'.F8"/>
      <style:map style:condition="is-true-formula(IF([.F7]=1))" style:apply-style-name="FAUX" style:base-cell-address="'Tableaux de signes et de variations'.F8"/>
    </style:style>
    <style:style style:name="ce27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F7]=0))" style:apply-style-name="VRAI" style:base-cell-address="'Tableaux de signes et de variations'.F8"/>
      <style:map style:condition="is-true-formula(IF([.F7]=1))" style:apply-style-name="FAUX" style:base-cell-address="'Tableaux de signes et de variations'.F8"/>
    </style:style>
    <style:style style:name="ce478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21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6]=0))" style:apply-style-name="VRAI" style:base-cell-address="'Tableaux de signes et de variations'.F17"/>
      <style:map style:condition="is-true-formula(IF([.F16]=1))" style:apply-style-name="FAUX" style:base-cell-address="'Tableaux de signes et de variations'.F17"/>
    </style:style>
    <style:style style:name="ce41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F$20]=0))" style:apply-style-name="VRAI" style:base-cell-address="'Tableaux de signes et de variations'.F21"/>
      <style:map style:condition="is-true-formula(IF([.F$20]=1))" style:apply-style-name="FAUX" style:base-cell-address="'Tableaux de signes et de variations'.F21"/>
    </style:style>
    <style:style style:name="ce203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6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39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G7]=1))" style:apply-style-name="FAUX" style:base-cell-address="'Tableaux de signes et de variations'.G7"/>
      <style:map style:condition="is-true-formula(IF([.G7]=0))" style:apply-style-name="VRAI" style:base-cell-address="'Tableaux de signes et de variations'.G7"/>
    </style:style>
    <style:style style:name="ce20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G7]=0))" style:apply-style-name="VRAI" style:base-cell-address="'Tableaux de signes et de variations'.G8"/>
      <style:map style:condition="is-true-formula(IF([.G7]=1))" style:apply-style-name="FAUX" style:base-cell-address="'Tableaux de signes et de variations'.G8"/>
    </style:style>
    <style:style style:name="ce29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G7]=0))" style:apply-style-name="VRAI" style:base-cell-address="'Tableaux de signes et de variations'.G8"/>
      <style:map style:condition="is-true-formula(IF([.G7]=1))" style:apply-style-name="FAUX" style:base-cell-address="'Tableaux de signes et de variations'.G8"/>
    </style:style>
    <style:style style:name="ce22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G16]=0))" style:apply-style-name="VRAI" style:base-cell-address="'Tableaux de signes et de variations'.G17"/>
      <style:map style:condition="is-true-formula(IF([.G16]=1))" style:apply-style-name="FAUX" style:base-cell-address="'Tableaux de signes et de variations'.G17"/>
    </style:style>
    <style:style style:name="ce42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G$20]=0))" style:apply-style-name="VRAI" style:base-cell-address="'Tableaux de signes et de variations'.G21"/>
      <style:map style:condition="is-true-formula(IF([.G$20]=1))" style:apply-style-name="FAUX" style:base-cell-address="'Tableaux de signes et de variations'.G21"/>
    </style:style>
    <style:style style:name="ce204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7]=0))" style:apply-style-name="VRAI" style:base-cell-address="'Tableaux de signes et de variations'.H8"/>
      <style:map style:condition="is-true-formula(IF([.H7]=1))" style:apply-style-name="FAUX" style:base-cell-address="'Tableaux de signes et de variations'.H8"/>
    </style:style>
    <style:style style:name="ce38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377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15]=1))" style:apply-style-name="FAUX" style:base-cell-address="'Tableaux de signes et de variations'.H15"/>
      <style:map style:condition="is-true-formula(IF([.H15]=0))" style:apply-style-name="VRAI" style:base-cell-address="'Tableaux de signes et de variations'.H15"/>
    </style:style>
    <style:style style:name="ce4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28pt" fo:font-weight="bold" style:font-size-asian="28pt" style:font-weight-asian="bold" style:font-size-complex="28pt" style:font-weight-complex="bold"/>
      <style:map style:condition="is-true-formula(IF([.C14]=0))" style:apply-style-name="VRAI" style:base-cell-address="'Tableaux de signes et de variations'.C15"/>
      <style:map style:condition="is-true-formula(IF([.C14]=1))" style:apply-style-name="FAUX" style:base-cell-address="'Tableaux de signes et de variations'.C15"/>
    </style:style>
    <style:style style:name="ce42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H$20]=0))" style:apply-style-name="VRAI" style:base-cell-address="'Tableaux de signes et de variations'.H21"/>
      <style:map style:condition="is-true-formula(IF([.H$20]=1))" style:apply-style-name="FAUX" style:base-cell-address="'Tableaux de signes et de variations'.H21"/>
    </style:style>
    <style:style style:name="ce206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Tableaux de signes et de variations'.I7"/>
      <style:map style:condition="is-true-formula(IF([.K7]=1))" style:apply-style-name="FAUX" style:base-cell-address="'Tableaux de signes et de variations'.I7"/>
    </style:style>
    <style:style style:name="ce38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39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I15]=1))" style:apply-style-name="FAUX" style:base-cell-address="'Tableaux de signes et de variations'.I15"/>
      <style:map style:condition="is-true-formula(IF([.I15]=0))" style:apply-style-name="VRAI" style:base-cell-address="'Tableaux de signes et de variations'.I15"/>
    </style:style>
    <style:style style:name="ce4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$20]=0))" style:apply-style-name="VRAI" style:base-cell-address="'Tableaux de signes et de variations'.I21"/>
      <style:map style:condition="is-true-formula(IF([.I$20]=1))" style:apply-style-name="FAUX" style:base-cell-address="'Tableaux de signes et de variations'.I21"/>
    </style:style>
    <style:style style:name="ce292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J15]=1))" style:apply-style-name="FAUX" style:base-cell-address="'Tableaux de signes et de variations'.J15"/>
      <style:map style:condition="is-true-formula(IF([.J15]=0))" style:apply-style-name="VRAI" style:base-cell-address="'Tableaux de signes et de variations'.J15"/>
    </style:style>
    <style:style style:name="ce44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J$20]=0))" style:apply-style-name="VRAI" style:base-cell-address="'Tableaux de signes et de variations'.J21"/>
      <style:map style:condition="is-true-formula(IF([.J$20]=1))" style:apply-style-name="FAUX" style:base-cell-address="'Tableaux de signes et de variations'.J21"/>
    </style:style>
    <style:style style:name="ce396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15]=1))" style:apply-style-name="FAUX" style:base-cell-address="'Tableaux de signes et de variations'.K15"/>
      <style:map style:condition="is-true-formula(IF([.K15]=0))" style:apply-style-name="VRAI" style:base-cell-address="'Tableaux de signes et de variations'.K15"/>
    </style:style>
    <style:style style:name="ce44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K$20]=0))" style:apply-style-name="VRAI" style:base-cell-address="'Tableaux de signes et de variations'.K21"/>
      <style:map style:condition="is-true-formula(IF([.K$20]=1))" style:apply-style-name="FAUX" style:base-cell-address="'Tableaux de signes et de variations'.K21"/>
    </style:style>
    <style:style style:name="ce398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L15]=1))" style:apply-style-name="FAUX" style:base-cell-address="'Tableaux de signes et de variations'.L15"/>
      <style:map style:condition="is-true-formula(IF([.L15]=0))" style:apply-style-name="VRAI" style:base-cell-address="'Tableaux de signes et de variations'.L15"/>
    </style:style>
    <style:style style:name="ce31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0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5]=1))" style:apply-style-name="FAUX" style:base-cell-address="'Tableaux de signes et de variations'.M15"/>
      <style:map style:condition="is-true-formula(IF([.M15]=0))" style:apply-style-name="VRAI" style:base-cell-address="'Tableaux de signes et de variations'.M15"/>
    </style:style>
    <style:style style:name="ce408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/>
    </style:style>
    <style:style style:name="ce53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536" style:family="table-cell" style:parent-style-name="Default">
      <style:table-cell-properties fo:background-color="#ce181e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53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3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4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37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38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539" style:family="table-cell" style:parent-style-name="Default">
      <style:table-cell-properties fo:background-color="#cccccc"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540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70" style:family="table-cell" style:parent-style-name="Default">
      <style:table-cell-properties style:cell-protect="hidden-and-protected" style:print-content="true"/>
    </style:style>
    <style:style style:name="ce571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72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544" style:family="table-cell" style:parent-style-name="Default">
      <style:table-cell-properties fo:border-bottom="0.06pt solid #000000" fo:background-color="#cccccc" style:cell-protect="hidden-and-protected" style:print-content="true" fo:border-left="0.06pt solid #000000" fo:border-right="0.06pt solid #000000" fo:border-top="none" style:vertical-align="middle"/>
      <style:text-properties style:font-name="Times New Roman" fo:font-size="12pt" style:font-size-asian="12pt" style:font-size-complex="12pt"/>
    </style:style>
    <style:style style:name="ce574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5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48" style:family="table-cell" style:parent-style-name="Default" style:data-style-name="N169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49" style:family="table-cell" style:parent-style-name="Default">
      <style:table-cell-properties fo:background-color="#cccccc" style:cell-protect="hidden-and-protected" style:print-content="true"/>
      <style:text-properties style:font-name="Times New Roman" fo:font-size="12pt" style:font-size-asian="12pt" style:font-size-complex="12pt"/>
    </style:style>
    <style:style style:name="ce551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53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55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561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56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3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4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5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566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581" style:family="table-cell" style:parent-style-name="Default">
      <style:table-cell-properties style:cell-protect="hidden-and-protected" style:print-content="true" style:vertical-align="middle"/>
    </style:style>
    <style:style style:name="ce583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4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8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87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88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90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59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3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9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646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8" style:family="table-cell" style:parent-style-name="Default">
      <style:table-cell-properties fo:border-bottom="none" style:cell-protect="hidden-and-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9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1" style:family="table-cell" style:parent-style-name="Default" style:data-style-name="N166">
      <style:table-cell-properties fo:border-bottom="none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02" style:family="table-cell" style:parent-style-name="Default" style:data-style-name="N166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57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15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66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1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2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3" style:family="table-cell" style:parent-style-name="Default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2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27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2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2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1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34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38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8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4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64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4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Wingdings 3" fo:font-size="12pt" style:font-size-asian="12pt" style:font-size-complex="12pt"/>
    </style:style>
    <style:style style:name="ce703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656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711" style:family="table-cell" style:parent-style-name="Default">
      <style:table-cell-properties style:cell-protect="hidden-and-protected" style:print-content="true" fo:border="0.06pt solid #000000" style:vertical-align="middle"/>
      <style:text-properties style:font-name="Times New Roman" fo:font-size="12pt" style:font-size-asian="12pt" style:font-size-complex="12pt"/>
    </style:style>
    <style:style style:name="ce71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Wingdings 3" fo:font-size="12pt" style:font-size-asian="12pt" style:font-size-complex="12pt"/>
    </style:style>
    <style:style style:name="ce717" style:family="table-cell" style:parent-style-name="Default">
      <style:table-cell-properties fo:border-bottom="0.06pt solid #000000" style:cell-protect="hidden-and-protected" style:print-content="true" fo:border-left="none" fo:border-right="none" fo:border-top="none"/>
      <style:text-properties style:font-name="Times New Roman" fo:font-size="12pt" style:font-size-asian="12pt" style:font-size-complex="12pt"/>
    </style:style>
    <style:style style:name="ce6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673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675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7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680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1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82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4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4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4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8" style:family="table-cell" style:parent-style-name="Default">
      <style:table-cell-properties fo:background-color="#ffffff" style:cell-protect="hidden-and-protected" style:print-content="true" fo:border="0.06pt solid #000000" style:vertical-align="middle"/>
      <style:text-properties style:font-name="Times New Roman" fo:font-size="12pt" style:font-size-asian="12pt" style:font-size-complex="12pt"/>
    </style:style>
    <style:style style:name="ce690" style:family="table-cell" style:parent-style-name="Default">
      <style:table-cell-properties fo:border-bottom="none" style:cell-protect="hidden-and-protected" style:print-content="true" fo:border-left="none" fo:border-right="none" fo:border-top="0.06pt solid #000000"/>
      <style:text-properties style:font-name="Times New Roman" fo:font-size="12pt" style:font-size-asian="12pt" style:font-size-complex="12pt"/>
    </style:style>
    <style:style style:name="ce691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2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0000" style:font-name="Times New Roman" fo:font-size="12pt" style:font-size-asian="12pt" style:font-size-complex="12pt"/>
    </style:style>
    <style:style style:name="ce693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94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eeeeee" style:font-name="Times New Roman" fo:font-size="12pt" style:font-size-asian="12pt" style:font-size-complex="12pt"/>
    </style:style>
    <style:style style:name="ce695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69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69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698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699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700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70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76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5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708" style:family="table-cell" style:parent-style-name="Default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09" style:family="table-cell" style:parent-style-name="Default" style:data-style-name="N108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87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1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71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714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16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1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5" style:family="table-cell" style:parent-style-name="Default" style:data-style-name="N16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2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0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30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7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2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7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73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740" style:family="table-cell" style:parent-style-name="Default">
      <style:table-cell-properties fo:background-color="#00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741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74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1" style:font-size-asian="12pt" style:font-name-complex="Times New Roman1" style:font-size-complex="12pt"/>
    </style:style>
    <style:style style:name="ce747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74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49" style:family="table-cell" style:parent-style-name="Default" style:data-style-name="N99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80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751" style:family="table-cell" style:parent-style-name="Default" style:data-style-name="N168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Times New Roman" fo:font-size="12pt" style:font-size-asian="12pt" style:font-size-complex="12pt"/>
    </style:style>
    <style:style style:name="ce753" style:family="table-cell" style:parent-style-name="Default" style:data-style-name="N168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/>
      <style:paragraph-properties fo:text-align="end" fo:margin-left="0mm"/>
      <style:text-properties style:font-name="Times New Roman" fo:font-size="12pt" style:font-size-asian="12pt" style:font-size-complex="12pt"/>
    </style:style>
    <style:style style:name="ce754" style:family="table-cell" style:parent-style-name="Default" style:data-style-name="N99">
      <style:table-cell-properties style:cell-protect="hidden-and-protected" style:print-content="true"/>
    </style:style>
    <style:style style:name="ce756" style:family="table-cell" style:parent-style-name="Default" style:data-style-name="N168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8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5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</style:style>
    <style:style style:name="ce762" style:family="table-cell" style:parent-style-name="Default" style:data-style-name="N0">
      <style:table-cell-properties style:cell-protect="hidden-and-protected" style:print-content="true"/>
    </style:style>
    <style:style style:name="ce822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2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775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6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7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78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81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32" style:family="table-cell" style:parent-style-name="Default">
      <style:table-cell-properties style:cell-protect="hidden-and-protected" style:print-content="true" fo:background-color="transparent" style:vertical-align="middle"/>
      <style:text-properties style:use-window-font-color="true" style:font-name="Times New Roman" fo:font-size="12pt" style:font-size-asian="12pt" style:font-size-complex="12pt"/>
    </style:style>
    <style:style style:name="ce83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78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8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</style:style>
    <style:style style:name="ce78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838" style:family="table-cell" style:parent-style-name="Default" style:data-style-name="N0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839" style:family="table-cell" style:parent-style-name="Default" style:data-style-name="N0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92" style:family="table-cell" style:parent-style-name="Default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/>
    </style:style>
    <style:style style:name="ce793" style:family="table-cell" style:parent-style-name="Default">
      <style:table-cell-properties style:cell-protect="hidden-and-protected" style:print-content="true" fo:border="0.06pt solid #000000"/>
    </style:style>
    <style:style style:name="ce795" style:family="table-cell" style:parent-style-name="Default" style:data-style-name="N99">
      <style:table-cell-properties style:cell-protect="hidden-and-protected" style:print-content="true" style:vertical-align="middle"/>
    </style:style>
    <style:style style:name="ce80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1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66ff" style:font-name="Times New Roman" fo:font-size="12pt" style:font-size-asian="12pt" style:font-size-complex="12pt"/>
    </style:style>
    <style:style style:name="ce811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2" style:family="table-cell" style:parent-style-name="Default">
      <style:table-cell-properties fo:background-color="#cccccc" style:cell-protect="hidden-and-protected" style:print-content="true" fo:border="0.06pt solid #000000"/>
      <style:text-properties style:font-name="Times New Roman" fo:font-size="12pt" style:font-size-asian="12pt" style:font-size-complex="12pt"/>
    </style:style>
    <style:style style:name="ce813" style:family="table-cell" style:parent-style-name="Default">
      <style:table-cell-properties fo:background-color="#99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814" style:family="table-cell" style:parent-style-name="Default">
      <style:table-cell-properties fo:background-color="#99ffff" style:cell-protect="hidden-and-protected" style:print-content="true" fo:border="0.06pt solid #000000"/>
      <style:text-properties style:font-name="Times New Roman" fo:font-size="12pt" style:font-size-asian="12pt" style:font-size-complex="12pt"/>
    </style:style>
    <style:style style:name="ce8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81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18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26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27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35" style:family="table-cell" style:parent-style-name="Default" style:data-style-name="N0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4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5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56" style:family="table-cell" style:parent-style-name="Default">
      <style:table-cell-properties fo:border-bottom="0.06pt solid #000000" fo:background-color="#99ffff" style:cell-protect="hidden-and-protected" style:print-content="true" fo:border-left="none" fo:border-right="none" fo:border-top="none"/>
      <style:text-properties style:font-name="Times New Roman" fo:font-size="12pt" style:font-size-asian="12pt" style:font-size-complex="12pt"/>
    </style:style>
    <style:style style:name="ce858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2" style:family="table-cell" style:parent-style-name="Default" style:data-style-name="N171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4" style:family="table-cell" style:parent-style-name="Default" style:data-style-name="N99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5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6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69" style:family="table-cell" style:parent-style-name="Default" style:data-style-name="N166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71" style:family="table-cell" style:parent-style-name="Default">
      <style:table-cell-properties style:cell-protect="hidden-and-protected" style:print-content="true" fo:background-color="transparent"/>
      <style:text-properties style:font-name="Times New Roman" fo:font-size="12pt" style:font-size-asian="12pt" style:font-size-complex="12pt"/>
    </style:style>
    <style:style style:name="ce872" style:family="table-cell" style:parent-style-name="Default">
      <style:table-cell-properties style:cell-protect="hidden-and-protected" style:print-content="true" fo:background-color="transparent"/>
    </style:style>
    <style:style style:name="ce87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78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88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8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89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8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Wingdings 3" fo:font-size="12pt" style:font-size-asian="12pt" style:font-size-complex="12pt"/>
    </style:style>
    <style:style style:name="ce886" style:family="table-cell" style:parent-style-name="Default">
      <style:table-cell-properties style:cell-protect="hidden-and-protected" style:print-content="true" fo:background-color="transparent" fo:border="none"/>
      <style:text-properties style:font-name="Times New Roman" fo:font-size="12pt" style:font-size-asian="12pt" style:font-size-complex="12pt"/>
    </style:style>
    <style:style style:name="ce88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88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889" style:family="table-cell" style:parent-style-name="Default">
      <style:table-cell-properties fo:background-color="#ff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890" style:family="table-cell" style:parent-style-name="Default">
      <style:table-cell-properties fo:background-color="#ff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9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893" style:family="table-cell" style:parent-style-name="Default">
      <style:table-cell-properties fo:background-color="#ff0000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9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3]=0))" style:apply-style-name="VRAI" style:base-cell-address="Données.Y3"/>
    </style:style>
    <style:style style:name="ce8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3]=0))" style:apply-style-name="VRAI" style:base-cell-address="Données.Y3"/>
    </style:style>
    <style:style style:name="ce89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  <style:map style:condition="is-true-formula(IF([.Y6]=0))" style:apply-style-name="VRAI" style:base-cell-address="Données.Y8"/>
    </style:style>
    <style:style style:name="ce89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90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  <style:map style:condition="cell-content()=0" style:apply-style-name="VRAI" style:base-cell-address="Données.Z3"/>
    </style:style>
    <style:style style:name="ce905" style:family="table-cell" style:parent-style-name="Default" style:data-style-name="N0">
      <style:table-cell-properties fo:border-bottom="none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08" style:family="table-cell" style:parent-style-name="Default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0" style:family="table-cell" style:parent-style-name="Default" style:data-style-name="N0">
      <style:table-cell-properties fo:border-bottom="none" fo:background-color="#99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2" style:family="table-cell" style:parent-style-name="Default" style:data-style-name="N0">
      <style:table-cell-properties fo:border-bottom="0.06pt solid #000000" fo:background-color="#99ffff" style:cell-protect="hidden-and-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Z3"/>
    </style:style>
    <style:style style:name="ce91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18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Wingdings 3" fo:font-size="12pt" style:font-size-asian="12pt" style:font-size-complex="12pt"/>
    </style:style>
    <style:style style:name="ce919" style:family="table-cell" style:parent-style-name="Default">
      <style:table-cell-properties style:cell-protect="hidden-and-protected" style:print-content="true" fo:background-color="transparent" fo:border="none"/>
      <style:text-properties style:use-window-font-color="true" style:font-name="Times New Roman" fo:font-size="12pt" style:font-size-asian="12pt" style:font-size-complex="12pt"/>
    </style:style>
    <style:style style:name="ce92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Times New Roman" fo:font-size="12pt" style:font-size-asian="12pt" style:font-size-complex="12pt"/>
    </style:style>
    <style:style style:name="ce92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eeeeee" style:font-name="Times New Roman" fo:font-size="12pt" style:font-size-asian="12pt" style:font-size-complex="12pt"/>
    </style:style>
    <style:style style:name="ce922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23" style:family="table-cell" style:parent-style-name="Default">
      <style:table-cell-properties style:cell-protect="hidden-and-protected" style:print-content="true" fo:background-color="transparent" fo:border="none"/>
    </style:style>
    <style:style style:name="ce92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2pt" style:language-asian="zh" style:country-asian="CN" style:font-style-asian="normal" style:font-weight-asian="normal" style:font-name-complex="Segoe U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2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95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3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32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93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3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945" style:family="table-cell" style:parent-style-name="Default">
      <style:table-cell-properties style:cell-protect="hidden-and-protected" style:print-content="true" fo:background-color="transparent"/>
      <style:text-properties style:use-window-font-color="true"/>
    </style:style>
    <style:style style:name="ce96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96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5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/>
      <style:text-properties style:use-window-font-color="true"/>
    </style:style>
    <style:style style:name="ce955" style:family="table-cell" style:parent-style-name="Default">
      <style:table-cell-properties style:cell-protect="hidden-and-protected" style:print-content="true" fo:background-color="transparent" style:vertical-align="middle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ce181e" style:font-weight-asian="bold" style:font-weight-complex="bold"/>
    </style:style>
    <style:style style:name="T7" style:family="text">
      <style:text-properties fo:color="#ce181e" style:font-name="Wingdings 3" style:font-weight-asian="bold" style:font-weight-complex="bold"/>
    </style:style>
    <style:style style:name="T8" style:family="text">
      <style:text-properties style:font-weight-asian="bold" style:font-weight-complex="bold" fo:color="#000000" style:font-name="Times New Roman"/>
    </style:style>
    <style:style style:name="T9" style:family="text">
      <style:text-properties style:font-weight-asian="bold" style:font-weight-complex="bold" style:font-name="Times New Roman" fo:color="#ce181e"/>
    </style:style>
    <style:style style:name="T10" style:family="text">
      <style:text-properties style:font-weight-asian="bold" style:font-weight-complex="bold" style:font-name="Times New Roman" fo:color="#000000"/>
    </style:style>
    <style:style style:name="T11" style:family="text">
      <style:text-properties style:font-weight-asian="bold" style:font-weight-complex="bold" fo:color="#ce181e" style:font-name="Wingdings 3"/>
    </style:style>
    <style:style style:name="T12" style:family="text">
      <style:text-properties style:text-underline-style="none" style:text-underline-color="font-color" fo:font-style="italic" style:font-style-asian="italic" style:font-style-complex="italic"/>
    </style:style>
    <style:style style:name="T13" style:family="text">
      <style:text-properties style:text-underline-style="none" style:text-underline-color="font-color" fo:font-style="normal" style:text-position="-33% 58%" style:font-style-asian="normal" style:font-style-complex="normal"/>
    </style:style>
    <style:style style:name="T14" style:family="text">
      <style:text-properties style:font-name="Comic Sans MS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text-position="-33% 58%"/>
    </style:style>
    <style:style style:name="T16" style:family="text">
      <style:text-properties fo:color="#ce181e"/>
    </style:style>
    <style:style style:name="T17" style:family="text">
      <style:text-properties fo:color="#ce181e" style:font-name="Wingdings 3"/>
    </style:style>
    <style:style style:name="T18" style:family="text">
      <style:text-properties fo:color="#0000ff" fo:font-style="italic" style:font-style-asian="italic" style:font-style-complex="italic"/>
    </style:style>
    <style:style style:name="T19" style:family="text">
      <style:text-properties fo:color="#0000ff"/>
    </style:style>
    <style:style style:name="T20" style:family="text">
      <style:text-properties fo:color="#ff0000" fo:font-style="italic" style:font-style-asian="italic" style:font-style-complex="italic"/>
    </style:style>
    <style:style style:name="T21" style:family="text">
      <style:text-properties fo:color="#ff0000"/>
    </style:style>
    <style:style style:name="T22" style:family="text">
      <style:text-properties fo:color="#ce181e" fo:font-weight="bold" style:font-weight-asian="bold" style:font-weight-complex="bold"/>
    </style:style>
    <style:style style:name="T23" style:family="text">
      <style:text-properties fo:color="#ce181e" style:font-name="Symbol" fo:font-weight="bold" style:font-weight-asian="bold" style:font-weight-complex="bold"/>
    </style:style>
    <style:style style:name="T24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26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27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28" style:family="text">
      <style:text-properties fo:color="#0000ff" fo:font-weight="bold" fo:font-style="italic" style:font-weight-asian="bold" style:font-weight-complex="bold" style:font-style-asian="italic" style:font-style-complex="italic"/>
    </style:style>
    <style:style style:name="T29" style:family="text">
      <style:text-properties fo:color="#0000ff" fo:font-weight="bold" style:font-weight-asian="bold" style:font-weight-complex="bold"/>
    </style:style>
    <style:style style:name="T30" style:family="text">
      <style:text-properties fo:color="#0000ff" fo:font-weight="bold" style:font-weight-asian="bold" style:font-weight-complex="bold"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 style:text-position="-33% 58%"/>
    </style:style>
    <style:style style:name="T33" style:family="text">
      <style:text-properties fo:font-style="italic" style:text-position="-33% 58%" style:font-style-asian="italic" style:font-style-complex="italic"/>
    </style:style>
    <style:style style:name="T34" style:family="text">
      <style:text-properties fo:color="#0000ff" style:font-name="Times New Roman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5" style:family="text">
      <style:text-properties fo:color="#0000ff"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6" style:family="text">
      <style:text-properties fo:color="#0000ff"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7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8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39" style:family="text">
      <style:text-properties style:font-name="Times New Roman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28pt" style:font-size-complex="28pt" style:font-weight-asian="normal" style:font-weight-complex="normal" style:text-emphasize="none" style:font-relief="none" style:text-overline-style="none" style:text-overline-color="font-color" fo:color="#ff0000" fo:font-style="normal" style:font-style-asian="normal" style:font-style-complex="normal"/>
    </style:style>
    <style:style style:name="T40" style:family="text">
      <style:text-properties style:text-underline-style="none" style:text-underline-color="font-color" fo:font-style="italic" style:font-style-asian="italic" style:font-style-complex="italic" style:text-position="-33% 58%"/>
    </style:style>
    <style:style style:name="T41" style:family="text">
      <style:text-properties fo:font-style="normal" style:text-position="-33% 58%" style:font-style-asian="normal" style:font-style-complex="normal"/>
    </style:style>
    <style:style style:name="T42" style:family="text">
      <style:text-properties fo:font-style="italic" style:text-position="0% 100%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jyG1PISJndEI/CVrHNvJCF2ZiM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0"/>
          <table:covered-table-cell table:style-name="ce26"/>
          <table:covered-table-cell table:number-columns-repeated="5" table:style-name="ce27"/>
          <table:table-cell table:style-name="ce21"/>
          <table:table-cell table:style-name="ce23" table:number-columns-repeated="1013"/>
          <table:table-cell table:style-name="ce41" table:number-columns-repeated="2"/>
        </table:table-row>
        <table:table-row table:style-name="ro2">
          <table:table-cell table:style-name="ce1"/>
          <table:table-cell table:style-name="ce20"/>
          <table:table-cell table:style-name="ce26"/>
          <table:table-cell table:style-name="ce27" table:number-columns-repeated="5"/>
          <table:table-cell table:style-name="ce21"/>
          <table:table-cell table:style-name="ce23" table:number-columns-repeated="1013"/>
          <table:table-cell table:style-name="ce41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22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covered-table-cell table:style-name="ce2"/>
          <table:covered-table-cell table:number-columns-repeated="7" table:style-name="ce24"/>
          <table:table-cell table:style-name="ce22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22" table:number-columns-repeated="1016"/>
        </table:table-row>
        <table:table-row table:style-name="ro3">
          <table:table-cell table:style-name="ce4" table:number-columns-repeated="8"/>
          <table:table-cell table:number-columns-repeated="1016"/>
        </table:table-row>
        <table:table-row table:style-name="ro3">
          <table:table-cell table:style-name="ce9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4"/>
          <table:table-cell table:number-columns-repeated="1016"/>
        </table:table-row>
        <table:table-row table:style-name="ro3">
          <table:covered-table-cell table:style-name="ce7"/>
          <table:covered-table-cell table:number-columns-repeated="7" table:style-name="ce4"/>
          <table:table-cell table:number-columns-repeated="1016"/>
        </table:table-row>
        <table:table-row table:style-name="ro3">
          <table:table-cell table:style-name="ce7"/>
          <table:table-cell table:style-name="ce4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3.14mm" svg:height="6.54mm" svg:x="12.31mm" svg:y="5.23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7.72mm" svg:x="2.69mm" svg:y="5.19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3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72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7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 table:number-columns-spanned="6" table:number-rows-spanned="1">
            <text:p>Barème</text:p>
          </table:table-cell>
          <table:covered-table-cell table:number-columns-repeated="5" table:style-name="ce19"/>
          <table:table-cell table:number-columns-repeated="1018"/>
        </table:table-row>
        <table:table-row table:style-name="ro3">
          <table:table-cell table:style-name="ce14" office:value-type="string" calcext:value-type="string" table:number-columns-spanned="2" table:number-rows-spanned="1">
            <text:p>Bonne réponse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Mauvaise réponse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Absence de réponse</text:p>
          </table:table-cell>
          <table:covered-table-cell table:style-name="ce19"/>
          <table:table-cell table:number-columns-repeated="1018"/>
        </table:table-row>
        <table:table-row table:style-name="ro3">
          <table:table-cell table:style-name="ce14" office:value-type="string" calcext:value-type="string" table:number-columns-spanned="2" table:number-rows-spanned="1">
            <text:p>+ 1 point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- 0,5 point</text:p>
          </table:table-cell>
          <table:covered-table-cell table:style-name="ce19"/>
          <table:table-cell table:style-name="ce14" office:value-type="string" calcext:value-type="string" table:number-columns-spanned="2" table:number-rows-spanned="1">
            <text:p>0 point</text:p>
          </table:table-cell>
          <table:covered-table-cell table:style-name="ce19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roite" table:style-name="ta1" table:protected="true" table:protection-key="jyG1PISJndEI/CVrHNvJCF2ZiM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3" form:id="control3" form:label="Résultats" form:linked-cell="Droite.A3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Droite.A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5" form:id="control5" form:label="Dérivée" form:linked-cell="Droite.A3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94.49mm" svg:y="31.01mm" draw:control="control3"/>
          <draw:control draw:z-index="1" draw:style-name="gr3" draw:text-style-name="P3" svg:width="45.05mm" svg:height="11.88mm" svg:x="194.92mm" svg:y="47.79mm" draw:control="control4"/>
          <draw:line draw:z-index="2" draw:style-name="gr4" draw:text-style-name="P2" svg:x1="186.83mm" svg:y1="208.47mm" svg:x2="186.83mm" svg:y2="220.14mm">
            <text:p/>
          </draw:line>
          <draw:frame draw:z-index="3" draw:style-name="gr5" draw:text-style-name="P1" svg:width="239.65mm" svg:height="155.37mm" svg:x="239.72mm" svg:y="0mm">
            <draw:object draw:notify-on-update-of-ranges="Données.G7:Données.G8 Données.H7:Données.H7 Données.H7:Données.H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line draw:z-index="4" draw:style-name="gr4" draw:text-style-name="P2" svg:x1="427.95mm" svg:y1="209.03mm" svg:x2="427.95mm" svg:y2="221.49mm">
            <text:p/>
          </draw:line>
          <draw:control draw:z-index="5" draw:style-name="gr3" draw:text-style-name="P3" svg:width="45.05mm" svg:height="11.88mm" svg:x="195.11mm" svg:y="66.13mm" draw:control="control5"/>
        </table:shapes>
        <table:table-column table:style-name="co2" table:default-cell-style-name="ce53"/>
        <table:table-column table:style-name="co3" table:default-cell-style-name="ce53"/>
        <table:table-column table:style-name="co4" table:number-columns-repeated="2" table:default-cell-style-name="ce53"/>
        <table:table-column table:style-name="co5" table:default-cell-style-name="ce53"/>
        <table:table-column table:style-name="co6" table:default-cell-style-name="ce53"/>
        <table:table-column table:style-name="co2" table:default-cell-style-name="ce53"/>
        <table:table-column table:style-name="co7" table:default-cell-style-name="ce53"/>
        <table:table-column table:style-name="co1" table:number-columns-repeated="1011" table:default-cell-style-name="ce53"/>
        <table:table-column table:style-name="co1" table:number-columns-repeated="5" table:default-cell-style-name="ce147"/>
        <table:table-row table:style-name="ro6">
          <table:table-cell table:style-name="ce30" office:value-type="string" calcext:value-type="string">
            <text:p>KELLER Stéphane</text:p>
            <text:p>Lycée agricole Louis Pasteur</text:p>
          </table:table-cell>
          <table:table-cell table:style-name="ce50" office:value-type="string" calcext:value-type="string" table:number-columns-spanned="2" table:number-rows-spanned="1">
            <text:p>Nouveau test :</text:p>
            <text:p>Ctrl + Shift + F9</text:p>
          </table:table-cell>
          <table:covered-table-cell table:style-name="ce70"/>
          <table:table-cell table:style-name="ce60" table:formula="of:=IF([.$A$31];[$Données.G17]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1019"/>
        </table:table-row>
        <table:table-row table:style-name="ro7">
          <table:table-cell table:style-name="ce31"/>
          <table:table-cell table:style-name="ce73"/>
          <table:table-cell/>
          <table:table-cell table:style-name="ce72" table:number-columns-repeated="2"/>
          <table:table-cell table:number-columns-repeated="1019"/>
        </table:table-row>
        <table:table-row table:style-name="ro7">
          <table:table-cell table:style-name="ce38" office:value-type="string" calcext:value-type="string" table:number-columns-spanned="3" table:number-rows-spanned="1">
            <text:p>Fonction définie sur [-10 ; 10]</text:p>
          </table:table-cell>
          <table:covered-table-cell table:style-name="ce40"/>
          <table:covered-table-cell/>
          <table:table-cell table:number-columns-repeated="1021"/>
        </table:table-row>
        <table:table-row table:style-name="ro7">
          <table:table-cell table:style-name="ce36"/>
          <table:table-cell table:number-columns-repeated="1023"/>
        </table:table-row>
        <table:table-row table:style-name="ro8">
          <table:table-cell table:style-name="ce47" office:value-type="string" calcext:value-type="string" table:number-columns-spanned="1" table:number-rows-spanned="2">
            <text:p>Racine de l’équation<text:span text:style-name="T5"> f (x) = 0</text:span></text:p>
          </table:table-cell>
          <table:table-cell table:style-name="ce45" office:value-type="string" calcext:value-type="string" table:number-columns-spanned="2" table:number-rows-spanned="1">
            <text:p><text:span text:style-name="T12">x</text:span><text:span text:style-name="T13">0</text:span></text:p>
          </table:table-cell>
          <table:covered-table-cell table:style-name="ce75"/>
          <table:table-cell table:style-name="ce61" table:number-columns-spanned="2" table:number-rows-spanned="1"/>
          <table:covered-table-cell table:style-name="ce148"/>
          <table:table-cell table:number-columns-repeated="1019"/>
        </table:table-row>
        <table:table-row table:style-name="ro7">
          <table:covered-table-cell table:style-name="ce47"/>
          <table:table-cell table:style-name="ce77" table:number-columns-spanned="2" table:number-rows-spanned="1"/>
          <table:covered-table-cell table:style-name="ce75"/>
          <table:table-cell table:style-name="ce137" table:number-columns-spanned="2" table:number-rows-spanned="1"/>
          <table:covered-table-cell table:style-name="ce148"/>
          <table:table-cell table:number-columns-repeated="1019"/>
        </table:table-row>
        <table:table-row table:style-name="ro7">
          <table:table-cell table:style-name="ce3" office:value-type="string" calcext:value-type="string">
            <text:p>Vrai ou Faux</text:p>
          </table:table-cell>
          <table:table-cell table:style-name="ce79" table:formula="of:=IF(ISBLANK([.B6]);&quot;&quot;;IF([.$A$31];IF([.B6]=[Données.C6];1;0);&quot;&quot;))" table:number-columns-spanned="2" table:number-rows-spanned="1">
            <text:p/>
          </table:table-cell>
          <table:covered-table-cell table:style-name="ce106"/>
          <table:table-cell table:style-name="ce63" table:number-columns-spanned="2" table:number-rows-spanned="1"/>
          <table:covered-table-cell table:style-name="ce148"/>
          <table:table-cell table:number-columns-repeated="1019"/>
        </table:table-row>
        <table:table-row table:style-name="ro7">
          <table:table-cell table:style-name="ce3" office:value-type="string" calcext:value-type="string">
            <text:p>Réponse</text:p>
          </table:table-cell>
          <table:table-cell table:style-name="ce80" table:formula="of:=IF(AND([.$A$31];[.$A$32]);[Données.C6];&quot;&quot;)" table:number-columns-spanned="2" table:number-rows-spanned="1">
            <text:p/>
          </table:table-cell>
          <table:covered-table-cell table:style-name="ce106"/>
          <table:table-cell table:style-name="ce64" table:number-columns-spanned="2" table:number-rows-spanned="1"/>
          <table:covered-table-cell table:style-name="ce148"/>
          <table:table-cell table:number-columns-repeated="1019"/>
        </table:table-row>
        <table:table-row table:style-name="ro7">
          <table:table-cell table:style-name="ce57"/>
          <table:table-cell table:style-name="ce134"/>
          <table:table-cell table:style-name="ce72"/>
          <table:table-cell table:style-name="ce134"/>
          <table:table-cell table:style-name="ce68"/>
          <table:table-cell table:number-columns-repeated="1019"/>
        </table:table-row>
        <table:table-row table:style-name="ro7">
          <table:table-cell table:style-name="ce52" office:value-type="string" calcext:value-type="string" table:number-columns-spanned="5" table:number-rows-spanned="1">
            <text:p>Dans la cellule C15 : saisir <text:span text:style-name="T6">k</text:span> pour <text:span text:style-name="T7">k</text:span><text:span text:style-name="T8"> et </text:span><text:span text:style-name="T9">m</text:span><text:span text:style-name="T10"> pour </text:span><text:span text:style-name="T11">m</text:span></text:p>
          </table:table-cell>
          <table:covered-table-cell table:style-name="ce84"/>
          <table:covered-table-cell table:style-name="ce102"/>
          <table:covered-table-cell table:style-name="ce84"/>
          <table:covered-table-cell table:style-name="ce131"/>
          <table:table-cell table:number-columns-repeated="1019"/>
        </table:table-row>
        <table:table-row table:style-name="ro7">
          <table:table-cell table:style-name="ce52" office:value-type="string" calcext:value-type="string" table:number-columns-spanned="5" table:number-rows-spanned="1">
            <text:p>mais laisser la police Wingdings 3.</text:p>
          </table:table-cell>
          <table:covered-table-cell table:style-name="ce84"/>
          <table:covered-table-cell table:style-name="ce102"/>
          <table:covered-table-cell table:style-name="ce84"/>
          <table:covered-table-cell table:style-name="ce131"/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45" office:value-type="string" calcext:value-type="string">
            <text:p>x</text:p>
          </table:table-cell>
          <table:table-cell table:style-name="ce89"/>
          <table:table-cell table:style-name="ce103" table:number-columns-spanned="2" table:number-rows-spanned="1"/>
          <table:covered-table-cell table:style-name="ce103"/>
          <table:table-cell table:style-name="ce156"/>
          <table:table-cell/>
          <table:table-cell table:style-name="ce45" office:value-type="string" calcext:value-type="string">
            <text:p>x</text:p>
          </table:table-cell>
          <table:table-cell table:style-name="ce188" table:formula="of:=IF(AND([.$A$31];[.$A$32]);[Données.B8];&quot;&quot;)">
            <text:p/>
          </table:table-cell>
          <table:table-cell table:style-name="ce170" table:formula="of:=IF(AND([.$A$31];[.$A$32]);[Données.C8];&quot;&quot;)" table:number-columns-spanned="2" table:number-rows-spanned="1">
            <text:p/>
          </table:table-cell>
          <table:covered-table-cell table:style-name="ce170" table:formula="of:=#REF!" office:value-type="string" office:string-value="" calcext:value-type="error">
            <text:p>#RÉF !</text:p>
          </table:covered-table-cell>
          <table:table-cell table:style-name="ce214" table:formula="of:=IF(AND([.$A$31];[.$A$32]);[Données.E8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62" table:formula="of:=IF([.$A$33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86" table:number-columns-spanned="4" table:number-rows-spanned="1"/>
          <table:covered-table-cell table:style-name="ce99"/>
          <table:covered-table-cell table:style-name="ce103"/>
          <table:covered-table-cell table:style-name="ce155"/>
          <table:table-cell/>
          <table:table-cell table:style-name="ce58" table:formula="of:=IF([.$A$33]=1;&quot;Signe de f ’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172" table:formula="of:=IF(AND([.$A$31];[.$A$32];[.$A$33]);[Données.B9];&quot;&quot;)" table:number-columns-spanned="4" table:number-rows-spanned="1">
            <text:p/>
          </table:table-cell>
          <table:covered-table-cell table:number-columns-repeated="2" table:style-name="ce170"/>
          <table:covered-table-cell table:style-name="ce193"/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58" office:value-type="string" calcext:value-type="string" table:number-columns-spanned="1" table:number-rows-spanned="2">
            <text:p>Variations de <text:span text:style-name="T5">f</text:span></text:p>
          </table:table-cell>
          <table:table-cell table:style-name="ce91"/>
          <table:table-cell table:style-name="ce119" table:number-columns-spanned="2" table:number-rows-spanned="2"/>
          <table:covered-table-cell table:style-name="ce138"/>
          <table:table-cell table:style-name="ce161"/>
          <table:table-cell/>
          <table:table-cell table:style-name="ce58" office:value-type="string" calcext:value-type="string" table:number-columns-spanned="1" table:number-rows-spanned="2">
            <text:p>Variations de <text:span text:style-name="T5">f</text:span></text:p>
          </table:table-cell>
          <table:table-cell table:style-name="ce174" table:formula="of:=IF(AND([.$A$31];[.$A$32]);[$Données.B10];&quot;&quot;)">
            <text:p/>
          </table:table-cell>
          <table:table-cell table:style-name="ce181" table:formula="of:=IF(AND([.$A$31];[.$A$32]);[$Données.C10];&quot;&quot;)" table:number-columns-spanned="2" table:number-rows-spanned="2">
            <text:p/>
          </table:table-cell>
          <table:covered-table-cell table:style-name="ce183"/>
          <table:table-cell table:style-name="ce197" table:formula="of:=IF(AND([.$A$31];[.$A$32]);[$Données.E10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covered-table-cell table:style-name="ce69"/>
          <table:table-cell table:style-name="ce92"/>
          <table:covered-table-cell table:style-name="ce120"/>
          <table:covered-table-cell table:style-name="ce139"/>
          <table:table-cell table:style-name="ce162"/>
          <table:table-cell/>
          <table:covered-table-cell table:style-name="ce69"/>
          <table:table-cell table:style-name="ce175" table:formula="of:=IF(AND([.$A$31];[.$A$32]);[$Données.B11];&quot;&quot;)">
            <text:p/>
          </table:table-cell>
          <table:covered-table-cell table:style-name="ce182"/>
          <table:covered-table-cell table:style-name="ce186"/>
          <table:table-cell table:style-name="ce198" table:formula="of:=IF(AND([.$A$31];[.$A$32]);[$Données.E11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58" office:value-type="string" calcext:value-type="string">
            <text:p>Signe de<text:span text:style-name="T5"> f (x)</text:span></text:p>
          </table:table-cell>
          <table:table-cell table:style-name="ce90"/>
          <table:table-cell table:style-name="ce105" table:number-columns-spanned="2" table:number-rows-spanned="1"/>
          <table:covered-table-cell table:style-name="ce103"/>
          <table:table-cell table:style-name="ce160"/>
          <table:table-cell/>
          <table:table-cell table:style-name="ce34" office:value-type="string" calcext:value-type="string">
            <text:p>Signe de <text:span text:style-name="T5">f (x)</text:span></text:p>
          </table:table-cell>
          <table:table-cell table:style-name="ce54" table:formula="of:=IF(AND([.$A$31];[.$A$32]);[Données.B12];&quot;&quot;)">
            <text:p/>
          </table:table-cell>
          <table:table-cell table:style-name="ce170" table:formula="of:=IF(AND([.$A$31];[.$A$32]);0;&quot;&quot;)" table:number-columns-spanned="2" table:number-rows-spanned="1">
            <text:p/>
          </table:table-cell>
          <table:covered-table-cell table:style-name="ce170" table:formula="of:=IF(#REF!;#REF!;&quot;&quot;)" office:value-type="string" office:string-value="" calcext:value-type="error">
            <text:p>#RÉF !</text:p>
          </table:covered-table-cell>
          <table:table-cell table:style-name="ce145" table:formula="of:=IF(AND([.$A$31];[.$A$32]);[Données.E12];&quot;&quot;)">
            <text:p/>
          </table:table-cell>
          <table:table-cell table:number-columns-repeated="1005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72" table:number-columns-repeated="4"/>
          <table:table-cell table:style-name="ce168"/>
          <table:table-cell table:number-columns-repeated="1011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>
          <table:table-cell table:style-name="ce72"/>
          <table:table-cell table:style-name="ce96" office:value-type="string" calcext:value-type="string">
            <text:p><text:span text:style-name="T14"><text:a xlink:href="https://github.com/KELLERStephane/QCM-maths-physique-chimie" xlink:type="simple">https://github.com/KELLERStephane/QCM-maths-physique-chimie</text:a></text:span><text:span text:style-name="T14"> </text:span></text:p>
          </table:table-cell>
          <table:table-cell table:style-name="ce72" table:number-columns-repeated="3"/>
          <table:table-cell/>
          <table:table-cell table:style-name="ce146"/>
          <table:table-cell table:number-columns-repeated="1009"/>
          <table:table-cell table:style-name="ce147" table:number-columns-repeated="3"/>
          <table:table-cell table:number-columns-repeated="2"/>
          <table:table-cell table:style-name="ce72" table:number-columns-repeated="3"/>
        </table:table-row>
        <table:table-row table:style-name="ro7" table:number-rows-repeated="2">
          <table:table-cell table:style-name="ce72" table:number-columns-repeated="5"/>
          <table:table-cell table:number-columns-repeated="1019"/>
        </table:table-row>
        <table:table-row table:style-name="ro7" table:number-rows-repeated="9">
          <table:table-cell table:number-columns-repeated="1024"/>
        </table:table-row>
        <table:table-row table:style-name="ro7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7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7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Droite.D7:Droite.D11 Droite.B7:Droite.B11">
            <calcext:condition calcext:apply-style-name="VRAI" calcext:value="formula-is(IF(#REF!=0))" calcext:base-cell-address="Droite.B7"/>
            <calcext:condition calcext:apply-style-name="FAUX" calcext:value="formula-is(IF(#REF!=1))" calcext:base-cell-address="Droite.B7"/>
          </calcext:conditional-format>
          <calcext:conditional-format calcext:target-range-address="Droite.B7:Droite.B8">
            <calcext:condition calcext:apply-style-name="VRAI" calcext:value="formula-is(IF([$Droite.$B$7]=0))" calcext:base-cell-address="Droite.B7"/>
            <calcext:condition calcext:apply-style-name="FAUX" calcext:value="formula-is(IF([$Droite.$B$7]=1))" calcext:base-cell-address="Droite.B7"/>
          </calcext:conditional-format>
        </calcext:conditional-formats>
      </table:table>
      <table:table table:name="Parabole" table:style-name="ta1" table:protected="true" table:protection-key="jyG1PISJndEI/CVrHNvJCF2ZiM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6" form:id="control6" form:label="Résultats" form:linked-cell="Parabole.AA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7" form:id="control7" form:label="Réponses" form:linked-cell="Parabole.AB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8" form:id="control8" form:label="Dérivée" form:linked-cell="Parabole.A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331.49mm" svg:y="26.01mm" draw:control="control6"/>
          <draw:control draw:z-index="1" draw:style-name="gr3" draw:text-style-name="P3" svg:width="45.05mm" svg:height="11.88mm" svg:x="331.93mm" svg:y="42.65mm" draw:control="control7"/>
          <draw:line draw:z-index="2" draw:style-name="gr4" draw:text-style-name="P2" svg:x1="270.24mm" svg:y1="166.15mm" svg:x2="270.24mm" svg:y2="178.61mm">
            <text:p/>
          </draw:line>
          <draw:frame draw:z-index="3" draw:style-name="gr5" draw:text-style-name="P1" svg:width="367.12mm" svg:height="332.74mm" svg:x="398.36mm" svg:y="0mm">
            <draw:object draw:notify-on-update-of-ranges="Données.J5:Données.J25 Données.K5:Données.K25 Données.J5:Données.J5 Données.K5:Données.K5 Données.J25:Données.J25 Données.K25:Données.K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line draw:z-index="4" draw:style-name="gr4" draw:text-style-name="P2" svg:x1="221.52mm" svg:y1="218.97mm" svg:x2="221.52mm" svg:y2="230.44mm">
            <text:p/>
          </draw:line>
          <draw:control draw:z-index="5" draw:style-name="gr3" draw:text-style-name="P3" svg:width="45.05mm" svg:height="11.88mm" svg:x="331.92mm" svg:y="59.62mm" draw:control="control8"/>
          <draw:line draw:z-index="6" draw:style-name="gr4" draw:text-style-name="P2" svg:x1="270.37mm" svg:y1="253.81mm" svg:x2="270.37mm" svg:y2="266.45mm">
            <text:p/>
          </draw:line>
          <draw:line draw:z-index="7" draw:style-name="gr4" draw:text-style-name="P2" svg:x1="314.52mm" svg:y1="218.3mm" svg:x2="314.52mm" svg:y2="229.77mm">
            <text:p/>
          </draw:line>
          <draw:line draw:z-index="8" draw:style-name="gr4" draw:text-style-name="P2" svg:x1="314.52mm" svg:y1="306.46mm" svg:x2="314.52mm" svg:y2="317.93mm">
            <text:p/>
          </draw:line>
          <draw:line draw:z-index="9" draw:style-name="gr4" draw:text-style-name="P2" svg:x1="221.48mm" svg:y1="306.54mm" svg:x2="221.48mm" svg:y2="318.3mm">
            <text:p/>
          </draw:line>
        </table:shapes>
        <table:table-column table:style-name="co8" table:default-cell-style-name="ce53"/>
        <table:table-column table:style-name="co9" table:default-cell-style-name="ce53"/>
        <table:table-column table:style-name="co10" table:number-columns-repeated="2" table:default-cell-style-name="ce53"/>
        <table:table-column table:style-name="co11" table:number-columns-repeated="2" table:default-cell-style-name="ce53"/>
        <table:table-column table:style-name="co10" table:default-cell-style-name="ce53"/>
        <table:table-column table:style-name="co9" table:default-cell-style-name="ce53"/>
        <table:table-column table:style-name="co12" table:default-cell-style-name="ce53"/>
        <table:table-column table:style-name="co13" table:default-cell-style-name="ce53"/>
        <table:table-column table:style-name="co14" table:number-columns-repeated="7" table:default-cell-style-name="ce53"/>
        <table:table-column table:style-name="co1" table:number-columns-repeated="1002" table:default-cell-style-name="ce53"/>
        <table:table-column table:style-name="co1" table:number-columns-repeated="5" table:default-cell-style-name="ce147"/>
        <table:table-row table:style-name="ro9">
          <table:table-cell table:style-name="ce30" office:value-type="string" calcext:value-type="string" table:number-columns-spanned="2" table:number-rows-spanned="1">
            <text:p>KELLER Stéphane</text:p>
            <text:p>Lycée agricole Louis Pasteur</text:p>
          </table:table-cell>
          <table:covered-table-cell table:style-name="ce72"/>
          <table:table-cell table:style-name="ce267" office:value-type="string" calcext:value-type="string" table:number-columns-spanned="3" table:number-rows-spanned="1">
            <text:p>Nouveau test :</text:p>
            <text:p>Ctrl + Shift + F9</text:p>
          </table:table-cell>
          <table:covered-table-cell table:number-columns-repeated="2" table:style-name="ce72"/>
          <table:table-cell table:style-name="ce50"/>
          <table:table-cell table:style-name="ce60" table:formula="of:=IF([.$AA$25];[$Données.I43]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1016"/>
        </table:table-row>
        <table:table-row table:style-name="ro7">
          <table:table-cell table:style-name="ce31"/>
          <table:table-cell table:style-name="ce73"/>
          <table:table-cell/>
          <table:table-cell table:style-name="ce72" table:number-columns-repeated="2"/>
          <table:table-cell table:number-columns-repeated="1019"/>
        </table:table-row>
        <table:table-row table:style-name="ro7">
          <table:table-cell table:style-name="ce38" office:value-type="string" calcext:value-type="string" table:number-columns-spanned="5" table:number-rows-spanned="1">
            <text:p>Fonction définie sur [-10 ; 10]</text:p>
          </table:table-cell>
          <table:covered-table-cell table:style-name="ce73"/>
          <table:covered-table-cell table:number-columns-repeated="3"/>
          <table:table-cell table:number-columns-repeated="1019"/>
        </table:table-row>
        <table:table-row table:style-name="ro7">
          <table:table-cell table:style-name="ce36"/>
          <table:table-cell table:number-columns-repeated="1023"/>
        </table:table-row>
        <table:table-row table:style-name="ro10">
          <table:table-cell table:style-name="ce226" office:value-type="string" calcext:value-type="string" table:number-columns-spanned="1" table:number-rows-spanned="2">
            <text:p>Racines de l’équation<text:span text:style-name="T5"> f (x) </text:span>= 0</text:p>
          </table:table-cell>
          <table:table-cell table:style-name="ce47" office:value-type="string" calcext:value-type="string" table:number-columns-spanned="2" table:number-rows-spanned="1">
            <text:p><text:span text:style-name="T12">x</text:span><text:span text:style-name="T15">1</text:span></text:p>
          </table:table-cell>
          <table:covered-table-cell table:style-name="ce72"/>
          <table:table-cell table:style-name="ce45" office:value-type="string" calcext:value-type="string" table:number-columns-spanned="2" table:number-rows-spanned="1">
            <text:p><text:span text:style-name="T12">x</text:span><text:span text:style-name="T13">2</text:span></text:p>
          </table:table-cell>
          <table:covered-table-cell/>
          <table:table-cell table:number-columns-repeated="1019"/>
        </table:table-row>
        <table:table-row table:style-name="ro7">
          <table:covered-table-cell table:style-name="ce47"/>
          <table:table-cell table:style-name="ce201" table:number-columns-spanned="2" table:number-rows-spanned="1"/>
          <table:covered-table-cell table:style-name="ce223"/>
          <table:table-cell table:style-name="ce201" table:number-columns-spanned="2" table:number-rows-spanned="1"/>
          <table:covered-table-cell table:style-name="ce241"/>
          <table:table-cell table:number-columns-repeated="1019"/>
        </table:table-row>
        <table:table-row table:style-name="ro7">
          <table:table-cell table:style-name="ce3" office:value-type="string" calcext:value-type="string">
            <text:p>Vrai ou Faux</text:p>
          </table:table-cell>
          <table:table-cell table:style-name="ce235" table:formula="of:=IF(ISBLANK([.B6]);&quot;&quot;;IF([.$AA$25];IF([.B6]=[Données.D29];1;0);&quot;&quot;))" table:number-columns-spanned="2" table:number-rows-spanned="1">
            <text:p/>
          </table:table-cell>
          <table:covered-table-cell table:style-name="ce268"/>
          <table:table-cell table:style-name="ce235" table:formula="of:=IF(ISBLANK([.D6]);&quot;&quot;;IF([.$AA$25];IF([.D6]=[Données.E29];1;0);&quot;&quot;))" table:number-columns-spanned="2" table:number-rows-spanned="1">
            <text:p/>
          </table:table-cell>
          <table:covered-table-cell table:style-name="ce298"/>
          <table:table-cell table:number-columns-repeated="1019"/>
        </table:table-row>
        <table:table-row table:style-name="ro7">
          <table:table-cell table:style-name="ce3" office:value-type="string" calcext:value-type="string">
            <text:p>Réponse</text:p>
          </table:table-cell>
          <table:table-cell table:style-name="ce238" table:formula="of:=IF(AND([.$AA$25];[.$AB$25]);[Données.D29];&quot;&quot;)" table:number-columns-spanned="2" table:number-rows-spanned="1">
            <text:p/>
          </table:table-cell>
          <table:covered-table-cell table:style-name="ce106"/>
          <table:table-cell table:style-name="ce238" table:formula="of:=IF(AND([.$AA$25];[.$AB$25]);[Données.E29];&quot;&quot;)" table:number-columns-spanned="2" table:number-rows-spanned="1">
            <text:p/>
          </table:table-cell>
          <table:covered-table-cell table:style-name="ce299"/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52" office:value-type="string" calcext:value-type="string" table:number-columns-spanned="8" table:number-rows-spanned="1">
            <text:p>Dans les cellules C15 et F15 : saisir <text:span text:style-name="T6">k</text:span> pour <text:span text:style-name="T7">k</text:span><text:span text:style-name="T8"> et </text:span><text:span text:style-name="T9">m</text:span><text:span text:style-name="T10"> pour </text:span><text:span text:style-name="T11">m</text:span></text:p>
          </table:table-cell>
          <table:covered-table-cell table:style-name="ce217"/>
          <table:covered-table-cell table:style-name="ce102"/>
          <table:covered-table-cell table:style-name="ce217"/>
          <table:covered-table-cell table:number-columns-repeated="4" table:style-name="ce131"/>
          <table:table-cell table:number-columns-repeated="1016"/>
        </table:table-row>
        <table:table-row table:style-name="ro7">
          <table:table-cell table:style-name="ce52" office:value-type="string" calcext:value-type="string" table:number-columns-spanned="8" table:number-rows-spanned="1">
            <text:p>mais laisser la police Wingdings 3.</text:p>
          </table:table-cell>
          <table:covered-table-cell table:style-name="ce217"/>
          <table:covered-table-cell table:style-name="ce102"/>
          <table:covered-table-cell table:style-name="ce217"/>
          <table:covered-table-cell table:number-columns-repeated="4" table:style-name="ce131"/>
          <table:table-cell table:number-columns-repeated="1016"/>
        </table:table-row>
        <table:table-row table:style-name="ro7">
          <table:table-cell table:number-columns-repeated="8"/>
          <table:table-cell table:style-name="ce253" table:number-columns-repeated="12"/>
          <table:table-cell table:number-columns-repeated="1004"/>
        </table:table-row>
        <table:table-row table:style-name="ro7">
          <table:table-cell table:style-name="ce257" office:value-type="string" calcext:value-type="string">
            <text:p>x</text:p>
          </table:table-cell>
          <table:table-cell table:style-name="ce209"/>
          <table:table-cell table:style-name="ce251" table:number-columns-spanned="2" table:number-rows-spanned="1"/>
          <table:covered-table-cell table:style-name="ce251"/>
          <table:table-cell table:style-name="ce242"/>
          <table:table-cell table:style-name="ce251" table:number-columns-spanned="2" table:number-rows-spanned="1"/>
          <table:covered-table-cell table:style-name="ce252"/>
          <table:table-cell table:style-name="ce255"/>
          <table:table-cell table:style-name="ce253"/>
          <table:table-cell table:style-name="ce72" table:number-columns-repeated="8"/>
          <table:table-cell table:style-name="ce253" table:number-columns-repeated="3"/>
          <table:table-cell table:number-columns-repeated="1004"/>
        </table:table-row>
        <table:table-row table:style-name="ro7">
          <table:table-cell table:style-name="ce199" table:formula="of:=IF([.$AC$25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245" table:number-columns-spanned="3" table:number-rows-spanned="1"/>
          <table:covered-table-cell table:style-name="ce252"/>
          <table:covered-table-cell table:style-name="ce251"/>
          <table:table-cell table:style-name="ce227"/>
          <table:table-cell table:style-name="ce309" table:number-columns-spanned="3" table:number-rows-spanned="1"/>
          <table:covered-table-cell table:style-name="ce252"/>
          <table:covered-table-cell table:style-name="ce316"/>
          <table:table-cell table:style-name="ce253"/>
          <table:table-cell table:style-name="ce72" table:number-columns-repeated="8"/>
          <table:table-cell table:style-name="ce253" table:number-columns-repeated="3"/>
          <table:table-cell table:number-columns-repeated="1004"/>
        </table:table-row>
        <table:table-row table:style-name="ro11">
          <table:table-cell table:style-name="ce260" office:value-type="string" calcext:value-type="string" table:number-columns-spanned="1" table:number-rows-spanned="2">
            <text:p>Variations de <text:span text:style-name="T5">f</text:span></text:p>
          </table:table-cell>
          <table:table-cell table:style-name="ce246"/>
          <table:table-cell table:style-name="ce228" table:number-columns-spanned="2" table:number-rows-spanned="2"/>
          <table:covered-table-cell table:style-name="ce236"/>
          <table:table-cell table:style-name="ce243"/>
          <table:table-cell table:style-name="ce228" table:number-columns-spanned="2" table:number-rows-spanned="2"/>
          <table:covered-table-cell table:style-name="ce236"/>
          <table:table-cell table:style-name="ce262"/>
          <table:table-cell table:style-name="ce253"/>
          <table:table-cell table:style-name="ce72" table:number-columns-repeated="8"/>
          <table:table-cell table:style-name="ce314"/>
          <table:table-cell table:style-name="ce253" table:number-columns-repeated="2"/>
          <table:table-cell table:number-columns-repeated="1004"/>
        </table:table-row>
        <table:table-row table:style-name="ro11">
          <table:covered-table-cell table:style-name="ce199"/>
          <table:table-cell table:style-name="ce247"/>
          <table:covered-table-cell table:style-name="ce230"/>
          <table:covered-table-cell table:style-name="ce237"/>
          <table:table-cell table:style-name="ce244"/>
          <table:covered-table-cell table:style-name="ce230"/>
          <table:covered-table-cell table:style-name="ce237"/>
          <table:table-cell table:style-name="ce272"/>
          <table:table-cell table:style-name="ce253"/>
          <table:table-cell table:style-name="ce72" table:number-columns-repeated="8"/>
          <table:table-cell table:style-name="ce314"/>
          <table:table-cell table:style-name="ce253" table:number-columns-repeated="2"/>
          <table:table-cell table:number-columns-repeated="1004"/>
        </table:table-row>
        <table:table-row table:style-name="ro7">
          <table:table-cell table:style-name="ce199" office:value-type="string" calcext:value-type="string">
            <text:p>Signe de<text:span text:style-name="T5"> f (x)</text:span></text:p>
          </table:table-cell>
          <table:table-cell table:style-name="ce211"/>
          <table:table-cell table:style-name="ce252" table:number-columns-spanned="2" table:number-rows-spanned="1"/>
          <table:covered-table-cell table:style-name="ce251"/>
          <table:table-cell table:style-name="ce227"/>
          <table:table-cell table:style-name="ce251" table:number-columns-spanned="2" table:number-rows-spanned="1"/>
          <table:covered-table-cell table:style-name="ce252"/>
          <table:table-cell table:style-name="ce258"/>
          <table:table-cell table:style-name="ce253" table:number-columns-repeated="12"/>
          <table:table-cell table:number-columns-repeated="1004"/>
        </table:table-row>
        <table:table-row table:style-name="ro7">
          <table:table-cell table:style-name="Default" table:number-columns-repeated="8"/>
          <table:table-cell table:number-columns-repeated="1016"/>
        </table:table-row>
        <table:table-row table:style-name="ro7">
          <table:table-cell table:style-name="ce257" office:value-type="string" calcext:value-type="string">
            <text:p>x</text:p>
          </table:table-cell>
          <table:table-cell table:style-name="ce261" table:formula="of:=IF(AND([.$AA$25];[.$AB$25]);[Données.B31];&quot;&quot;)">
            <text:p/>
          </table:table-cell>
          <table:table-cell table:style-name="ce270" table:formula="of:=IF(AND([.$AA$25];[.$AB$25]);[Données.C31];&quot;&quot;)" table:number-columns-spanned="2" table:number-rows-spanned="1">
            <text:p/>
          </table:table-cell>
          <table:covered-table-cell table:style-name="ce275"/>
          <table:table-cell table:style-name="ce323" table:formula="of:=IF(AND([.$AA$25];[.$AB$25]);[Données.E31];&quot;&quot;)">
            <text:p/>
          </table:table-cell>
          <table:table-cell table:style-name="ce270" table:formula="of:=IF(AND([.$AA$25];[.$AB$25]);[Données.F31];&quot;&quot;)" table:number-columns-spanned="2" table:number-rows-spanned="1">
            <text:p/>
          </table:table-cell>
          <table:covered-table-cell table:style-name="ce280"/>
          <table:table-cell table:style-name="ce282" table:formula="of:=IF(AND([.$AA$25];[.$AB$25]);[Données.H31];&quot;&quot;)">
            <text:p/>
          </table:table-cell>
          <table:table-cell table:number-columns-repeated="1016"/>
        </table:table-row>
        <table:table-row table:style-name="ro7">
          <table:table-cell table:style-name="ce199" table:formula="of:=IF([.$AC$25]=1;&quot;Signe de f '(x)&quot;;&quot;/\/\/\/\/\/\/\/\/\/\/\/\/\/\&quot;)" office:value-type="string" office:string-value="/\/\/\/\/\/\/\/\/\/\/\/\/\/\" calcext:value-type="string">
            <text:p>/\/\/\/\/\/\/\/\/\/\/\/\/\/\</text:p>
          </table:table-cell>
          <table:table-cell table:style-name="ce254" table:formula="of:=IF(AND([.$AA$25];[.$AB$25];[.$AC$25]);[Données.B32];&quot;&quot;)" table:number-columns-spanned="3" table:number-rows-spanned="1">
            <text:p/>
          </table:table-cell>
          <table:covered-table-cell table:style-name="ce271"/>
          <table:covered-table-cell table:style-name="ce279"/>
          <table:table-cell table:style-name="ce265" table:formula="of:=IF(AND([.$AA$25];[.$AB$25];[.$AC$25]);[Données.E32];&quot;&quot;)">
            <text:p/>
          </table:table-cell>
          <table:table-cell table:style-name="ce311" table:formula="of:=IF(AND([.$AA$25];[.$AB$25];[.$AC$25]);[Données.F32];&quot;&quot;)" table:number-columns-spanned="3" table:number-rows-spanned="1">
            <text:p/>
          </table:table-cell>
          <table:covered-table-cell table:style-name="ce271"/>
          <table:covered-table-cell table:style-name="ce322"/>
          <table:table-cell table:number-columns-repeated="1016"/>
        </table:table-row>
        <table:table-row table:style-name="ro11">
          <table:table-cell table:style-name="ce260" office:value-type="string" calcext:value-type="string" table:number-columns-spanned="1" table:number-rows-spanned="2">
            <text:p>Variations de <text:span text:style-name="T5">f</text:span></text:p>
          </table:table-cell>
          <table:table-cell table:style-name="ce221" table:formula="of:=IF(AND([.$AA$25];[.$AB$25]);[Données.B33];&quot;&quot;)">
            <text:p/>
          </table:table-cell>
          <table:table-cell table:style-name="ce276" table:formula="of:=IF(AND([.$AA$25];[.$AB$25]);IF([$Données.A29]&lt;0;&quot;k&quot;;&quot;&quot;);&quot;&quot;)" table:number-columns-spanned="2" table:number-rows-spanned="2">
            <text:p/>
          </table:table-cell>
          <table:covered-table-cell table:style-name="ce303"/>
          <table:table-cell table:style-name="ce326" table:formula="of:=IF(AND([.$AA$25];[.$AB$25]);[Données.E33];&quot;&quot;)">
            <text:p/>
          </table:table-cell>
          <table:table-cell table:style-name="ce276" table:formula="of:=IF(AND([.$AA$25];[.$AB$25]);IF([$Données.A29]&lt;0;&quot;&quot;;&quot;k&quot;);&quot;&quot;)" table:number-columns-spanned="2" table:number-rows-spanned="2">
            <text:p/>
          </table:table-cell>
          <table:covered-table-cell table:style-name="ce303"/>
          <table:table-cell table:style-name="ce339" table:formula="of:=IF(AND([.$AA$25];[.$AB$25]);[Données.H33];&quot;&quot;)">
            <text:p/>
          </table:table-cell>
          <table:table-cell table:number-columns-repeated="1016"/>
        </table:table-row>
        <table:table-row table:style-name="ro11">
          <table:covered-table-cell table:style-name="ce199"/>
          <table:table-cell table:style-name="ce222" table:formula="of:=IF(AND([.$AA$25];[.$AB$25]);[Données.B34];&quot;&quot;)">
            <text:p/>
          </table:table-cell>
          <table:covered-table-cell table:style-name="ce278"/>
          <table:covered-table-cell table:style-name="ce313"/>
          <table:table-cell table:style-name="ce324" table:formula="of:=IF(AND([.$AA$25];[.$AB$25]);[Données.E34];&quot;&quot;)">
            <text:p/>
          </table:table-cell>
          <table:covered-table-cell table:style-name="ce278"/>
          <table:covered-table-cell table:style-name="ce313"/>
          <table:table-cell table:style-name="ce340" table:formula="of:=IF(AND([.$AA$25];[.$AB$25]);[Données.H34];&quot;&quot;)">
            <text:p/>
          </table:table-cell>
          <table:table-cell table:number-columns-repeated="1016"/>
        </table:table-row>
        <table:table-row table:style-name="ro7">
          <table:table-cell table:style-name="ce199" office:value-type="string" calcext:value-type="string">
            <text:p>Signe de<text:span text:style-name="T5"> f (x)</text:span></text:p>
          </table:table-cell>
          <table:table-cell table:style-name="ce263" table:formula="of:=IF(AND([.$AA$25];[.$AB$25]);[Données.B35];&quot;&quot;)">
            <text:p/>
          </table:table-cell>
          <table:table-cell table:style-name="ce271" table:formula="of:=IF(AND([.$AA$25];[.$AB$25]);[Données.C35];&quot;&quot;)" table:number-columns-spanned="2" table:number-rows-spanned="1">
            <text:p/>
          </table:table-cell>
          <table:covered-table-cell table:style-name="ce279"/>
          <table:table-cell table:style-name="ce265" table:formula="of:=IF(AND([.$AA$25];[.$AB$25]);[Données.E35];&quot;&quot;)">
            <text:p/>
          </table:table-cell>
          <table:table-cell table:style-name="ce266" table:formula="of:=IF(AND([.$AA$25];[.$AB$25]);[Données.F35];&quot;&quot;)" table:number-columns-spanned="2" table:number-rows-spanned="1">
            <text:p/>
          </table:table-cell>
          <table:covered-table-cell table:style-name="ce271"/>
          <table:table-cell table:style-name="ce329" table:formula="of:=IF(AND([.$AA$25];[.$AB$25]);[Données.H35];&quot;&quot;)">
            <text:p/>
          </table:table-cell>
          <table:table-cell table:number-columns-repeated="1016"/>
        </table:table-row>
        <table:table-row table:style-name="ro7">
          <table:table-cell table:style-name="ce72"/>
          <table:table-cell table:number-columns-repeated="4"/>
          <table:table-cell table:style-name="ce269"/>
          <table:table-cell table:number-columns-repeated="1018"/>
        </table:table-row>
        <table:table-row table:style-name="ro7">
          <table:table-cell/>
          <table:table-cell table:style-name="ce96" office:value-type="string" calcext:value-type="string">
            <text:p><text:span text:style-name="T14"><text:a xlink:href="https://github.com/KELLERStephane/QCM-maths-physique-chimie" xlink:type="simple">https://github.com/KELLERStephane/QCM-maths-physique-chimie</text:a></text:span><text:span text:style-name="T14"> </text:span></text:p>
          </table:table-cell>
          <table:table-cell table:number-columns-repeated="24"/>
          <table:table-cell table:number-columns-repeated="3" table:style-name="ce35" office:value-type="boolean" office:boolean-value="false" calcext:value-type="boolean">
            <text:p>FAUX</text:p>
          </table:table-cell>
          <table:table-cell table:number-columns-repeated="995"/>
        </table:table-row>
        <table:table-row table:style-name="ro7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Parabole.B7:Parabole.B7 Parabole.D7:Parabole.D7">
            <calcext:condition calcext:apply-style-name="VRAI" calcext:value="formula-is(IF([.B7]=0))" calcext:base-cell-address="Parabole.B7"/>
            <calcext:condition calcext:apply-style-name="FAUX" calcext:value="formula-is(IF([.B7]=1))" calcext:base-cell-address="Parabole.B7"/>
          </calcext:conditional-format>
          <calcext:conditional-format calcext:target-range-address="Parabole.B8:Parabole.B8 Parabole.D8:Parabole.D8">
            <calcext:condition calcext:apply-style-name="VRAI" calcext:value="formula-is(IF([.B7]=0))" calcext:base-cell-address="Parabole.B8"/>
            <calcext:condition calcext:apply-style-name="FAUX" calcext:value="formula-is(IF([.B7]=1))" calcext:base-cell-address="Parabole.B8"/>
          </calcext:conditional-format>
          <calcext:conditional-format calcext:target-range-address="Parabole.D10:Parabole.D11 Parabole.B10:Parabole.B11">
            <calcext:condition calcext:apply-style-name="VRAI" calcext:value="formula-is(IF(#REF!=0))" calcext:base-cell-address="Parabole.B10"/>
            <calcext:condition calcext:apply-style-name="FAUX" calcext:value="formula-is(IF(#REF!=1))" calcext:base-cell-address="Parabole.B10"/>
          </calcext:conditional-format>
        </calcext:conditional-formats>
      </table:table>
      <table:table table:name="Tableaux de signes et de variations" table:style-name="ta1" table:protected="true" table:protection-key="jyG1PISJndEI/CVrHNvJCF2ZiM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9" form:id="control9" form:label="Résultats" form:linked-cell="'Tableaux de signes et de variations'.B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'Tableaux de signes et de variations'.B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érivée" form:control-implementation="ooo:com.sun.star.form.component.CheckBox" xml:id="control11" form:id="control11" form:label="Dérivée" form:linked-cell="'Tableaux de signes et de variations'.B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73.4mm" svg:y="39.83mm" draw:control="control9"/>
          <draw:control draw:z-index="1" draw:style-name="gr3" draw:text-style-name="P3" svg:width="45.05mm" svg:height="11.88mm" svg:x="231.25mm" svg:y="39.46mm" draw:control="control10"/>
          <draw:frame draw:z-index="2" draw:style-name="gr5" draw:text-style-name="P1" svg:width="535.71mm" svg:height="357.21mm" svg:x="339.42mm" svg:y="0mm">
            <draw:object draw:notify-on-update-of-ranges="Données.D100:Données.T100 Données.D101:Données.T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3" draw:style-name="gr3" draw:text-style-name="P3" svg:width="45.05mm" svg:height="11.88mm" svg:x="289.94mm" svg:y="39.25mm" draw:control="control11"/>
        </table:shapes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number-columns-repeated="11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2" table:default-cell-style-name="ce53"/>
        <table:table-column table:style-name="co23" table:number-columns-repeated="10" table:default-cell-style-name="ce53"/>
        <table:table-column table:style-name="co1" table:number-columns-repeated="992" table:default-cell-style-name="ce53"/>
        <table:table-column table:style-name="co1" table:number-columns-repeated="4" table:default-cell-style-name="ce147"/>
        <table:table-row table:style-name="ro12">
          <table:table-cell table:style-name="ce336" office:value-type="string" calcext:value-type="string" table:number-columns-spanned="5" table:number-rows-spanned="1">
            <text:p>KELLER Stéphane</text:p>
            <text:p>Lycée agricole Louis Pasteur</text:p>
          </table:table-cell>
          <table:covered-table-cell table:style-name="ce336"/>
          <table:covered-table-cell table:style-name="ce72"/>
          <table:covered-table-cell/>
          <table:covered-table-cell table:style-name="ce72"/>
          <table:table-cell table:style-name="ce481" office:value-type="string" calcext:value-type="string" table:number-columns-spanned="5" table:number-rows-spanned="1">
            <text:p>Nouveau test :</text:p>
            <text:p>Ctrl + Shift + F9</text:p>
          </table:table-cell>
          <table:covered-table-cell table:style-name="ce72"/>
          <table:covered-table-cell/>
          <table:covered-table-cell table:number-columns-repeated="2" table:style-name="Default"/>
          <table:table-cell table:style-name="ce60" table:formula="of:=IF([.$BA$2];20*[$Données.$H$97]/[$Données.$G$97]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3"/>
          <table:table-cell table:style-name="ce72"/>
          <table:table-cell table:number-columns-repeated="3"/>
          <table:table-cell table:style-name="ce123"/>
          <table:table-cell table:number-columns-repeated="1004"/>
        </table:table-row>
        <table:table-row table:style-name="ro13">
          <table:table-cell table:style-name="ce31" table:number-columns-repeated="2"/>
          <table:table-cell table:style-name="ce73"/>
          <table:table-cell/>
          <table:table-cell table:style-name="ce72" table:number-columns-repeated="2"/>
          <table:table-cell table:number-columns-repeated="46"/>
          <table:table-cell table:style-name="ce35" office:value-type="boolean" office:boolean-value="false" calcext:value-type="boolean">
            <text:p>FAUX</text:p>
          </table:table-cell>
          <table:table-cell table:number-columns-repeated="971"/>
        </table:table-row>
        <table:table-row table:style-name="ro13">
          <table:table-cell table:style-name="ce38" office:value-type="string" calcext:value-type="string" table:number-columns-spanned="5" table:number-rows-spanned="1">
            <text:p>Fonction définie sur [-8 ; 8]</text:p>
          </table:table-cell>
          <table:covered-table-cell table:style-name="ce456"/>
          <table:covered-table-cell table:style-name="ce73"/>
          <table:covered-table-cell table:number-columns-repeated="2"/>
          <table:table-cell table:number-columns-repeated="47"/>
          <table:table-cell table:style-name="ce35" office:value-type="boolean" office:boolean-value="false" calcext:value-type="boolean">
            <text:p>FAUX</text:p>
          </table:table-cell>
          <table:table-cell table:number-columns-repeated="971"/>
        </table:table-row>
        <table:table-row table:style-name="ro13">
          <table:table-cell table:style-name="ce36" table:number-columns-repeated="2"/>
          <table:table-cell table:number-columns-repeated="50"/>
          <table:table-cell table:style-name="ce35" office:value-type="boolean" office:boolean-value="false" calcext:value-type="boolean">
            <text:p>FAUX</text:p>
          </table:table-cell>
          <table:table-cell table:number-columns-repeated="971"/>
        </table:table-row>
        <table:table-row table:style-name="ro13">
          <table:table-cell table:style-name="ce442" office:value-type="string" calcext:value-type="string">
            <text:p>x</text:p>
          </table:table-cell>
          <table:table-cell table:style-name="ce482"/>
          <table:table-cell table:style-name="ce99"/>
          <table:table-cell table:style-name="ce104"/>
          <table:table-cell table:style-name="ce99" table:number-columns-repeated="3"/>
          <table:table-cell table:style-name="ce104"/>
          <table:table-cell table:style-name="ce99"/>
          <table:table-cell table:style-name="ce104"/>
          <table:table-cell table:style-name="ce99"/>
          <table:table-cell table:style-name="ce488"/>
          <table:table-cell table:style-name="ce137"/>
          <table:table-cell table:style-name="ce505"/>
          <table:table-cell table:number-columns-repeated="1010"/>
        </table:table-row>
        <table:table-row table:style-name="ro13">
          <table:table-cell table:style-name="ce69" office:value-type="string" calcext:value-type="string">
            <text:p>Signe de<text:span text:style-name="T5"> f (x)</text:span></text:p>
          </table:table-cell>
          <table:table-cell table:style-name="ce486"/>
          <table:table-cell table:style-name="ce99" table:number-columns-repeated="4"/>
          <table:table-cell table:style-name="ce104"/>
          <table:table-cell table:style-name="ce99"/>
          <table:table-cell table:style-name="ce104" table:number-columns-repeated="2"/>
          <table:table-cell table:style-name="ce99"/>
          <table:table-cell table:style-name="ce488"/>
          <table:table-cell table:style-name="ce505" table:number-columns-repeated="2"/>
          <table:table-cell table:number-columns-repeated="1010"/>
        </table:table-row>
        <table:table-row table:style-name="ro13">
          <table:table-cell table:style-name="ce57" table:number-columns-repeated="2"/>
          <table:table-cell table:style-name="ce450" table:number-columns-repeated="4"/>
          <table:table-cell table:style-name="ce72" table:number-columns-repeated="4"/>
          <table:table-cell table:style-name="ce113"/>
          <table:table-cell/>
          <table:table-cell table:style-name="ce148" table:number-columns-repeated="2"/>
          <table:table-cell table:number-columns-repeated="1010"/>
        </table:table-row>
        <table:table-row table:style-name="ro13">
          <table:table-cell table:style-name="ce442" office:value-type="string" calcext:value-type="string">
            <text:p>x</text:p>
          </table:table-cell>
          <table:table-cell table:style-name="ce471" table:formula="of:=IF(AND([.$BA$2];[.$BA$3]);IF(ISBLANK([$Données.B87]);&quot;&quot;;[$Données.B87]);&quot;&quot;)">
            <text:p/>
          </table:table-cell>
          <table:table-cell table:style-name="ce467" table:formula="of:=IF(AND([.$BA$2];[.$BA$3]);IF(ISBLANK([$Données.C87]);&quot;&quot;;[$Données.C87]);&quot;&quot;)">
            <text:p/>
          </table:table-cell>
          <table:table-cell table:style-name="ce467" table:formula="of:=IF(AND([.$BA$2];[.$BA$3]);IF(ISBLANK([$Données.D87]);&quot;&quot;;[$Données.D87]);&quot;&quot;)">
            <text:p/>
          </table:table-cell>
          <table:table-cell table:style-name="ce467" table:formula="of:=IF(AND([.$BA$2];[.$BA$3]);IF(ISBLANK([$Données.E87]);&quot;&quot;;[$Données.E87]);&quot;&quot;)">
            <text:p/>
          </table:table-cell>
          <table:table-cell table:style-name="ce467" table:formula="of:=IF(AND([.$BA$2];[.$BA$3]);IF(ISBLANK([$Données.F87]);&quot;&quot;;[$Données.F87]);&quot;&quot;)">
            <text:p/>
          </table:table-cell>
          <table:table-cell table:style-name="ce467" table:formula="of:=IF(AND([.$BA$2];[.$BA$3]);IF(ISBLANK([$Données.G87]);&quot;&quot;;[$Données.G87]);&quot;&quot;)">
            <text:p/>
          </table:table-cell>
          <table:table-cell table:style-name="ce467" table:formula="of:=IF(AND([.$BA$2];[.$BA$3]);IF(ISBLANK([$Données.H87]);&quot;&quot;;[$Données.H87]);&quot;&quot;)">
            <text:p/>
          </table:table-cell>
          <table:table-cell table:style-name="ce467" table:formula="of:=IF(AND([.$BA$2];[.$BA$3]);IF(ISBLANK([$Données.I87]);&quot;&quot;;[$Données.I87]);&quot;&quot;)">
            <text:p/>
          </table:table-cell>
          <table:table-cell table:style-name="ce467" table:formula="of:=IF(AND([.$BA$2];[.$BA$3]);IF(ISBLANK([$Données.J87]);&quot;&quot;;[$Données.J87]);&quot;&quot;)">
            <text:p/>
          </table:table-cell>
          <table:table-cell table:style-name="ce467" table:formula="of:=IF(AND([.$BA$2];[.$BA$3]);IF(ISBLANK([$Données.K87]);&quot;&quot;;[$Données.K87]);&quot;&quot;)">
            <text:p/>
          </table:table-cell>
          <table:table-cell table:style-name="ce493" table:formula="of:=IF(AND([.$BA$2];[.$BA$3]);IF(ISBLANK([$Données.L87]);&quot;&quot;;[$Données.L87]);&quot;&quot;)">
            <text:p/>
          </table:table-cell>
          <table:table-cell table:style-name="ce392" table:number-columns-repeated="2"/>
          <table:table-cell table:number-columns-repeated="1010"/>
        </table:table-row>
        <table:table-row table:style-name="ro13">
          <table:table-cell table:style-name="ce69" office:value-type="string" calcext:value-type="string">
            <text:p>Signe de<text:span text:style-name="T5"> f (x)</text:span></text:p>
          </table:table-cell>
          <table:table-cell table:style-name="ce471" table:formula="of:=IF(AND([.$BA$2];[.$BA$3]);IF(ISBLANK([$Données.B88]);&quot;&quot;;[$Données.B88]);&quot;&quot;)">
            <text:p/>
          </table:table-cell>
          <table:table-cell table:style-name="ce467" table:formula="of:=IF(AND([.$BA$2];[.$BA$3]);IF(ISBLANK([$Données.C88]);&quot;&quot;;[$Données.C88]);&quot;&quot;)">
            <text:p/>
          </table:table-cell>
          <table:table-cell table:style-name="ce467" table:formula="of:=IF(AND([.$BA$2];[.$BA$3]);IF(ISBLANK([$Données.D88]);&quot;&quot;;[$Données.D88]);&quot;&quot;)">
            <text:p/>
          </table:table-cell>
          <table:table-cell table:style-name="ce467" table:formula="of:=IF(AND([.$BA$2];[.$BA$3]);IF(ISBLANK([$Données.E88]);&quot;&quot;;[$Données.E88]);&quot;&quot;)">
            <text:p/>
          </table:table-cell>
          <table:table-cell table:style-name="ce467" table:formula="of:=IF(AND([.$BA$2];[.$BA$3]);IF(ISBLANK([$Données.F88]);&quot;&quot;;[$Données.F88]);&quot;&quot;)">
            <text:p/>
          </table:table-cell>
          <table:table-cell table:style-name="ce484" table:formula="of:=IF(AND([.$BA$2];[.$BA$3]);IF(ISBLANK([$Données.G88]);&quot;&quot;;[$Données.G88]);&quot;&quot;)">
            <text:p/>
          </table:table-cell>
          <table:table-cell table:style-name="ce467" table:formula="of:=IF(AND([.$BA$2];[.$BA$3]);IF(ISBLANK([$Données.H88]);&quot;&quot;;[$Données.H88]);&quot;&quot;)">
            <text:p/>
          </table:table-cell>
          <table:table-cell table:style-name="ce484" table:formula="of:=IF(AND([.$BA$2];[.$BA$3]);IF(ISBLANK([$Données.I88]);&quot;&quot;;[$Données.I88]);&quot;&quot;)">
            <text:p/>
          </table:table-cell>
          <table:table-cell table:style-name="ce467" table:formula="of:=IF(AND([.$BA$2];[.$BA$3]);IF(ISBLANK([$Données.J88]);&quot;&quot;;[$Données.J88]);&quot;&quot;)">
            <text:p/>
          </table:table-cell>
          <table:table-cell table:style-name="ce467" table:formula="of:=IF(AND([.$BA$2];[.$BA$3]);IF(ISBLANK([$Données.K88]);&quot;&quot;;[$Données.K88]);&quot;&quot;)">
            <text:p/>
          </table:table-cell>
          <table:table-cell table:style-name="ce490" table:formula="of:=IF(AND([.$BA$2];[.$BA$3]);IF(ISBLANK([$Données.L88]);&quot;&quot;;[$Données.L88]);&quot;&quot;)">
            <text:p/>
          </table:table-cell>
          <table:table-cell table:style-name="ce505"/>
          <table:table-cell table:style-name="ce137"/>
          <table:table-cell table:number-columns-repeated="1010"/>
        </table:table-row>
        <table:table-row table:style-name="ro13">
          <table:table-cell table:style-name="ce449" table:number-columns-repeated="6"/>
          <table:table-cell table:style-name="ce72" table:number-columns-repeated="3"/>
          <table:table-cell/>
          <table:table-cell table:style-name="ce158"/>
          <table:table-cell table:number-columns-repeated="1013"/>
        </table:table-row>
        <table:table-row table:style-name="ro13">
          <table:table-cell table:style-name="ce446" office:value-type="string" calcext:value-type="string" table:number-columns-spanned="12" table:number-rows-spanned="1">
            <text:p><text:span text:style-name="T14"><text:a xlink:href="https://github.com/KELLERStephane/QCM-maths-physique-chimie" xlink:type="simple">https://github.com/KELLERStephane/QCM-maths-physique-chimie</text:a></text:span><text:span text:style-name="T14"> </text:span></text:p>
          </table:table-cell>
          <table:covered-table-cell table:style-name="ce57"/>
          <table:covered-table-cell table:number-columns-repeated="4" table:style-name="ce469"/>
          <table:covered-table-cell table:number-columns-repeated="3" table:style-name="ce72"/>
          <table:covered-table-cell table:number-columns-repeated="3"/>
          <table:table-cell table:number-columns-repeated="1012"/>
        </table:table-row>
        <table:table-row table:style-name="ro13">
          <table:table-cell table:style-name="ce72" table:number-columns-repeated="14"/>
          <table:table-cell table:style-name="ce137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3">
          <table:table-cell table:style-name="ce52" office:value-type="string" calcext:value-type="string" table:number-columns-spanned="12" table:number-rows-spanned="1">
            <text:p>Dans les cellules C18, E18, G18, I18 et J18 :</text:p>
          </table:table-cell>
          <table:covered-table-cell table:style-name="ce459"/>
          <table:covered-table-cell table:style-name="ce102"/>
          <table:covered-table-cell table:style-name="ce459"/>
          <table:covered-table-cell table:number-columns-repeated="8" table:style-name="ce131"/>
          <table:table-cell table:style-name="ce148"/>
          <table:table-cell table:style-name="ce512"/>
          <table:table-cell table:style-name="ce137"/>
          <table:table-cell table:style-name="ce392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3">
          <table:table-cell table:style-name="ce52" office:value-type="string" calcext:value-type="string" table:number-columns-spanned="12" table:number-rows-spanned="1">
            <text:p> saisir <text:span text:style-name="T16">k</text:span> pour <text:span text:style-name="T17">k</text:span> et <text:span text:style-name="T16">m</text:span> pour <text:span text:style-name="T17">m</text:span>, mais laisser la police Wingdings 3.</text:p>
          </table:table-cell>
          <table:covered-table-cell table:style-name="ce459"/>
          <table:covered-table-cell table:style-name="ce102"/>
          <table:covered-table-cell table:style-name="ce459"/>
          <table:covered-table-cell table:number-columns-repeated="8" table:style-name="ce131"/>
          <table:table-cell table:style-name="ce148"/>
          <table:table-cell table:style-name="ce512"/>
          <table:table-cell table:style-name="ce72"/>
          <table:table-cell table:style-name="ce392" table:number-columns-spanned="1" table:number-rows-spanned="2"/>
          <table:table-cell table:style-name="ce524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27" table:number-columns-spanned="1" table:number-rows-spanned="2"/>
          <table:table-cell table:style-name="ce137"/>
          <table:table-cell table:style-name="ce512" table:number-columns-repeated="2"/>
          <table:table-cell table:style-name="ce148"/>
          <table:table-cell table:number-columns-repeated="976"/>
          <table:table-cell table:style-name="ce147" table:number-columns-repeated="5"/>
          <table:table-cell table:style-name="ce72" table:number-columns-repeated="11"/>
        </table:table-row>
        <table:table-row table:style-name="ro13">
          <table:table-cell table:style-name="ce72" table:number-columns-repeated="15"/>
          <table:covered-table-cell table:style-name="ce434"/>
          <table:table-cell table:style-name="ce525"/>
          <table:covered-table-cell table:style-name="ce137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covered-table-cell table:style-name="ce523"/>
          <table:table-cell table:style-name="ce508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table-cell table:style-name="ce45" office:value-type="string" calcext:value-type="string">
            <text:p>x</text:p>
          </table:table-cell>
          <table:table-cell table:style-name="ce550"/>
          <table:table-cell table:style-name="ce104" table:number-columns-repeated="9"/>
          <table:table-cell table:style-name="ce412"/>
          <table:table-cell table:style-name="ce72"/>
          <table:table-cell table:style-name="ce498" table:number-columns-repeated="2"/>
          <table:table-cell table:style-name="ce148" table:number-columns-repeated="12"/>
          <table:table-cell table:style-name="ce512" table:number-columns-repeated="2"/>
          <table:table-cell table:style-name="ce148" table:number-columns-repeated="3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>
          <table:table-cell table:style-name="ce342" table:formula="of:=IF([.$BA$4]=1;&quot;Signe de f '(x)&quot;;&quot;/\/\/\/\/\/\/\/\/\/\&quot;)" office:value-type="string" office:string-value="/\/\/\/\/\/\/\/\/\/\" calcext:value-type="string">
            <text:p>/\/\/\/\/\/\/\/\/\/\</text:p>
          </table:table-cell>
          <table:table-cell table:style-name="ce550"/>
          <table:table-cell table:style-name="ce104" table:number-columns-repeated="9"/>
          <table:table-cell table:style-name="ce412"/>
          <table:table-cell table:style-name="ce505" table:number-columns-repeated="2"/>
          <table:table-cell table:style-name="ce72"/>
          <table:table-cell table:style-name="ce61"/>
          <table:table-cell table:style-name="ce517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table-cell table:style-name="ce342" office:value-type="string" calcext:value-type="string" table:number-columns-spanned="1" table:number-rows-spanned="2">
            <text:p>Variations</text:p>
            <text:p>de <text:span text:style-name="T5">f</text:span></text:p>
          </table:table-cell>
          <table:table-cell table:style-name="ce91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77"/>
          <table:table-cell table:style-name="ce470" table:number-columns-spanned="1" table:number-rows-spanned="2"/>
          <table:table-cell table:style-name="ce489"/>
          <table:table-cell table:style-name="ce137" table:number-columns-repeated="2"/>
          <table:table-cell table:style-name="ce72"/>
          <table:table-cell table:style-name="ce392"/>
          <table:table-cell table:style-name="ce518"/>
          <table:table-cell table:style-name="ce505" table:number-columns-repeated="12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covered-table-cell table:style-name="ce434"/>
          <table:table-cell table:style-name="ce464"/>
          <table:covered-table-cell table:style-name="ce120"/>
          <table:table-cell table:style-name="ce608"/>
          <table:covered-table-cell table:style-name="ce603"/>
          <table:table-cell table:style-name="ce608"/>
          <table:covered-table-cell table:style-name="ce603"/>
          <table:table-cell table:style-name="ce608"/>
          <table:covered-table-cell table:style-name="ce603"/>
          <table:table-cell table:style-name="ce608"/>
          <table:covered-table-cell table:style-name="ce603"/>
          <table:table-cell table:style-name="ce624"/>
          <table:table-cell table:style-name="ce508" table:number-columns-repeated="2"/>
          <table:table-cell table:style-name="ce72"/>
          <table:table-cell table:style-name="ce392" table:number-columns-spanned="1" table:number-rows-spanned="2"/>
          <table:table-cell table:style-name="ce517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20" table:number-columns-spanned="1" table:number-rows-spanned="2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table-cell table:number-columns-repeated="12"/>
          <table:table-cell table:style-name="ce148" table:number-columns-repeated="2"/>
          <table:table-cell table:style-name="ce72"/>
          <table:covered-table-cell table:style-name="ce434"/>
          <table:table-cell table:style-name="ce517"/>
          <table:covered-table-cell table:style-name="ce137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covered-table-cell table:style-name="ce523"/>
          <table:table-cell table:style-name="ce505"/>
          <table:table-cell table:style-name="ce512" table:number-columns-repeated="2"/>
          <table:table-cell table:style-name="ce148"/>
          <table:table-cell table:number-columns-repeated="992"/>
        </table:table-row>
        <table:table-row table:style-name="ro13">
          <table:table-cell table:style-name="ce45" office:value-type="string" calcext:value-type="string">
            <text:p>x</text:p>
          </table:table-cell>
          <table:table-cell table:style-name="ce569" table:formula="of:=IF(AND([.$BA$2];[.$BA$3]);IF(ISBLANK([$Données.P87]);&quot;&quot;;[$Données.P87]);&quot;&quot;)">
            <text:p/>
          </table:table-cell>
          <table:table-cell table:style-name="ce582" table:formula="of:=IF(AND([.$BA$2];[.$BA$3]);IF(ISBLANK([$Données.Q87]);&quot;&quot;;[$Données.Q87]);&quot;&quot;)">
            <text:p/>
          </table:table-cell>
          <table:table-cell table:style-name="ce582" table:formula="of:=IF(AND([.$BA$2];[.$BA$3]);IF(ISBLANK([$Données.R87]);&quot;&quot;;[$Données.R87]);&quot;&quot;)">
            <text:p/>
          </table:table-cell>
          <table:table-cell table:style-name="ce582" table:formula="of:=IF(AND([.$BA$2];[.$BA$3]);IF(ISBLANK([$Données.S87]);&quot;&quot;;[$Données.S87]);&quot;&quot;)">
            <text:p/>
          </table:table-cell>
          <table:table-cell table:style-name="ce582" table:formula="of:=IF(AND([.$BA$2];[.$BA$3]);IF(ISBLANK([$Données.T87]);&quot;&quot;;[$Données.T87]);&quot;&quot;)">
            <text:p/>
          </table:table-cell>
          <table:table-cell table:style-name="ce582" table:formula="of:=IF(AND([.$BA$2];[.$BA$3]);IF(ISBLANK([$Données.U87]);&quot;&quot;;[$Données.U87]);&quot;&quot;)">
            <text:p/>
          </table:table-cell>
          <table:table-cell table:style-name="ce582" table:formula="of:=IF(AND([.$BA$2];[.$BA$3]);IF(ISBLANK([$Données.V87]);&quot;&quot;;[$Données.V87]);&quot;&quot;)">
            <text:p/>
          </table:table-cell>
          <table:table-cell table:style-name="ce582" table:formula="of:=IF(AND([.$BA$2];[.$BA$3]);IF(ISBLANK([$Données.W87]);&quot;&quot;;[$Données.W87]);&quot;&quot;)">
            <text:p/>
          </table:table-cell>
          <table:table-cell table:style-name="ce582" table:formula="of:=IF(AND([.$BA$2];[.$BA$3]);IF(ISBLANK([$Données.X87]);&quot;&quot;;[$Données.X87]);&quot;&quot;)">
            <text:p/>
          </table:table-cell>
          <table:table-cell table:style-name="ce582" table:formula="of:=IF(AND([.$BA$2];[.$BA$3]);IF(ISBLANK([$Données.Y87]);&quot;&quot;;[$Données.Y87]);&quot;&quot;)">
            <text:p/>
          </table:table-cell>
          <table:table-cell table:style-name="ce506" table:formula="of:=IF(AND([.$BA$2];[.$BA$3]);IF(ISBLANK([$Données.Z87]);&quot;&quot;;[$Données.Z87]);&quot;&quot;)">
            <text:p/>
          </table:table-cell>
          <table:table-cell table:number-columns-repeated="2"/>
          <table:table-cell table:style-name="ce72"/>
          <table:table-cell table:style-name="ce512" table:number-columns-repeated="13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>
          <table:table-cell table:style-name="ce342" table:formula="of:=IF([.$BA$4]=1;&quot;Signe de f '(x)&quot;;&quot;/\/\/\/\/\/\/\/\/\/\&quot;)" office:value-type="string" office:string-value="/\/\/\/\/\/\/\/\/\/\" calcext:value-type="string">
            <text:p>/\/\/\/\/\/\/\/\/\/\</text:p>
          </table:table-cell>
          <table:table-cell table:style-name="ce569" table:formula="of:=IF(AND([.$BA$2];[.$BA$3];[.$BA$4]);IF(ISBLANK([$Données.P88]);&quot;&quot;;[$Données.P88]);&quot;&quot;)">
            <text:p/>
          </table:table-cell>
          <table:table-cell table:style-name="ce582" table:formula="of:=IF(AND([.$BA$2];[.$BA$3];[.$BA$4]);IF(ISBLANK([$Données.Q88]);&quot;&quot;;[$Données.Q88]);&quot;&quot;)">
            <text:p/>
          </table:table-cell>
          <table:table-cell table:style-name="ce582" table:formula="of:=IF(AND([.$BA$2];[.$BA$3];[.$BA$4]);IF(ISBLANK([$Données.R88]);&quot;&quot;;[$Données.R88]);&quot;&quot;)">
            <text:p/>
          </table:table-cell>
          <table:table-cell table:style-name="ce582" table:formula="of:=IF(AND([.$BA$2];[.$BA$3];[.$BA$4]);IF(ISBLANK([$Données.S88]);&quot;&quot;;[$Données.S88]);&quot;&quot;)">
            <text:p/>
          </table:table-cell>
          <table:table-cell table:style-name="ce582" table:formula="of:=IF(AND([.$BA$2];[.$BA$3];[.$BA$4]);IF(ISBLANK([$Données.T88]);&quot;&quot;;[$Données.T88]);&quot;&quot;)">
            <text:p/>
          </table:table-cell>
          <table:table-cell table:style-name="ce582" table:formula="of:=IF(AND([.$BA$2];[.$BA$3];[.$BA$4]);IF(ISBLANK([$Données.U88]);&quot;&quot;;[$Données.U88]);&quot;&quot;)">
            <text:p/>
          </table:table-cell>
          <table:table-cell table:style-name="ce582" table:formula="of:=IF(AND([.$BA$2];[.$BA$3];[.$BA$4]);IF(ISBLANK([$Données.V88]);&quot;&quot;;[$Données.V88]);&quot;&quot;)">
            <text:p/>
          </table:table-cell>
          <table:table-cell table:style-name="ce582" table:formula="of:=IF(AND([.$BA$2];[.$BA$3];[.$BA$4]);IF(ISBLANK([$Données.W88]);&quot;&quot;;[$Données.W88]);&quot;&quot;)">
            <text:p/>
          </table:table-cell>
          <table:table-cell table:style-name="ce582" table:formula="of:=IF(AND([.$BA$2];[.$BA$3];[.$BA$4]);IF(ISBLANK([$Données.X88]);&quot;&quot;;[$Données.X88]);&quot;&quot;)">
            <text:p/>
          </table:table-cell>
          <table:table-cell table:style-name="ce582" table:formula="of:=IF(AND([.$BA$2];[.$BA$3];[.$BA$4]);IF(ISBLANK([$Données.Y88]);&quot;&quot;;[$Données.Y88]);&quot;&quot;)">
            <text:p/>
          </table:table-cell>
          <table:table-cell table:style-name="ce506" table:formula="of:=IF(AND([.$BA$2];[.$BA$3];[.$BA$4]);IF(ISBLANK([$Données.Z88]);&quot;&quot;;[$Données.Z88]);&quot;&quot;)">
            <text:p/>
          </table:table-cell>
          <table:table-cell table:number-columns-repeated="2"/>
          <table:table-cell table:style-name="ce166"/>
          <table:table-cell table:style-name="ce137" table:number-columns-repeated="11"/>
          <table:table-cell table:style-name="ce504"/>
          <table:table-cell table:style-name="ce137"/>
          <table:table-cell table:style-name="ce148" table:number-columns-repeated="4"/>
          <table:table-cell table:number-columns-repeated="986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>
          <table:table-cell table:style-name="ce342" office:value-type="string" calcext:value-type="string" table:number-columns-spanned="1" table:number-rows-spanned="2">
            <text:p>Variations</text:p>
            <text:p>de <text:span text:style-name="T5">f</text:span></text:p>
          </table:table-cell>
          <table:table-cell table:style-name="ce174" table:formula="of:=IF(AND([.$BA$2];[.$BA$3]);IF(ISBLANK([$Données.P89]);&quot;&quot;;[$Données.P89]);&quot;&quot;)">
            <text:p/>
          </table:table-cell>
          <table:table-cell table:style-name="ce476" table:formula="of:=IF(AND([.$BA$2];[.$BA$3]);IF(ISBLANK([$Données.Q89]);&quot;&quot;;[$Données.Q89]);&quot;&quot;)" table:number-columns-spanned="1" table:number-rows-spanned="2">
            <text:p/>
          </table:table-cell>
          <table:table-cell table:style-name="ce183" table:formula="of:=IF(AND([.$BA$2];[.$BA$3]);IF(ISBLANK([$Données.R89]);&quot;&quot;;[$Données.R89]);&quot;&quot;)">
            <text:p/>
          </table:table-cell>
          <table:table-cell table:style-name="ce476" table:formula="of:=IF(AND([.$BA$2];[.$BA$3]);IF(ISBLANK([$Données.S89]);&quot;&quot;;[$Données.S89]);&quot;&quot;)" table:number-columns-spanned="1" table:number-rows-spanned="2">
            <text:p/>
          </table:table-cell>
          <table:table-cell table:style-name="ce183" table:formula="of:=IF(AND([.$BA$2];[.$BA$3]);IF(ISBLANK([$Données.T89]);&quot;&quot;;[$Données.T89]);&quot;&quot;)">
            <text:p/>
          </table:table-cell>
          <table:table-cell table:style-name="ce476" table:formula="of:=IF(AND([.$BA$2];[.$BA$3]);IF(ISBLANK([$Données.U89]);&quot;&quot;;[$Données.U89]);&quot;&quot;)" table:number-columns-spanned="1" table:number-rows-spanned="2">
            <text:p/>
          </table:table-cell>
          <table:table-cell table:style-name="ce183" table:formula="of:=IF(AND([.$BA$2];[.$BA$3]);IF(ISBLANK([$Données.V89]);&quot;&quot;;[$Données.V89]);&quot;&quot;)">
            <text:p/>
          </table:table-cell>
          <table:table-cell table:style-name="ce476" table:formula="of:=IF(AND([.$BA$2];[.$BA$3]);IF(ISBLANK([$Données.W89]);&quot;&quot;;[$Données.W89]);&quot;&quot;)" table:number-columns-spanned="1" table:number-rows-spanned="2">
            <text:p/>
          </table:table-cell>
          <table:table-cell table:style-name="ce183" table:formula="of:=IF(AND([.$BA$2];[.$BA$3]);IF(ISBLANK([$Données.X89]);&quot;&quot;;[$Données.X89]);&quot;&quot;)">
            <text:p/>
          </table:table-cell>
          <table:table-cell table:style-name="ce476" table:formula="of:=IF(AND([.$BA$2];[.$BA$3]);IF(ISBLANK([$Données.Y89]);&quot;&quot;;[$Données.Y89]);&quot;&quot;)" table:number-columns-spanned="1" table:number-rows-spanned="2">
            <text:p/>
          </table:table-cell>
          <table:table-cell table:style-name="ce507" table:formula="of:=IF(AND([.$BA$2];[.$BA$3]);IF(ISBLANK([$Données.Z89]);&quot;&quot;;[$Données.Z89]);&quot;&quot;)">
            <text:p/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>
          <table:covered-table-cell table:style-name="ce434"/>
          <table:table-cell table:style-name="ce578" table:formula="of:=IF(AND([.$BA$2];[.$BA$3]);IF(ISBLANK([$Données.P90]);&quot;&quot;;[$Données.P90]);&quot;&quot;)">
            <text:p/>
          </table:table-cell>
          <table:covered-table-cell table:style-name="ce182"/>
          <table:table-cell table:style-name="ce186" table:formula="of:=IF(AND([.$BA$2];[.$BA$3]);IF(ISBLANK([$Données.R90]);&quot;&quot;;[$Données.R90]);&quot;&quot;)">
            <text:p/>
          </table:table-cell>
          <table:covered-table-cell table:style-name="ce483"/>
          <table:table-cell table:style-name="ce186" table:formula="of:=IF(AND([.$BA$2];[.$BA$3]);IF(ISBLANK([$Données.T90]);&quot;&quot;;[$Données.T90]);&quot;&quot;)">
            <text:p/>
          </table:table-cell>
          <table:covered-table-cell table:style-name="ce483"/>
          <table:table-cell table:style-name="ce186" table:formula="of:=IF(AND([.$BA$2];[.$BA$3]);IF(ISBLANK([$Données.V90]);&quot;&quot;;[$Données.V90]);&quot;&quot;)">
            <text:p/>
          </table:table-cell>
          <table:covered-table-cell table:style-name="ce483"/>
          <table:table-cell table:style-name="ce186" table:formula="of:=IF(AND([.$BA$2];[.$BA$3]);IF(ISBLANK([$Données.X90]);&quot;&quot;;[$Données.X90]);&quot;&quot;)">
            <text:p/>
          </table:table-cell>
          <table:covered-table-cell table:style-name="ce483"/>
          <table:table-cell table:style-name="ce509" table:formula="of:=IF(AND([.$BA$2];[.$BA$3]);IF(ISBLANK([$Données.Z90]);&quot;&quot;;[$Données.Z90]);&quot;&quot;)">
            <text:p/>
          </table:table-cell>
          <table:table-cell table:style-name="ce72" table:number-columns-repeated="7"/>
          <table:table-cell table:number-columns-repeated="999"/>
          <table:table-cell table:style-name="ce147" table:number-columns-repeated="2"/>
          <table:table-cell table:number-columns-repeated="2"/>
          <table:table-cell table:style-name="ce72" table:number-columns-repeated="2"/>
        </table:table-row>
        <table:table-row table:style-name="ro13" table:number-rows-repeated="9">
          <table:table-cell table:style-name="ce72" table:number-columns-repeated="14"/>
          <table:table-cell table:number-columns-repeated="1010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Tableaux de signes et de variations'.K7:'Tableaux de signes et de variations'.K7">
            <calcext:condition calcext:apply-style-name="VRAI" calcext:value="formula-is(IF([.K7]=0))" calcext:base-cell-address="'Equation et inéquations'.K7"/>
            <calcext:condition calcext:apply-style-name="FAUX" calcext:value="formula-is(IF([.K7]=1))" calcext:base-cell-address="'Equation et inéquations'.K7"/>
          </calcext:conditional-format>
          <calcext:conditional-format calcext:target-range-address="'Tableaux de signes et de variations'.C7:'Tableaux de signes et de variations'.F7">
            <calcext:condition calcext:apply-style-name="VRAI" calcext:value="formula-is(IF([.C7]=0))" calcext:base-cell-address="'Equation et inéquations'.C7"/>
            <calcext:condition calcext:apply-style-name="FAUX" calcext:value="formula-is(IF([.C7]=1))" calcext:base-cell-address="'Equation et inéquations'.C7"/>
          </calcext:conditional-format>
          <calcext:conditional-format calcext:target-range-address="'Tableaux de signes et de variations'.C11:'Tableaux de signes et de variations'.F11">
            <calcext:condition calcext:apply-style-name="VRAI" calcext:value="formula-is(IF([.C11]=0))" calcext:base-cell-address="'Equation et inéquations'.C11"/>
            <calcext:condition calcext:apply-style-name="FAUX" calcext:value="formula-is(IF([.C11]=1))" calcext:base-cell-address="'Equation et inéquations'.C11"/>
          </calcext:conditional-format>
          <calcext:conditional-format calcext:target-range-address="'Tableaux de signes et de variations'.D13:'Tableaux de signes et de variations'.D14 'Tableaux de signes et de variations'.B13:'Tableaux de signes et de variations'.B14">
            <calcext:condition calcext:apply-style-name="VRAI" calcext:value="formula-is(IF(#REF!=0))" calcext:base-cell-address="'Equation et inéquations'.B13"/>
            <calcext:condition calcext:apply-style-name="FAUX" calcext:value="formula-is(IF(#REF!=1))" calcext:base-cell-address="'Equation et inéquations'.B13"/>
          </calcext:conditional-format>
        </calcext:conditional-formats>
      </table:table>
      <table:table table:name="Equation et inéquations" table:style-name="ta1" table:protected="true" table:protection-key="jyG1PISJndEI/CVrHNvJCF2ZiMY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2" form:id="control12" form:label="Résultats" form:linked-cell="'Equation et inéquations'.B3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3" form:id="control13" form:label="Réponses" form:linked-cell="'Equation et inéquations'.B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90.97mm" svg:y="30.34mm" draw:control="control12"/>
          <draw:control draw:z-index="1" draw:style-name="gr3" draw:text-style-name="P3" svg:width="45.05mm" svg:height="11.88mm" svg:x="191.44mm" svg:y="45.65mm" draw:control="control13"/>
          <draw:frame draw:z-index="2" draw:style-name="gr5" draw:text-style-name="P1" svg:width="217.16mm" svg:height="184.78mm" svg:x="238.29mm" svg:y="0mm">
            <draw:object draw:notify-on-update-of-ranges="Données.O50:Données.O70 Données.P50:Données.P70 Données.R50:Données.R52 Données.S50:Données.S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4" table:default-cell-style-name="ce418"/>
        <table:table-column table:style-name="co25" table:default-cell-style-name="ce53"/>
        <table:table-column table:style-name="co26" table:number-columns-repeated="11" table:default-cell-style-name="ce53"/>
        <table:table-column table:style-name="co1" table:number-columns-repeated="1007" table:default-cell-style-name="ce53"/>
        <table:table-column table:style-name="co1" table:number-columns-repeated="4" table:default-cell-style-name="ce418"/>
        <table:table-row table:style-name="ro14">
          <table:table-cell table:style-name="ce116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number-columns-repeated="2" table:style-name="ce125"/>
          <table:table-cell table:style-name="ce164" office:value-type="string" calcext:value-type="string" table:number-columns-spanned="2" table:number-rows-spanned="1">
            <text:p>Nouveau test : </text:p>
            <text:p>Ctrl + Shif + F9</text:p>
          </table:table-cell>
          <table:covered-table-cell table:style-name="ce356"/>
          <table:table-cell table:style-name="ce357" table:formula="of:=IF([.$B$31];[$Données.M76];&quot;&quot;)">
            <text:p/>
          </table:table-cell>
          <table:table-cell table:style-name="ce203" office:value-type="string" calcext:value-type="string">
            <text:p>/20</text:p>
          </table:table-cell>
          <table:table-cell table:style-name="ce72"/>
          <table:table-cell table:number-columns-repeated="1016"/>
        </table:table-row>
        <table:table-row table:style-name="ro7">
          <table:table-cell table:style-name="ce117"/>
          <table:table-cell table:style-name="ce126"/>
          <table:table-cell table:style-name="ce133"/>
          <table:table-cell table:style-name="ce148"/>
          <table:table-cell table:style-name="ce429" table:number-columns-repeated="2"/>
          <table:table-cell table:number-columns-repeated="1018"/>
        </table:table-row>
        <table:table-row table:style-name="ro7">
          <table:table-cell table:style-name="ce38" office:value-type="string" calcext:value-type="string" table:number-columns-spanned="5" table:number-rows-spanned="1">
            <text:p>Fonctions définies sur [-10 ; 10]</text:p>
          </table:table-cell>
          <table:covered-table-cell table:style-name="ce418"/>
          <table:covered-table-cell table:style-name="ce73"/>
          <table:covered-table-cell table:number-columns-repeated="2"/>
          <table:table-cell table:number-columns-repeated="1019"/>
        </table:table-row>
        <table:table-row table:style-name="ro7">
          <table:table-cell/>
          <table:table-cell table:style-name="ce36"/>
          <table:table-cell table:number-columns-repeated="5"/>
          <table:table-cell table:style-name="ce253"/>
          <table:table-cell table:number-columns-repeated="1016"/>
        </table:table-row>
        <table:table-row table:style-name="ro7">
          <table:table-cell table:style-name="ce118" office:value-type="string" calcext:value-type="string" table:number-columns-spanned="7" table:number-rows-spanned="1">
            <text:p>Ensemble solution de l’équation <text:span text:style-name="T18">f </text:span><text:span text:style-name="T19">(</text:span><text:span text:style-name="T18">x</text:span><text:span text:style-name="T19">)</text:span> = <text:span text:style-name="T20">g</text:span><text:span text:style-name="T21">(</text:span><text:span text:style-name="T20">x</text:span><text:span text:style-name="T21">)</text:span></text:p>
          </table:table-cell>
          <table:covered-table-cell table:style-name="ce418"/>
          <table:covered-table-cell table:style-name="ce36"/>
          <table:covered-table-cell table:style-name="ce418"/>
          <table:covered-table-cell table:style-name="ce427"/>
          <table:covered-table-cell table:number-columns-repeated="2"/>
          <table:table-cell table:number-columns-repeated="1017"/>
        </table:table-row>
        <table:table-row table:style-name="ro15">
          <table:table-cell/>
          <table:table-cell table:style-name="ce427" office:value-type="string" calcext:value-type="string">
            <text:p>S =</text:p>
          </table:table-cell>
          <table:table-cell table:style-name="ce241" office:value-type="string" calcext:value-type="string">
            <text:p>{</text:p>
          </table:table-cell>
          <table:table-cell table:style-name="ce252" office:value-type="float" office:value="-5" calcext:value-type="float">
            <text:p>-5</text:p>
          </table:table-cell>
          <table:table-cell table:style-name="ce252" office:value-type="string" calcext:value-type="string">
            <text:p>;</text:p>
          </table:table-cell>
          <table:table-cell table:style-name="ce252" office:value-type="float" office:value="6" calcext:value-type="float">
            <text:p>6</text:p>
          </table:table-cell>
          <table:table-cell table:style-name="ce369" office:value-type="string" calcext:value-type="string">
            <text:p>}</text:p>
          </table:table-cell>
          <table:table-cell table:style-name="ce418"/>
          <table:table-cell table:style-name="ce36"/>
          <table:table-cell table:number-columns-repeated="1015"/>
        </table:table-row>
        <table:table-row table:style-name="ro7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18"/>
          <table:table-cell table:style-name="ce349" table:formula="of:=IF(ISBLANK([.C6]);&quot;&quot;;IF([.$B$31];IF([.C6]=[Données.B59];1;0);&quot;&quot;))">
            <text:p/>
          </table:table-cell>
          <table:table-cell table:style-name="ce362" table:formula="of:=IF(ISBLANK([.D6]);&quot;&quot;;IF([.$B$31];IF([.D6]=[Données.C59];1;0);&quot;&quot;))">
            <text:p/>
          </table:table-cell>
          <table:table-cell table:style-name="ce373" table:formula="of:=IF(ISBLANK([.E6]);&quot;&quot;;IF([.$B$31];IF([.E6]=[Données.D59];1;0);&quot;&quot;))">
            <text:p/>
          </table:table-cell>
          <table:table-cell table:style-name="ce382" table:formula="of:=IF(ISBLANK([.F6]);&quot;&quot;;IF([.$B$31];IF([.F6]=[Données.E59];1;0);&quot;&quot;))">
            <text:p/>
          </table:table-cell>
          <table:table-cell table:style-name="ce399" table:formula="of:=IF(ISBLANK([.G6]);&quot;&quot;;IF([.$B$31];IF([.G6]=[Données.F59];1;0);&quot;&quot;))">
            <text:p/>
          </table:table-cell>
          <table:table-cell table:style-name="ce418"/>
          <table:table-cell table:style-name="ce206"/>
          <table:table-cell table:number-columns-repeated="1015"/>
        </table:table-row>
        <table:table-row table:style-name="ro15">
          <table:table-cell table:style-name="ce3" office:value-type="string" calcext:value-type="string" table:number-columns-spanned="2" table:number-rows-spanned="1">
            <text:p>Réponse</text:p>
          </table:table-cell>
          <table:covered-table-cell table:style-name="ce418"/>
          <table:table-cell table:style-name="ce132" table:formula="of:=IF(AND([.$B$31];[.$B$32]);[Données.B59];&quot;&quot;)">
            <text:p/>
          </table:table-cell>
          <table:table-cell table:style-name="ce157" table:formula="of:=IF(AND([.$B$31];[.$B$32]);[Données.C59];&quot;&quot;)">
            <text:p/>
          </table:table-cell>
          <table:table-cell table:style-name="ce179" table:formula="of:=IF(AND([.$B$31];[.$B$32]);[Données.D59];&quot;&quot;)">
            <text:p/>
          </table:table-cell>
          <table:table-cell table:style-name="ce190" table:formula="of:=IF(AND([.$B$31];[.$B$32]);[Données.E59];&quot;&quot;)">
            <text:p/>
          </table:table-cell>
          <table:table-cell table:style-name="ce202" table:formula="of:=IF(AND([.$B$31];[.$B$32]);[Données.F59];&quot;&quot;)">
            <text:p/>
          </table:table-cell>
          <table:table-cell table:style-name="ce418"/>
          <table:table-cell table:style-name="ce204"/>
          <table:table-cell table:number-columns-repeated="1015"/>
        </table:table-row>
        <table:table-row table:style-name="ro15">
          <table:table-cell table:style-name="ce57"/>
          <table:table-cell table:style-name="ce429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18"/>
          <table:table-cell table:style-name="ce204"/>
          <table:table-cell table:number-columns-repeated="1015"/>
        </table:table-row>
        <table:table-row table:style-name="ro15">
          <table:table-cell table:style-name="ce294" office:value-type="string" calcext:value-type="string">
            <text:p>Saisir <text:span text:style-name="T22">ou</text:span> pour le symbole <text:span text:style-name="T23"></text:span> (union).</text:p>
          </table:table-cell>
          <table:table-cell table:style-name="ce429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18"/>
          <table:table-cell table:style-name="ce204"/>
          <table:table-cell table:number-columns-repeated="1015"/>
        </table:table-row>
        <table:table-row table:style-name="ro15">
          <table:table-cell table:style-name="ce331" office:value-type="string" calcext:value-type="string">
            <text:p><text:span text:style-name="T24">Saisir </text:span><text:span text:style-name="T25">et</text:span><text:span text:style-name="T26"> pour le symbole </text:span><text:span text:style-name="T27"></text:span><text:span text:style-name="T26"> (intersection).</text:span></text:p>
          </table:table-cell>
          <table:table-cell table:style-name="ce429"/>
          <table:table-cell table:style-name="ce189"/>
          <table:table-cell table:style-name="ce220"/>
          <table:table-cell table:style-name="ce249"/>
          <table:table-cell table:style-name="ce274"/>
          <table:table-cell table:style-name="ce296"/>
          <table:table-cell table:style-name="ce418"/>
          <table:table-cell table:style-name="ce204"/>
          <table:table-cell table:number-columns-repeated="1015"/>
        </table:table-row>
        <table:table-row table:style-name="ro7">
          <table:table-cell table:style-name="ce57"/>
          <table:table-cell table:style-name="ce418"/>
          <table:table-cell table:style-name="ce130"/>
          <table:table-cell table:style-name="ce166"/>
          <table:table-cell table:style-name="ce130" table:number-columns-repeated="3"/>
          <table:table-cell table:style-name="ce204" table:number-columns-repeated="2"/>
          <table:table-cell table:number-columns-repeated="1015"/>
        </table:table-row>
        <table:table-row table:style-name="ro16">
          <table:table-cell table:style-name="ce167" office:value-type="string" calcext:value-type="string" table:number-columns-spanned="7" table:number-rows-spanned="1">
            <text:p>Ensemble solution de l’inéquation <text:span text:style-name="T28">f </text:span><text:span text:style-name="T29">(</text:span><text:span text:style-name="T30">x</text:span><text:span text:style-name="T29">)</text:span></text:p>
          </table:table-cell>
          <table:covered-table-cell table:style-name="ce177"/>
          <table:covered-table-cell table:style-name="ce306"/>
          <table:covered-table-cell table:style-name="ce177"/>
          <table:covered-table-cell table:style-name="ce250"/>
          <table:covered-table-cell table:number-columns-repeated="2" table:style-name="ce478"/>
          <table:table-cell table:style-name="ce380" table:formula="of:=[$Données.K67]" office:value-type="string" office:string-value="&gt;" calcext:value-type="string">
            <text:p>&gt;</text:p>
          </table:table-cell>
          <table:table-cell table:style-name="ce385" office:value-type="string" calcext:value-type="string">
            <text:p><text:span text:style-name="T31">g</text:span>(<text:span text:style-name="T31">x</text:span>)</text:p>
          </table:table-cell>
          <table:table-cell table:style-name="ce292" table:number-columns-repeated="3"/>
          <table:table-cell table:style-name="ce319"/>
          <table:table-cell table:number-columns-repeated="1011"/>
        </table:table-row>
        <table:table-row table:style-name="ro15">
          <table:table-cell/>
          <table:table-cell table:style-name="ce427" office:value-type="string" calcext:value-type="string">
            <text:p>S =</text:p>
          </table:table-cell>
          <table:table-cell table:style-name="ce99" office:value-type="string" calcext:value-type="string">
            <text:p>[</text:p>
          </table:table-cell>
          <table:table-cell table:style-name="ce103" office:value-type="float" office:value="-10" calcext:value-type="float">
            <text:p>-10</text:p>
          </table:table-cell>
          <table:table-cell table:style-name="ce103" office:value-type="string" calcext:value-type="string">
            <text:p>;</text:p>
          </table:table-cell>
          <table:table-cell table:style-name="ce103" office:value-type="float" office:value="-5" calcext:value-type="float">
            <text:p>-5</text:p>
          </table:table-cell>
          <table:table-cell table:style-name="ce103" office:value-type="string" calcext:value-type="string">
            <text:p>[</text:p>
          </table:table-cell>
          <table:table-cell table:style-name="ce99" office:value-type="string" calcext:value-type="string">
            <text:p>ou</text:p>
          </table:table-cell>
          <table:table-cell table:style-name="ce99" office:value-type="string" calcext:value-type="string">
            <text:p>]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string" calcext:value-type="string">
            <text:p>;</text:p>
          </table:table-cell>
          <table:table-cell table:style-name="ce103" office:value-type="float" office:value="10" calcext:value-type="float">
            <text:p>10</text:p>
          </table:table-cell>
          <table:table-cell table:style-name="ce412" office:value-type="string" calcext:value-type="string">
            <text:p>]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18"/>
          <table:table-cell table:style-name="ce151" table:formula="of:=IF(ISBLANK([.C14]);&quot;&quot;;IF([.$B$31];IF([.C14]=[Données.B68];1;0);&quot;&quot;))">
            <text:p/>
          </table:table-cell>
          <table:table-cell table:style-name="ce151" table:formula="of:=IF(ISBLANK([.D14]);&quot;&quot;;IF([.$B$31];IF([.D14]=[Données.C68];1;0);&quot;&quot;))">
            <text:p/>
          </table:table-cell>
          <table:table-cell table:style-name="ce151" table:formula="of:=IF(ISBLANK([.E14]);&quot;&quot;;IF([.$B$31];IF([.E14]=[Données.D68];1;0);&quot;&quot;))">
            <text:p/>
          </table:table-cell>
          <table:table-cell table:style-name="ce151" table:formula="of:=IF(ISBLANK([.F14]);&quot;&quot;;IF([.$B$31];IF([.F14]=[Données.E68];1;0);&quot;&quot;))">
            <text:p/>
          </table:table-cell>
          <table:table-cell table:style-name="ce151" table:formula="of:=IF(ISBLANK([.G14]);&quot;&quot;;IF([.$B$31];IF([.G14]=[Données.F68];1;0);&quot;&quot;))">
            <text:p/>
          </table:table-cell>
          <table:table-cell table:style-name="ce377" table:formula="of:=IF(ISBLANK([.H14]);&quot;&quot;;IF([.$B$31];IF([.H14]=[Données.G68];1;0);&quot;&quot;))">
            <text:p/>
          </table:table-cell>
          <table:table-cell table:style-name="ce390" table:formula="of:=IF(ISBLANK([.I14]);&quot;&quot;;IF([.$B$31];IF([.I14]=[Données.H68];1;0);&quot;&quot;))">
            <text:p/>
          </table:table-cell>
          <table:table-cell table:style-name="ce394" table:formula="of:=IF(ISBLANK([.J14]);&quot;&quot;;IF([.$B$31];IF([.J14]=[Données.I68];1;0);&quot;&quot;))">
            <text:p/>
          </table:table-cell>
          <table:table-cell table:style-name="ce396" table:formula="of:=IF(ISBLANK([.K14]);&quot;&quot;;IF([.$B$31];IF([.K14]=[Données.J68];1;0);&quot;&quot;))">
            <text:p/>
          </table:table-cell>
          <table:table-cell table:style-name="ce398" table:formula="of:=IF(ISBLANK([.L14]);&quot;&quot;;IF([.$B$31];IF([.L14]=[Données.K68];1;0);&quot;&quot;))">
            <text:p/>
          </table:table-cell>
          <table:table-cell table:style-name="ce402" table:formula="of:=IF(ISBLANK([.M14]);&quot;&quot;;IF([.$B$31];IF([.M14]=[Données.L68];1;0);&quot;&quot;))">
            <text:p/>
          </table:table-cell>
          <table:table-cell table:number-columns-repeated="1011"/>
        </table:table-row>
        <table:table-row table:style-name="ro15">
          <table:table-cell table:style-name="ce3" office:value-type="string" calcext:value-type="string" table:number-columns-spanned="2" table:number-rows-spanned="1">
            <text:p>Réponse</text:p>
          </table:table-cell>
          <table:covered-table-cell table:style-name="ce418"/>
          <table:table-cell table:style-name="ce352" table:formula="of:=IF(AND([.$B$31];[.$B$32]);[Données.B69];&quot;&quot;)">
            <text:p/>
          </table:table-cell>
          <table:table-cell table:style-name="ce348" table:formula="of:=IF(AND([.$B$31];[.$B$32]);[Données.C69];&quot;&quot;)">
            <text:p/>
          </table:table-cell>
          <table:table-cell table:style-name="ce348" table:formula="of:=IF(AND([.$B$31];[.$B$32]);[Données.D69];&quot;&quot;)">
            <text:p/>
          </table:table-cell>
          <table:table-cell table:style-name="ce348" table:formula="of:=IF(AND([.$B$31];[.$B$32]);[Données.E69];&quot;&quot;)">
            <text:p/>
          </table:table-cell>
          <table:table-cell table:style-name="ce348" table:formula="of:=IF(AND([.$B$31];[.$B$32]);[Données.F69];&quot;&quot;)">
            <text:p/>
          </table:table-cell>
          <table:table-cell table:style-name="ce428" table:formula="of:=IF(AND([.$B$31];[.$B$32]);[Données.G69];&quot;&quot;)">
            <text:p/>
          </table:table-cell>
          <table:table-cell table:style-name="ce348" table:formula="of:=IF(AND([.$B$31];[.$B$32]);[Données.H69];&quot;&quot;)">
            <text:p/>
          </table:table-cell>
          <table:table-cell table:style-name="ce348" table:formula="of:=IF(AND([.$B$31];[.$B$32]);[Données.I69];&quot;&quot;)">
            <text:p/>
          </table:table-cell>
          <table:table-cell table:style-name="ce348" table:formula="of:=IF(AND([.$B$31];[.$B$32]);[Données.J69];&quot;&quot;)">
            <text:p/>
          </table:table-cell>
          <table:table-cell table:style-name="ce348" table:formula="of:=IF(AND([.$B$31];[.$B$32]);[Données.K69];&quot;&quot;)">
            <text:p/>
          </table:table-cell>
          <table:table-cell table:style-name="ce348" table:formula="of:=IF(AND([.$B$31];[.$B$32]);[Données.L69];&quot;&quot;)">
            <text:p/>
          </table:table-cell>
          <table:table-cell table:number-columns-repeated="1011"/>
        </table:table-row>
        <table:table-row table:style-name="ro7">
          <table:table-cell table:style-name="ce57" table:number-columns-spanned="2" table:number-rows-spanned="1"/>
          <table:covered-table-cell table:style-name="ce429"/>
          <table:table-cell table:style-name="ce154"/>
          <table:table-cell table:style-name="ce176"/>
          <table:table-cell table:style-name="ce210"/>
          <table:table-cell table:style-name="ce215"/>
          <table:table-cell table:style-name="ce224"/>
          <table:table-cell table:style-name="ce418" table:number-columns-repeated="6"/>
          <table:table-cell table:number-columns-repeated="1011"/>
        </table:table-row>
        <table:table-row table:style-name="ro16">
          <table:table-cell table:style-name="ce167" office:value-type="string" calcext:value-type="string" table:number-columns-spanned="7" table:number-rows-spanned="1">
            <text:p>Ensemble solution de l’inéquation <text:span text:style-name="T28">f </text:span><text:span text:style-name="T29">(</text:span><text:span text:style-name="T30">x</text:span><text:span text:style-name="T29">)</text:span></text:p>
          </table:table-cell>
          <table:covered-table-cell table:style-name="ce177"/>
          <table:covered-table-cell table:number-columns-repeated="5" table:style-name="ce328"/>
          <table:table-cell table:style-name="ce380" table:formula="of:=[$Données.K71]" office:value-type="string" office:string-value="≤" calcext:value-type="string">
            <text:p>≤</text:p>
          </table:table-cell>
          <table:table-cell table:style-name="ce385" office:value-type="string" calcext:value-type="string">
            <text:p><text:span text:style-name="T31">g</text:span>(<text:span text:style-name="T31">x</text:span>)</text:p>
          </table:table-cell>
          <table:table-cell table:style-name="ce292" table:number-columns-repeated="2"/>
          <table:table-cell table:style-name="ce478"/>
          <table:table-cell table:style-name="ce408"/>
          <table:table-cell table:number-columns-repeated="1011"/>
        </table:table-row>
        <table:table-row table:style-name="ro15">
          <table:table-cell/>
          <table:table-cell table:style-name="ce427" office:value-type="string" calcext:value-type="string">
            <text:p>S =</text:p>
          </table:table-cell>
          <table:table-cell table:style-name="ce99" office:value-type="string" calcext:value-type="string">
            <text:p>]</text:p>
          </table:table-cell>
          <table:table-cell table:style-name="ce103" office:value-type="float" office:value="-5" calcext:value-type="float">
            <text:p>-5</text:p>
          </table:table-cell>
          <table:table-cell table:style-name="ce103" office:value-type="string" calcext:value-type="string">
            <text:p>;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string" calcext:value-type="string">
            <text:p>[</text:p>
          </table:table-cell>
          <table:table-cell table:style-name="ce99" table:number-columns-repeated="2"/>
          <table:table-cell table:style-name="ce103" table:number-columns-repeated="3"/>
          <table:table-cell table:style-name="ce412"/>
          <table:table-cell table:number-columns-repeated="1011"/>
        </table:table-row>
        <table:table-row table:style-name="ro7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418"/>
          <table:table-cell table:style-name="ce149" table:formula="of:=IF(ISBLANK([.C19]);&quot;&quot;;IF([.$B$31];IF([.C19]=[Données.B72];1;0);&quot;&quot;))">
            <text:p/>
          </table:table-cell>
          <table:table-cell table:style-name="ce149" table:formula="of:=IF(ISBLANK([.D19]);&quot;&quot;;IF([.$B$31];IF([.D19]=[Données.C72];1;0);&quot;&quot;))">
            <text:p/>
          </table:table-cell>
          <table:table-cell table:style-name="ce149" table:formula="of:=IF(ISBLANK([.E19]);&quot;&quot;;IF([.$B$31];IF([.E19]=[Données.D72];1;0);&quot;&quot;))">
            <text:p/>
          </table:table-cell>
          <table:table-cell table:style-name="ce149" table:formula="of:=IF(ISBLANK([.F19]);&quot;&quot;;IF([.$B$31];IF([.F19]=[Données.E72];1;0);&quot;&quot;))">
            <text:p/>
          </table:table-cell>
          <table:table-cell table:style-name="ce149" table:formula="of:=IF(ISBLANK([.G19]);&quot;&quot;;IF([.$B$31];IF([.G19]=[Données.F72];1;0);&quot;&quot;))">
            <text:p/>
          </table:table-cell>
          <table:table-cell table:style-name="ce149" table:formula="of:=IF(ISBLANK([.H19]);&quot;&quot;;IF([.$B$31];IF([.H19]=[Données.G72];1;0);&quot;&quot;))">
            <text:p/>
          </table:table-cell>
          <table:table-cell table:style-name="ce149" table:formula="of:=IF(ISBLANK([.I19]);&quot;&quot;;IF([.$B$31];IF([.I19]=[Données.H72];1;0);&quot;&quot;))">
            <text:p/>
          </table:table-cell>
          <table:table-cell table:style-name="ce149" table:formula="of:=IF(ISBLANK([.J19]);&quot;&quot;;IF([.$B$31];IF([.J19]=[Données.I72];1;0);&quot;&quot;))">
            <text:p/>
          </table:table-cell>
          <table:table-cell table:style-name="ce149" table:formula="of:=IF(ISBLANK([.K19]);&quot;&quot;;IF([.$B$31];IF([.K19]=[Données.J72];1;0);&quot;&quot;))">
            <text:p/>
          </table:table-cell>
          <table:table-cell table:style-name="ce149" table:formula="of:=IF(ISBLANK([.L19]);&quot;&quot;;IF([.$B$31];IF([.L19]=[Données.K72];1;0);&quot;&quot;))">
            <text:p/>
          </table:table-cell>
          <table:table-cell table:style-name="ce149" table:formula="of:=IF(ISBLANK([.M19]);&quot;&quot;;IF([.$B$31];IF([.M19]=[Données.L72];1;0);&quot;&quot;))">
            <text:p/>
          </table:table-cell>
          <table:table-cell table:number-columns-repeated="1011"/>
        </table:table-row>
        <table:table-row table:style-name="ro15">
          <table:table-cell table:style-name="ce3" office:value-type="string" calcext:value-type="string" table:number-columns-spanned="2" table:number-rows-spanned="1">
            <text:p>Réponse</text:p>
          </table:table-cell>
          <table:covered-table-cell table:style-name="ce418"/>
          <table:table-cell table:style-name="ce374" table:formula="of:=IF(AND([.$B$31];[.$B$32]);[Données.B73];&quot;&quot;)">
            <text:p/>
          </table:table-cell>
          <table:table-cell table:style-name="ce393" table:formula="of:=IF(AND([.$B$31];[.$B$32]);[Données.C73];&quot;&quot;)">
            <text:p/>
          </table:table-cell>
          <table:table-cell table:style-name="ce405" table:formula="of:=IF(AND([.$B$31];[.$B$32]);[Données.D73];&quot;&quot;)">
            <text:p/>
          </table:table-cell>
          <table:table-cell table:style-name="ce414" table:formula="of:=IF(AND([.$B$31];[.$B$32]);[Données.E73];&quot;&quot;)">
            <text:p/>
          </table:table-cell>
          <table:table-cell table:style-name="ce421" table:formula="of:=IF(AND([.$B$31];[.$B$32]);[Données.F73];&quot;&quot;)">
            <text:p/>
          </table:table-cell>
          <table:table-cell table:style-name="ce426" table:formula="of:=IF(AND([.$B$31];[.$B$32]);[Données.G73];&quot;&quot;)">
            <text:p/>
          </table:table-cell>
          <table:table-cell table:style-name="ce431" table:formula="of:=IF(AND([.$B$31];[.$B$32]);[Données.H73];&quot;&quot;)">
            <text:p/>
          </table:table-cell>
          <table:table-cell table:style-name="ce441" table:formula="of:=IF(AND([.$B$31];[.$B$32]);[Données.I73];&quot;&quot;)">
            <text:p/>
          </table:table-cell>
          <table:table-cell table:style-name="ce447" table:formula="of:=IF(AND([.$B$31];[.$B$32]);[Données.J73];&quot;&quot;)">
            <text:p/>
          </table:table-cell>
          <table:table-cell table:style-name="ce447" table:formula="of:=IF(AND([.$B$31];[.$B$32]);[Données.K73];&quot;&quot;)">
            <text:p/>
          </table:table-cell>
          <table:table-cell table:style-name="ce447" table:formula="of:=IF(AND([.$B$31];[.$B$32]);[Données.L73];&quot;&quot;)">
            <text:p/>
          </table:table-cell>
          <table:table-cell table:number-columns-repeated="1011"/>
        </table:table-row>
        <table:table-row table:style-name="ro7">
          <table:table-cell table:number-columns-repeated="1024"/>
        </table:table-row>
        <table:table-row table:style-name="ro7">
          <table:table-cell table:style-name="ce72"/>
          <table:table-cell table:number-columns-repeated="2"/>
          <table:table-cell table:style-name="ce96" office:value-type="string" calcext:value-type="string">
            <text:p><text:span text:style-name="T14"><text:a xlink:href="https://github.com/KELLERStephane/QCM-maths-physique-chimie" xlink:type="simple">https://github.com/KELLERStephane/QCM-maths-physique-chimie</text:a></text:span><text:span text:style-name="T14"> </text:span></text:p>
          </table:table-cell>
          <table:table-cell table:number-columns-repeated="1020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/>
          <table:table-cell table:style-name="ce35" office:value-type="boolean" office:boolean-value="false" calcext:value-type="boolean">
            <text:p>FAUX</text:p>
          </table:table-cell>
          <table:table-cell table:number-columns-repeated="1022"/>
        </table:table-row>
        <table:table-row table:style-name="ro7">
          <table:table-cell/>
          <table:table-cell table:style-name="ce35" office:value-type="boolean" office:boolean-value="false" calcext:value-type="boolean">
            <text:p>FAUX</text:p>
          </table:table-cell>
          <table:table-cell table:number-columns-repeated="1022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Equation et inéquations'.I7:'Equation et inéquations'.I7">
            <calcext:condition calcext:apply-style-name="VRAI" calcext:value="formula-is(IF([.K7]=0))" calcext:base-cell-address="'Tableaux de signes et de variations'.I7"/>
            <calcext:condition calcext:apply-style-name="FAUX" calcext:value="formula-is(IF([.K7]=1))" calcext:base-cell-address="'Tableaux de signes et de variations'.I7"/>
          </calcext:conditional-format>
          <calcext:conditional-format calcext:target-range-address="'Equation et inéquations'.H12:'Equation et inéquations'.I12 'Equation et inéquations'.I8:'Equation et inéquations'.I11">
            <calcext:condition calcext:apply-style-name="VRAI" calcext:value="formula-is(IF([.H7]=0))" calcext:base-cell-address="'Tableaux de signes et de variations'.H8"/>
            <calcext:condition calcext:apply-style-name="FAUX" calcext:value="formula-is(IF([.H7]=1))" calcext:base-cell-address="'Tableaux de signes et de variations'.H8"/>
          </calcext:conditional-format>
          <calcext:conditional-format calcext:target-range-address="'Equation et inéquations'.C7:'Equation et inéquations'.C12 'Equation et inéquations'.E12:'Equation et inéquations'.G12">
            <calcext:condition calcext:apply-style-name="VRAI" calcext:value="formula-is(IF([.C6]=0))" calcext:base-cell-address="'Tableaux de signes et de variations'.C7"/>
            <calcext:condition calcext:apply-style-name="FAUX" calcext:value="formula-is(IF([.C6]=1))" calcext:base-cell-address="'Tableaux de signes et de variations'.C7"/>
          </calcext:conditional-format>
          <calcext:conditional-format calcext:target-range-address="'Equation et inéquations'.C8:'Equation et inéquations'.C11">
            <calcext:condition calcext:apply-style-name="VRAI" calcext:value="formula-is(IF([.C7]=0))" calcext:base-cell-address="'Tableaux de signes et de variations'.C8"/>
            <calcext:condition calcext:apply-style-name="FAUX" calcext:value="formula-is(IF([.C7]=1))" calcext:base-cell-address="'Tableaux de signes et de variations'.C8"/>
          </calcext:conditional-format>
          <calcext:conditional-format calcext:target-range-address="'Equation et inéquations'.C7:'Equation et inéquations'.C7">
            <calcext:condition calcext:apply-style-name="FAUX" calcext:value="formula-is(IF([.C7]=1))" calcext:base-cell-address="'Tableaux de signes et de variations'.C7"/>
            <calcext:condition calcext:apply-style-name="VRAI" calcext:value="formula-is(IF([.C7]=0))" calcext:base-cell-address="'Tableaux de signes et de variations'.C7"/>
          </calcext:conditional-format>
          <calcext:conditional-format calcext:target-range-address="'Equation et inéquations'.D7:'Equation et inéquations'.D7">
            <calcext:condition calcext:apply-style-name="FAUX" calcext:value="formula-is(IF([.D7]=1))" calcext:base-cell-address="'Tableaux de signes et de variations'.D7"/>
            <calcext:condition calcext:apply-style-name="VRAI" calcext:value="formula-is(IF([.D7]=0))" calcext:base-cell-address="'Tableaux de signes et de variations'.D7"/>
          </calcext:conditional-format>
          <calcext:conditional-format calcext:target-range-address="'Equation et inéquations'.E7:'Equation et inéquations'.E7">
            <calcext:condition calcext:apply-style-name="FAUX" calcext:value="formula-is(IF([.E7]=1))" calcext:base-cell-address="'Tableaux de signes et de variations'.E7"/>
            <calcext:condition calcext:apply-style-name="VRAI" calcext:value="formula-is(IF([.E7]=0))" calcext:base-cell-address="'Tableaux de signes et de variations'.E7"/>
          </calcext:conditional-format>
          <calcext:conditional-format calcext:target-range-address="'Equation et inéquations'.F7:'Equation et inéquations'.F7">
            <calcext:condition calcext:apply-style-name="FAUX" calcext:value="formula-is(IF([.F7]=1))" calcext:base-cell-address="'Tableaux de signes et de variations'.F7"/>
            <calcext:condition calcext:apply-style-name="VRAI" calcext:value="formula-is(IF([.F7]=0))" calcext:base-cell-address="'Tableaux de signes et de variations'.F7"/>
          </calcext:conditional-format>
          <calcext:conditional-format calcext:target-range-address="'Equation et inéquations'.G7:'Equation et inéquations'.G7">
            <calcext:condition calcext:apply-style-name="FAUX" calcext:value="formula-is(IF([.G7]=1))" calcext:base-cell-address="'Tableaux de signes et de variations'.G7"/>
            <calcext:condition calcext:apply-style-name="VRAI" calcext:value="formula-is(IF([.G7]=0))" calcext:base-cell-address="'Tableaux de signes et de variations'.G7"/>
          </calcext:conditional-format>
          <calcext:conditional-format calcext:target-range-address="'Equation et inéquations'.C8:'Equation et inéquations'.C11">
            <calcext:condition calcext:apply-style-name="FAUX" calcext:value="formula-is(IF([.C7]=1))" calcext:base-cell-address="'Tableaux de signes et de variations'.C8"/>
            <calcext:condition calcext:apply-style-name="VRAI" calcext:value="formula-is(IF([.C7]=0))" calcext:base-cell-address="'Tableaux de signes et de variations'.C8"/>
          </calcext:conditional-format>
          <calcext:conditional-format calcext:target-range-address="'Equation et inéquations'.D8:'Equation et inéquations'.D11">
            <calcext:condition calcext:apply-style-name="VRAI" calcext:value="formula-is(IF([.D7]=0))" calcext:base-cell-address="'Tableaux de signes et de variations'.D8"/>
            <calcext:condition calcext:apply-style-name="FAUX" calcext:value="formula-is(IF([.D7]=1))" calcext:base-cell-address="'Tableaux de signes et de variations'.D8"/>
          </calcext:conditional-format>
          <calcext:conditional-format calcext:target-range-address="'Equation et inéquations'.D8:'Equation et inéquations'.D11">
            <calcext:condition calcext:apply-style-name="FAUX" calcext:value="formula-is(IF([.D7]=1))" calcext:base-cell-address="'Tableaux de signes et de variations'.D8"/>
            <calcext:condition calcext:apply-style-name="VRAI" calcext:value="formula-is(IF([.D7]=0))" calcext:base-cell-address="'Tableaux de signes et de variations'.D8"/>
          </calcext:conditional-format>
          <calcext:conditional-format calcext:target-range-address="'Equation et inéquations'.E8:'Equation et inéquations'.E11">
            <calcext:condition calcext:apply-style-name="VRAI" calcext:value="formula-is(IF([.E7]=0))" calcext:base-cell-address="'Tableaux de signes et de variations'.E8"/>
            <calcext:condition calcext:apply-style-name="FAUX" calcext:value="formula-is(IF([.E7]=1))" calcext:base-cell-address="'Tableaux de signes et de variations'.E8"/>
          </calcext:conditional-format>
          <calcext:conditional-format calcext:target-range-address="'Equation et inéquations'.E8:'Equation et inéquations'.E11">
            <calcext:condition calcext:apply-style-name="FAUX" calcext:value="formula-is(IF([.E7]=1))" calcext:base-cell-address="'Tableaux de signes et de variations'.E8"/>
            <calcext:condition calcext:apply-style-name="VRAI" calcext:value="formula-is(IF([.E7]=0))" calcext:base-cell-address="'Tableaux de signes et de variations'.E8"/>
          </calcext:conditional-format>
          <calcext:conditional-format calcext:target-range-address="'Equation et inéquations'.F8:'Equation et inéquations'.F11">
            <calcext:condition calcext:apply-style-name="VRAI" calcext:value="formula-is(IF([.F7]=0))" calcext:base-cell-address="'Tableaux de signes et de variations'.F8"/>
            <calcext:condition calcext:apply-style-name="FAUX" calcext:value="formula-is(IF([.F7]=1))" calcext:base-cell-address="'Tableaux de signes et de variations'.F8"/>
          </calcext:conditional-format>
          <calcext:conditional-format calcext:target-range-address="'Equation et inéquations'.F8:'Equation et inéquations'.F11">
            <calcext:condition calcext:apply-style-name="FAUX" calcext:value="formula-is(IF([.F7]=1))" calcext:base-cell-address="'Tableaux de signes et de variations'.F8"/>
            <calcext:condition calcext:apply-style-name="VRAI" calcext:value="formula-is(IF([.F7]=0))" calcext:base-cell-address="'Tableaux de signes et de variations'.F8"/>
          </calcext:conditional-format>
          <calcext:conditional-format calcext:target-range-address="'Equation et inéquations'.G8:'Equation et inéquations'.G11">
            <calcext:condition calcext:apply-style-name="VRAI" calcext:value="formula-is(IF([.G7]=0))" calcext:base-cell-address="'Tableaux de signes et de variations'.G8"/>
            <calcext:condition calcext:apply-style-name="FAUX" calcext:value="formula-is(IF([.G7]=1))" calcext:base-cell-address="'Tableaux de signes et de variations'.G8"/>
          </calcext:conditional-format>
          <calcext:conditional-format calcext:target-range-address="'Equation et inéquations'.G8:'Equation et inéquations'.G11">
            <calcext:condition calcext:apply-style-name="FAUX" calcext:value="formula-is(IF([.G7]=1))" calcext:base-cell-address="'Tableaux de signes et de variations'.G8"/>
            <calcext:condition calcext:apply-style-name="VRAI" calcext:value="formula-is(IF([.G7]=0))" calcext:base-cell-address="'Tableaux de signes et de variations'.G8"/>
          </calcext:conditional-format>
          <calcext:conditional-format calcext:target-range-address="'Equation et inéquations'.C15:'Equation et inéquations'.C17 'Equation et inéquations'.D16:'Equation et inéquations'.M16 'Equation et inéquations'.D15:'Equation et inéquations'.G15">
            <calcext:condition calcext:apply-style-name="VRAI" calcext:value="formula-is(IF([.C14]=0))" calcext:base-cell-address="'Tableaux de signes et de variations'.C15"/>
            <calcext:condition calcext:apply-style-name="FAUX" calcext:value="formula-is(IF([.C14]=1))" calcext:base-cell-address="'Tableaux de signes et de variations'.C15"/>
          </calcext:conditional-format>
          <calcext:conditional-format calcext:target-range-address="'Equation et inéquations'.C15:'Equation et inéquations'.C17 'Equation et inéquations'.D16:'Equation et inéquations'.M16 'Equation et inéquations'.D15:'Equation et inéquations'.G15">
            <calcext:condition calcext:apply-style-name="VRAI" calcext:value="formula-is(IF([.C14]=0))" calcext:base-cell-address="'Tableaux de signes et de variations'.C15"/>
            <calcext:condition calcext:apply-style-name="FAUX" calcext:value="formula-is(IF([.C14]=1))" calcext:base-cell-address="'Tableaux de signes et de variations'.C15"/>
          </calcext:conditional-format>
          <calcext:conditional-format calcext:target-range-address="'Equation et inéquations'.C17:'Equation et inéquations'.C17">
            <calcext:condition calcext:apply-style-name="VRAI" calcext:value="formula-is(IF([.C16]=0))" calcext:base-cell-address="'Tableaux de signes et de variations'.C17"/>
            <calcext:condition calcext:apply-style-name="FAUX" calcext:value="formula-is(IF([.C16]=1))" calcext:base-cell-address="'Tableaux de signes et de variations'.C17"/>
          </calcext:conditional-format>
          <calcext:conditional-format calcext:target-range-address="'Equation et inéquations'.C17:'Equation et inéquations'.C17">
            <calcext:condition calcext:apply-style-name="FAUX" calcext:value="formula-is(IF([.C16]=1))" calcext:base-cell-address="'Tableaux de signes et de variations'.C17"/>
            <calcext:condition calcext:apply-style-name="VRAI" calcext:value="formula-is(IF([.C16]=0))" calcext:base-cell-address="'Tableaux de signes et de variations'.C17"/>
          </calcext:conditional-format>
          <calcext:conditional-format calcext:target-range-address="'Equation et inéquations'.D17:'Equation et inéquations'.D17">
            <calcext:condition calcext:apply-style-name="VRAI" calcext:value="formula-is(IF([.D16]=0))" calcext:base-cell-address="'Tableaux de signes et de variations'.D17"/>
            <calcext:condition calcext:apply-style-name="FAUX" calcext:value="formula-is(IF([.D16]=1))" calcext:base-cell-address="'Tableaux de signes et de variations'.D17"/>
          </calcext:conditional-format>
          <calcext:conditional-format calcext:target-range-address="'Equation et inéquations'.D17:'Equation et inéquations'.D17">
            <calcext:condition calcext:apply-style-name="FAUX" calcext:value="formula-is(IF([.D16]=1))" calcext:base-cell-address="'Tableaux de signes et de variations'.D17"/>
            <calcext:condition calcext:apply-style-name="VRAI" calcext:value="formula-is(IF([.D16]=0))" calcext:base-cell-address="'Tableaux de signes et de variations'.D17"/>
          </calcext:conditional-format>
          <calcext:conditional-format calcext:target-range-address="'Equation et inéquations'.E17:'Equation et inéquations'.E17">
            <calcext:condition calcext:apply-style-name="VRAI" calcext:value="formula-is(IF([.E16]=0))" calcext:base-cell-address="'Tableaux de signes et de variations'.E17"/>
            <calcext:condition calcext:apply-style-name="FAUX" calcext:value="formula-is(IF([.E16]=1))" calcext:base-cell-address="'Tableaux de signes et de variations'.E17"/>
          </calcext:conditional-format>
          <calcext:conditional-format calcext:target-range-address="'Equation et inéquations'.E17:'Equation et inéquations'.E17">
            <calcext:condition calcext:apply-style-name="FAUX" calcext:value="formula-is(IF([.E16]=1))" calcext:base-cell-address="'Tableaux de signes et de variations'.E17"/>
            <calcext:condition calcext:apply-style-name="VRAI" calcext:value="formula-is(IF([.E16]=0))" calcext:base-cell-address="'Tableaux de signes et de variations'.E17"/>
          </calcext:conditional-format>
          <calcext:conditional-format calcext:target-range-address="'Equation et inéquations'.F17:'Equation et inéquations'.F17">
            <calcext:condition calcext:apply-style-name="VRAI" calcext:value="formula-is(IF([.F16]=0))" calcext:base-cell-address="'Tableaux de signes et de variations'.F17"/>
            <calcext:condition calcext:apply-style-name="FAUX" calcext:value="formula-is(IF([.F16]=1))" calcext:base-cell-address="'Tableaux de signes et de variations'.F17"/>
          </calcext:conditional-format>
          <calcext:conditional-format calcext:target-range-address="'Equation et inéquations'.F17:'Equation et inéquations'.F17">
            <calcext:condition calcext:apply-style-name="FAUX" calcext:value="formula-is(IF([.F16]=1))" calcext:base-cell-address="'Tableaux de signes et de variations'.F17"/>
            <calcext:condition calcext:apply-style-name="VRAI" calcext:value="formula-is(IF([.F16]=0))" calcext:base-cell-address="'Tableaux de signes et de variations'.F17"/>
          </calcext:conditional-format>
          <calcext:conditional-format calcext:target-range-address="'Equation et inéquations'.G17:'Equation et inéquations'.G17">
            <calcext:condition calcext:apply-style-name="VRAI" calcext:value="formula-is(IF([.G16]=0))" calcext:base-cell-address="'Tableaux de signes et de variations'.G17"/>
            <calcext:condition calcext:apply-style-name="FAUX" calcext:value="formula-is(IF([.G16]=1))" calcext:base-cell-address="'Tableaux de signes et de variations'.G17"/>
          </calcext:conditional-format>
          <calcext:conditional-format calcext:target-range-address="'Equation et inéquations'.G17:'Equation et inéquations'.G17">
            <calcext:condition calcext:apply-style-name="FAUX" calcext:value="formula-is(IF([.G16]=1))" calcext:base-cell-address="'Tableaux de signes et de variations'.G17"/>
            <calcext:condition calcext:apply-style-name="VRAI" calcext:value="formula-is(IF([.G16]=0))" calcext:base-cell-address="'Tableaux de signes et de variations'.G17"/>
          </calcext:conditional-format>
          <calcext:conditional-format calcext:target-range-address="'Equation et inéquations'.C16:'Equation et inéquations'.M16 'Equation et inéquations'.C15:'Equation et inéquations'.C16 'Equation et inéquations'.D15:'Equation et inéquations'.G15">
            <calcext:condition calcext:apply-style-name="VRAI" calcext:value="formula-is(IF([.C14]=0))" calcext:base-cell-address="'Tableaux de signes et de variations'.C15"/>
            <calcext:condition calcext:apply-style-name="FAUX" calcext:value="formula-is(IF([.C14]=1))" calcext:base-cell-address="'Tableaux de signes et de variations'.C15"/>
          </calcext:conditional-format>
          <calcext:conditional-format calcext:target-range-address="'Equation et inéquations'.C16:'Equation et inéquations'.M16 'Equation et inéquations'.C15:'Equation et inéquations'.C16 'Equation et inéquations'.D15:'Equation et inéquations'.G15">
            <calcext:condition calcext:apply-style-name="VRAI" calcext:value="formula-is(IF([.C14]=0))" calcext:base-cell-address="'Tableaux de signes et de variations'.C15"/>
            <calcext:condition calcext:apply-style-name="FAUX" calcext:value="formula-is(IF([.C14]=1))" calcext:base-cell-address="'Tableaux de signes et de variations'.C15"/>
          </calcext:conditional-format>
          <calcext:conditional-format calcext:target-range-address="'Equation et inéquations'.C16:'Equation et inéquations'.M16">
            <calcext:condition calcext:apply-style-name="VRAI" calcext:value="formula-is(IF([.C15]=0))" calcext:base-cell-address="'Tableaux de signes et de variations'.C16"/>
            <calcext:condition calcext:apply-style-name="FAUX" calcext:value="formula-is(IF([.C15]=1))" calcext:base-cell-address="'Tableaux de signes et de variations'.C16"/>
          </calcext:conditional-format>
          <calcext:conditional-format calcext:target-range-address="'Equation et inéquations'.C15:'Equation et inéquations'.G15">
            <calcext:condition calcext:apply-style-name="FAUX" calcext:value="formula-is(IF([.C15]=1))" calcext:base-cell-address="'Tableaux de signes et de variations'.C15"/>
            <calcext:condition calcext:apply-style-name="VRAI" calcext:value="formula-is(IF([.C15]=0))" calcext:base-cell-address="'Tableaux de signes et de variations'.C15"/>
          </calcext:conditional-format>
          <calcext:conditional-format calcext:target-range-address="'Equation et inéquations'.C16:'Equation et inéquations'.M16">
            <calcext:condition calcext:apply-style-name="FAUX" calcext:value="formula-is(IF([.C15]=1))" calcext:base-cell-address="'Tableaux de signes et de variations'.C16"/>
            <calcext:condition calcext:apply-style-name="VRAI" calcext:value="formula-is(IF([.C15]=0))" calcext:base-cell-address="'Tableaux de signes et de variations'.C16"/>
          </calcext:conditional-format>
          <calcext:conditional-format calcext:target-range-address="'Equation et inéquations'.C20:'Equation et inéquations'.M20">
            <calcext:condition calcext:apply-style-name="VRAI" calcext:value="formula-is(IF([.C$20]=0))" calcext:base-cell-address="'Tableaux de signes et de variations'.C20"/>
            <calcext:condition calcext:apply-style-name="FAUX" calcext:value="formula-is(IF([.C20]=1))" calcext:base-cell-address="'Tableaux de signes et de variations'.C20"/>
          </calcext:conditional-format>
          <calcext:conditional-format calcext:target-range-address="'Equation et inéquations'.D21:'Equation et inéquations'.D21">
            <calcext:condition calcext:apply-style-name="VRAI" calcext:value="formula-is(IF([.D$20]=0))" calcext:base-cell-address="'Tableaux de signes et de variations'.D21"/>
            <calcext:condition calcext:apply-style-name="FAUX" calcext:value="formula-is(IF([.D$20]=1))" calcext:base-cell-address="'Tableaux de signes et de variations'.D21"/>
          </calcext:conditional-format>
          <calcext:conditional-format calcext:target-range-address="'Equation et inéquations'.E21:'Equation et inéquations'.E21">
            <calcext:condition calcext:apply-style-name="VRAI" calcext:value="formula-is(IF([.E$20]=0))" calcext:base-cell-address="'Tableaux de signes et de variations'.E21"/>
            <calcext:condition calcext:apply-style-name="FAUX" calcext:value="formula-is(IF([.E$20]=1))" calcext:base-cell-address="'Tableaux de signes et de variations'.E21"/>
          </calcext:conditional-format>
          <calcext:conditional-format calcext:target-range-address="'Equation et inéquations'.F21:'Equation et inéquations'.F21">
            <calcext:condition calcext:apply-style-name="VRAI" calcext:value="formula-is(IF([.F$20]=0))" calcext:base-cell-address="'Tableaux de signes et de variations'.F21"/>
            <calcext:condition calcext:apply-style-name="FAUX" calcext:value="formula-is(IF([.F$20]=1))" calcext:base-cell-address="'Tableaux de signes et de variations'.F21"/>
          </calcext:conditional-format>
          <calcext:conditional-format calcext:target-range-address="'Equation et inéquations'.G21:'Equation et inéquations'.G21">
            <calcext:condition calcext:apply-style-name="VRAI" calcext:value="formula-is(IF([.G$20]=0))" calcext:base-cell-address="'Tableaux de signes et de variations'.G21"/>
            <calcext:condition calcext:apply-style-name="FAUX" calcext:value="formula-is(IF([.G$20]=1))" calcext:base-cell-address="'Tableaux de signes et de variations'.G21"/>
          </calcext:conditional-format>
          <calcext:conditional-format calcext:target-range-address="'Equation et inéquations'.H21:'Equation et inéquations'.H21">
            <calcext:condition calcext:apply-style-name="VRAI" calcext:value="formula-is(IF([.H$20]=0))" calcext:base-cell-address="'Tableaux de signes et de variations'.H21"/>
            <calcext:condition calcext:apply-style-name="FAUX" calcext:value="formula-is(IF([.H$20]=1))" calcext:base-cell-address="'Tableaux de signes et de variations'.H21"/>
          </calcext:conditional-format>
          <calcext:conditional-format calcext:target-range-address="'Equation et inéquations'.I21:'Equation et inéquations'.I21">
            <calcext:condition calcext:apply-style-name="VRAI" calcext:value="formula-is(IF([.I$20]=0))" calcext:base-cell-address="'Tableaux de signes et de variations'.I21"/>
            <calcext:condition calcext:apply-style-name="FAUX" calcext:value="formula-is(IF([.I$20]=1))" calcext:base-cell-address="'Tableaux de signes et de variations'.I21"/>
          </calcext:conditional-format>
          <calcext:conditional-format calcext:target-range-address="'Equation et inéquations'.J21:'Equation et inéquations'.J21">
            <calcext:condition calcext:apply-style-name="VRAI" calcext:value="formula-is(IF([.J$20]=0))" calcext:base-cell-address="'Tableaux de signes et de variations'.J21"/>
            <calcext:condition calcext:apply-style-name="FAUX" calcext:value="formula-is(IF([.J$20]=1))" calcext:base-cell-address="'Tableaux de signes et de variations'.J21"/>
          </calcext:conditional-format>
          <calcext:conditional-format calcext:target-range-address="'Equation et inéquations'.K21:'Equation et inéquations'.M21">
            <calcext:condition calcext:apply-style-name="VRAI" calcext:value="formula-is(IF([.K$20]=0))" calcext:base-cell-address="'Tableaux de signes et de variations'.K21"/>
            <calcext:condition calcext:apply-style-name="FAUX" calcext:value="formula-is(IF([.K$20]=1))" calcext:base-cell-address="'Tableaux de signes et de variations'.K21"/>
          </calcext:conditional-format>
          <calcext:conditional-format calcext:target-range-address="'Equation et inéquations'.H15:'Equation et inéquations'.H15">
            <calcext:condition calcext:apply-style-name="FAUX" calcext:value="formula-is(IF([.H15]=1))" calcext:base-cell-address="'Tableaux de signes et de variations'.H15"/>
            <calcext:condition calcext:apply-style-name="VRAI" calcext:value="formula-is(IF([.H15]=0))" calcext:base-cell-address="'Tableaux de signes et de variations'.H15"/>
          </calcext:conditional-format>
          <calcext:conditional-format calcext:target-range-address="'Equation et inéquations'.I15:'Equation et inéquations'.I15">
            <calcext:condition calcext:apply-style-name="FAUX" calcext:value="formula-is(IF([.I15]=1))" calcext:base-cell-address="'Tableaux de signes et de variations'.I15"/>
            <calcext:condition calcext:apply-style-name="VRAI" calcext:value="formula-is(IF([.I15]=0))" calcext:base-cell-address="'Tableaux de signes et de variations'.I15"/>
          </calcext:conditional-format>
          <calcext:conditional-format calcext:target-range-address="'Equation et inéquations'.J15:'Equation et inéquations'.J15">
            <calcext:condition calcext:apply-style-name="FAUX" calcext:value="formula-is(IF([.J15]=1))" calcext:base-cell-address="'Tableaux de signes et de variations'.J15"/>
            <calcext:condition calcext:apply-style-name="VRAI" calcext:value="formula-is(IF([.J15]=0))" calcext:base-cell-address="'Tableaux de signes et de variations'.J15"/>
          </calcext:conditional-format>
          <calcext:conditional-format calcext:target-range-address="'Equation et inéquations'.K15:'Equation et inéquations'.K15">
            <calcext:condition calcext:apply-style-name="FAUX" calcext:value="formula-is(IF([.K15]=1))" calcext:base-cell-address="'Tableaux de signes et de variations'.K15"/>
            <calcext:condition calcext:apply-style-name="VRAI" calcext:value="formula-is(IF([.K15]=0))" calcext:base-cell-address="'Tableaux de signes et de variations'.K15"/>
          </calcext:conditional-format>
          <calcext:conditional-format calcext:target-range-address="'Equation et inéquations'.L15:'Equation et inéquations'.L15">
            <calcext:condition calcext:apply-style-name="FAUX" calcext:value="formula-is(IF([.L15]=1))" calcext:base-cell-address="'Tableaux de signes et de variations'.L15"/>
            <calcext:condition calcext:apply-style-name="VRAI" calcext:value="formula-is(IF([.L15]=0))" calcext:base-cell-address="'Tableaux de signes et de variations'.L15"/>
          </calcext:conditional-format>
          <calcext:conditional-format calcext:target-range-address="'Equation et inéquations'.M15:'Equation et inéquations'.M15">
            <calcext:condition calcext:apply-style-name="FAUX" calcext:value="formula-is(IF([.M15]=1))" calcext:base-cell-address="'Tableaux de signes et de variations'.M15"/>
            <calcext:condition calcext:apply-style-name="VRAI" calcext:value="formula-is(IF([.M15]=0))" calcext:base-cell-address="'Tableaux de signes et de variations'.M15"/>
          </calcext:conditional-format>
          <calcext:conditional-format calcext:target-range-address="'Equation et inéquations'.C21:'Equation et inéquations'.C21">
            <calcext:condition calcext:apply-style-name="VRAI" calcext:value="formula-is(IF([.C20]=0))" calcext:base-cell-address="'Tableaux de signes et de variations'.C21"/>
            <calcext:condition calcext:apply-style-name="FAUX" calcext:value="formula-is(IF([.C20]=1))" calcext:base-cell-address="'Tableaux de signes et de variations'.C21"/>
          </calcext:conditional-format>
        </calcext:conditional-formats>
      </table:table>
      <table:table table:name="Données" table:style-name="ta2" table:protected="true" table:protection-key="jyG1PISJndEI/CVrHNvJCF2ZiMY=" table:protection-key-digest-algorithm="http://www.w3.org/2000/09/xmldsig#sha1">
        <loext:table-protection loext:select-unprotected-cells="true"/>
        <office:forms form:automatic-focus="false" form:apply-design-mode="false"/>
        <table:shapes>
          <draw:frame draw:z-index="0" draw:style-name="gr5" draw:text-style-name="P1" svg:width="270.4mm" svg:height="142.96mm" svg:x="541.97mm" svg:y="542.8mm">
            <draw:object draw:notify-on-update-of-ranges="Données.D100:Données.T100 Données.D101:Données.T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7" table:default-cell-style-name="ce551"/>
        <table:table-column table:style-name="co28" table:default-cell-style-name="ce551"/>
        <table:table-column table:style-name="co1" table:number-columns-repeated="5" table:default-cell-style-name="ce551"/>
        <table:table-column table:style-name="co29" table:default-cell-style-name="ce551"/>
        <table:table-column table:style-name="co1" table:number-columns-repeated="2" table:default-cell-style-name="ce551"/>
        <table:table-column table:style-name="co30" table:default-cell-style-name="ce551"/>
        <table:table-column table:style-name="co1" table:default-cell-style-name="ce551"/>
        <table:table-column table:style-name="co31" table:default-cell-style-name="ce551"/>
        <table:table-column table:style-name="co1" table:number-columns-repeated="4" table:default-cell-style-name="ce551"/>
        <table:table-column table:style-name="co32" table:default-cell-style-name="ce551"/>
        <table:table-column table:style-name="co1" table:default-cell-style-name="ce551"/>
        <table:table-column table:style-name="co33" table:default-cell-style-name="ce551"/>
        <table:table-column table:style-name="co34" table:default-cell-style-name="ce551"/>
        <table:table-column table:style-name="co1" table:number-columns-repeated="1002" table:default-cell-style-name="ce551"/>
        <table:table-column table:style-name="co1" table:default-cell-style-name="ce570"/>
        <table:table-row table:style-name="ro17">
          <table:table-cell table:style-name="ce530" office:value-type="string" calcext:value-type="string" table:number-columns-spanned="13" table:number-rows-spanned="1">
            <text:p>KELLER Stéphane – Lycée agricole Louis Pasteur</text:p>
          </table:table-cell>
          <table:covered-table-cell table:style-name="ce588"/>
          <table:covered-table-cell table:style-name="ce638"/>
          <table:covered-table-cell table:style-name="ce684"/>
          <table:covered-table-cell table:number-columns-repeated="9"/>
          <table:table-cell table:number-columns-repeated="8"/>
          <table:table-cell table:style-name="ce822"/>
          <table:table-cell table:style-name="ce832" table:number-columns-repeated="12"/>
          <table:table-cell table:style-name="ce541" table:number-columns-repeated="4"/>
          <table:table-cell table:number-columns-repeated="986"/>
        </table:table-row>
        <table:table-row table:style-name="ro3">
          <table:table-cell table:style-name="ce531"/>
          <table:table-cell table:style-name="ce590"/>
          <table:table-cell table:style-name="ce683"/>
          <table:table-cell table:style-name="ce685"/>
          <table:table-cell table:style-name="ce682" table:number-columns-repeated="17"/>
          <table:table-cell table:style-name="ce822"/>
          <table:table-cell table:style-name="ce832"/>
          <table:table-cell table:style-name="ce891" table:number-columns-repeated="2"/>
          <table:table-cell table:style-name="ce768" table:number-columns-repeated="3"/>
          <table:table-cell table:style-name="ce897" table:number-columns-repeated="5"/>
          <table:table-cell table:style-name="ce832"/>
          <table:table-cell table:style-name="ce541" table:number-columns-repeated="4"/>
          <table:table-cell/>
          <table:table-cell table:style-name="ce682" table:number-columns-repeated="984"/>
          <table:table-cell/>
        </table:table-row>
        <table:table-row table:style-name="ro18">
          <table:table-cell table:style-name="ce536" office:value-type="string" calcext:value-type="string" table:number-columns-spanned="8" table:number-rows-spanned="1">
            <text:p>Données pour l’onglet Droite</text:p>
          </table:table-cell>
          <table:covered-table-cell table:number-columns-repeated="7" table:style-name="ce541"/>
          <table:table-cell table:style-name="ce541"/>
          <table:table-cell table:style-name="ce797" office:value-type="string" calcext:value-type="string" table:number-columns-spanned="3" table:number-rows-spanned="1">
            <text:p>Graphique parabole <text:span text:style-name="T31">C</text:span><text:span text:style-name="T32">f</text:span></text:p>
          </table:table-cell>
          <table:covered-table-cell table:style-name="ce541"/>
          <table:covered-table-cell table:style-name="ce574"/>
          <table:table-cell table:number-columns-repeated="3"/>
          <table:table-cell table:style-name="ce665" office:value-type="string" calcext:value-type="string">
            <text:p>num</text:p>
          </table:table-cell>
          <table:table-cell table:style-name="ce665" office:value-type="string" calcext:value-type="string">
            <text:p>Dénom</text:p>
          </table:table-cell>
          <table:table-cell table:number-columns-repeated="3" table:style-name="ce665" office:value-type="string" calcext:value-type="string">
            <text:p>Fraction</text:p>
          </table:table-cell>
          <table:table-cell table:style-name="ce682"/>
          <table:table-cell table:style-name="ce897"/>
          <table:table-cell table:style-name="ce824"/>
          <table:table-cell table:style-name="ce892"/>
          <table:table-cell table:style-name="ce894"/>
          <table:table-cell table:style-name="ce903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2"/>
          <table:table-cell table:style-name="ce682" table:number-columns-repeated="986"/>
          <table:table-cell table:style-name="ce570"/>
          <table:table-cell/>
        </table:table-row>
        <table:table-row table:style-name="ro18">
          <table:table-cell table:style-name="ce541" table:number-columns-repeated="9"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text:span text:style-name="T41">1</text:span></text:p>
          </table:table-cell>
          <table:table-cell table:style-name="ce534" office:value-type="string" calcext:value-type="string">
            <text:p>y<text:span text:style-name="T15">2</text:span></text:p>
          </table:table-cell>
          <table:table-cell table:style-name="ce665" office:value-type="string" calcext:value-type="string">
            <text:p>Num</text:p>
          </table:table-cell>
          <table:table-cell table:style-name="ce665" office:value-type="string" calcext:value-type="string">
            <text:p>Dénom</text:p>
          </table:table-cell>
          <table:table-cell table:style-name="ce665" office:value-type="string" calcext:value-type="string">
            <text:p>PGCD</text:p>
          </table:table-cell>
          <table:table-cell table:number-columns-repeated="4" table:style-name="ce665" office:value-type="string" calcext:value-type="string">
            <text:p>simp</text:p>
          </table:table-cell>
          <table:table-cell table:style-name="ce665" office:value-type="string" calcext:value-type="string">
            <text:p>texte</text:p>
          </table:table-cell>
          <table:table-cell table:style-name="ce682"/>
          <table:table-cell table:style-name="ce897"/>
          <table:table-cell table:style-name="ce824" table:number-columns-repeated="2"/>
          <table:table-cell table:style-name="ce894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2"/>
          <table:table-cell table:style-name="ce682" table:number-columns-repeated="986"/>
          <table:table-cell table:style-name="ce570"/>
          <table:table-cell/>
        </table:table-row>
        <table:table-row table:style-name="ro3">
          <table:table-cell table:style-name="ce534" office:value-type="string" calcext:value-type="string">
            <text:p>m</text:p>
          </table:table-cell>
          <table:table-cell table:style-name="ce534" office:value-type="string" calcext:value-type="string">
            <text:p>p</text:p>
          </table:table-cell>
          <table:table-cell table:style-name="ce641" office:value-type="string" calcext:value-type="string">
            <text:p><text:span text:style-name="T12">x</text:span><text:span text:style-name="T40">0</text:span></text:p>
          </table:table-cell>
          <table:table-cell table:style-name="ce685"/>
          <table:table-cell table:style-name="ce541" table:number-columns-repeated="2"/>
          <table:table-cell table:style-name="ce797" office:value-type="string" calcext:value-type="string" table:number-columns-spanned="2" table:number-rows-spanned="1">
            <text:p>Graphique droite 1</text:p>
          </table:table-cell>
          <table:covered-table-cell table:style-name="ce541"/>
          <table:table-cell table:style-name="ce541"/>
          <table:table-cell table:style-name="ce535" office:value-type="float" office:value="-10" calcext:value-type="float">
            <text:p>-10</text:p>
          </table:table-cell>
          <table:table-cell table:style-name="ce756" table:formula="of:=[.$A$29]*[.J5]^2+[.$B$29]*[.J5]+[.$C$29]" office:value-type="float" office:value="-4.82840236686391" calcext:value-type="float">
            <text:p>-816/169 <text:s/></text:p>
          </table:table-cell>
          <table:table-cell table:style-name="ce535" table:formula="of:=[.$A$29]*[.J5]^2+[.$B$29]*[.J5]+[.$C$29]" office:value-type="float" office:value="-4.82840236686391" calcext:value-type="float">
            <text:p>-4,82840236686391</text:p>
          </table:table-cell>
          <table:table-cell table:style-name="ce629" table:formula="of:=[.K5]*[.N5]" office:value-type="float" office:value="-265200" calcext:value-type="float">
            <text:p>-2652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5]);ABS([.N5]))" office:value-type="float" office:value="325" calcext:value-type="float">
            <text:p>325</text:p>
          </table:table-cell>
          <table:table-cell table:style-name="ce808" table:formula="of:=[.M5]/[.O5]" office:value-type="float" office:value="-816" calcext:value-type="float">
            <text:p>-816</text:p>
          </table:table-cell>
          <table:table-cell table:style-name="ce808" table:formula="of:=[.N5]/[.O5]" office:value-type="float" office:value="169" calcext:value-type="float">
            <text:p>169</text:p>
          </table:table-cell>
          <table:table-cell table:style-name="ce862" table:formula="of:=[.P5]/[.Q5]" office:value-type="float" office:value="-4.82840236686391" calcext:value-type="float">
            <text:p>-816/169 <text:s text:c="3"/></text:p>
          </table:table-cell>
          <table:table-cell table:style-name="ce869" table:formula="of:=IF([.P5]=0;&quot;0&quot;;(IF([.P5]=[.Q5];&quot;1&quot;;(IF([.P5]=-[.Q5];&quot;-1&quot;;IF([.Q5]=1;TEXT([.P5];10);[.R5]))))))" office:value-type="float" office:value="-4.82840236686391" calcext:value-type="float">
            <text:p>-816/169 <text:s text:c="2"/></text:p>
          </table:table-cell>
          <table:table-cell table:style-name="ce535" table:formula="of:=IF([.P5]=0;&quot;0&quot;;(IF([.P5]=[.Q5];&quot;1&quot;;(IF([.P5]=-[.Q5];&quot;-1&quot;;IF([.Q5]=1;[.P5];CONCATENATE([.P5];&quot;/&quot;;[.Q5])))))))" office:value-type="string" office:string-value="-816/169" calcext:value-type="string">
            <text:p>-816/169</text:p>
          </table:table-cell>
          <table:table-cell table:style-name="ce682"/>
          <table:table-cell table:style-name="ce897"/>
          <table:table-cell table:style-name="ce824" table:number-columns-repeated="2"/>
          <table:table-cell table:style-name="ce894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2"/>
          <table:table-cell table:style-name="ce682" table:number-columns-repeated="986"/>
          <table:table-cell table:style-name="ce570"/>
          <table:table-cell/>
        </table:table-row>
        <table:table-row table:style-name="ro3">
          <table:table-cell table:style-name="ce535" table:formula="of:=IF(RANDBETWEEN(1;2)=1;-1;1)" office:value-type="float" office:value="-1" calcext:value-type="float">
            <text:p>-1</text:p>
          </table:table-cell>
          <table:table-cell table:style-name="ce535" table:formula="of:=RANDBETWEEN(-6;6)" office:value-type="float" office:value="-5" calcext:value-type="float">
            <text:p>-5</text:p>
          </table:table-cell>
          <table:table-cell table:style-name="ce648" table:formula="of:=-[.B6]/[.A6]" office:value-type="float" office:value="-5" calcext:value-type="float">
            <text:p>-5</text:p>
          </table:table-cell>
          <table:table-cell table:style-name="ce685"/>
          <table:table-cell table:style-name="ce541" table:number-columns-repeated="2"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 table:style-name="ce541"/>
          <table:table-cell table:style-name="ce535" office:value-type="float" office:value="-9" calcext:value-type="float">
            <text:p>-9</text:p>
          </table:table-cell>
          <table:table-cell table:style-name="ce756" table:formula="of:=[.$A$29]*[.J6]^2+[.$B$29]*[.J6]+[.$C$29]" office:value-type="float" office:value="-3.40828402366864" calcext:value-type="float">
            <text:p>-576/169 <text:s/></text:p>
          </table:table-cell>
          <table:table-cell table:style-name="ce535" table:formula="of:=[.$A$29]*[.J6]^2+[.$B$29]*[.J6]+[.$C$29]" office:value-type="float" office:value="-3.40828402366864" calcext:value-type="float">
            <text:p>-3,40828402366864</text:p>
          </table:table-cell>
          <table:table-cell table:style-name="ce629" table:formula="of:=[.K6]*[.N6]" office:value-type="float" office:value="-187200" calcext:value-type="float">
            <text:p>-1872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6]);ABS([.N6]))" office:value-type="float" office:value="325" calcext:value-type="float">
            <text:p>325</text:p>
          </table:table-cell>
          <table:table-cell table:style-name="ce808" table:formula="of:=[.M6]/[.O6]" office:value-type="float" office:value="-576" calcext:value-type="float">
            <text:p>-576</text:p>
          </table:table-cell>
          <table:table-cell table:style-name="ce808" table:formula="of:=[.N6]/[.O6]" office:value-type="float" office:value="169" calcext:value-type="float">
            <text:p>169</text:p>
          </table:table-cell>
          <table:table-cell table:style-name="ce862" table:formula="of:=[.P6]/[.Q6]" office:value-type="float" office:value="-3.40828402366864" calcext:value-type="float">
            <text:p>-576/169 <text:s text:c="3"/></text:p>
          </table:table-cell>
          <table:table-cell table:style-name="ce869" table:formula="of:=IF([.P6]=0;&quot;0&quot;;(IF([.P6]=[.Q6];&quot;1&quot;;(IF([.P6]=-[.Q6];&quot;-1&quot;;IF([.Q6]=1;TEXT([.P6];10);[.R6]))))))" office:value-type="float" office:value="-3.40828402366864" calcext:value-type="float">
            <text:p>-576/169 <text:s text:c="2"/></text:p>
          </table:table-cell>
          <table:table-cell table:style-name="ce535" table:formula="of:=IF([.P6]=0;&quot;0&quot;;(IF([.P6]=[.Q6];&quot;1&quot;;(IF([.P6]=-[.Q6];&quot;-1&quot;;IF([.Q6]=1;[.P6];CONCATENATE([.P6];&quot;/&quot;;[.Q6])))))))" office:value-type="string" office:string-value="-576/169" calcext:value-type="string">
            <text:p>-576/169</text:p>
          </table:table-cell>
          <table:table-cell table:style-name="ce682"/>
          <table:table-cell table:style-name="ce897"/>
          <table:table-cell table:style-name="ce824" table:number-columns-repeated="2"/>
          <table:table-cell table:style-name="ce894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2"/>
          <table:table-cell table:style-name="ce682" table:number-columns-repeated="986"/>
          <table:table-cell table:style-name="ce570"/>
          <table:table-cell/>
        </table:table-row>
        <table:table-row table:style-name="ro3">
          <table:table-cell table:style-name="ce531"/>
          <table:table-cell table:style-name="ce590"/>
          <table:table-cell table:style-name="ce683"/>
          <table:table-cell table:style-name="ce685"/>
          <table:table-cell table:style-name="ce541" table:number-columns-repeated="2"/>
          <table:table-cell table:style-name="ce535" office:value-type="float" office:value="-10" calcext:value-type="float">
            <text:p>-10</text:p>
          </table:table-cell>
          <table:table-cell table:style-name="ce535" table:formula="of:=[.$A$6]*[.G7]+[.$B$6]" office:value-type="float" office:value="5" calcext:value-type="float">
            <text:p>5</text:p>
          </table:table-cell>
          <table:table-cell table:style-name="ce541"/>
          <table:table-cell table:style-name="ce535" office:value-type="float" office:value="-8" calcext:value-type="float">
            <text:p>-8</text:p>
          </table:table-cell>
          <table:table-cell table:style-name="ce756" table:formula="of:=[.$A$29]*[.J7]^2+[.$B$29]*[.J7]+[.$C$29]" office:value-type="float" office:value="-2.1301775147929" calcext:value-type="float">
            <text:p>-360/169 <text:s/></text:p>
          </table:table-cell>
          <table:table-cell table:style-name="ce535" table:formula="of:=[.$A$29]*[.J7]^2+[.$B$29]*[.J7]+[.$C$29]" office:value-type="float" office:value="-2.1301775147929" calcext:value-type="float">
            <text:p>-2,1301775147929</text:p>
          </table:table-cell>
          <table:table-cell table:style-name="ce629" table:formula="of:=[.K7]*[.N7]" office:value-type="float" office:value="-117000" calcext:value-type="float">
            <text:p>-117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7]);ABS([.N7]))" office:value-type="float" office:value="325" calcext:value-type="float">
            <text:p>325</text:p>
          </table:table-cell>
          <table:table-cell table:style-name="ce808" table:formula="of:=[.M7]/[.O7]" office:value-type="float" office:value="-360" calcext:value-type="float">
            <text:p>-360</text:p>
          </table:table-cell>
          <table:table-cell table:style-name="ce808" table:formula="of:=[.N7]/[.O7]" office:value-type="float" office:value="169" calcext:value-type="float">
            <text:p>169</text:p>
          </table:table-cell>
          <table:table-cell table:style-name="ce862" table:formula="of:=[.P7]/[.Q7]" office:value-type="float" office:value="-2.1301775147929" calcext:value-type="float">
            <text:p>-360/169 <text:s text:c="3"/></text:p>
          </table:table-cell>
          <table:table-cell table:style-name="ce869" table:formula="of:=IF([.P7]=0;&quot;0&quot;;(IF([.P7]=[.Q7];&quot;1&quot;;(IF([.P7]=-[.Q7];&quot;-1&quot;;IF([.Q7]=1;TEXT([.P7];10);[.R7]))))))" office:value-type="float" office:value="-2.1301775147929" calcext:value-type="float">
            <text:p>-360/169 <text:s text:c="2"/></text:p>
          </table:table-cell>
          <table:table-cell table:style-name="ce535" table:formula="of:=IF([.P7]=0;&quot;0&quot;;(IF([.P7]=[.Q7];&quot;1&quot;;(IF([.P7]=-[.Q7];&quot;-1&quot;;IF([.Q7]=1;[.P7];CONCATENATE([.P7];&quot;/&quot;;[.Q7])))))))" office:value-type="string" office:string-value="-360/169" calcext:value-type="string">
            <text:p>-360/169</text:p>
          </table:table-cell>
          <table:table-cell table:style-name="ce682"/>
          <table:table-cell table:style-name="ce897"/>
          <table:table-cell table:style-name="ce824" table:number-columns-repeated="2"/>
          <table:table-cell table:style-name="ce894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2"/>
          <table:table-cell table:style-name="ce682" table:number-columns-repeated="986"/>
          <table:table-cell table:style-name="ce570"/>
          <table:table-cell/>
        </table:table-row>
        <table:table-row table:style-name="ro3">
          <table:table-cell table:style-name="ce545" office:value-type="string" calcext:value-type="string">
            <text:p>x</text:p>
          </table:table-cell>
          <table:table-cell table:style-name="ce591" office:value-type="float" office:value="-10" calcext:value-type="float">
            <text:p>-10</text:p>
          </table:table-cell>
          <table:table-cell table:style-name="ce658" table:formula="of:=[.C6]" office:value-type="float" office:value="-5" calcext:value-type="float" table:number-columns-spanned="2" table:number-rows-spanned="1">
            <text:p>-5</text:p>
          </table:table-cell>
          <table:covered-table-cell table:style-name="ce662" table:formula="of:=#REF!" office:value-type="string" office:string-value="" calcext:value-type="error">
            <text:p>#RÉF !</text:p>
          </table:covered-table-cell>
          <table:table-cell table:style-name="ce701" office:value-type="float" office:value="10" calcext:value-type="float">
            <text:p>10</text:p>
          </table:table-cell>
          <table:table-cell table:style-name="ce716"/>
          <table:table-cell table:style-name="ce535" office:value-type="float" office:value="10" calcext:value-type="float">
            <text:p>10</text:p>
          </table:table-cell>
          <table:table-cell table:style-name="ce535" table:formula="of:=[.$A$6]*[.G8]+[.$B$6]" office:value-type="float" office:value="-15" calcext:value-type="float">
            <text:p>-15</text:p>
          </table:table-cell>
          <table:table-cell table:style-name="ce541"/>
          <table:table-cell table:style-name="ce535" office:value-type="float" office:value="-7" calcext:value-type="float">
            <text:p>-7</text:p>
          </table:table-cell>
          <table:table-cell table:style-name="ce756" table:formula="of:=[.$A$29]*[.J8]^2+[.$B$29]*[.J8]+[.$C$29]" office:value-type="float" office:value="-0.994082840236687" calcext:value-type="float">
            <text:p>-168/169 <text:s/></text:p>
          </table:table-cell>
          <table:table-cell table:style-name="ce535" table:formula="of:=[.$A$29]*[.J8]^2+[.$B$29]*[.J8]+[.$C$29]" office:value-type="float" office:value="-0.994082840236687" calcext:value-type="float">
            <text:p>-0,994082840236687</text:p>
          </table:table-cell>
          <table:table-cell table:style-name="ce629" table:formula="of:=[.K8]*[.N8]" office:value-type="float" office:value="-54600" calcext:value-type="float">
            <text:p>-546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8]);ABS([.N8]))" office:value-type="float" office:value="325" calcext:value-type="float">
            <text:p>325</text:p>
          </table:table-cell>
          <table:table-cell table:style-name="ce808" table:formula="of:=[.M8]/[.O8]" office:value-type="float" office:value="-168" calcext:value-type="float">
            <text:p>-168</text:p>
          </table:table-cell>
          <table:table-cell table:style-name="ce808" table:formula="of:=[.N8]/[.O8]" office:value-type="float" office:value="169" calcext:value-type="float">
            <text:p>169</text:p>
          </table:table-cell>
          <table:table-cell table:style-name="ce862" table:formula="of:=[.P8]/[.Q8]" office:value-type="float" office:value="-0.994082840236687" calcext:value-type="float">
            <text:p>-168/169 <text:s text:c="3"/></text:p>
          </table:table-cell>
          <table:table-cell table:style-name="ce869" table:formula="of:=IF([.P8]=0;&quot;0&quot;;(IF([.P8]=[.Q8];&quot;1&quot;;(IF([.P8]=-[.Q8];&quot;-1&quot;;IF([.Q8]=1;TEXT([.P8];10);[.R8]))))))" office:value-type="float" office:value="-0.994082840236687" calcext:value-type="float">
            <text:p>-168/169 <text:s text:c="2"/></text:p>
          </table:table-cell>
          <table:table-cell table:style-name="ce535" table:formula="of:=IF([.P8]=0;&quot;0&quot;;(IF([.P8]=[.Q8];&quot;1&quot;;(IF([.P8]=-[.Q8];&quot;-1&quot;;IF([.Q8]=1;[.P8];CONCATENATE([.P8];&quot;/&quot;;[.Q8])))))))" office:value-type="string" office:string-value="-168/169" calcext:value-type="string">
            <text:p>-168/169</text:p>
          </table:table-cell>
          <table:table-cell table:style-name="ce682"/>
          <table:table-cell table:style-name="ce897"/>
          <table:table-cell table:style-name="ce824" table:number-columns-repeated="2"/>
          <table:table-cell table:style-name="ce895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2"/>
          <table:table-cell table:style-name="ce682" table:number-columns-repeated="986"/>
          <table:table-cell table:style-name="ce570"/>
          <table:table-cell/>
        </table:table-row>
        <table:table-row table:style-name="ro3">
          <table:table-cell table:style-name="ce537" office:value-type="string" calcext:value-type="string">
            <text:p>Signe de f '(x)</text:p>
          </table:table-cell>
          <table:table-cell table:style-name="ce592" table:formula="of:=IF([.A6]&gt;0;&quot;+&quot;;&quot;-&quot;)" office:value-type="string" office:string-value="-" calcext:value-type="string" table:number-columns-spanned="4" table:number-rows-spanned="1">
            <text:p>-</text:p>
          </table:table-cell>
          <table:covered-table-cell table:number-columns-repeated="2" table:style-name="ce662"/>
          <table:covered-table-cell table:style-name="ce765"/>
          <table:table-cell table:style-name="ce682" table:number-columns-repeated="2"/>
          <table:table-cell table:style-name="ce541" table:number-columns-repeated="2"/>
          <table:table-cell table:style-name="ce535" office:value-type="float" office:value="-6" calcext:value-type="float">
            <text:p>-6</text:p>
          </table:table-cell>
          <table:table-cell table:style-name="ce756" table:formula="of:=[.$A$29]*[.J9]^2+[.$B$29]*[.J9]+[.$C$29]" office:value-type="float" office:value="0" calcext:value-type="float">
            <text:p>0/1 <text:s text:c="3"/></text:p>
          </table:table-cell>
          <table:table-cell table:style-name="ce535" table:formula="of:=[.$A$29]*[.J9]^2+[.$B$29]*[.J9]+[.$C$29]" office:value-type="float" office:value="0" calcext:value-type="float">
            <text:p>0</text:p>
          </table:table-cell>
          <table:table-cell table:style-name="ce629" table:formula="of:=[.K9]*[.N9]" office:value-type="float" office:value="0" calcext:value-type="float">
            <text:p>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9]);ABS([.N9]))" office:value-type="float" office:value="54925" calcext:value-type="float">
            <text:p>54925</text:p>
          </table:table-cell>
          <table:table-cell table:style-name="ce808" table:formula="of:=[.M9]/[.O9]" office:value-type="float" office:value="0" calcext:value-type="float">
            <text:p>0</text:p>
          </table:table-cell>
          <table:table-cell table:style-name="ce808" table:formula="of:=[.N9]/[.O9]" office:value-type="float" office:value="1" calcext:value-type="float">
            <text:p>1</text:p>
          </table:table-cell>
          <table:table-cell table:style-name="ce862" table:formula="of:=[.P9]/[.Q9]" office:value-type="float" office:value="0" calcext:value-type="float">
            <text:p>0/1 <text:s text:c="5"/></text:p>
          </table:table-cell>
          <table:table-cell table:style-name="ce869" table:formula="of:=IF([.P9]=0;&quot;0&quot;;(IF([.P9]=[.Q9];&quot;1&quot;;(IF([.P9]=-[.Q9];&quot;-1&quot;;IF([.Q9]=1;TEXT([.P9];10);[.R9]))))))" office:value-type="string" office:string-value="0" calcext:value-type="string">
            <text:p>0</text:p>
          </table:table-cell>
          <table:table-cell table:style-name="ce535" table:formula="of:=IF([.P9]=0;&quot;0&quot;;(IF([.P9]=[.Q9];&quot;1&quot;;(IF([.P9]=-[.Q9];&quot;-1&quot;;IF([.Q9]=1;[.P9];CONCATENATE([.P9];&quot;/&quot;;[.Q9])))))))" office:value-type="string" office:string-value="0" calcext:value-type="string">
            <text:p>0</text:p>
          </table:table-cell>
          <table:table-cell table:style-name="ce682"/>
          <table:table-cell table:style-name="ce897"/>
          <table:table-cell table:style-name="ce824" table:number-columns-repeated="2"/>
          <table:table-cell table:style-name="ce895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2"/>
          <table:table-cell table:style-name="ce682" table:number-columns-repeated="986"/>
          <table:table-cell table:style-name="ce570"/>
          <table:table-cell/>
        </table:table-row>
        <table:table-row table:style-name="ro3">
          <table:table-cell table:style-name="ce538" office:value-type="string" calcext:value-type="string" table:number-columns-spanned="1" table:number-rows-spanned="2">
            <text:p>Variations de</text:p>
            <text:p>la fonction <text:span text:style-name="T31">f</text:span></text:p>
          </table:table-cell>
          <table:table-cell table:style-name="ce593" table:formula="of:=IF([.A6]&gt;0;&quot;&quot;;[.H7])" office:value-type="float" office:value="5" calcext:value-type="float">
            <text:p>5</text:p>
          </table:table-cell>
          <table:table-cell table:style-name="ce649" table:formula="of:=IF([.A6]&gt;0;&quot;k&quot;;&quot;&quot;)" office:value-type="string" office:string-value="" calcext:value-type="string" table:number-columns-spanned="2" table:number-rows-spanned="2">
            <text:p></text:p>
          </table:table-cell>
          <table:covered-table-cell table:style-name="ce734"/>
          <table:table-cell table:style-name="ce705" table:formula="of:=IF([.A6]&gt;0;[.H8];&quot;&quot;)">
            <text:p/>
          </table:table-cell>
          <table:table-cell table:style-name="ce682" table:number-columns-repeated="2"/>
          <table:table-cell table:style-name="ce541" table:number-columns-repeated="2"/>
          <table:table-cell table:style-name="ce535" office:value-type="float" office:value="-5" calcext:value-type="float">
            <text:p>-5</text:p>
          </table:table-cell>
          <table:table-cell table:style-name="ce756" table:formula="of:=[.$A$29]*[.J10]^2+[.$B$29]*[.J10]+[.$C$29]" office:value-type="float" office:value="0.85207100591716" calcext:value-type="float">
            <text:p>144/169 <text:s/></text:p>
          </table:table-cell>
          <table:table-cell table:style-name="ce535" table:formula="of:=[.$A$29]*[.J10]^2+[.$B$29]*[.J10]+[.$C$29]" office:value-type="float" office:value="0.85207100591716" calcext:value-type="float">
            <text:p>0,85207100591716</text:p>
          </table:table-cell>
          <table:table-cell table:style-name="ce629" table:formula="of:=[.K10]*[.N10]" office:value-type="float" office:value="46800" calcext:value-type="float">
            <text:p>468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10]);ABS([.N10]))" office:value-type="float" office:value="325" calcext:value-type="float">
            <text:p>325</text:p>
          </table:table-cell>
          <table:table-cell table:style-name="ce808" table:formula="of:=[.M10]/[.O10]" office:value-type="float" office:value="144" calcext:value-type="float">
            <text:p>144</text:p>
          </table:table-cell>
          <table:table-cell table:style-name="ce808" table:formula="of:=[.N10]/[.O10]" office:value-type="float" office:value="169" calcext:value-type="float">
            <text:p>169</text:p>
          </table:table-cell>
          <table:table-cell table:style-name="ce862" table:formula="of:=[.P10]/[.Q10]" office:value-type="float" office:value="0.85207100591716" calcext:value-type="float">
            <text:p>144/169 <text:s text:c="3"/></text:p>
          </table:table-cell>
          <table:table-cell table:style-name="ce869" table:formula="of:=IF([.P10]=0;&quot;0&quot;;(IF([.P10]=[.Q10];&quot;1&quot;;(IF([.P10]=-[.Q10];&quot;-1&quot;;IF([.Q10]=1;TEXT([.P10];10);[.R10]))))))" office:value-type="float" office:value="0.85207100591716" calcext:value-type="float">
            <text:p>144/169 <text:s text:c="2"/></text:p>
          </table:table-cell>
          <table:table-cell table:style-name="ce535" table:formula="of:=IF([.P10]=0;&quot;0&quot;;(IF([.P10]=[.Q10];&quot;1&quot;;(IF([.P10]=-[.Q10];&quot;-1&quot;;IF([.Q10]=1;[.P10];CONCATENATE([.P10];&quot;/&quot;;[.Q10])))))))" office:value-type="string" office:string-value="144/169" calcext:value-type="string">
            <text:p>144/169</text:p>
          </table:table-cell>
          <table:table-cell table:style-name="ce682"/>
          <table:table-cell table:style-name="ce897"/>
          <table:table-cell table:style-name="ce824" table:number-columns-repeated="2"/>
          <table:table-cell table:style-name="ce896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2"/>
          <table:table-cell table:style-name="ce682" table:number-columns-repeated="986"/>
          <table:table-cell table:style-name="ce570"/>
          <table:table-cell/>
        </table:table-row>
        <table:table-row table:style-name="ro3">
          <table:covered-table-cell table:style-name="ce539"/>
          <table:table-cell table:style-name="ce595" table:formula="of:=IF([.A6]&gt;0;[.H7];&quot;&quot;)">
            <text:p/>
          </table:table-cell>
          <table:covered-table-cell table:number-columns-repeated="2" table:style-name="ce703"/>
          <table:table-cell table:style-name="ce707" table:formula="of:=IF([.A6]&gt;0;&quot;&quot;;[.H8])" office:value-type="float" office:value="-15" calcext:value-type="float">
            <text:p>-15</text:p>
          </table:table-cell>
          <table:table-cell table:style-name="ce682" table:number-columns-repeated="2"/>
          <table:table-cell table:style-name="ce541" table:number-columns-repeated="2"/>
          <table:table-cell table:style-name="ce535" office:value-type="float" office:value="-4" calcext:value-type="float">
            <text:p>-4</text:p>
          </table:table-cell>
          <table:table-cell table:style-name="ce756" table:formula="of:=[.$A$29]*[.J11]^2+[.$B$29]*[.J11]+[.$C$29]" office:value-type="float" office:value="1.56213017751479" calcext:value-type="float">
            <text:p>264/169 <text:s/></text:p>
          </table:table-cell>
          <table:table-cell table:style-name="ce535" table:formula="of:=[.$A$29]*[.J11]^2+[.$B$29]*[.J11]+[.$C$29]" office:value-type="float" office:value="1.56213017751479" calcext:value-type="float">
            <text:p>1,56213017751479</text:p>
          </table:table-cell>
          <table:table-cell table:style-name="ce629" table:formula="of:=[.K11]*[.N11]" office:value-type="float" office:value="85800" calcext:value-type="float">
            <text:p>858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11]);ABS([.N11]))" office:value-type="float" office:value="325" calcext:value-type="float">
            <text:p>325</text:p>
          </table:table-cell>
          <table:table-cell table:style-name="ce808" table:formula="of:=[.M11]/[.O11]" office:value-type="float" office:value="264" calcext:value-type="float">
            <text:p>264</text:p>
          </table:table-cell>
          <table:table-cell table:style-name="ce808" table:formula="of:=[.N11]/[.O11]" office:value-type="float" office:value="169" calcext:value-type="float">
            <text:p>169</text:p>
          </table:table-cell>
          <table:table-cell table:style-name="ce862" table:formula="of:=[.P11]/[.Q11]" office:value-type="float" office:value="1.56213017751479" calcext:value-type="float">
            <text:p>264/169 <text:s text:c="3"/></text:p>
          </table:table-cell>
          <table:table-cell table:style-name="ce869" table:formula="of:=IF([.P11]=0;&quot;0&quot;;(IF([.P11]=[.Q11];&quot;1&quot;;(IF([.P11]=-[.Q11];&quot;-1&quot;;IF([.Q11]=1;TEXT([.P11];10);[.R11]))))))" office:value-type="float" office:value="1.56213017751479" calcext:value-type="float">
            <text:p>264/169 <text:s text:c="2"/></text:p>
          </table:table-cell>
          <table:table-cell table:style-name="ce535" table:formula="of:=IF([.P11]=0;&quot;0&quot;;(IF([.P11]=[.Q11];&quot;1&quot;;(IF([.P11]=-[.Q11];&quot;-1&quot;;IF([.Q11]=1;[.P11];CONCATENATE([.P11];&quot;/&quot;;[.Q11])))))))" office:value-type="string" office:string-value="264/169" calcext:value-type="string">
            <text:p>264/169</text:p>
          </table:table-cell>
          <table:table-cell table:style-name="ce682"/>
          <table:table-cell table:style-name="ce897"/>
          <table:table-cell table:style-name="ce824" table:number-columns-repeated="2"/>
          <table:table-cell table:style-name="ce896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2"/>
          <table:table-cell table:style-name="ce682" table:number-columns-repeated="986"/>
          <table:table-cell table:style-name="ce570"/>
          <table:table-cell/>
        </table:table-row>
        <table:table-row table:style-name="ro3">
          <table:table-cell table:style-name="ce540" office:value-type="string" calcext:value-type="string">
            <text:p>Signe de <text:span text:style-name="T31">f </text:span>(<text:span text:style-name="T31">x</text:span>)</text:p>
          </table:table-cell>
          <table:table-cell table:style-name="ce596" table:formula="of:=IF([.H7]&gt;0;&quot;+&quot;;&quot;-&quot;)" office:value-type="string" office:string-value="+" calcext:value-type="string">
            <text:p>+</text:p>
          </table:table-cell>
          <table:table-cell table:style-name="ce662" office:value-type="float" office:value="0" calcext:value-type="float" table:number-columns-spanned="2" table:number-rows-spanned="1">
            <text:p>0</text:p>
          </table:table-cell>
          <table:covered-table-cell table:style-name="ce662" table:formula="of:=IF([.$C$44];#REF!;&quot;&quot;)">
            <text:p/>
          </table:covered-table-cell>
          <table:table-cell table:style-name="ce765" table:formula="of:=IF([.H8]&gt;0;&quot;+&quot;;&quot;-&quot;)" office:value-type="string" office:string-value="-" calcext:value-type="string">
            <text:p>-</text:p>
          </table:table-cell>
          <table:table-cell table:style-name="ce682" table:number-columns-repeated="2"/>
          <table:table-cell table:style-name="ce541" table:number-columns-repeated="2"/>
          <table:table-cell table:style-name="ce535" office:value-type="float" office:value="-3" calcext:value-type="float">
            <text:p>-3</text:p>
          </table:table-cell>
          <table:table-cell table:style-name="ce756" table:formula="of:=[.$A$29]*[.J12]^2+[.$B$29]*[.J12]+[.$C$29]" office:value-type="float" office:value="2.1301775147929" calcext:value-type="float">
            <text:p>360/169 <text:s/></text:p>
          </table:table-cell>
          <table:table-cell table:style-name="ce535" table:formula="of:=[.$A$29]*[.J12]^2+[.$B$29]*[.J12]+[.$C$29]" office:value-type="float" office:value="2.1301775147929" calcext:value-type="float">
            <text:p>2,1301775147929</text:p>
          </table:table-cell>
          <table:table-cell table:style-name="ce629" table:formula="of:=[.K12]*[.N12]" office:value-type="float" office:value="117000" calcext:value-type="float">
            <text:p>117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12]);ABS([.N12]))" office:value-type="float" office:value="325" calcext:value-type="float">
            <text:p>325</text:p>
          </table:table-cell>
          <table:table-cell table:style-name="ce808" table:formula="of:=[.M12]/[.O12]" office:value-type="float" office:value="360" calcext:value-type="float">
            <text:p>360</text:p>
          </table:table-cell>
          <table:table-cell table:style-name="ce808" table:formula="of:=[.N12]/[.O12]" office:value-type="float" office:value="169" calcext:value-type="float">
            <text:p>169</text:p>
          </table:table-cell>
          <table:table-cell table:style-name="ce862" table:formula="of:=[.P12]/[.Q12]" office:value-type="float" office:value="2.1301775147929" calcext:value-type="float">
            <text:p>360/169 <text:s text:c="3"/></text:p>
          </table:table-cell>
          <table:table-cell table:style-name="ce869" table:formula="of:=IF([.P12]=0;&quot;0&quot;;(IF([.P12]=[.Q12];&quot;1&quot;;(IF([.P12]=-[.Q12];&quot;-1&quot;;IF([.Q12]=1;TEXT([.P12];10);[.R12]))))))" office:value-type="float" office:value="2.1301775147929" calcext:value-type="float">
            <text:p>360/169 <text:s text:c="2"/></text:p>
          </table:table-cell>
          <table:table-cell table:style-name="ce535" table:formula="of:=IF([.P12]=0;&quot;0&quot;;(IF([.P12]=[.Q12];&quot;1&quot;;(IF([.P12]=-[.Q12];&quot;-1&quot;;IF([.Q12]=1;[.P12];CONCATENATE([.P12];&quot;/&quot;;[.Q12])))))))" office:value-type="string" office:string-value="360/169" calcext:value-type="string">
            <text:p>360/169</text:p>
          </table:table-cell>
          <table:table-cell table:style-name="ce682"/>
          <table:table-cell table:style-name="ce897"/>
          <table:table-cell table:style-name="ce824" table:number-columns-repeated="2"/>
          <table:table-cell table:style-name="ce896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2"/>
          <table:table-cell table:style-name="ce682" table:number-columns-repeated="986"/>
          <table:table-cell table:style-name="ce570"/>
          <table:table-cell/>
        </table:table-row>
        <table:table-row table:style-name="ro3">
          <table:table-cell table:style-name="ce570" table:number-columns-repeated="7"/>
          <table:table-cell table:style-name="ce541" table:number-columns-repeated="2"/>
          <table:table-cell table:style-name="ce535" office:value-type="float" office:value="-2" calcext:value-type="float">
            <text:p>-2</text:p>
          </table:table-cell>
          <table:table-cell table:style-name="ce756" table:formula="of:=[.$A$29]*[.J13]^2+[.$B$29]*[.J13]+[.$C$29]" office:value-type="float" office:value="2.55621301775148" calcext:value-type="float">
            <text:p>432/169 <text:s/></text:p>
          </table:table-cell>
          <table:table-cell table:style-name="ce535" table:formula="of:=[.$A$29]*[.J13]^2+[.$B$29]*[.J13]+[.$C$29]" office:value-type="float" office:value="2.55621301775148" calcext:value-type="float">
            <text:p>2,55621301775148</text:p>
          </table:table-cell>
          <table:table-cell table:style-name="ce629" table:formula="of:=[.K13]*[.N13]" office:value-type="float" office:value="140400" calcext:value-type="float">
            <text:p>1404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13]);ABS([.N13]))" office:value-type="float" office:value="325" calcext:value-type="float">
            <text:p>325</text:p>
          </table:table-cell>
          <table:table-cell table:style-name="ce808" table:formula="of:=[.M13]/[.O13]" office:value-type="float" office:value="432" calcext:value-type="float">
            <text:p>432</text:p>
          </table:table-cell>
          <table:table-cell table:style-name="ce808" table:formula="of:=[.N13]/[.O13]" office:value-type="float" office:value="169" calcext:value-type="float">
            <text:p>169</text:p>
          </table:table-cell>
          <table:table-cell table:style-name="ce862" table:formula="of:=[.P13]/[.Q13]" office:value-type="float" office:value="2.55621301775148" calcext:value-type="float">
            <text:p>432/169 <text:s text:c="3"/></text:p>
          </table:table-cell>
          <table:table-cell table:style-name="ce869" table:formula="of:=IF([.P13]=0;&quot;0&quot;;(IF([.P13]=[.Q13];&quot;1&quot;;(IF([.P13]=-[.Q13];&quot;-1&quot;;IF([.Q13]=1;TEXT([.P13];10);[.R13]))))))" office:value-type="float" office:value="2.55621301775148" calcext:value-type="float">
            <text:p>432/169 <text:s text:c="2"/></text:p>
          </table:table-cell>
          <table:table-cell table:style-name="ce535" table:formula="of:=IF([.P13]=0;&quot;0&quot;;(IF([.P13]=[.Q13];&quot;1&quot;;(IF([.P13]=-[.Q13];&quot;-1&quot;;IF([.Q13]=1;[.P13];CONCATENATE([.P13];&quot;/&quot;;[.Q13])))))))" office:value-type="string" office:string-value="432/169" calcext:value-type="string">
            <text:p>432/169</text:p>
          </table:table-cell>
          <table:table-cell table:style-name="ce682"/>
          <table:table-cell table:style-name="ce897"/>
          <table:table-cell table:style-name="ce824" table:number-columns-repeated="2"/>
          <table:table-cell table:style-name="ce896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2"/>
          <table:table-cell table:style-name="ce682" table:number-columns-repeated="986"/>
          <table:table-cell table:style-name="ce570"/>
          <table:table-cell/>
        </table:table-row>
        <table:table-row table:style-name="ro3">
          <table:table-cell table:style-name="ce570" table:number-columns-repeated="7"/>
          <table:table-cell table:style-name="ce541" table:number-columns-repeated="2"/>
          <table:table-cell table:style-name="ce535" office:value-type="float" office:value="-1" calcext:value-type="float">
            <text:p>-1</text:p>
          </table:table-cell>
          <table:table-cell table:style-name="ce756" table:formula="of:=[.$A$29]*[.J14]^2+[.$B$29]*[.J14]+[.$C$29]" office:value-type="float" office:value="2.84023668639053" calcext:value-type="float">
            <text:p>480/169 <text:s/></text:p>
          </table:table-cell>
          <table:table-cell table:style-name="ce535" table:formula="of:=[.$A$29]*[.J14]^2+[.$B$29]*[.J14]+[.$C$29]" office:value-type="float" office:value="2.84023668639053" calcext:value-type="float">
            <text:p>2,84023668639053</text:p>
          </table:table-cell>
          <table:table-cell table:style-name="ce629" table:formula="of:=[.K14]*[.N14]" office:value-type="float" office:value="156000" calcext:value-type="float">
            <text:p>156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14]);ABS([.N14]))" office:value-type="float" office:value="325" calcext:value-type="float">
            <text:p>325</text:p>
          </table:table-cell>
          <table:table-cell table:style-name="ce808" table:formula="of:=[.M14]/[.O14]" office:value-type="float" office:value="480" calcext:value-type="float">
            <text:p>480</text:p>
          </table:table-cell>
          <table:table-cell table:style-name="ce808" table:formula="of:=[.N14]/[.O14]" office:value-type="float" office:value="169" calcext:value-type="float">
            <text:p>169</text:p>
          </table:table-cell>
          <table:table-cell table:style-name="ce862" table:formula="of:=[.P14]/[.Q14]" office:value-type="float" office:value="2.84023668639053" calcext:value-type="float">
            <text:p>480/169 <text:s text:c="3"/></text:p>
          </table:table-cell>
          <table:table-cell table:style-name="ce869" table:formula="of:=IF([.P14]=0;&quot;0&quot;;(IF([.P14]=[.Q14];&quot;1&quot;;(IF([.P14]=-[.Q14];&quot;-1&quot;;IF([.Q14]=1;TEXT([.P14];10);[.R14]))))))" office:value-type="float" office:value="2.84023668639053" calcext:value-type="float">
            <text:p>480/169 <text:s text:c="2"/></text:p>
          </table:table-cell>
          <table:table-cell table:style-name="ce535" table:formula="of:=IF([.P14]=0;&quot;0&quot;;(IF([.P14]=[.Q14];&quot;1&quot;;(IF([.P14]=-[.Q14];&quot;-1&quot;;IF([.Q14]=1;[.P14];CONCATENATE([.P14];&quot;/&quot;;[.Q14])))))))" office:value-type="string" office:string-value="480/169" calcext:value-type="string">
            <text:p>480/169</text:p>
          </table:table-cell>
          <table:table-cell table:style-name="ce682"/>
          <table:table-cell table:style-name="ce897"/>
          <table:table-cell table:style-name="ce824" table:number-columns-repeated="2"/>
          <table:table-cell table:style-name="ce896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2"/>
          <table:table-cell table:style-name="ce682" table:number-columns-repeated="986"/>
          <table:table-cell table:style-name="ce570"/>
          <table:table-cell/>
        </table:table-row>
        <table:table-row table:style-name="ro3">
          <table:table-cell table:style-name="ce571" office:value-type="string" calcext:value-type="string" table:number-columns-spanned="6" table:number-rows-spanned="1">
            <text:p>Tableau points droite</text:p>
          </table:table-cell>
          <table:covered-table-cell table:style-name="ce541"/>
          <table:covered-table-cell table:style-name="ce655"/>
          <table:covered-table-cell table:number-columns-repeated="3"/>
          <table:table-cell/>
          <table:table-cell table:style-name="ce541" table:number-columns-repeated="2"/>
          <table:table-cell table:style-name="ce535" office:value-type="float" office:value="0" calcext:value-type="float">
            <text:p>0</text:p>
          </table:table-cell>
          <table:table-cell table:style-name="ce756" table:formula="of:=[.$A$29]*[.J15]^2+[.$B$29]*[.J15]+[.$C$29]" office:value-type="float" office:value="2.98224852071006" calcext:value-type="float">
            <text:p>504/169 <text:s/></text:p>
          </table:table-cell>
          <table:table-cell table:style-name="ce535" table:formula="of:=[.$A$29]*[.J15]^2+[.$B$29]*[.J15]+[.$C$29]" office:value-type="float" office:value="2.98224852071006" calcext:value-type="float">
            <text:p>2,98224852071006</text:p>
          </table:table-cell>
          <table:table-cell table:style-name="ce629" table:formula="of:=[.K15]*[.N15]" office:value-type="float" office:value="163800" calcext:value-type="float">
            <text:p>1638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15]);ABS([.N15]))" office:value-type="float" office:value="325" calcext:value-type="float">
            <text:p>325</text:p>
          </table:table-cell>
          <table:table-cell table:style-name="ce808" table:formula="of:=[.M15]/[.O15]" office:value-type="float" office:value="504" calcext:value-type="float">
            <text:p>504</text:p>
          </table:table-cell>
          <table:table-cell table:style-name="ce808" table:formula="of:=[.N15]/[.O15]" office:value-type="float" office:value="169" calcext:value-type="float">
            <text:p>169</text:p>
          </table:table-cell>
          <table:table-cell table:style-name="ce862" table:formula="of:=[.P15]/[.Q15]" office:value-type="float" office:value="2.98224852071006" calcext:value-type="float">
            <text:p>504/169 <text:s text:c="3"/></text:p>
          </table:table-cell>
          <table:table-cell table:style-name="ce869" table:formula="of:=IF([.P15]=0;&quot;0&quot;;(IF([.P15]=[.Q15];&quot;1&quot;;(IF([.P15]=-[.Q15];&quot;-1&quot;;IF([.Q15]=1;TEXT([.P15];10);[.R15]))))))" office:value-type="float" office:value="2.98224852071006" calcext:value-type="float">
            <text:p>504/169 <text:s text:c="2"/></text:p>
          </table:table-cell>
          <table:table-cell table:style-name="ce535" table:formula="of:=IF([.P15]=0;&quot;0&quot;;(IF([.P15]=[.Q15];&quot;1&quot;;(IF([.P15]=-[.Q15];&quot;-1&quot;;IF([.Q15]=1;[.P15];CONCATENATE([.P15];&quot;/&quot;;[.Q15])))))))" office:value-type="string" office:string-value="504/169" calcext:value-type="string">
            <text:p>504/169</text:p>
          </table:table-cell>
          <table:table-cell table:style-name="ce682"/>
          <table:table-cell table:style-name="ce897"/>
          <table:table-cell table:style-name="ce824" table:number-columns-repeated="2"/>
          <table:table-cell table:style-name="ce896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2"/>
          <table:table-cell table:style-name="ce682" table:number-columns-repeated="986"/>
          <table:table-cell table:style-name="ce570"/>
          <table:table-cell/>
        </table:table-row>
        <table:table-row table:style-name="ro3">
          <table:table-cell table:style-name="ce545" office:value-type="string" calcext:value-type="string">
            <text:p>x</text:p>
          </table:table-cell>
          <table:table-cell table:formula="of:=IF(ISBLANK([Droite.B13]);0;IF([.B8]=[Droite.B13];1;-0.5))" office:value-type="float" office:value="0" calcext:value-type="float">
            <text:p>0</text:p>
          </table:table-cell>
          <table:table-cell table:formula="of:=IF(ISBLANK([Droite.C13]);0;IF([.C8]=[Droite.C13];1;-0.5))" office:value-type="float" office:value="0" calcext:value-type="float">
            <text:p>0</text:p>
          </table:table-cell>
          <table:table-cell table:formula="of:=IF(ISBLANK([Droite.E13]);0;IF([.E8]=[Droite.E13];1;-0.5))" office:value-type="float" office:value="0" calcext:value-type="float">
            <text:p>0</text:p>
          </table:table-cell>
          <table:table-cell table:style-name="ce535" office:value-type="string" calcext:value-type="string">
            <text:p>racines</text:p>
          </table:table-cell>
          <table:table-cell table:style-name="ce718" office:value-type="string" calcext:value-type="string">
            <text:p>Points</text:p>
          </table:table-cell>
          <table:table-cell table:style-name="ce718" office:value-type="string" calcext:value-type="string">
            <text:p>Note</text:p>
          </table:table-cell>
          <table:table-cell table:style-name="ce749"/>
          <table:table-cell table:style-name="ce541"/>
          <table:table-cell table:style-name="ce535" office:value-type="float" office:value="1" calcext:value-type="float">
            <text:p>1</text:p>
          </table:table-cell>
          <table:table-cell table:style-name="ce756" table:formula="of:=[.$A$29]*[.J16]^2+[.$B$29]*[.J16]+[.$C$29]" office:value-type="float" office:value="2.98224852071006" calcext:value-type="float">
            <text:p>504/169 <text:s/></text:p>
          </table:table-cell>
          <table:table-cell table:style-name="ce535" table:formula="of:=[.$A$29]*[.J16]^2+[.$B$29]*[.J16]+[.$C$29]" office:value-type="float" office:value="2.98224852071006" calcext:value-type="float">
            <text:p>2,98224852071006</text:p>
          </table:table-cell>
          <table:table-cell table:style-name="ce629" table:formula="of:=[.K16]*[.N16]" office:value-type="float" office:value="163800" calcext:value-type="float">
            <text:p>1638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16]);ABS([.N16]))" office:value-type="float" office:value="325" calcext:value-type="float">
            <text:p>325</text:p>
          </table:table-cell>
          <table:table-cell table:style-name="ce808" table:formula="of:=[.M16]/[.O16]" office:value-type="float" office:value="504" calcext:value-type="float">
            <text:p>504</text:p>
          </table:table-cell>
          <table:table-cell table:style-name="ce808" table:formula="of:=[.N16]/[.O16]" office:value-type="float" office:value="169" calcext:value-type="float">
            <text:p>169</text:p>
          </table:table-cell>
          <table:table-cell table:style-name="ce862" table:formula="of:=[.P16]/[.Q16]" office:value-type="float" office:value="2.98224852071006" calcext:value-type="float">
            <text:p>504/169 <text:s text:c="3"/></text:p>
          </table:table-cell>
          <table:table-cell table:style-name="ce869" table:formula="of:=IF([.P16]=0;&quot;0&quot;;(IF([.P16]=[.Q16];&quot;1&quot;;(IF([.P16]=-[.Q16];&quot;-1&quot;;IF([.Q16]=1;TEXT([.P16];10);[.R16]))))))" office:value-type="float" office:value="2.98224852071006" calcext:value-type="float">
            <text:p>504/169 <text:s text:c="2"/></text:p>
          </table:table-cell>
          <table:table-cell table:style-name="ce535" table:formula="of:=IF([.P16]=0;&quot;0&quot;;(IF([.P16]=[.Q16];&quot;1&quot;;(IF([.P16]=-[.Q16];&quot;-1&quot;;IF([.Q16]=1;[.P16];CONCATENATE([.P16];&quot;/&quot;;[.Q16])))))))" office:value-type="string" office:string-value="504/169" calcext:value-type="string">
            <text:p>504/169</text:p>
          </table:table-cell>
          <table:table-cell table:style-name="ce682"/>
          <table:table-cell table:style-name="ce897"/>
          <table:table-cell table:style-name="ce824" table:number-columns-repeated="2"/>
          <table:table-cell table:style-name="ce896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2"/>
          <table:table-cell table:style-name="ce682" table:number-columns-repeated="986"/>
          <table:table-cell table:style-name="ce570"/>
          <table:table-cell/>
        </table:table-row>
        <table:table-row table:style-name="ro3">
          <table:table-cell table:style-name="ce537" office:value-type="string" calcext:value-type="string">
            <text:p>Signe de f '(x)</text:p>
          </table:table-cell>
          <table:table-cell table:style-name="ce646" table:formula="of:=IF(ISBLANK([Droite.B14]);0;IF([$Droite.A33]=0;0;IF([.B9]=[Droite.B14];1;-0.5)))" office:value-type="float" office:value="0" calcext:value-type="float" table:number-columns-spanned="3" table:number-rows-spanned="1">
            <text:p>0</text:p>
          </table:table-cell>
          <table:covered-table-cell table:style-name="ce656"/>
          <table:covered-table-cell table:style-name="ce604"/>
          <table:table-cell table:style-name="ce657" table:formula="of:=IF(ISBLANK([Droite.B6]);0;IF([.C6]=[Droite.B6];1;-0.5))" office:value-type="float" office:value="0" calcext:value-type="float">
            <text:p>0</text:p>
          </table:table-cell>
          <table:table-cell table:style-name="ce535" table:formula="of:=SUM([.B16:.E20])" office:value-type="float" office:value="0" calcext:value-type="float">
            <text:p>0</text:p>
          </table:table-cell>
          <table:table-cell table:style-name="ce535" table:formula="of:=IF(20*[.F17]/[.F19]&lt;0;0;20*[.F17]/[.F19])" office:value-type="float" office:value="0" calcext:value-type="float">
            <text:p>0</text:p>
          </table:table-cell>
          <table:table-cell table:style-name="ce541" table:number-columns-repeated="2"/>
          <table:table-cell table:style-name="ce535" office:value-type="float" office:value="2" calcext:value-type="float">
            <text:p>2</text:p>
          </table:table-cell>
          <table:table-cell table:style-name="ce756" table:formula="of:=[.$A$29]*[.J17]^2+[.$B$29]*[.J17]+[.$C$29]" office:value-type="float" office:value="2.84023668639053" calcext:value-type="float">
            <text:p>480/169 <text:s/></text:p>
          </table:table-cell>
          <table:table-cell table:style-name="ce535" table:formula="of:=[.$A$29]*[.J17]^2+[.$B$29]*[.J17]+[.$C$29]" office:value-type="float" office:value="2.84023668639053" calcext:value-type="float">
            <text:p>2,84023668639053</text:p>
          </table:table-cell>
          <table:table-cell table:style-name="ce629" table:formula="of:=[.K17]*[.N17]" office:value-type="float" office:value="156000" calcext:value-type="float">
            <text:p>156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17]);ABS([.N17]))" office:value-type="float" office:value="325" calcext:value-type="float">
            <text:p>325</text:p>
          </table:table-cell>
          <table:table-cell table:style-name="ce808" table:formula="of:=[.M17]/[.O17]" office:value-type="float" office:value="480" calcext:value-type="float">
            <text:p>480</text:p>
          </table:table-cell>
          <table:table-cell table:style-name="ce808" table:formula="of:=[.N17]/[.O17]" office:value-type="float" office:value="169" calcext:value-type="float">
            <text:p>169</text:p>
          </table:table-cell>
          <table:table-cell table:style-name="ce862" table:formula="of:=[.P17]/[.Q17]" office:value-type="float" office:value="2.84023668639053" calcext:value-type="float">
            <text:p>480/169 <text:s text:c="3"/></text:p>
          </table:table-cell>
          <table:table-cell table:style-name="ce869" table:formula="of:=IF([.P17]=0;&quot;0&quot;;(IF([.P17]=[.Q17];&quot;1&quot;;(IF([.P17]=-[.Q17];&quot;-1&quot;;IF([.Q17]=1;TEXT([.P17];10);[.R17]))))))" office:value-type="float" office:value="2.84023668639053" calcext:value-type="float">
            <text:p>480/169 <text:s text:c="2"/></text:p>
          </table:table-cell>
          <table:table-cell table:style-name="ce535" table:formula="of:=IF([.P17]=0;&quot;0&quot;;(IF([.P17]=[.Q17];&quot;1&quot;;(IF([.P17]=-[.Q17];&quot;-1&quot;;IF([.Q17]=1;[.P17];CONCATENATE([.P17];&quot;/&quot;;[.Q17])))))))" office:value-type="string" office:string-value="480/169" calcext:value-type="string">
            <text:p>480/169</text:p>
          </table:table-cell>
          <table:table-cell/>
          <table:table-cell table:style-name="ce897"/>
          <table:table-cell table:style-name="ce824" table:number-columns-repeated="2"/>
          <table:table-cell table:style-name="ce896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988"/>
          <table:table-cell table:style-name="ce570"/>
          <table:table-cell/>
        </table:table-row>
        <table:table-row table:style-name="ro3">
          <table:table-cell table:style-name="ce572" office:value-type="string" calcext:value-type="string" table:number-columns-spanned="1" table:number-rows-spanned="2">
            <text:p>Variations de</text:p>
            <text:p>la fonction <text:span text:style-name="T31">f</text:span></text:p>
          </table:table-cell>
          <table:table-cell table:style-name="ce598" table:formula="of:=IF(ISBLANK([$Droite.B15]);0;IF(AND(ISBLANK([$Droite.B16]);[$Droite.B15]=[.B10]);1;-0.5))" office:value-type="float" office:value="0" calcext:value-type="float">
            <text:p>0</text:p>
          </table:table-cell>
          <table:table-cell table:style-name="ce657" table:formula="of:=IF(ISBLANK([$Droite.C15]);0;IF(AND([$Droite.C15]=&quot;m&quot;;[.A6]&lt;0);1;IF(AND([$Droite.C15]=&quot;k&quot;;[.A6]&gt;=0);1;-0.5)))" office:value-type="float" office:value="0" calcext:value-type="float" table:number-columns-spanned="2" table:number-rows-spanned="2">
            <text:p>0</text:p>
          </table:table-cell>
          <table:covered-table-cell table:style-name="ce688"/>
          <table:table-cell table:style-name="ce535" table:formula="of:=IF(ISBLANK([$Droite.E15]);0;IF(AND(ISBLANK([$Droite.E16]);[$Droite.E15]=[.E10]);1;-0.5))" office:value-type="float" office:value="0" calcext:value-type="float">
            <text:p>0</text:p>
          </table:table-cell>
          <table:table-cell table:style-name="ce718" office:value-type="string" calcext:value-type="string">
            <text:p>Total max</text:p>
          </table:table-cell>
          <table:table-cell table:style-name="ce682"/>
          <table:table-cell table:style-name="ce541" table:number-columns-repeated="2"/>
          <table:table-cell table:style-name="ce535" office:value-type="float" office:value="3" calcext:value-type="float">
            <text:p>3</text:p>
          </table:table-cell>
          <table:table-cell table:style-name="ce756" table:formula="of:=[.$A$29]*[.J18]^2+[.$B$29]*[.J18]+[.$C$29]" office:value-type="float" office:value="2.55621301775148" calcext:value-type="float">
            <text:p>432/169 <text:s/></text:p>
          </table:table-cell>
          <table:table-cell table:style-name="ce535" table:formula="of:=[.$A$29]*[.J18]^2+[.$B$29]*[.J18]+[.$C$29]" office:value-type="float" office:value="2.55621301775148" calcext:value-type="float">
            <text:p>2,55621301775148</text:p>
          </table:table-cell>
          <table:table-cell table:style-name="ce629" table:formula="of:=[.K18]*[.N18]" office:value-type="float" office:value="140400" calcext:value-type="float">
            <text:p>1404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18]);ABS([.N18]))" office:value-type="float" office:value="325" calcext:value-type="float">
            <text:p>325</text:p>
          </table:table-cell>
          <table:table-cell table:style-name="ce808" table:formula="of:=[.M18]/[.O18]" office:value-type="float" office:value="432" calcext:value-type="float">
            <text:p>432</text:p>
          </table:table-cell>
          <table:table-cell table:style-name="ce808" table:formula="of:=[.N18]/[.O18]" office:value-type="float" office:value="169" calcext:value-type="float">
            <text:p>169</text:p>
          </table:table-cell>
          <table:table-cell table:style-name="ce862" table:formula="of:=[.P18]/[.Q18]" office:value-type="float" office:value="2.55621301775148" calcext:value-type="float">
            <text:p>432/169 <text:s text:c="3"/></text:p>
          </table:table-cell>
          <table:table-cell table:style-name="ce869" table:formula="of:=IF([.P18]=0;&quot;0&quot;;(IF([.P18]=[.Q18];&quot;1&quot;;(IF([.P18]=-[.Q18];&quot;-1&quot;;IF([.Q18]=1;TEXT([.P18];10);[.R18]))))))" office:value-type="float" office:value="2.55621301775148" calcext:value-type="float">
            <text:p>432/169 <text:s text:c="2"/></text:p>
          </table:table-cell>
          <table:table-cell table:style-name="ce535" table:formula="of:=IF([.P18]=0;&quot;0&quot;;(IF([.P18]=[.Q18];&quot;1&quot;;(IF([.P18]=-[.Q18];&quot;-1&quot;;IF([.Q18]=1;[.P18];CONCATENATE([.P18];&quot;/&quot;;[.Q18])))))))" office:value-type="string" office:string-value="432/169" calcext:value-type="string">
            <text:p>432/169</text:p>
          </table:table-cell>
          <table:table-cell/>
          <table:table-cell table:style-name="ce897"/>
          <table:table-cell table:style-name="ce824" table:number-columns-repeated="2"/>
          <table:table-cell table:style-name="ce896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988"/>
          <table:table-cell table:style-name="ce570"/>
          <table:table-cell/>
        </table:table-row>
        <table:table-row table:style-name="ro3">
          <table:covered-table-cell table:style-name="ce544"/>
          <table:table-cell table:style-name="ce599" table:formula="of:=IF(ISBLANK([$Droite.B16]);0;IF(AND(ISBLANK([$Droite.B15]);[$Droite.B16]=[.B11]);1;-0.5))" office:value-type="float" office:value="0" calcext:value-type="float">
            <text:p>0</text:p>
          </table:table-cell>
          <table:covered-table-cell table:number-columns-repeated="2" table:style-name="ce711"/>
          <table:table-cell table:style-name="ce535" table:formula="of:=IF(ISBLANK([$Droite.E16]);0;IF(AND(ISBLANK([$Droite.E15]);[$Droite.E16]=[.E11]);1;-0.5))" office:value-type="float" office:value="0" calcext:value-type="float">
            <text:p>0</text:p>
          </table:table-cell>
          <table:table-cell table:style-name="ce535" table:formula="of:=IF([$Droite.A33]=1;1;0)+10" office:value-type="float" office:value="10" calcext:value-type="float">
            <text:p>10</text:p>
          </table:table-cell>
          <table:table-cell/>
          <table:table-cell table:style-name="ce570"/>
          <table:table-cell table:style-name="ce541"/>
          <table:table-cell table:style-name="ce535" office:value-type="float" office:value="4" calcext:value-type="float">
            <text:p>4</text:p>
          </table:table-cell>
          <table:table-cell table:style-name="ce756" table:formula="of:=[.$A$29]*[.J19]^2+[.$B$29]*[.J19]+[.$C$29]" office:value-type="float" office:value="2.1301775147929" calcext:value-type="float">
            <text:p>360/169 <text:s/></text:p>
          </table:table-cell>
          <table:table-cell table:style-name="ce535" table:formula="of:=[.$A$29]*[.J19]^2+[.$B$29]*[.J19]+[.$C$29]" office:value-type="float" office:value="2.1301775147929" calcext:value-type="float">
            <text:p>2,1301775147929</text:p>
          </table:table-cell>
          <table:table-cell table:style-name="ce629" table:formula="of:=[.K19]*[.N19]" office:value-type="float" office:value="117000" calcext:value-type="float">
            <text:p>117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19]);ABS([.N19]))" office:value-type="float" office:value="325" calcext:value-type="float">
            <text:p>325</text:p>
          </table:table-cell>
          <table:table-cell table:style-name="ce808" table:formula="of:=[.M19]/[.O19]" office:value-type="float" office:value="360" calcext:value-type="float">
            <text:p>360</text:p>
          </table:table-cell>
          <table:table-cell table:style-name="ce808" table:formula="of:=[.N19]/[.O19]" office:value-type="float" office:value="169" calcext:value-type="float">
            <text:p>169</text:p>
          </table:table-cell>
          <table:table-cell table:style-name="ce862" table:formula="of:=[.P19]/[.Q19]" office:value-type="float" office:value="2.1301775147929" calcext:value-type="float">
            <text:p>360/169 <text:s text:c="3"/></text:p>
          </table:table-cell>
          <table:table-cell table:style-name="ce869" table:formula="of:=IF([.P19]=0;&quot;0&quot;;(IF([.P19]=[.Q19];&quot;1&quot;;(IF([.P19]=-[.Q19];&quot;-1&quot;;IF([.Q19]=1;TEXT([.P19];10);[.R19]))))))" office:value-type="float" office:value="2.1301775147929" calcext:value-type="float">
            <text:p>360/169 <text:s text:c="2"/></text:p>
          </table:table-cell>
          <table:table-cell table:style-name="ce535" table:formula="of:=IF([.P19]=0;&quot;0&quot;;(IF([.P19]=[.Q19];&quot;1&quot;;(IF([.P19]=-[.Q19];&quot;-1&quot;;IF([.Q19]=1;[.P19];CONCATENATE([.P19];&quot;/&quot;;[.Q19])))))))" office:value-type="string" office:string-value="360/169" calcext:value-type="string">
            <text:p>360/169</text:p>
          </table:table-cell>
          <table:table-cell/>
          <table:table-cell table:style-name="ce897"/>
          <table:table-cell table:style-name="ce824" table:number-columns-repeated="2"/>
          <table:table-cell table:style-name="ce896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988"/>
          <table:table-cell table:style-name="ce570"/>
          <table:table-cell/>
        </table:table-row>
        <table:table-row table:style-name="ro3">
          <table:table-cell table:style-name="ce537" office:value-type="string" calcext:value-type="string">
            <text:p>Signe de <text:span text:style-name="T31">f </text:span>(<text:span text:style-name="T31">x</text:span>)</text:p>
          </table:table-cell>
          <table:table-cell table:style-name="ce646" table:formula="of:=IF(ISBLANK([Droite.B17]);0;IF([.B12]=[Droite.B17];1;-0.5))" office:value-type="float" office:value="0" calcext:value-type="float">
            <text:p>0</text:p>
          </table:table-cell>
          <table:table-cell table:style-name="ce656" table:formula="of:=IF(ISBLANK([Droite.C17]);0;IF(ISBLANK([Droite.C17])=0;IF([Droite.C17]=0;1;-0.5)))" office:value-type="float" office:value="0" calcext:value-type="float">
            <text:p>0</text:p>
          </table:table-cell>
          <table:table-cell table:style-name="ce657" table:formula="of:=IF(ISBLANK([Droite.E17]);0;IF([.E12]=[Droite.E17];1;-0.5))" office:value-type="float" office:value="0" calcext:value-type="float">
            <text:p>0</text:p>
          </table:table-cell>
          <table:table-cell table:style-name="ce708"/>
          <table:table-cell table:style-name="ce541"/>
          <table:table-cell table:style-name="ce570" table:number-columns-repeated="2"/>
          <table:table-cell table:style-name="ce541"/>
          <table:table-cell table:style-name="ce535" office:value-type="float" office:value="5" calcext:value-type="float">
            <text:p>5</text:p>
          </table:table-cell>
          <table:table-cell table:style-name="ce756" table:formula="of:=[.$A$29]*[.J20]^2+[.$B$29]*[.J20]+[.$C$29]" office:value-type="float" office:value="1.56213017751479" calcext:value-type="float">
            <text:p>264/169 <text:s/></text:p>
          </table:table-cell>
          <table:table-cell table:style-name="ce535" table:formula="of:=[.$A$29]*[.J20]^2+[.$B$29]*[.J20]+[.$C$29]" office:value-type="float" office:value="1.56213017751479" calcext:value-type="float">
            <text:p>1,56213017751479</text:p>
          </table:table-cell>
          <table:table-cell table:style-name="ce629" table:formula="of:=[.K20]*[.N20]" office:value-type="float" office:value="85800" calcext:value-type="float">
            <text:p>858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20]);ABS([.N20]))" office:value-type="float" office:value="325" calcext:value-type="float">
            <text:p>325</text:p>
          </table:table-cell>
          <table:table-cell table:style-name="ce808" table:formula="of:=[.M20]/[.O20]" office:value-type="float" office:value="264" calcext:value-type="float">
            <text:p>264</text:p>
          </table:table-cell>
          <table:table-cell table:style-name="ce808" table:formula="of:=[.N20]/[.O20]" office:value-type="float" office:value="169" calcext:value-type="float">
            <text:p>169</text:p>
          </table:table-cell>
          <table:table-cell table:style-name="ce862" table:formula="of:=[.P20]/[.Q20]" office:value-type="float" office:value="1.56213017751479" calcext:value-type="float">
            <text:p>264/169 <text:s text:c="3"/></text:p>
          </table:table-cell>
          <table:table-cell table:style-name="ce869" table:formula="of:=IF([.P20]=0;&quot;0&quot;;(IF([.P20]=[.Q20];&quot;1&quot;;(IF([.P20]=-[.Q20];&quot;-1&quot;;IF([.Q20]=1;TEXT([.P20];10);[.R20]))))))" office:value-type="float" office:value="1.56213017751479" calcext:value-type="float">
            <text:p>264/169 <text:s text:c="2"/></text:p>
          </table:table-cell>
          <table:table-cell table:style-name="ce535" table:formula="of:=IF([.P20]=0;&quot;0&quot;;(IF([.P20]=[.Q20];&quot;1&quot;;(IF([.P20]=-[.Q20];&quot;-1&quot;;IF([.Q20]=1;[.P20];CONCATENATE([.P20];&quot;/&quot;;[.Q20])))))))" office:value-type="string" office:string-value="264/169" calcext:value-type="string">
            <text:p>264/169</text:p>
          </table:table-cell>
          <table:table-cell/>
          <table:table-cell table:style-name="ce897"/>
          <table:table-cell table:style-name="ce824" table:number-columns-repeated="2"/>
          <table:table-cell table:style-name="ce896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988"/>
          <table:table-cell table:style-name="ce570"/>
          <table:table-cell/>
        </table:table-row>
        <table:table-row table:style-name="ro3">
          <table:table-cell table:style-name="ce570" table:number-columns-repeated="8"/>
          <table:table-cell table:style-name="ce541"/>
          <table:table-cell table:style-name="ce535" office:value-type="float" office:value="6" calcext:value-type="float">
            <text:p>6</text:p>
          </table:table-cell>
          <table:table-cell table:style-name="ce756" table:formula="of:=[.$A$29]*[.J21]^2+[.$B$29]*[.J21]+[.$C$29]" office:value-type="float" office:value="0.85207100591716" calcext:value-type="float">
            <text:p>144/169 <text:s/></text:p>
          </table:table-cell>
          <table:table-cell table:style-name="ce535" table:formula="of:=[.$A$29]*[.J21]^2+[.$B$29]*[.J21]+[.$C$29]" office:value-type="float" office:value="0.85207100591716" calcext:value-type="float">
            <text:p>0,85207100591716</text:p>
          </table:table-cell>
          <table:table-cell table:style-name="ce629" table:formula="of:=[.K21]*[.N21]" office:value-type="float" office:value="46800" calcext:value-type="float">
            <text:p>468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21]);ABS([.N21]))" office:value-type="float" office:value="325" calcext:value-type="float">
            <text:p>325</text:p>
          </table:table-cell>
          <table:table-cell table:style-name="ce808" table:formula="of:=[.M21]/[.O21]" office:value-type="float" office:value="144" calcext:value-type="float">
            <text:p>144</text:p>
          </table:table-cell>
          <table:table-cell table:style-name="ce808" table:formula="of:=[.N21]/[.O21]" office:value-type="float" office:value="169" calcext:value-type="float">
            <text:p>169</text:p>
          </table:table-cell>
          <table:table-cell table:style-name="ce862" table:formula="of:=[.P21]/[.Q21]" office:value-type="float" office:value="0.85207100591716" calcext:value-type="float">
            <text:p>144/169 <text:s text:c="3"/></text:p>
          </table:table-cell>
          <table:table-cell table:style-name="ce869" table:formula="of:=IF([.P21]=0;&quot;0&quot;;(IF([.P21]=[.Q21];&quot;1&quot;;(IF([.P21]=-[.Q21];&quot;-1&quot;;IF([.Q21]=1;TEXT([.P21];10);[.R21]))))))" office:value-type="float" office:value="0.85207100591716" calcext:value-type="float">
            <text:p>144/169 <text:s text:c="2"/></text:p>
          </table:table-cell>
          <table:table-cell table:style-name="ce535" table:formula="of:=IF([.P21]=0;&quot;0&quot;;(IF([.P21]=[.Q21];&quot;1&quot;;(IF([.P21]=-[.Q21];&quot;-1&quot;;IF([.Q21]=1;[.P21];CONCATENATE([.P21];&quot;/&quot;;[.Q21])))))))" office:value-type="string" office:string-value="144/169" calcext:value-type="string">
            <text:p>144/169</text:p>
          </table:table-cell>
          <table:table-cell/>
          <table:table-cell table:style-name="ce897"/>
          <table:table-cell table:style-name="ce824" table:number-columns-repeated="2"/>
          <table:table-cell table:style-name="ce896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988"/>
          <table:table-cell table:style-name="ce570"/>
          <table:table-cell/>
        </table:table-row>
        <table:table-row table:style-name="ro3">
          <table:table-cell table:style-name="ce536" office:value-type="string" calcext:value-type="string" table:number-columns-spanned="8" table:number-rows-spanned="1">
            <text:p>Données pour l’onglet Parabole</text:p>
          </table:table-cell>
          <table:covered-table-cell table:number-columns-repeated="7" table:style-name="ce574"/>
          <table:table-cell table:style-name="ce541"/>
          <table:table-cell table:style-name="ce535" office:value-type="float" office:value="7" calcext:value-type="float">
            <text:p>7</text:p>
          </table:table-cell>
          <table:table-cell table:style-name="ce756" table:formula="of:=[.$A$29]*[.J22]^2+[.$B$29]*[.J22]+[.$C$29]" office:value-type="float" office:value="0" calcext:value-type="float">
            <text:p>0/1 <text:s text:c="3"/></text:p>
          </table:table-cell>
          <table:table-cell table:style-name="ce535" table:formula="of:=[.$A$29]*[.J22]^2+[.$B$29]*[.J22]+[.$C$29]" office:value-type="float" office:value="0" calcext:value-type="float">
            <text:p>0</text:p>
          </table:table-cell>
          <table:table-cell table:style-name="ce629" table:formula="of:=[.K22]*[.N22]" office:value-type="float" office:value="0" calcext:value-type="float">
            <text:p>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22]);ABS([.N22]))" office:value-type="float" office:value="54925" calcext:value-type="float">
            <text:p>54925</text:p>
          </table:table-cell>
          <table:table-cell table:style-name="ce808" table:formula="of:=[.M22]/[.O22]" office:value-type="float" office:value="0" calcext:value-type="float">
            <text:p>0</text:p>
          </table:table-cell>
          <table:table-cell table:style-name="ce808" table:formula="of:=[.N22]/[.O22]" office:value-type="float" office:value="1" calcext:value-type="float">
            <text:p>1</text:p>
          </table:table-cell>
          <table:table-cell table:style-name="ce862" table:formula="of:=[.P22]/[.Q22]" office:value-type="float" office:value="0" calcext:value-type="float">
            <text:p>0/1 <text:s text:c="5"/></text:p>
          </table:table-cell>
          <table:table-cell table:style-name="ce869" table:formula="of:=IF([.P22]=0;&quot;0&quot;;(IF([.P22]=[.Q22];&quot;1&quot;;(IF([.P22]=-[.Q22];&quot;-1&quot;;IF([.Q22]=1;TEXT([.P22];10);[.R22]))))))" office:value-type="string" office:string-value="0" calcext:value-type="string">
            <text:p>0</text:p>
          </table:table-cell>
          <table:table-cell table:style-name="ce535" table:formula="of:=IF([.P22]=0;&quot;0&quot;;(IF([.P22]=[.Q22];&quot;1&quot;;(IF([.P22]=-[.Q22];&quot;-1&quot;;IF([.Q22]=1;[.P22];CONCATENATE([.P22];&quot;/&quot;;[.Q22])))))))" office:value-type="string" office:string-value="0" calcext:value-type="string">
            <text:p>0</text:p>
          </table:table-cell>
          <table:table-cell/>
          <table:table-cell table:style-name="ce897"/>
          <table:table-cell table:style-name="ce824" table:number-columns-repeated="2"/>
          <table:table-cell table:style-name="ce896"/>
          <table:table-cell table:style-name="ce82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988"/>
          <table:table-cell table:style-name="ce570"/>
          <table:table-cell/>
        </table:table-row>
        <table:table-row table:style-name="ro3">
          <table:table-cell table:style-name="ce574" table:number-columns-repeated="8"/>
          <table:table-cell table:style-name="ce541"/>
          <table:table-cell table:style-name="ce535" office:value-type="float" office:value="8" calcext:value-type="float">
            <text:p>8</text:p>
          </table:table-cell>
          <table:table-cell table:style-name="ce756" table:formula="of:=[.$A$29]*[.J23]^2+[.$B$29]*[.J23]+[.$C$29]" office:value-type="float" office:value="-0.994082840236686" calcext:value-type="float">
            <text:p>-168/169 <text:s/></text:p>
          </table:table-cell>
          <table:table-cell table:style-name="ce535" table:formula="of:=[.$A$29]*[.J23]^2+[.$B$29]*[.J23]+[.$C$29]" office:value-type="float" office:value="-0.994082840236686" calcext:value-type="float">
            <text:p>-0,994082840236686</text:p>
          </table:table-cell>
          <table:table-cell table:style-name="ce629" table:formula="of:=[.K23]*[.N23]" office:value-type="float" office:value="-54600" calcext:value-type="float">
            <text:p>-546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23]);ABS([.N23]))" office:value-type="float" office:value="325" calcext:value-type="float">
            <text:p>325</text:p>
          </table:table-cell>
          <table:table-cell table:style-name="ce808" table:formula="of:=[.M23]/[.O23]" office:value-type="float" office:value="-168" calcext:value-type="float">
            <text:p>-168</text:p>
          </table:table-cell>
          <table:table-cell table:style-name="ce808" table:formula="of:=[.N23]/[.O23]" office:value-type="float" office:value="169" calcext:value-type="float">
            <text:p>169</text:p>
          </table:table-cell>
          <table:table-cell table:style-name="ce862" table:formula="of:=[.P23]/[.Q23]" office:value-type="float" office:value="-0.994082840236686" calcext:value-type="float">
            <text:p>-168/169 <text:s text:c="3"/></text:p>
          </table:table-cell>
          <table:table-cell table:style-name="ce869" table:formula="of:=IF([.P23]=0;&quot;0&quot;;(IF([.P23]=[.Q23];&quot;1&quot;;(IF([.P23]=-[.Q23];&quot;-1&quot;;IF([.Q23]=1;TEXT([.P23];10);[.R23]))))))" office:value-type="float" office:value="-0.994082840236686" calcext:value-type="float">
            <text:p>-168/169 <text:s text:c="2"/></text:p>
          </table:table-cell>
          <table:table-cell table:style-name="ce535" table:formula="of:=IF([.P23]=0;&quot;0&quot;;(IF([.P23]=[.Q23];&quot;1&quot;;(IF([.P23]=-[.Q23];&quot;-1&quot;;IF([.Q23]=1;[.P23];CONCATENATE([.P23];&quot;/&quot;;[.Q23])))))))" office:value-type="string" office:string-value="-168/169" calcext:value-type="string">
            <text:p>-168/169</text:p>
          </table:table-cell>
          <table:table-cell/>
          <table:table-cell table:style-name="ce897"/>
          <table:table-cell table:style-name="ce824" table:number-columns-repeated="2"/>
          <table:table-cell table:style-name="ce896"/>
          <table:table-cell table:style-name="ce904"/>
          <table:table-cell table:style-name="ce915"/>
          <table:table-cell table:style-name="ce824" table:number-columns-repeated="5"/>
          <table:table-cell table:style-name="ce822" table:number-columns-repeated="2"/>
          <table:table-cell table:number-columns-repeated="988"/>
          <table:table-cell table:style-name="ce570"/>
          <table:table-cell/>
        </table:table-row>
        <table:table-row table:style-name="ro18">
          <table:table-cell table:style-name="ce546" office:value-type="string" calcext:value-type="string" table:number-columns-spanned="6" table:number-rows-spanned="1">
            <text:p>Points de la parabole <text:span text:style-name="T31">C</text:span><text:span text:style-name="T32">f</text:span></text:p>
          </table:table-cell>
          <table:covered-table-cell table:number-columns-repeated="5" table:style-name="ce541"/>
          <table:table-cell table:style-name="ce607" office:value-type="string" calcext:value-type="string">
            <text:p>Dénom</text:p>
          </table:table-cell>
          <table:table-cell table:style-name="ce607" office:value-type="string" calcext:value-type="string">
            <text:p>longueur</text:p>
          </table:table-cell>
          <table:table-cell table:style-name="ce541"/>
          <table:table-cell table:style-name="ce535" office:value-type="float" office:value="9" calcext:value-type="float">
            <text:p>9</text:p>
          </table:table-cell>
          <table:table-cell table:style-name="ce756" table:formula="of:=[.$A$29]*[.J24]^2+[.$B$29]*[.J24]+[.$C$29]" office:value-type="float" office:value="-2.1301775147929" calcext:value-type="float">
            <text:p>-360/169 <text:s/></text:p>
          </table:table-cell>
          <table:table-cell table:style-name="ce535" table:formula="of:=[.$A$29]*[.J24]^2+[.$B$29]*[.J24]+[.$C$29]" office:value-type="float" office:value="-2.1301775147929" calcext:value-type="float">
            <text:p>-2,1301775147929</text:p>
          </table:table-cell>
          <table:table-cell table:style-name="ce629" table:formula="of:=[.K24]*[.N24]" office:value-type="float" office:value="-117000" calcext:value-type="float">
            <text:p>-1170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24]);ABS([.N24]))" office:value-type="float" office:value="325" calcext:value-type="float">
            <text:p>325</text:p>
          </table:table-cell>
          <table:table-cell table:style-name="ce808" table:formula="of:=[.M24]/[.O24]" office:value-type="float" office:value="-360" calcext:value-type="float">
            <text:p>-360</text:p>
          </table:table-cell>
          <table:table-cell table:style-name="ce808" table:formula="of:=[.N24]/[.O24]" office:value-type="float" office:value="169" calcext:value-type="float">
            <text:p>169</text:p>
          </table:table-cell>
          <table:table-cell table:style-name="ce862" table:formula="of:=[.P24]/[.Q24]" office:value-type="float" office:value="-2.1301775147929" calcext:value-type="float">
            <text:p>-360/169 <text:s text:c="3"/></text:p>
          </table:table-cell>
          <table:table-cell table:style-name="ce869" table:formula="of:=IF([.P24]=0;&quot;0&quot;;(IF([.P24]=[.Q24];&quot;1&quot;;(IF([.P24]=-[.Q24];&quot;-1&quot;;IF([.Q24]=1;TEXT([.P24];10);[.R24]))))))" office:value-type="float" office:value="-2.1301775147929" calcext:value-type="float">
            <text:p>-360/169 <text:s text:c="2"/></text:p>
          </table:table-cell>
          <table:table-cell table:style-name="ce535" table:formula="of:=IF([.P24]=0;&quot;0&quot;;(IF([.P24]=[.Q24];&quot;1&quot;;(IF([.P24]=-[.Q24];&quot;-1&quot;;IF([.Q24]=1;[.P24];CONCATENATE([.P24];&quot;/&quot;;[.Q24])))))))" office:value-type="string" office:string-value="-360/169" calcext:value-type="string">
            <text:p>-360/169</text:p>
          </table:table-cell>
          <table:table-cell/>
          <table:table-cell table:style-name="ce897"/>
          <table:table-cell table:style-name="ce824"/>
          <table:table-cell table:style-name="ce892" table:number-columns-repeated="2"/>
          <table:table-cell table:style-name="ce824"/>
          <table:table-cell table:style-name="ce897"/>
          <table:table-cell table:style-name="ce824" table:number-columns-repeated="5"/>
          <table:table-cell table:style-name="ce822" table:number-columns-repeated="2"/>
          <table:table-cell table:number-columns-repeated="988"/>
          <table:table-cell table:style-name="ce570"/>
          <table:table-cell/>
        </table:table-row>
        <table:table-row table:style-name="ro18">
          <table:table-cell table:style-name="ce547" office:value-type="string" calcext:value-type="string">
            <text:p>x<text:span text:style-name="T15">A</text:span></text:p>
          </table:table-cell>
          <table:table-cell table:style-name="ce535" table:formula="of:=RANDBETWEEN(-9;-4)" office:value-type="float" office:value="-6" calcext:value-type="float">
            <text:p>-6</text:p>
          </table:table-cell>
          <table:table-cell table:style-name="ce547" office:value-type="string" calcext:value-type="string">
            <text:p>x<text:span text:style-name="T15">B</text:span></text:p>
          </table:table-cell>
          <table:table-cell table:style-name="ce535" table:formula="of:=([.B25]+[.F25])/2" office:value-type="float" office:value="0.5" calcext:value-type="float">
            <text:p>0,5</text:p>
          </table:table-cell>
          <table:table-cell table:style-name="ce547" office:value-type="string" calcext:value-type="string">
            <text:p>x<text:span text:style-name="T15">C</text:span></text:p>
          </table:table-cell>
          <table:table-cell table:style-name="ce719" table:formula="of:=RANDBETWEEN(4;9)" office:value-type="float" office:value="7" calcext:value-type="float">
            <text:p>7</text:p>
          </table:table-cell>
          <table:table-cell table:style-name="ce592" table:formula="of:=([.F25]-[.B25])*([.F25]-[.D25])*([.D25]-[.B25])" office:value-type="float" office:value="549.25" calcext:value-type="float">
            <text:p>549,25</text:p>
          </table:table-cell>
          <table:table-cell table:style-name="ce693" table:formula="of:=IF([.G25]-INT([.G25])=0;0;LEN([.G25])-SEARCH(&quot;,&quot;;[.G25]))" office:value-type="float" office:value="2" calcext:value-type="float">
            <text:p>2</text:p>
          </table:table-cell>
          <table:table-cell table:style-name="ce541"/>
          <table:table-cell table:style-name="ce535" office:value-type="float" office:value="10" calcext:value-type="float">
            <text:p>10</text:p>
          </table:table-cell>
          <table:table-cell table:style-name="ce756" table:formula="of:=[.$A$29]*[.J25]^2+[.$B$29]*[.J25]+[.$C$29]" office:value-type="float" office:value="-3.40828402366864" calcext:value-type="float">
            <text:p>-576/169 <text:s/></text:p>
          </table:table-cell>
          <table:table-cell table:style-name="ce535" table:formula="of:=[.$A$29]*[.J25]^2+[.$B$29]*[.J25]+[.$C$29]" office:value-type="float" office:value="-3.40828402366864" calcext:value-type="float">
            <text:p>-3,40828402366864</text:p>
          </table:table-cell>
          <table:table-cell table:style-name="ce629" table:formula="of:=[.K25]*[.N25]" office:value-type="float" office:value="-187200" calcext:value-type="float">
            <text:p>-187200</text:p>
          </table:table-cell>
          <table:table-cell table:style-name="ce629" table:formula="of:=[.$G$25]*10^[.$H$25]" office:value-type="float" office:value="54925" calcext:value-type="float">
            <text:p>54925</text:p>
          </table:table-cell>
          <table:table-cell table:style-name="ce808" table:formula="of:=GCD(ABS([.M25]);ABS([.N25]))" office:value-type="float" office:value="325" calcext:value-type="float">
            <text:p>325</text:p>
          </table:table-cell>
          <table:table-cell table:style-name="ce808" table:formula="of:=[.M25]/[.O25]" office:value-type="float" office:value="-576" calcext:value-type="float">
            <text:p>-576</text:p>
          </table:table-cell>
          <table:table-cell table:style-name="ce808" table:formula="of:=[.N25]/[.O25]" office:value-type="float" office:value="169" calcext:value-type="float">
            <text:p>169</text:p>
          </table:table-cell>
          <table:table-cell table:style-name="ce862" table:formula="of:=[.P25]/[.Q25]" office:value-type="float" office:value="-3.40828402366864" calcext:value-type="float">
            <text:p>-576/169 <text:s text:c="3"/></text:p>
          </table:table-cell>
          <table:table-cell table:style-name="ce869" table:formula="of:=IF([.P25]=0;&quot;0&quot;;(IF([.P25]=[.Q25];&quot;1&quot;;(IF([.P25]=-[.Q25];&quot;-1&quot;;IF([.Q25]=1;TEXT([.P25];10);[.R25]))))))" office:value-type="float" office:value="-3.40828402366864" calcext:value-type="float">
            <text:p>-576/169 <text:s text:c="2"/></text:p>
          </table:table-cell>
          <table:table-cell table:style-name="ce535" table:formula="of:=IF([.P25]=0;&quot;0&quot;;(IF([.P25]=[.Q25];&quot;1&quot;;(IF([.P25]=-[.Q25];&quot;-1&quot;;IF([.Q25]=1;[.P25];CONCATENATE([.P25];&quot;/&quot;;[.Q25])))))))" office:value-type="string" office:string-value="-576/169" calcext:value-type="string">
            <text:p>-576/169</text:p>
          </table:table-cell>
          <table:table-cell/>
          <table:table-cell table:style-name="ce897"/>
          <table:table-cell table:style-name="ce824"/>
          <table:table-cell table:style-name="ce892" table:number-columns-repeated="2"/>
          <table:table-cell table:style-name="ce897" table:number-columns-repeated="2"/>
          <table:table-cell table:style-name="ce824" table:number-columns-repeated="5"/>
          <table:table-cell table:style-name="ce822" table:number-columns-repeated="2"/>
          <table:table-cell table:number-columns-repeated="988"/>
          <table:table-cell table:style-name="ce570"/>
          <table:table-cell/>
        </table:table-row>
        <table:table-row table:style-name="ro18">
          <table:table-cell table:style-name="ce547" office:value-type="string" calcext:value-type="string">
            <text:p>y<text:span text:style-name="T33">A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547" office:value-type="string" calcext:value-type="string">
            <text:p>y<text:span text:style-name="T33">B</text:span></text:p>
          </table:table-cell>
          <table:table-cell table:style-name="ce535" table:formula="of:=RANDBETWEEN(1;5)*IF(RANDBETWEEN(1;2)=1;-1;1)" office:value-type="float" office:value="3" calcext:value-type="float">
            <text:p>3</text:p>
          </table:table-cell>
          <table:table-cell table:style-name="ce547" office:value-type="string" calcext:value-type="string">
            <text:p>y<text:span text:style-name="T33">C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739"/>
          <table:table-cell table:style-name="ce574"/>
          <table:table-cell table:style-name="ce541" table:number-columns-repeated="13"/>
          <table:table-cell table:style-name="ce822"/>
          <table:table-cell table:style-name="ce832" table:number-columns-repeated="11"/>
          <table:table-cell table:style-name="ce822"/>
          <table:table-cell table:number-columns-repeated="990"/>
        </table:table-row>
        <table:table-row table:style-name="ro3">
          <table:table-cell table:style-name="ce574" table:number-columns-repeated="8"/>
          <table:table-cell/>
          <table:table-cell table:style-name="ce541" table:number-columns-repeated="12"/>
          <table:table-cell table:style-name="ce822"/>
          <table:table-cell table:style-name="ce832" table:number-columns-repeated="11"/>
          <table:table-cell table:style-name="ce822"/>
          <table:table-cell table:number-columns-repeated="990"/>
        </table:table-row>
        <table:table-row table:style-name="ro18">
          <table:table-cell table:style-name="ce534" office:value-type="string" calcext:value-type="string">
            <text:p>a</text:p>
          </table:table-cell>
          <table:table-cell table:style-name="ce534" office:value-type="string" calcext:value-type="string">
            <text:p>b</text:p>
          </table:table-cell>
          <table:table-cell table:style-name="ce534" office:value-type="string" calcext:value-type="string">
            <text:p>c</text:p>
          </table:table-cell>
          <table:table-cell table:style-name="ce559" office:value-type="string" calcext:value-type="string">
            <text:p><text:span text:style-name="T31">x</text:span><text:span text:style-name="T15">1</text:span></text:p>
          </table:table-cell>
          <table:table-cell table:style-name="ce559" office:value-type="string" calcext:value-type="string">
            <text:p><text:span text:style-name="T31">x</text:span><text:span text:style-name="T15">2</text:span></text:p>
          </table:table-cell>
          <table:table-cell table:style-name="ce721" office:value-type="string" calcext:value-type="string">
            <text:p><text:span text:style-name="T31">x</text:span><text:span text:style-name="T15">max</text:span></text:p>
          </table:table-cell>
          <table:table-cell table:style-name="ce721" office:value-type="string" calcext:value-type="string">
            <text:p><text:span text:style-name="T31">y</text:span><text:span text:style-name="T15">max</text:span></text:p>
          </table:table-cell>
          <table:table-cell table:style-name="ce570"/>
          <table:table-cell/>
          <table:table-cell table:style-name="ce570" table:number-columns-repeated="2"/>
          <table:table-cell table:style-name="ce822" table:number-columns-spanned="2" table:number-rows-spanned="1"/>
          <table:covered-table-cell table:style-name="ce832"/>
          <table:table-cell table:number-columns-repeated="4"/>
          <table:table-cell table:style-name="ce864"/>
          <table:table-cell table:number-columns-repeated="3"/>
          <table:table-cell table:style-name="ce822" table:number-columns-repeated="13"/>
          <table:table-cell table:number-columns-repeated="990"/>
        </table:table-row>
        <table:table-row table:style-name="ro3">
          <table:table-cell table:style-name="ce548" table:formula="of:=(([.F26]-[.B26])*([.D25]-[.B25])-([.D26]-[.B26])*([.F25]-[.B25]))/(([.F25]-[.B25])*([.F25]-[.D25])*([.D25]-[.B25]))" office:value-type="float" office:value="-0.0710059171597633" calcext:value-type="float">
            <text:p>-12/169</text:p>
          </table:table-cell>
          <table:table-cell table:style-name="ce548" table:formula="of:=([.D26]-[.B26])/([.D25]-[.B25])-[.A29]*([.B25]+[.D25])" office:value-type="float" office:value="0.0710059171597633" calcext:value-type="float">
            <text:p>12/169</text:p>
          </table:table-cell>
          <table:table-cell table:style-name="ce548" table:formula="of:=[.B26]-[.A29]*[.B25]*[.B25]-[.B29]*[.B25]" office:value-type="float" office:value="2.98224852071006" calcext:value-type="float">
            <text:p>504/169</text:p>
          </table:table-cell>
          <table:table-cell table:style-name="ce535" table:formula="of:=[.B25]" office:value-type="float" office:value="-6" calcext:value-type="float">
            <text:p>-6</text:p>
          </table:table-cell>
          <table:table-cell table:style-name="ce535" table:formula="of:=[.F25]" office:value-type="float" office:value="7" calcext:value-type="float">
            <text:p>7</text:p>
          </table:table-cell>
          <table:table-cell table:style-name="ce725" table:formula="of:=-[.B29]/(2*[.A29])" office:value-type="float" office:value="0.5" calcext:value-type="float">
            <text:p>1/2 </text:p>
          </table:table-cell>
          <table:table-cell table:style-name="ce592" table:formula="of:=[.A29]*[.F29]*[.F29]+[.B29]*[.F29]+[.C29]" office:value-type="float" office:value="3" calcext:value-type="float">
            <text:p>3</text:p>
          </table:table-cell>
          <table:table-cell table:style-name="ce570"/>
          <table:table-cell table:style-name="ce541"/>
          <table:table-cell table:style-name="ce570" table:number-columns-repeated="2"/>
          <table:table-cell table:style-name="ce768" table:number-columns-repeated="2"/>
          <table:table-cell table:style-name="ce682" table:number-columns-repeated="7"/>
          <table:table-cell/>
          <table:table-cell table:style-name="ce822"/>
          <table:table-cell table:style-name="ce897" table:number-columns-spanned="2" table:number-rows-spanned="1"/>
          <table:covered-table-cell table:style-name="ce824"/>
          <table:table-cell table:style-name="ce824"/>
          <table:table-cell table:style-name="ce822" table:number-columns-repeated="9"/>
          <table:table-cell table:number-columns-repeated="990"/>
        </table:table-row>
        <table:table-row table:style-name="ro3">
          <table:table-cell table:style-name="ce570" table:number-columns-repeated="8"/>
          <table:table-cell table:style-name="ce541"/>
          <table:table-cell table:style-name="ce570" table:number-columns-repeated="2"/>
          <table:table-cell table:style-name="ce824" table:number-columns-repeated="2"/>
          <table:table-cell table:style-name="ce682" table:number-columns-repeated="7"/>
          <table:table-cell/>
          <table:table-cell table:style-name="ce822"/>
          <table:table-cell table:style-name="ce897" table:number-columns-spanned="2" table:number-rows-spanned="1"/>
          <table:covered-table-cell table:style-name="ce822"/>
          <table:table-cell table:style-name="ce824" table:number-columns-repeated="2"/>
          <table:table-cell table:style-name="ce887"/>
          <table:table-cell table:style-name="ce824" table:number-columns-repeated="4"/>
          <table:table-cell table:style-name="ce888"/>
          <table:table-cell table:style-name="ce822" table:number-columns-repeated="2"/>
          <table:table-cell table:number-columns-repeated="990"/>
        </table:table-row>
        <table:table-row table:style-name="ro3">
          <table:table-cell table:style-name="ce545" office:value-type="string" calcext:value-type="string">
            <text:p>x</text:p>
          </table:table-cell>
          <table:table-cell table:style-name="ce591" office:value-type="float" office:value="-10" calcext:value-type="float">
            <text:p>-10</text:p>
          </table:table-cell>
          <table:table-cell table:style-name="ce658" table:formula="of:=[.D29]" office:value-type="float" office:value="-6" calcext:value-type="float" table:number-columns-spanned="2" table:number-rows-spanned="1">
            <text:p>-6</text:p>
          </table:table-cell>
          <table:covered-table-cell table:style-name="ce662" table:formula="of:=#REF!" office:value-type="string" office:string-value="" calcext:value-type="error">
            <text:p>#RÉF !</text:p>
          </table:covered-table-cell>
          <table:table-cell table:style-name="ce709" table:formula="of:=CONCATENATE([.D39];IF([.E39]&lt;&gt;1;&quot;/&quot;;&quot;&quot;);IF([.E39]&lt;&gt;1;[.E39];&quot;&quot;))" office:value-type="string" office:string-value="1/2" calcext:value-type="string">
            <text:p>1/2</text:p>
          </table:table-cell>
          <table:table-cell table:style-name="ce658" table:formula="of:=[.E29]" office:value-type="float" office:value="7" calcext:value-type="float" table:number-columns-spanned="2" table:number-rows-spanned="1">
            <text:p>7</text:p>
          </table:table-cell>
          <table:covered-table-cell table:style-name="ce658"/>
          <table:table-cell table:style-name="ce701" office:value-type="float" office:value="10" calcext:value-type="float">
            <text:p>10</text:p>
          </table:table-cell>
          <table:table-cell table:style-name="ce541"/>
          <table:table-cell table:style-name="ce754"/>
          <table:table-cell table:style-name="ce570"/>
          <table:table-cell table:style-name="ce824" table:number-columns-repeated="2"/>
          <table:table-cell table:style-name="ce682" table:number-columns-repeated="7"/>
          <table:table-cell/>
          <table:table-cell table:style-name="ce822"/>
          <table:table-cell table:style-name="ce824" table:number-columns-repeated="7"/>
          <table:table-cell table:style-name="ce887" table:number-columns-repeated="3"/>
          <table:table-cell table:style-name="ce822" table:number-columns-repeated="2"/>
          <table:table-cell table:number-columns-repeated="990"/>
        </table:table-row>
        <table:table-row table:style-name="ro3">
          <table:table-cell table:style-name="ce537" office:value-type="string" calcext:value-type="string">
            <text:p>Signe de f '(x)</text:p>
          </table:table-cell>
          <table:table-cell table:style-name="ce600" table:formula="of:=IF([.A29]&gt;0;&quot;-&quot;;&quot;+&quot;)" office:value-type="string" office:string-value="+" calcext:value-type="string" table:number-columns-spanned="3" table:number-rows-spanned="1">
            <text:p>+</text:p>
          </table:table-cell>
          <table:covered-table-cell table:number-columns-repeated="2" table:style-name="ce662"/>
          <table:table-cell table:style-name="ce662" office:value-type="float" office:value="0" calcext:value-type="float">
            <text:p>0</text:p>
          </table:table-cell>
          <table:table-cell table:style-name="ce727" table:formula="of:=IF([.A29]&gt;0;&quot;+&quot;;&quot;-&quot;)" office:value-type="string" office:string-value="-" calcext:value-type="string" table:number-columns-spanned="3" table:number-rows-spanned="1">
            <text:p>-</text:p>
          </table:table-cell>
          <table:covered-table-cell table:style-name="ce662"/>
          <table:covered-table-cell table:style-name="ce805"/>
          <table:table-cell table:style-name="ce541"/>
          <table:table-cell table:style-name="ce570" table:number-columns-repeated="2"/>
          <table:table-cell table:style-name="ce824" table:number-columns-repeated="2"/>
          <table:table-cell table:style-name="ce682" table:number-columns-repeated="7"/>
          <table:table-cell/>
          <table:table-cell table:style-name="ce822"/>
          <table:table-cell table:style-name="ce824" table:number-columns-repeated="2"/>
          <table:table-cell table:style-name="ce899" table:number-columns-spanned="9" table:number-rows-spanned="1"/>
          <table:covered-table-cell table:number-columns-repeated="8" table:style-name="ce832"/>
          <table:table-cell table:style-name="ce822"/>
          <table:table-cell table:number-columns-repeated="990"/>
        </table:table-row>
        <table:table-row table:style-name="ro3">
          <table:table-cell table:style-name="ce572" office:value-type="string" calcext:value-type="string" table:number-columns-spanned="1" table:number-rows-spanned="2">
            <text:p>Variations de</text:p>
            <text:p>la fonction <text:span text:style-name="T31">f</text:span></text:p>
          </table:table-cell>
          <table:table-cell table:style-name="ce601" table:formula="of:=IF([.A29]&gt;0;[.S5];&quot;&quot;)">
            <text:p/>
          </table:table-cell>
          <table:table-cell table:style-name="ce715" table:formula="of:=IF([.A29]&lt;0;&quot;k&quot;;&quot;&quot;)" office:value-type="string" office:string-value="k" calcext:value-type="string" table:number-columns-spanned="2" table:number-rows-spanned="2">
            <text:p>k</text:p>
          </table:table-cell>
          <table:covered-table-cell table:style-name="ce690"/>
          <table:table-cell table:style-name="ce687" table:formula="of:=IF([.A29]&gt;0;&quot;&quot;;[.G29])" office:value-type="float" office:value="3" calcext:value-type="float">
            <text:p>3</text:p>
          </table:table-cell>
          <table:table-cell table:style-name="ce715" table:formula="of:=IF([.A29]&lt;0;&quot;&quot;;&quot;k&quot;)" office:value-type="string" office:string-value="" calcext:value-type="string" table:number-columns-spanned="2" table:number-rows-spanned="2">
            <text:p></text:p>
          </table:table-cell>
          <table:covered-table-cell table:style-name="ce690"/>
          <table:table-cell table:style-name="ce751" table:formula="of:=IF([.A29]&gt;0;[.S25];&quot;&quot;)">
            <text:p/>
          </table:table-cell>
          <table:table-cell table:style-name="ce541"/>
          <table:table-cell table:style-name="ce570" table:number-columns-repeated="2"/>
          <table:table-cell table:style-name="ce824" table:number-columns-repeated="2"/>
          <table:table-cell table:style-name="ce682" table:number-columns-repeated="7"/>
          <table:table-cell/>
          <table:table-cell table:style-name="ce822"/>
          <table:table-cell table:style-name="ce887"/>
          <table:table-cell table:style-name="ce824" table:number-columns-repeated="10"/>
          <table:table-cell table:style-name="ce822"/>
          <table:table-cell table:number-columns-repeated="990"/>
        </table:table-row>
        <table:table-row table:style-name="ro3">
          <table:covered-table-cell table:style-name="ce549"/>
          <table:table-cell table:style-name="ce602" table:formula="of:=IF([.A29]&gt;0;&quot;&quot;;[.S5])" office:value-type="float" office:value="-4.82840236686391" calcext:value-type="float">
            <text:p>-816/169 <text:s text:c="2"/></text:p>
          </table:table-cell>
          <table:covered-table-cell table:number-columns-repeated="2" table:style-name="ce717"/>
          <table:table-cell table:style-name="ce651" table:formula="of:=IF([.A29]&gt;0;[.G29];&quot;&quot;)">
            <text:p/>
          </table:table-cell>
          <table:covered-table-cell table:number-columns-repeated="2" table:style-name="ce717"/>
          <table:table-cell table:style-name="ce753" table:formula="of:=IF([.A29]&gt;0;&quot;&quot;;[.S25])" office:value-type="float" office:value="-3.40828402366864" calcext:value-type="float">
            <text:p>-576/169 <text:s/></text:p>
          </table:table-cell>
          <table:table-cell table:style-name="ce541"/>
          <table:table-cell table:style-name="ce570" table:number-columns-repeated="2"/>
          <table:table-cell table:style-name="ce824" table:number-columns-repeated="2"/>
          <table:table-cell table:style-name="ce682" table:number-columns-repeated="7"/>
          <table:table-cell/>
          <table:table-cell table:style-name="ce822"/>
          <table:table-cell table:style-name="ce824" table:number-columns-repeated="11"/>
          <table:table-cell table:style-name="ce822"/>
          <table:table-cell table:number-columns-repeated="990"/>
        </table:table-row>
        <table:table-row table:style-name="ro3">
          <table:table-cell table:style-name="ce537" office:value-type="string" calcext:value-type="string">
            <text:p>Signe de <text:span text:style-name="T31">f </text:span>(<text:span text:style-name="T31">x</text:span>)</text:p>
          </table:table-cell>
          <table:table-cell table:style-name="ce596" table:formula="of:=IF([.$A$29]*([.C31]-1)^2+[.$B$29]*([.C31]-1)+[.$C$29]&gt;0;&quot;+&quot;;&quot;-&quot;)" office:value-type="string" office:string-value="-" calcext:value-type="string">
            <text:p>-</text:p>
          </table:table-cell>
          <table:table-cell table:style-name="ce662" office:value-type="float" office:value="0" calcext:value-type="float" table:number-columns-spanned="2" table:number-rows-spanned="1">
            <text:p>0</text:p>
          </table:table-cell>
          <table:covered-table-cell table:style-name="ce662" table:formula="of:=IF([.$C$44];#REF!;&quot;&quot;)">
            <text:p/>
          </table:covered-table-cell>
          <table:table-cell table:style-name="ce662" table:formula="of:=IF([.$A$29]*(([.C31]+[.F31])/2)^2+[.$B$29]*(([.C31]+[.F31])/2)+[.$C$29]&gt;0;&quot;+&quot;;&quot;-&quot;)" office:value-type="string" office:string-value="+" calcext:value-type="string">
            <text:p>+</text:p>
          </table:table-cell>
          <table:table-cell table:style-name="ce662" office:value-type="float" office:value="0" calcext:value-type="float" table:number-columns-spanned="2" table:number-rows-spanned="1">
            <text:p>0</text:p>
          </table:table-cell>
          <table:covered-table-cell table:style-name="ce662" table:formula="of:=IF([.$C$44];#REF!;&quot;&quot;)">
            <text:p/>
          </table:covered-table-cell>
          <table:table-cell table:style-name="ce805" table:formula="of:=IF([.$A$29]*([.F31]+1)^2+[.$B$29]*([.F31]+1)+[.$C$29]&gt;0;&quot;+&quot;;&quot;-&quot;)" office:value-type="string" office:string-value="-" calcext:value-type="string">
            <text:p>-</text:p>
          </table:table-cell>
          <table:table-cell table:style-name="ce541"/>
          <table:table-cell table:style-name="ce754"/>
          <table:table-cell table:style-name="ce570"/>
          <table:table-cell table:style-name="ce824" table:number-columns-repeated="2"/>
          <table:table-cell table:style-name="ce682" table:number-columns-repeated="7"/>
          <table:table-cell/>
          <table:table-cell table:style-name="ce822"/>
          <table:table-cell table:style-name="ce824" table:number-columns-repeated="2"/>
          <table:table-cell table:style-name="ce832" table:number-columns-repeated="2"/>
          <table:table-cell table:style-name="ce822" table:number-columns-repeated="8"/>
          <table:table-cell table:number-columns-repeated="990"/>
        </table:table-row>
        <table:table-row table:style-name="ro3">
          <table:table-cell table:style-name="ce570" table:number-columns-repeated="8"/>
          <table:table-cell table:style-name="ce541"/>
          <table:table-cell table:style-name="ce570" table:number-columns-repeated="2"/>
          <table:table-cell table:style-name="ce824" table:number-columns-repeated="2"/>
          <table:table-cell table:style-name="ce682" table:number-columns-repeated="7"/>
          <table:table-cell/>
          <table:table-cell table:style-name="ce822"/>
          <table:table-cell table:style-name="ce824" table:number-columns-repeated="2"/>
          <table:table-cell table:style-name="ce832" table:number-columns-repeated="2"/>
          <table:table-cell table:style-name="ce822" table:number-columns-repeated="8"/>
          <table:table-cell table:number-columns-repeated="990"/>
        </table:table-row>
        <table:table-row table:style-name="ro3">
          <table:table-cell table:number-columns-repeated="3"/>
          <table:table-cell table:style-name="ce665" office:value-type="string" calcext:value-type="string">
            <text:p>Num</text:p>
          </table:table-cell>
          <table:table-cell table:number-columns-repeated="2" table:style-name="ce665" office:value-type="string" calcext:value-type="string">
            <text:p>Dénom</text:p>
          </table:table-cell>
          <table:table-cell table:style-name="ce574" table:number-columns-repeated="2"/>
          <table:table-cell table:style-name="ce541"/>
          <table:table-cell table:style-name="ce570" table:number-columns-repeated="2"/>
          <table:table-cell table:style-name="ce824" table:number-columns-repeated="2"/>
          <table:table-cell table:style-name="ce682" table:number-columns-repeated="7"/>
          <table:table-cell/>
          <table:table-cell table:style-name="ce822"/>
          <table:table-cell table:style-name="ce824" table:number-columns-repeated="2"/>
          <table:table-cell table:style-name="ce832" table:number-columns-repeated="2"/>
          <table:table-cell table:style-name="ce822" table:number-columns-repeated="8"/>
          <table:table-cell table:number-columns-repeated="990"/>
        </table:table-row>
        <table:table-row table:style-name="ro18">
          <table:table-cell table:style-name="ce534" office:value-type="string" calcext:value-type="string">
            <text:p><text:span text:style-name="T5">Num </text:span>x<text:span text:style-name="T15">S</text:span></text:p>
          </table:table-cell>
          <table:table-cell table:style-name="ce534" office:value-type="string" calcext:value-type="string">
            <text:p><text:span text:style-name="T5">Dénom </text:span>x<text:span text:style-name="T15">S</text:span></text:p>
          </table:table-cell>
          <table:table-cell table:style-name="ce665" office:value-type="string" calcext:value-type="string">
            <text:p>PGCD</text:p>
          </table:table-cell>
          <table:table-cell table:number-columns-repeated="3" table:style-name="ce665" office:value-type="string" calcext:value-type="string">
            <text:p>simp</text:p>
          </table:table-cell>
          <table:table-cell table:style-name="ce574" table:number-columns-repeated="2"/>
          <table:table-cell table:style-name="ce541"/>
          <table:table-cell table:style-name="ce570" table:number-columns-repeated="2"/>
          <table:table-cell table:style-name="ce824" table:number-columns-repeated="2"/>
          <table:table-cell table:style-name="ce682" table:number-columns-repeated="7"/>
          <table:table-cell/>
          <table:table-cell table:style-name="ce822"/>
          <table:table-cell table:style-name="ce888"/>
          <table:table-cell table:style-name="ce824"/>
          <table:table-cell table:style-name="ce822"/>
          <table:table-cell table:style-name="ce824"/>
          <table:table-cell table:style-name="ce822" table:number-columns-repeated="8"/>
          <table:table-cell table:number-columns-repeated="990"/>
        </table:table-row>
        <table:table-row table:style-name="ro3">
          <table:table-cell table:style-name="ce535" table:formula="of:=([.F26]-[.B26])*([.D25]*[.D25]-[.B25]*[.B25])-([.D26]-[.B26])*([.F25]*[.F25]-[.B25]*[.B25])" office:value-type="float" office:value="-39" calcext:value-type="float">
            <text:p>-39</text:p>
          </table:table-cell>
          <table:table-cell table:style-name="ce535" table:formula="of:=2*(([.F26]-[.B26])*([.D25]-[.B25])-([.D26]-[.B26])*([.F25]-[.B25]))" office:value-type="float" office:value="-78" calcext:value-type="float">
            <text:p>-78</text:p>
          </table:table-cell>
          <table:table-cell table:style-name="ce535" table:formula="of:=GCD(ABS([.A39]);ABS([.B39]))" office:value-type="float" office:value="39" calcext:value-type="float">
            <text:p>39</text:p>
          </table:table-cell>
          <table:table-cell table:style-name="ce691" table:formula="of:=[.A39]/[.C39]*SIGN([.B39])" office:value-type="float" office:value="1" calcext:value-type="float">
            <text:p>1</text:p>
          </table:table-cell>
          <table:table-cell table:style-name="ce691" table:formula="of:=ABS([.B39]/[.C39])" office:value-type="float" office:value="2" calcext:value-type="float">
            <text:p>2</text:p>
          </table:table-cell>
          <table:table-cell table:style-name="ce691" table:formula="of:=CONCATENATE([.D39];IF([.E39]&lt;&gt;1;&quot;/&quot;;&quot;&quot;);IF([.E39]&lt;&gt;1;[.E39];&quot;&quot;))" office:value-type="string" office:string-value="1/2" calcext:value-type="string">
            <text:p>1/2</text:p>
          </table:table-cell>
          <table:table-cell table:style-name="ce574" table:number-columns-repeated="2"/>
          <table:table-cell table:style-name="ce541"/>
          <table:table-cell table:style-name="ce570" table:number-columns-repeated="2"/>
          <table:table-cell table:style-name="ce824" table:number-columns-repeated="2"/>
          <table:table-cell table:style-name="ce682" table:number-columns-repeated="7"/>
          <table:table-cell table:number-columns-repeated="5"/>
          <table:table-cell table:style-name="ce685"/>
          <table:table-cell table:number-columns-repeated="998"/>
        </table:table-row>
        <table:table-row table:style-name="ro3">
          <table:table-cell table:style-name="ce552" table:number-columns-repeated="2"/>
          <table:table-cell table:style-name="ce574" table:number-columns-repeated="6"/>
          <table:table-cell table:style-name="ce541"/>
          <table:table-cell table:style-name="ce570" table:number-columns-repeated="2"/>
          <table:table-cell table:style-name="ce824" table:number-columns-repeated="2"/>
          <table:table-cell table:style-name="ce682" table:number-columns-repeated="7"/>
          <table:table-cell table:number-columns-repeated="5"/>
          <table:table-cell table:style-name="ce685"/>
          <table:table-cell table:number-columns-repeated="998"/>
        </table:table-row>
        <table:table-row table:style-name="ro3">
          <table:table-cell table:style-name="ce571" office:value-type="string" calcext:value-type="string" table:number-columns-spanned="7" table:number-rows-spanned="1">
            <text:p>Tableau points parabole</text:p>
          </table:table-cell>
          <table:covered-table-cell table:style-name="ce541"/>
          <table:covered-table-cell table:style-name="ce655"/>
          <table:covered-table-cell table:number-columns-repeated="4"/>
          <table:table-cell table:style-name="ce574"/>
          <table:table-cell table:style-name="ce541"/>
          <table:table-cell table:style-name="ce570" table:number-columns-repeated="2"/>
          <table:table-cell table:style-name="ce824" table:number-columns-repeated="2"/>
          <table:table-cell table:number-columns-repeated="1011"/>
        </table:table-row>
        <table:table-row table:style-name="ro3">
          <table:table-cell table:style-name="ce545" office:value-type="string" calcext:value-type="string">
            <text:p>x</text:p>
          </table:table-cell>
          <table:table-cell table:style-name="ce646" table:formula="of:=IF(ISBLANK([$Parabole.B13]);0;IF([.B31]=[$Parabole.B13];1;-0.5))" office:value-type="float" office:value="0" calcext:value-type="float">
            <text:p>0</text:p>
          </table:table-cell>
          <table:table-cell table:style-name="ce535" table:formula="of:=IF(ISBLANK([$Parabole.C13]);0;IF([.C31]=[$Parabole.C13];1;-0.5))" office:value-type="float" office:value="0" calcext:value-type="float">
            <text:p>0</text:p>
          </table:table-cell>
          <table:table-cell table:style-name="ce535" table:formula="of:=IF(ISBLANK([$Parabole.E13]);0;IF(OR([$Parabole.E13]=[.E31];[.D25]=[$Parabole.E13]);1;-0.5))" office:value-type="float" office:value="0" calcext:value-type="float">
            <text:p>0</text:p>
          </table:table-cell>
          <table:table-cell table:style-name="ce535" table:formula="of:=IF(ISBLANK([$Parabole.F13]);0;IF([.F31]=[$Parabole.F13];1;-0.5))" office:value-type="float" office:value="0" calcext:value-type="float">
            <text:p>0</text:p>
          </table:table-cell>
          <table:table-cell table:style-name="ce535" table:formula="of:=IF(ISBLANK([$Parabole.H13]);0;IF([.H31]=[$Parabole.H13];1;-0.5))" office:value-type="float" office:value="0" calcext:value-type="float">
            <text:p>0</text:p>
          </table:table-cell>
          <table:table-cell table:style-name="ce740" office:value-type="string" calcext:value-type="string">
            <text:p>racines</text:p>
          </table:table-cell>
          <table:table-cell table:style-name="ce718" office:value-type="string" calcext:value-type="string">
            <text:p>Points</text:p>
          </table:table-cell>
          <table:table-cell table:style-name="ce718" office:value-type="string" calcext:value-type="string">
            <text:p>Note</text:p>
          </table:table-cell>
          <table:table-cell table:style-name="ce570" table:number-columns-repeated="2"/>
          <table:table-cell table:style-name="ce824" table:number-columns-repeated="2"/>
          <table:table-cell table:number-columns-repeated="9"/>
          <table:table-cell table:style-name="ce864"/>
          <table:table-cell table:number-columns-repeated="1001"/>
        </table:table-row>
        <table:table-row table:style-name="ro3">
          <table:table-cell table:style-name="ce537" office:value-type="string" calcext:value-type="string">
            <text:p>Signe de f '(x)</text:p>
          </table:table-cell>
          <table:table-cell table:style-name="ce646" table:formula="of:=IF(ISBLANK([$Parabole.B14]);0;IF([$Parabole.AC25]=0;0;IF([.B32]=[$Parabole.B14];1;-0.5)))" office:value-type="float" office:value="0" calcext:value-type="float" table:number-columns-spanned="2" table:number-rows-spanned="1">
            <text:p>0</text:p>
          </table:table-cell>
          <table:covered-table-cell table:style-name="ce673"/>
          <table:table-cell table:style-name="ce692" table:formula="of:=IF(ISBLANK([$Parabole.E14]);0;IF(OR([$Parabole.AC25]=0;ISBLANK([Parabole.E14]));0;IF([.E32]=[$Parabole.E14];1;-0.5)))" office:value-type="float" office:value="0" calcext:value-type="float">
            <text:p>0</text:p>
          </table:table-cell>
          <table:table-cell table:style-name="ce710" table:formula="of:=IF(ISBLANK([$Parabole.F14]);0;IF([$Parabole.AC25]=0;0;IF([.F32]=[$Parabole.F14];1;-0.5)))" office:value-type="float" office:value="0" calcext:value-type="float" table:number-columns-spanned="2" table:number-rows-spanned="1">
            <text:p>0</text:p>
          </table:table-cell>
          <table:covered-table-cell table:style-name="ce535"/>
          <table:table-cell table:style-name="ce740" table:formula="of:=IF(ISBLANK([$Parabole.B6]);0;IF([.D29]=[$Parabole.B6];1;-0.5))" office:value-type="float" office:value="0" calcext:value-type="float">
            <text:p>0</text:p>
          </table:table-cell>
          <table:table-cell table:style-name="ce535" table:formula="of:=SUM([.B42:.G46])" office:value-type="float" office:value="0" calcext:value-type="float">
            <text:p>0</text:p>
          </table:table-cell>
          <table:table-cell table:style-name="ce535" table:formula="of:=IF(20*[.H43]/[.H45]&lt;0;0;20*[.H43]/[.H45])" office:value-type="float" office:value="0" calcext:value-type="float">
            <text:p>0</text:p>
          </table:table-cell>
          <table:table-cell table:style-name="ce570" table:number-columns-repeated="2"/>
          <table:table-cell table:style-name="ce824" table:number-columns-repeated="2"/>
          <table:table-cell table:number-columns-repeated="1011"/>
        </table:table-row>
        <table:table-row table:style-name="ro3">
          <table:table-cell table:style-name="ce572" office:value-type="string" calcext:value-type="string" table:number-columns-spanned="1" table:number-rows-spanned="2">
            <text:p>Variations de</text:p>
            <text:p>la fonction <text:span text:style-name="T31">f</text:span></text:p>
          </table:table-cell>
          <table:table-cell table:style-name="ce657" table:formula="of:=IF(ISBLANK([$Parabole.$B$15]);0;IF(AND(ISBLANK([$Parabole.$B$16]);OR([$Parabole.$B$15]=[.R5];[$Parabole.$B$15]=[.S5]));1;-0.5))" office:value-type="float" office:value="0" calcext:value-type="float">
            <text:p>0</text:p>
          </table:table-cell>
          <table:table-cell table:style-name="ce657" table:formula="of:=IF(ISBLANK([$Parabole.C15]);0;IF(AND([$Parabole.C15]=&quot;m&quot;;[.A29]&gt;=0);1;IF(AND([$Parabole.C15]=&quot;k&quot;;[.A29]&lt;0);1;-0.5)))" office:value-type="float" office:value="0" calcext:value-type="float" table:number-columns-spanned="1" table:number-rows-spanned="2">
            <text:p>0</text:p>
          </table:table-cell>
          <table:table-cell table:style-name="ce657" table:formula="of:=IF(ISBLANK([$Parabole.E15]);0;IF(AND(ISBLANK([$Parabole.$E$16]);[$Parabole.$E$15]=[.E33]);1;-0.5))" office:value-type="float" office:value="0" calcext:value-type="float">
            <text:p>0</text:p>
          </table:table-cell>
          <table:table-cell table:style-name="ce657" table:formula="of:=IF(ISBLANK([$Parabole.F15]);0;IF(AND([$Parabole.F15]=&quot;m&quot;;[.C29]&gt;=0);1;IF(AND([$Parabole.F15]=&quot;k&quot;;[.C29]&lt;0);1;-0.5)))" office:value-type="float" office:value="0" calcext:value-type="float" table:number-columns-spanned="1" table:number-rows-spanned="2">
            <text:p>0</text:p>
          </table:table-cell>
          <table:table-cell table:style-name="ce535" table:formula="of:=IF(ISBLANK([$Parabole.$H$15]);0;IF(AND(ISBLANK([$Parabole.$H$16]);OR([$Parabole.$H$15]=[.R25];[$Parabole.$H$15]=[.S25]));1;-0.5))" office:value-type="float" office:value="0" calcext:value-type="float">
            <text:p>0</text:p>
          </table:table-cell>
          <table:table-cell table:style-name="ce740" table:formula="of:=IF(ISBLANK([$Parabole.D6]);0;IF([.E29]=[$Parabole.D6];1;-0.5))" office:value-type="float" office:value="0" calcext:value-type="float">
            <text:p>0</text:p>
          </table:table-cell>
          <table:table-cell table:style-name="ce718" office:value-type="string" calcext:value-type="string">
            <text:p>Total max</text:p>
          </table:table-cell>
          <table:table-cell table:style-name="ce541"/>
          <table:table-cell table:style-name="ce570" table:number-columns-repeated="2"/>
          <table:table-cell table:style-name="ce824" table:number-columns-repeated="2"/>
          <table:table-cell table:number-columns-repeated="1011"/>
        </table:table-row>
        <table:table-row table:style-name="ro3">
          <table:covered-table-cell table:style-name="ce549"/>
          <table:table-cell table:style-name="ce657" table:formula="of:=IF(ISBLANK([$Parabole.$B$16]);0;IF(AND(ISBLANK([$Parabole.$B$15]);OR([$Parabole.$B$16]=[.R5];[$Parabole.$B$16]=[.S5]));1;-0.5))" office:value-type="float" office:value="0" calcext:value-type="float">
            <text:p>0</text:p>
          </table:table-cell>
          <table:covered-table-cell table:style-name="ce574"/>
          <table:table-cell table:style-name="ce693" table:formula="of:=IF(ISBLANK([$Parabole.E16]);0;IF(AND(ISBLANK([$Parabole.$E$15]);[$Parabole.$E$16]=[.E34]);1;-0.5))" office:value-type="float" office:value="0" calcext:value-type="float">
            <text:p>0</text:p>
          </table:table-cell>
          <table:covered-table-cell table:style-name="ce574"/>
          <table:table-cell table:style-name="ce693" table:formula="of:=IF(ISBLANK([$Parabole.$H$16]);0;IF(AND(ISBLANK([$Parabole.H15]);OR([$Parabole.$H$16]=[.R25];[$Parabole.$H$16]=[.S25]));1;-0.5))" office:value-type="float" office:value="0" calcext:value-type="float">
            <text:p>0</text:p>
          </table:table-cell>
          <table:table-cell table:style-name="ce574"/>
          <table:table-cell table:style-name="ce535" table:formula="of:=IF([$Parabole.AC25]=1;3;0)+17" office:value-type="float" office:value="17" calcext:value-type="float">
            <text:p>17</text:p>
          </table:table-cell>
          <table:table-cell/>
          <table:table-cell table:style-name="ce570" table:number-columns-repeated="2"/>
          <table:table-cell table:style-name="ce824" table:number-columns-repeated="2"/>
          <table:table-cell table:number-columns-repeated="1011"/>
        </table:table-row>
        <table:table-row table:style-name="ro3">
          <table:table-cell table:style-name="ce537" office:value-type="string" calcext:value-type="string">
            <text:p>Signe de <text:span text:style-name="T31">f </text:span>(<text:span text:style-name="T31">x</text:span>)</text:p>
          </table:table-cell>
          <table:table-cell table:style-name="ce646" table:formula="of:=IF(ISBLANK([$Parabole.B17]);0;IF([.B35]=[$Parabole.B17];1;-0.5))" office:value-type="float" office:value="0" calcext:value-type="float">
            <text:p>0</text:p>
          </table:table-cell>
          <table:table-cell table:style-name="ce673" table:formula="of:=IF(ISBLANK([$Parabole.C17]);0;IF(OR(ISBLANK([$Parabole.C17]);ISBLANK([$Parabole.F17]));-0.5;IF(AND([$Parabole.C17]=0;[$Parabole.F17]=0);1;-0.5)))" office:value-type="float" office:value="0" calcext:value-type="float">
            <text:p>0</text:p>
          </table:table-cell>
          <table:table-cell table:style-name="ce657" table:formula="of:=IF(ISBLANK([$Parabole.E17]);0;IF([.E35]=[$Parabole.E17];1;-0.5))" office:value-type="float" office:value="0" calcext:value-type="float">
            <text:p>0</text:p>
          </table:table-cell>
          <table:table-cell table:style-name="ce712" table:formula="of:=IF(ISBLANK([$Parabole.F17]);0;IF(OR(ISBLANK([$Parabole.C17]);ISBLANK([$Parabole.F17]));-0.5;IF(AND([$Parabole.C17]=0;[$Parabole.F17]=0);1;-0.5)))" office:value-type="float" office:value="0" calcext:value-type="float">
            <text:p>0</text:p>
          </table:table-cell>
          <table:table-cell table:style-name="ce535" table:formula="of:=IF(ISBLANK([$Parabole.H17]);0;IF([.H35]=[$Parabole.H17];1;-0.5))" office:value-type="float" office:value="0" calcext:value-type="float">
            <text:p>0</text:p>
          </table:table-cell>
          <table:table-cell table:style-name="ce570" table:number-columns-repeated="2"/>
          <table:table-cell/>
          <table:table-cell table:style-name="ce570" table:number-columns-repeated="2"/>
          <table:table-cell table:style-name="ce824" table:number-columns-repeated="2"/>
          <table:table-cell table:number-columns-repeated="1011"/>
        </table:table-row>
        <table:table-row table:style-name="ro3">
          <table:table-cell table:style-name="ce570" table:number-columns-repeated="8"/>
          <table:table-cell/>
          <table:table-cell table:style-name="ce570" table:number-columns-repeated="2"/>
          <table:table-cell table:style-name="ce824" table:number-columns-repeated="2"/>
          <table:table-cell table:number-columns-repeated="1011"/>
        </table:table-row>
        <table:table-row table:style-name="ro3">
          <table:table-cell table:style-name="ce536" office:value-type="string" calcext:value-type="string" table:number-columns-spanned="8" table:number-rows-spanned="1">
            <text:p>Données pour l’onglet Equation et inéquations</text:p>
          </table:table-cell>
          <table:covered-table-cell table:number-columns-repeated="7" table:style-name="ce574"/>
          <table:table-cell/>
          <table:table-cell table:style-name="ce570" table:number-columns-repeated="2"/>
          <table:table-cell table:style-name="ce824" table:number-columns-repeated="2"/>
          <table:table-cell/>
          <table:table-cell table:style-name="ce797" office:value-type="string" calcext:value-type="string" table:number-columns-spanned="2" table:number-rows-spanned="1">
            <text:p>Graphique parabole 2</text:p>
          </table:table-cell>
          <table:covered-table-cell table:style-name="ce541"/>
          <table:table-cell/>
          <table:table-cell table:style-name="ce797" office:value-type="string" calcext:value-type="string" table:number-columns-spanned="2" table:number-rows-spanned="1">
            <text:p>Graphique droite 2</text:p>
          </table:table-cell>
          <table:covered-table-cell table:style-name="ce541"/>
          <table:table-cell table:number-columns-repeated="1005"/>
        </table:table-row>
        <table:table-row table:style-name="ro3">
          <table:table-cell table:style-name="ce574" table:number-columns-repeated="8"/>
          <table:table-cell/>
          <table:table-cell table:style-name="ce570" table:number-columns-repeated="2"/>
          <table:table-cell table:style-name="ce824" table:number-columns-repeated="2"/>
          <table:table-cell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/>
          <table:table-cell table:style-name="ce534" office:value-type="string" calcext:value-type="string">
            <text:p>x</text:p>
          </table:table-cell>
          <table:table-cell table:style-name="ce534" office:value-type="string" calcext:value-type="string">
            <text:p>y</text:p>
          </table:table-cell>
          <table:table-cell table:number-columns-repeated="1005"/>
        </table:table-row>
        <table:table-row table:style-name="ro3">
          <table:table-cell table:style-name="ce546" office:value-type="string" calcext:value-type="string" table:number-columns-spanned="6" table:number-rows-spanned="1">
            <text:p>Points de la parabole <text:span text:style-name="T31">C</text:span><text:span text:style-name="T32">f</text:span></text:p>
          </table:table-cell>
          <table:covered-table-cell table:number-columns-repeated="5" table:style-name="ce541"/>
          <table:table-cell table:style-name="ce641" office:value-type="string" calcext:value-type="string">
            <text:p><text:span text:style-name="T31">x</text:span><text:span text:style-name="T32">moy</text:span></text:p>
          </table:table-cell>
          <table:table-cell table:style-name="ce641" office:value-type="string" calcext:value-type="string">
            <text:p><text:span text:style-name="T42">y</text:span><text:span text:style-name="T32">moy</text:span></text:p>
          </table:table-cell>
          <table:table-cell table:style-name="ce682"/>
          <table:table-cell table:style-name="ce570" table:number-columns-repeated="2"/>
          <table:table-cell table:style-name="ce824" table:number-columns-repeated="2"/>
          <table:table-cell/>
          <table:table-cell table:style-name="ce810" office:value-type="float" office:value="-10" calcext:value-type="float">
            <text:p>-10</text:p>
          </table:table-cell>
          <table:table-cell table:style-name="ce810" table:formula="of:=[.$A$55]*[.O50]^2+[.$B$55]*[.O50]+[.$C$55]" office:value-type="float" office:value="33.6363636363636" calcext:value-type="float">
            <text:p>33,6363636363636</text:p>
          </table:table-cell>
          <table:table-cell/>
          <table:table-cell table:style-name="ce712" office:value-type="float" office:value="-10" calcext:value-type="float">
            <text:p>-10</text:p>
          </table:table-cell>
          <table:table-cell table:style-name="ce712" table:formula="of:=[.$D$55]*[.R50]+[.$E$55]" office:value-type="float" office:value="34.1818181818182" calcext:value-type="float">
            <text:p>34,1818181818182</text:p>
          </table:table-cell>
          <table:table-cell table:number-columns-repeated="1005"/>
        </table:table-row>
        <table:table-row table:style-name="ro3">
          <table:table-cell table:style-name="ce547" office:value-type="string" calcext:value-type="string">
            <text:p>x<text:span text:style-name="T15">A</text:span></text:p>
          </table:table-cell>
          <table:table-cell table:style-name="ce535" table:formula="of:=RANDBETWEEN(-9;-2)" office:value-type="float" office:value="-6" calcext:value-type="float">
            <text:p>-6</text:p>
          </table:table-cell>
          <table:table-cell table:style-name="ce547" office:value-type="string" calcext:value-type="string">
            <text:p>x<text:span text:style-name="T15">S</text:span></text:p>
          </table:table-cell>
          <table:table-cell table:style-name="ce535" table:formula="of:=RANDBETWEEN(1;9)" office:value-type="float" office:value="5" calcext:value-type="float">
            <text:p>5</text:p>
          </table:table-cell>
          <table:table-cell table:style-name="ce547" office:value-type="string" calcext:value-type="string">
            <text:p>x<text:span text:style-name="T15">B</text:span>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formula="of:=([.F55]+[.G55])/2" office:value-type="float" office:value="-0.5" calcext:value-type="float">
            <text:p>-0,5</text:p>
          </table:table-cell>
          <table:table-cell table:style-name="ce535" table:formula="of:=[.$A$55]*[.G51]^2+[.$B$55]*[.G51]+[.$C$55]" office:value-type="float" office:value="10.275" calcext:value-type="float">
            <text:p>10,275</text:p>
          </table:table-cell>
          <table:table-cell table:style-name="ce682"/>
          <table:table-cell table:style-name="ce570" table:number-columns-repeated="2"/>
          <table:table-cell table:style-name="ce541"/>
          <table:table-cell table:number-columns-repeated="2"/>
          <table:table-cell table:style-name="ce810" office:value-type="float" office:value="-9" calcext:value-type="float">
            <text:p>-9</text:p>
          </table:table-cell>
          <table:table-cell table:style-name="ce810" table:formula="of:=[.$A$55]*[.O51]^2+[.$B$55]*[.O51]+[.$C$55]" office:value-type="float" office:value="31.2545454545455" calcext:value-type="float">
            <text:p>31,2545454545455</text:p>
          </table:table-cell>
          <table:table-cell/>
          <table:table-cell table:style-name="ce712" office:value-type="float" office:value="0" calcext:value-type="float">
            <text:p>0</text:p>
          </table:table-cell>
          <table:table-cell table:style-name="ce712" table:formula="of:=[.$D$55]*[.R51]+[.$E$55]" office:value-type="float" office:value="8.72727272727273" calcext:value-type="float">
            <text:p>8,72727272727273</text:p>
          </table:table-cell>
          <table:table-cell table:number-columns-repeated="1005"/>
        </table:table-row>
        <table:table-row table:style-name="ro3">
          <table:table-cell table:style-name="ce547" office:value-type="string" calcext:value-type="string">
            <text:p>y<text:span text:style-name="T33">A</text:span></text:p>
          </table:table-cell>
          <table:table-cell table:style-name="ce535" table:formula="of:=RANDBETWEEN(-30;-3)*[.H52]" office:value-type="float" office:value="24" calcext:value-type="float">
            <text:p>24</text:p>
          </table:table-cell>
          <table:table-cell table:style-name="ce547" office:value-type="string" calcext:value-type="string">
            <text:p>y<text:span text:style-name="T33">S</text:span></text:p>
          </table:table-cell>
          <table:table-cell table:style-name="ce535" table:formula="of:=RANDBETWEEN(-30;-3)*(-[.H52])" office:value-type="float" office:value="-4" calcext:value-type="float">
            <text:p>-4</text:p>
          </table:table-cell>
          <table:table-cell table:style-name="ce547" office:value-type="string" calcext:value-type="string">
            <text:p>y<text:span text:style-name="T33">B</text:span></text:p>
          </table:table-cell>
          <table:table-cell table:style-name="ce535" table:formula="of:=RANDBETWEEN(-30;-2)*[.H52]" office:value-type="float" office:value="9" calcext:value-type="float">
            <text:p>9</text:p>
          </table:table-cell>
          <table:table-cell table:style-name="ce559" office:value-type="string" calcext:value-type="string">
            <text:p>Concavité</text:p>
          </table:table-cell>
          <table:table-cell table:style-name="ce535" table:formula="of:=IF(RANDBETWEEN(1;2)=1;-1;1)" office:value-type="float" office:value="-1" calcext:value-type="float">
            <text:p>-1</text:p>
          </table:table-cell>
          <table:table-cell table:style-name="ce570" table:number-columns-repeated="6"/>
          <table:table-cell table:style-name="ce810" office:value-type="float" office:value="-8" calcext:value-type="float">
            <text:p>-8</text:p>
          </table:table-cell>
          <table:table-cell table:style-name="ce810" table:formula="of:=[.$A$55]*[.O52]^2+[.$B$55]*[.O52]+[.$C$55]" office:value-type="float" office:value="28.8545454545455" calcext:value-type="float">
            <text:p>28,8545454545455</text:p>
          </table:table-cell>
          <table:table-cell table:style-name="ce570"/>
          <table:table-cell table:style-name="ce712" office:value-type="float" office:value="10" calcext:value-type="float">
            <text:p>10</text:p>
          </table:table-cell>
          <table:table-cell table:style-name="ce712" table:formula="of:=[.$D$55]*[.R52]+[.$E$55]" office:value-type="float" office:value="-16.7272727272727" calcext:value-type="float">
            <text:p>-16,7272727272727</text:p>
          </table:table-cell>
          <table:table-cell table:number-columns-repeated="1005"/>
        </table:table-row>
        <table:table-row table:style-name="ro3">
          <table:table-cell table:style-name="ce574" table:number-columns-repeated="7"/>
          <table:table-cell table:style-name="ce741"/>
          <table:table-cell table:style-name="ce570" table:number-columns-repeated="6"/>
          <table:table-cell table:style-name="ce810" office:value-type="float" office:value="-7" calcext:value-type="float">
            <text:p>-7</text:p>
          </table:table-cell>
          <table:table-cell table:style-name="ce810" table:formula="of:=[.$A$55]*[.O53]^2+[.$B$55]*[.O53]+[.$C$55]" office:value-type="float" office:value="26.4363636363636" calcext:value-type="float">
            <text:p>26,4363636363636</text:p>
          </table:table-cell>
          <table:table-cell table:style-name="ce570" table:number-columns-repeated="3"/>
          <table:table-cell table:number-columns-repeated="1005"/>
        </table:table-row>
        <table:table-row table:style-name="ro3">
          <table:table-cell table:style-name="ce534" office:value-type="string" calcext:value-type="string">
            <text:p>a</text:p>
          </table:table-cell>
          <table:table-cell table:style-name="ce534" office:value-type="string" calcext:value-type="string">
            <text:p>b</text:p>
          </table:table-cell>
          <table:table-cell table:style-name="ce534" office:value-type="string" calcext:value-type="string">
            <text:p>c</text:p>
          </table:table-cell>
          <table:table-cell table:style-name="ce534" office:value-type="string" calcext:value-type="string">
            <text:p>m</text:p>
          </table:table-cell>
          <table:table-cell table:style-name="ce534" office:value-type="string" calcext:value-type="string">
            <text:p>p</text:p>
          </table:table-cell>
          <table:table-cell table:style-name="ce559" office:value-type="string" calcext:value-type="string">
            <text:p><text:span text:style-name="T31">x</text:span><text:span text:style-name="T15">1</text:span></text:p>
          </table:table-cell>
          <table:table-cell table:style-name="ce559" office:value-type="string" calcext:value-type="string">
            <text:p><text:span text:style-name="T31">x</text:span><text:span text:style-name="T15">2</text:span></text:p>
          </table:table-cell>
          <table:table-cell table:style-name="ce741"/>
          <table:table-cell table:style-name="ce570" table:number-columns-repeated="6"/>
          <table:table-cell table:style-name="ce810" office:value-type="float" office:value="-6" calcext:value-type="float">
            <text:p>-6</text:p>
          </table:table-cell>
          <table:table-cell table:style-name="ce810" table:formula="of:=[.$A$55]*[.O54]^2+[.$B$55]*[.O54]+[.$C$55]" office:value-type="float" office:value="24" calcext:value-type="float">
            <text:p>24</text:p>
          </table:table-cell>
          <table:table-cell table:style-name="ce570" table:number-columns-repeated="3"/>
          <table:table-cell table:number-columns-repeated="1005"/>
        </table:table-row>
        <table:table-row table:style-name="ro3">
          <table:table-cell table:style-name="ce553" table:formula="of:=(([.F52]-[.B52])*([.D51]-[.B51])-([.D52]-[.B52])*([.F51]-[.B51]))/(([.F51]-[.B51])*([.F51]-[.D51])*([.D51]-[.B51]))" office:value-type="float" office:value="-0.00909090909090909" calcext:value-type="float">
            <text:p>- 1/99</text:p>
          </table:table-cell>
          <table:table-cell table:style-name="ce553" table:formula="of:=([.D52]-[.B52])/([.D51]-[.B51])-[.A55]*([.B51]+[.D51])" office:value-type="float" office:value="-2.55454545454545" calcext:value-type="float">
            <text:p>-235/92</text:p>
          </table:table-cell>
          <table:table-cell table:style-name="ce535" table:formula="of:=[.B52]-[.A55]*[.B51]*[.B51]-[.B55]*[.B51]" office:value-type="float" office:value="9" calcext:value-type="float">
            <text:p>9</text:p>
          </table:table-cell>
          <table:table-cell table:style-name="ce553" table:formula="of:=([.D52]-[.B52])/([.D51]-[.B51])" office:value-type="float" office:value="-2.54545454545455" calcext:value-type="float">
            <text:p>-28/11</text:p>
          </table:table-cell>
          <table:table-cell table:style-name="ce553" table:formula="of:=[.D52]-[.D55]*[.D51]" office:value-type="float" office:value="8.72727272727273" calcext:value-type="float">
            <text:p>96/11</text:p>
          </table:table-cell>
          <table:table-cell table:style-name="ce535" table:formula="of:=[.B51]" office:value-type="float" office:value="-6" calcext:value-type="float">
            <text:p>-6</text:p>
          </table:table-cell>
          <table:table-cell table:style-name="ce535" table:formula="of:=[.D51]" office:value-type="float" office:value="5" calcext:value-type="float">
            <text:p>5</text:p>
          </table:table-cell>
          <table:table-cell table:style-name="ce741"/>
          <table:table-cell table:style-name="ce570" table:number-columns-repeated="6"/>
          <table:table-cell table:style-name="ce810" office:value-type="float" office:value="-5" calcext:value-type="float">
            <text:p>-5</text:p>
          </table:table-cell>
          <table:table-cell table:style-name="ce810" table:formula="of:=[.$A$55]*[.O55]^2+[.$B$55]*[.O55]+[.$C$55]" office:value-type="float" office:value="21.5454545454545" calcext:value-type="float">
            <text:p>21,5454545454545</text:p>
          </table:table-cell>
          <table:table-cell table:style-name="ce570" table:number-columns-repeated="3"/>
          <table:table-cell table:number-columns-repeated="1005"/>
        </table:table-row>
        <table:table-row table:style-name="ro3">
          <table:table-cell table:style-name="ce570" table:number-columns-repeated="14"/>
          <table:table-cell table:style-name="ce810" office:value-type="float" office:value="-4" calcext:value-type="float">
            <text:p>-4</text:p>
          </table:table-cell>
          <table:table-cell table:style-name="ce810" table:formula="of:=[.$A$55]*[.O56]^2+[.$B$55]*[.O56]+[.$C$55]" office:value-type="float" office:value="19.0727272727273" calcext:value-type="float">
            <text:p>19,0727272727273</text:p>
          </table:table-cell>
          <table:table-cell table:style-name="ce570" table:number-columns-repeated="3"/>
          <table:table-cell table:number-columns-repeated="1005"/>
        </table:table-row>
        <table:table-row table:style-name="ro3">
          <table:table-cell table:style-name="ce570" table:number-columns-repeated="14"/>
          <table:table-cell table:style-name="ce810" office:value-type="float" office:value="-3" calcext:value-type="float">
            <text:p>-3</text:p>
          </table:table-cell>
          <table:table-cell table:style-name="ce810" table:formula="of:=[.$A$55]*[.O57]^2+[.$B$55]*[.O57]+[.$C$55]" office:value-type="float" office:value="16.5818181818182" calcext:value-type="float">
            <text:p>16,5818181818182</text:p>
          </table:table-cell>
          <table:table-cell table:style-name="ce570" table:number-columns-repeated="3"/>
          <table:table-cell table:number-columns-repeated="1005"/>
        </table:table-row>
        <table:table-row table:style-name="ro3">
          <table:table-cell table:style-name="ce554" office:value-type="string" calcext:value-type="string" table:number-columns-spanned="6" table:number-rows-spanned="1">
            <text:p>Ensemble solution de l’équation <text:span text:style-name="T18">f </text:span><text:span text:style-name="T19">(</text:span><text:span text:style-name="T18">x</text:span><text:span text:style-name="T19">)</text:span> = <text:span text:style-name="T20">g</text:span><text:span text:style-name="T21">(</text:span><text:span text:style-name="T20">x</text:span><text:span text:style-name="T21">)</text:span></text:p>
          </table:table-cell>
          <table:covered-table-cell table:number-columns-repeated="5" table:style-name="ce541"/>
          <table:table-cell table:style-name="ce741"/>
          <table:table-cell table:style-name="ce607" office:value-type="string" calcext:value-type="string">
            <text:p>Choix in 2</text:p>
          </table:table-cell>
          <table:table-cell table:style-name="ce570" table:number-columns-repeated="6"/>
          <table:table-cell table:style-name="ce810" office:value-type="float" office:value="-2" calcext:value-type="float">
            <text:p>-2</text:p>
          </table:table-cell>
          <table:table-cell table:style-name="ce810" table:formula="of:=[.$A$55]*[.O58]^2+[.$B$55]*[.O58]+[.$C$55]" office:value-type="float" office:value="14.0727272727273" calcext:value-type="float">
            <text:p>14,0727272727273</text:p>
          </table:table-cell>
          <table:table-cell table:style-name="ce570" table:number-columns-repeated="3"/>
          <table:table-cell table:number-columns-repeated="1005"/>
        </table:table-row>
        <table:table-row table:style-name="ro3">
          <table:table-cell table:style-name="ce555" office:value-type="string" calcext:value-type="string">
            <text:p>S=</text:p>
          </table:table-cell>
          <table:table-cell table:style-name="ce658" office:value-type="string" calcext:value-type="string">
            <text:p>{</text:p>
          </table:table-cell>
          <table:table-cell table:style-name="ce658" table:formula="of:=[.F55]" office:value-type="float" office:value="-6" calcext:value-type="float">
            <text:p>-6</text:p>
          </table:table-cell>
          <table:table-cell table:style-name="ce658" office:value-type="string" calcext:value-type="string">
            <text:p>;</text:p>
          </table:table-cell>
          <table:table-cell table:style-name="ce658" table:formula="of:=[.G55]" office:value-type="float" office:value="5" calcext:value-type="float">
            <text:p>5</text:p>
          </table:table-cell>
          <table:table-cell table:style-name="ce606" office:value-type="string" calcext:value-type="string">
            <text:p>}</text:p>
          </table:table-cell>
          <table:table-cell table:style-name="ce741"/>
          <table:table-cell table:style-name="ce713" table:formula="of:=[.E61]*10+[.G61]" office:value-type="float" office:value="26" calcext:value-type="float">
            <text:p>26</text:p>
          </table:table-cell>
          <table:table-cell table:style-name="ce570" table:number-columns-repeated="6"/>
          <table:table-cell table:style-name="ce810" office:value-type="float" office:value="-1" calcext:value-type="float">
            <text:p>-1</text:p>
          </table:table-cell>
          <table:table-cell table:style-name="ce810" table:formula="of:=[.$A$55]*[.O59]^2+[.$B$55]*[.O59]+[.$C$55]" office:value-type="float" office:value="11.5454545454545" calcext:value-type="float">
            <text:p>11,5454545454545</text:p>
          </table:table-cell>
          <table:table-cell table:style-name="ce570" table:number-columns-repeated="3"/>
          <table:table-cell table:number-columns-repeated="1005"/>
        </table:table-row>
        <table:table-row table:style-name="ro3">
          <table:table-cell table:style-name="ce607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658"/>
          <table:table-cell table:style-name="ce607" office:value-type="string" calcext:value-type="string">
            <text:p>Choix in 1</text:p>
          </table:table-cell>
          <table:table-cell table:style-name="ce607" office:value-type="string" calcext:value-type="string">
            <text:p>Inéq 1</text:p>
          </table:table-cell>
          <table:table-cell table:style-name="ce607" office:value-type="string" calcext:value-type="string">
            <text:p>Choix in 2</text:p>
          </table:table-cell>
          <table:table-cell table:style-name="ce607" office:value-type="string" calcext:value-type="string">
            <text:p>Inéq 2</text:p>
          </table:table-cell>
          <table:table-cell table:style-name="ce570" table:number-columns-repeated="6"/>
          <table:table-cell table:style-name="ce810" office:value-type="float" office:value="0" calcext:value-type="float">
            <text:p>0</text:p>
          </table:table-cell>
          <table:table-cell table:style-name="ce810" table:formula="of:=[.$A$55]*[.O60]^2+[.$B$55]*[.O60]+[.$C$55]" office:value-type="float" office:value="9" calcext:value-type="float">
            <text:p>9</text:p>
          </table:table-cell>
          <table:table-cell table:style-name="ce570" table:number-columns-repeated="3"/>
          <table:table-cell table:number-columns-repeated="1005"/>
        </table:table-row>
        <table:table-row table:style-name="ro3">
          <table:table-cell table:style-name="ce557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table:style-name="ce557" office:value-type="float" office:value="3" calcext:value-type="float">
            <text:p>3</text:p>
          </table:table-cell>
          <table:table-cell table:style-name="ce557" office:value-type="float" office:value="4" calcext:value-type="float">
            <text:p>4</text:p>
          </table:table-cell>
          <table:table-cell table:style-name="ce713" table:formula="of:=RANDBETWEEN(1;4)" office:value-type="float" office:value="2" calcext:value-type="float">
            <text:p>2</text:p>
          </table:table-cell>
          <table:table-cell table:style-name="ce557" table:formula="of:=IF([.$E$61]=1;&quot;≥&quot;;IF([.$E$61]=2;&quot;&gt;&quot;;IF([.$E$61]=3;&quot;≤&quot;;&quot;&lt;&quot;)))" office:value-type="string" office:string-value="&gt;" calcext:value-type="string">
            <text:p>&gt;</text:p>
          </table:table-cell>
          <table:table-cell table:style-name="ce713" table:formula="of:=RANDBETWEEN(5;6)" office:value-type="float" office:value="6" calcext:value-type="float">
            <text:p>6</text:p>
          </table:table-cell>
          <table:table-cell table:style-name="ce557" table:formula="of:=IF(OR([.$E$61]=1;[.$E$61]=2);IF([.$G$61]=5;&quot;&lt;&quot;;&quot;≤&quot;);IF([.$G$61]=6;&quot;&gt;&quot;;&quot;≥&quot;))" office:value-type="string" office:string-value="≤" calcext:value-type="string">
            <text:p>≤</text:p>
          </table:table-cell>
          <table:table-cell table:style-name="ce570" table:number-columns-repeated="6"/>
          <table:table-cell table:style-name="ce810" office:value-type="float" office:value="1" calcext:value-type="float">
            <text:p>1</text:p>
          </table:table-cell>
          <table:table-cell table:style-name="ce810" table:formula="of:=[.$A$55]*[.O61]^2+[.$B$55]*[.O61]+[.$C$55]" office:value-type="float" office:value="6.43636363636364" calcext:value-type="float">
            <text:p>6,43636363636364</text:p>
          </table:table-cell>
          <table:table-cell table:style-name="ce570" table:number-columns-repeated="7"/>
          <table:table-cell table:number-columns-repeated="1001"/>
        </table:table-row>
        <table:table-row table:style-name="ro3"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&lt;</text:p>
          </table:table-cell>
          <table:table-cell table:style-name="ce559" office:value-type="string" calcext:value-type="string">
            <text:p>Nb inter</text:p>
          </table:table-cell>
          <table:table-cell table:style-name="ce730" table:formula="of:=IF([.$E$61]&lt;=2;IF([.$H$51]&gt;[.$S$51];1;2);IF([.$E$61]&gt;=3;IF([.$H$51]&gt;[.$S$51];2;1)))" office:value-type="float" office:value="1" calcext:value-type="float">
            <text:p>1</text:p>
          </table:table-cell>
          <table:table-cell table:style-name="ce559" office:value-type="string" calcext:value-type="string">
            <text:p>Nb inter</text:p>
          </table:table-cell>
          <table:table-cell table:style-name="ce730" table:formula="of:=IF([.F62]=1;2;1)" office:value-type="float" office:value="2" calcext:value-type="float">
            <text:p>2</text:p>
          </table:table-cell>
          <table:table-cell table:style-name="ce682"/>
          <table:table-cell table:style-name="ce570" table:number-columns-repeated="2"/>
          <table:table-cell table:style-name="ce541"/>
          <table:table-cell table:number-columns-repeated="2"/>
          <table:table-cell table:style-name="ce810" office:value-type="float" office:value="2" calcext:value-type="float">
            <text:p>2</text:p>
          </table:table-cell>
          <table:table-cell table:style-name="ce810" table:formula="of:=[.$A$55]*[.O62]^2+[.$B$55]*[.O62]+[.$C$55]" office:value-type="float" office:value="3.85454545454545" calcext:value-type="float">
            <text:p>3,85454545454545</text:p>
          </table:table-cell>
          <table:table-cell table:number-columns-repeated="3"/>
          <table:table-cell table:style-name="ce570" table:number-columns-repeated="4"/>
          <table:table-cell table:number-columns-repeated="1001"/>
        </table:table-row>
        <table:table-row table:style-name="ro3">
          <table:table-cell table:style-name="ce607" office:value-type="string" calcext:value-type="string" table:number-columns-spanned="8" table:number-rows-spanned="1">
            <text:p>Choix inéq 2</text:p>
          </table:table-cell>
          <table:covered-table-cell table:style-name="ce659"/>
          <table:covered-table-cell table:number-columns-repeated="2" table:style-name="ce535"/>
          <table:covered-table-cell table:style-name="ce574"/>
          <table:covered-table-cell table:number-columns-repeated="3" table:style-name="ce535"/>
          <table:table-cell table:style-name="ce682"/>
          <table:table-cell table:style-name="ce570" table:number-columns-repeated="2"/>
          <table:table-cell table:style-name="ce541"/>
          <table:table-cell table:number-columns-repeated="2"/>
          <table:table-cell table:style-name="ce810" office:value-type="float" office:value="3" calcext:value-type="float">
            <text:p>3</text:p>
          </table:table-cell>
          <table:table-cell table:style-name="ce810" table:formula="of:=[.$A$55]*[.O63]^2+[.$B$55]*[.O63]+[.$C$55]" office:value-type="float" office:value="1.25454545454545" calcext:value-type="float">
            <text:p>1,25454545454545</text:p>
          </table:table-cell>
          <table:table-cell table:number-columns-repeated="3"/>
          <table:table-cell table:style-name="ce570" table:number-columns-repeated="4"/>
          <table:table-cell table:number-columns-repeated="1001"/>
        </table:table-row>
        <table:table-row table:style-name="ro3">
          <table:table-cell table:style-name="ce559" office:value-type="float" office:value="15" calcext:value-type="float">
            <text:p>15</text:p>
          </table:table-cell>
          <table:table-cell table:style-name="ce559" office:value-type="float" office:value="16" calcext:value-type="float">
            <text:p>16</text:p>
          </table:table-cell>
          <table:table-cell table:style-name="ce559" office:value-type="float" office:value="25" calcext:value-type="float">
            <text:p>25</text:p>
          </table:table-cell>
          <table:table-cell table:style-name="ce559" office:value-type="float" office:value="26" calcext:value-type="float">
            <text:p>26</text:p>
          </table:table-cell>
          <table:table-cell table:style-name="ce559" office:value-type="float" office:value="35" calcext:value-type="float">
            <text:p>35</text:p>
          </table:table-cell>
          <table:table-cell table:style-name="ce559" office:value-type="float" office:value="36" calcext:value-type="float">
            <text:p>36</text:p>
          </table:table-cell>
          <table:table-cell table:style-name="ce559" office:value-type="float" office:value="45" calcext:value-type="float">
            <text:p>45</text:p>
          </table:table-cell>
          <table:table-cell table:style-name="ce559" office:value-type="float" office:value="46" calcext:value-type="float">
            <text:p>46</text:p>
          </table:table-cell>
          <table:table-cell table:style-name="ce682"/>
          <table:table-cell table:style-name="ce570" table:number-columns-repeated="2"/>
          <table:table-cell table:style-name="ce541"/>
          <table:table-cell table:number-columns-repeated="2"/>
          <table:table-cell table:style-name="ce810" office:value-type="float" office:value="4" calcext:value-type="float">
            <text:p>4</text:p>
          </table:table-cell>
          <table:table-cell table:style-name="ce810" table:formula="of:=[.$A$55]*[.O64]^2+[.$B$55]*[.O64]+[.$C$55]" office:value-type="float" office:value="-1.36363636363636" calcext:value-type="float">
            <text:p>-1,36363636363636</text:p>
          </table:table-cell>
          <table:table-cell table:number-columns-repeated="3"/>
          <table:table-cell table:style-name="ce570" table:number-columns-repeated="4"/>
          <table:table-cell table:number-columns-repeated="1001"/>
        </table:table-row>
        <table:table-row table:style-name="ro3">
          <table:table-cell table:style-name="ce535" office:value-type="string" calcext:value-type="string">
            <text:p>&l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&lt;</text:p>
          </table:table-cell>
          <table:table-cell table:style-name="ce535" office:value-type="string" calcext:value-type="string">
            <text:p>≤</text:p>
          </table:table-cell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535" office:value-type="string" calcext:value-type="string">
            <text:p>≥</text:p>
          </table:table-cell>
          <table:table-cell table:style-name="ce535" office:value-type="string" calcext:value-type="string">
            <text:p>&gt;</text:p>
          </table:table-cell>
          <table:table-cell table:style-name="ce682"/>
          <table:table-cell table:style-name="ce570" table:number-columns-repeated="2"/>
          <table:table-cell table:style-name="ce541"/>
          <table:table-cell table:number-columns-repeated="2"/>
          <table:table-cell table:style-name="ce810" office:value-type="float" office:value="5" calcext:value-type="float">
            <text:p>5</text:p>
          </table:table-cell>
          <table:table-cell table:style-name="ce810" table:formula="of:=[.$A$55]*[.O65]^2+[.$B$55]*[.O65]+[.$C$55]" office:value-type="float" office:value="-4" calcext:value-type="float">
            <text:p>-4</text:p>
          </table:table-cell>
          <table:table-cell table:number-columns-repeated="1008"/>
        </table:table-row>
        <table:table-row table:style-name="ro3">
          <table:table-cell table:style-name="ce570" table:number-columns-repeated="8"/>
          <table:table-cell table:style-name="ce682"/>
          <table:table-cell table:style-name="ce570" table:number-columns-repeated="2"/>
          <table:table-cell table:style-name="ce541"/>
          <table:table-cell table:number-columns-repeated="2"/>
          <table:table-cell table:style-name="ce810" office:value-type="float" office:value="6" calcext:value-type="float">
            <text:p>6</text:p>
          </table:table-cell>
          <table:table-cell table:style-name="ce810" table:formula="of:=[.$A$55]*[.O66]^2+[.$B$55]*[.O66]+[.$C$55]" office:value-type="float" office:value="-6.65454545454546" calcext:value-type="float">
            <text:p>-6,65454545454546</text:p>
          </table:table-cell>
          <table:table-cell table:number-columns-repeated="1008"/>
        </table:table-row>
        <table:table-row table:style-name="ro3">
          <table:table-cell table:style-name="ce561" office:value-type="string" calcext:value-type="string" table:number-columns-spanned="10" table:number-rows-spanned="1">
            <text:p>Ensemble solution de l’inéquation <text:span text:style-name="T31">f </text:span>(<text:span text:style-name="T31">x</text:span>)</text:p>
          </table:table-cell>
          <table:covered-table-cell table:style-name="ce615"/>
          <table:covered-table-cell table:number-columns-repeated="8" table:style-name="ce658"/>
          <table:table-cell table:style-name="ce758" table:formula="of:=[.F61]" office:value-type="string" office:string-value="&gt;" calcext:value-type="string">
            <text:p>&gt;</text:p>
          </table:table-cell>
          <table:table-cell table:style-name="ce775" office:value-type="string" calcext:value-type="string">
            <text:p><text:span text:style-name="T31">g</text:span>(<text:span text:style-name="T31">x</text:span>)</text:p>
          </table:table-cell>
          <table:table-cell table:number-columns-repeated="2"/>
          <table:table-cell table:style-name="ce810" office:value-type="float" office:value="7" calcext:value-type="float">
            <text:p>7</text:p>
          </table:table-cell>
          <table:table-cell table:style-name="ce810" table:formula="of:=[.$A$55]*[.O67]^2+[.$B$55]*[.O67]+[.$C$55]" office:value-type="float" office:value="-9.32727272727273" calcext:value-type="float">
            <text:p>-9,32727272727273</text:p>
          </table:table-cell>
          <table:table-cell table:number-columns-repeated="3"/>
          <table:table-cell table:style-name="ce682"/>
          <table:table-cell table:number-columns-repeated="1004"/>
        </table:table-row>
        <table:table-row table:style-name="ro3">
          <table:table-cell table:style-name="ce555" office:value-type="string" calcext:value-type="string">
            <text:p>S=</text:p>
          </table:table-cell>
          <table:table-cell table:style-name="ce662" table:formula="of:=IF([.$F$62]=1;IF(OR([.$E$61]=1;[.$E$61]=3);&quot;[&quot;;&quot;]&quot;);IF(AND([.$E$61]=1;[.$P$50]&gt;=[.$S$50]);&quot;[&quot;;IF(AND([.$E$61]=2;[.$P$50]&gt;[.$S$50]);&quot;[&quot;;IF(AND([.$E$61]=3;[.$P$50]&lt;=[.$S$50]);&quot;[&quot;;IF(AND([.$E$61]=4;[.$P$50]&lt;[.$S$50]);&quot;[&quot;;&quot;]&quot;)))))" office:value-type="string" office:string-value="]" calcext:value-type="string">
            <text:p>]</text:p>
          </table:table-cell>
          <table:table-cell table:style-name="ce658" table:formula="of:=IF([.$F$62]=2;[.$O$50];[.$F$55])" office:value-type="float" office:value="-6" calcext:value-type="float">
            <text:p>-6</text:p>
          </table:table-cell>
          <table:table-cell table:style-name="ce658" office:value-type="string" calcext:value-type="string">
            <text:p>;</text:p>
          </table:table-cell>
          <table:table-cell table:style-name="ce658" table:formula="of:=IF([.$F$62]=2;[.$F$55];[.$G$55])" office:value-type="float" office:value="5" calcext:value-type="float">
            <text:p>5</text:p>
          </table:table-cell>
          <table:table-cell table:style-name="ce658" table:formula="of:=IF(OR([.$E$61]=1;[.$E$61]=3);&quot;]&quot;;&quot;[&quot;)" office:value-type="string" office:string-value="[" calcext:value-type="string">
            <text:p>[</text:p>
          </table:table-cell>
          <table:table-cell table:style-name="ce658" table:formula="of:=IF([.$F$62]=1;&quot;&quot;;&quot;ou&quot;)">
            <text:p/>
          </table:table-cell>
          <table:table-cell table:style-name="ce658" table:formula="of:=IF([.$F$62]=1;&quot;&quot;;IF(OR([.$E$61]=1;[.$E$61]=3);&quot;[&quot;;&quot;]&quot;))">
            <text:p/>
          </table:table-cell>
          <table:table-cell table:style-name="ce658" table:formula="of:=IF([.$F$62]=1;&quot;&quot;;[.G55])">
            <text:p/>
          </table:table-cell>
          <table:table-cell table:style-name="ce658" table:formula="of:=IF([.$F$62]=1;&quot;&quot;;&quot;;&quot;)">
            <text:p/>
          </table:table-cell>
          <table:table-cell table:style-name="ce658" table:formula="of:=IF([.$F$62]=1;&quot;&quot;;[.$O$70])">
            <text:p/>
          </table:table-cell>
          <table:table-cell table:style-name="ce606" table:formula="of:=IF([.$F$62]=1;&quot;&quot;;IF(AND([.$E$61]=1;[.$P$70]&gt;=[.$S$52]);&quot;]&quot;;IF(AND([.$E$61]=2;[.$P$70]&gt;[.$S$52]);&quot;]&quot;;IF(AND([.$E$61]=3;[.$P$70]&lt;=[.$S$52]);&quot;]&quot;;IF(AND([.$E$61]=4;[.$P$70]&lt;[.$S$52]);&quot;]&quot;;&quot;[&quot;)))))">
            <text:p/>
          </table:table-cell>
          <table:table-cell table:number-columns-repeated="2"/>
          <table:table-cell table:style-name="ce810" office:value-type="float" office:value="8" calcext:value-type="float">
            <text:p>8</text:p>
          </table:table-cell>
          <table:table-cell table:style-name="ce810" table:formula="of:=[.$A$55]*[.O68]^2+[.$B$55]*[.O68]+[.$C$55]" office:value-type="float" office:value="-12.0181818181818" calcext:value-type="float">
            <text:p>-12,0181818181818</text:p>
          </table:table-cell>
          <table:table-cell table:number-columns-repeated="3"/>
          <table:table-cell table:style-name="ce739"/>
          <table:table-cell table:style-name="ce570" table:number-columns-repeated="13"/>
          <table:table-cell table:number-columns-repeated="991"/>
        </table:table-row>
        <table:table-row table:style-name="ro3">
          <table:table-cell table:style-name="ce562" office:value-type="string" calcext:value-type="string">
            <text:p>S =</text:p>
          </table:table-cell>
          <table:table-cell table:style-name="ce621" table:formula="of:=[.B68]" office:value-type="string" office:string-value="]" calcext:value-type="string">
            <text:p>]</text:p>
          </table:table-cell>
          <table:table-cell table:style-name="ce621" table:formula="of:=[.C68]" office:value-type="float" office:value="-6" calcext:value-type="float">
            <text:p>-6</text:p>
          </table:table-cell>
          <table:table-cell table:style-name="ce621" table:formula="of:=[.D68]" office:value-type="string" office:string-value=";" calcext:value-type="string">
            <text:p>;</text:p>
          </table:table-cell>
          <table:table-cell table:style-name="ce621" table:formula="of:=[.E68]" office:value-type="float" office:value="5" calcext:value-type="float">
            <text:p>5</text:p>
          </table:table-cell>
          <table:table-cell table:style-name="ce621" table:formula="of:=[.F68]" office:value-type="string" office:string-value="[" calcext:value-type="string">
            <text:p>[</text:p>
          </table:table-cell>
          <table:table-cell table:style-name="ce743" table:formula="of:=IF([.$F$62]=1;&quot;&quot;;&quot;&quot;)">
            <text:p/>
          </table:table-cell>
          <table:table-cell table:style-name="ce675" table:formula="of:=[.H68]">
            <text:p/>
          </table:table-cell>
          <table:table-cell table:style-name="ce675" table:formula="of:=[.I68]">
            <text:p/>
          </table:table-cell>
          <table:table-cell table:style-name="ce675" table:formula="of:=[.J68]">
            <text:p/>
          </table:table-cell>
          <table:table-cell table:style-name="ce675" table:formula="of:=[.K68]">
            <text:p/>
          </table:table-cell>
          <table:table-cell table:style-name="ce776" table:formula="of:=[.L68]">
            <text:p/>
          </table:table-cell>
          <table:table-cell table:number-columns-repeated="2"/>
          <table:table-cell table:style-name="ce810" office:value-type="float" office:value="9" calcext:value-type="float">
            <text:p>9</text:p>
          </table:table-cell>
          <table:table-cell table:style-name="ce810" table:formula="of:=[.$A$55]*[.O69]^2+[.$B$55]*[.O69]+[.$C$55]" office:value-type="float" office:value="-14.7272727272727" calcext:value-type="float">
            <text:p>-14,7272727272727</text:p>
          </table:table-cell>
          <table:table-cell table:number-columns-repeated="3"/>
          <table:table-cell table:style-name="ce785"/>
          <table:table-cell table:style-name="ce570" table:number-columns-repeated="13"/>
          <table:table-cell table:number-columns-repeated="991"/>
        </table:table-row>
        <table:table-row table:style-name="ro3">
          <table:table-cell table:style-name="ce541" table:number-columns-repeated="7"/>
          <table:table-cell table:style-name="ce574"/>
          <table:table-cell table:number-columns-repeated="6"/>
          <table:table-cell table:style-name="ce810" office:value-type="float" office:value="10" calcext:value-type="float">
            <text:p>10</text:p>
          </table:table-cell>
          <table:table-cell table:style-name="ce810" table:formula="of:=[.$A$55]*[.O70]^2+[.$B$55]*[.O70]+[.$C$55]" office:value-type="float" office:value="-17.4545454545455" calcext:value-type="float">
            <text:p>-17,4545454545455</text:p>
          </table:table-cell>
          <table:table-cell table:number-columns-repeated="3"/>
          <table:table-cell table:style-name="ce833" table:number-columns-spanned="1" table:number-rows-spanned="2"/>
          <table:table-cell table:style-name="ce570" table:number-columns-repeated="13"/>
          <table:table-cell table:number-columns-repeated="991"/>
        </table:table-row>
        <table:table-row table:style-name="ro3">
          <table:table-cell table:style-name="ce561" office:value-type="string" calcext:value-type="string" table:number-columns-spanned="10" table:number-rows-spanned="1">
            <text:p>Ensemble solution de l’inéquation <text:span text:style-name="T31">f </text:span>(<text:span text:style-name="T31">x</text:span>)</text:p>
          </table:table-cell>
          <table:covered-table-cell table:style-name="ce615"/>
          <table:covered-table-cell table:number-columns-repeated="8" table:style-name="ce658"/>
          <table:table-cell table:style-name="ce758" table:formula="of:=[.H61]" office:value-type="string" office:string-value="≤" calcext:value-type="string">
            <text:p>≤</text:p>
          </table:table-cell>
          <table:table-cell table:style-name="ce775" office:value-type="string" calcext:value-type="string">
            <text:p><text:span text:style-name="T31">g</text:span>(<text:span text:style-name="T31">x</text:span>)</text:p>
          </table:table-cell>
          <table:table-cell table:number-columns-repeated="3"/>
          <table:table-cell table:style-name="ce570" table:number-columns-repeated="4"/>
          <table:covered-table-cell table:style-name="ce871"/>
          <table:table-cell table:style-name="ce570" table:number-columns-repeated="13"/>
          <table:table-cell table:number-columns-repeated="991"/>
        </table:table-row>
        <table:table-row table:style-name="ro3">
          <table:table-cell table:style-name="ce562" office:value-type="string" calcext:value-type="string">
            <text:p>S =</text:p>
          </table:table-cell>
          <table:table-cell table:style-name="ce621" table:formula="of:=IF([.$H$62]=1;IF(OR([.$H$59]=16;[.$H$59]=26;[.$H$59]=35;[.$H$59]=45);&quot;[&quot;;&quot;]&quot;);IF(AND(OR([.$H$59]=35;[.$H$59]=45);[.$P$50]&gt;=[.$S$50]);&quot;[&quot;;IF(AND(OR([.$H$59]=36;[.$H$59]=46);[.$P$50]&gt;[.$S$50]);&quot;[&quot;;IF(AND(OR([.$H$59]=16;[.$H$59]=26);[.$P$50]&lt;=[.$S$50]);&quot;[&quot;;IF(AND(OR([.$H$59]=15;[.$H$59]=25);[.$P$50]&lt;[.$S$50]);&quot;[&quot;;&quot;]&quot;)))))" office:value-type="string" office:string-value="[" calcext:value-type="string">
            <text:p>[</text:p>
          </table:table-cell>
          <table:table-cell table:style-name="ce675" table:formula="of:=IF([.$H$62]=2;[.$O$50];[.$F$55])" office:value-type="float" office:value="-10" calcext:value-type="float">
            <text:p>-10</text:p>
          </table:table-cell>
          <table:table-cell table:style-name="ce675" office:value-type="string" calcext:value-type="string">
            <text:p>;</text:p>
          </table:table-cell>
          <table:table-cell table:style-name="ce675" table:formula="of:=IF([.$H$62]=2;[.$F$55];[.$G$55])" office:value-type="float" office:value="-6" calcext:value-type="float">
            <text:p>-6</text:p>
          </table:table-cell>
          <table:table-cell table:style-name="ce658" table:formula="of:=IF(OR([.$H$59]=16;[.$H$59]=26;[.$H$59]=35;[.$H$59]=45);&quot;]&quot;;&quot;[&quot;)" office:value-type="string" office:string-value="]" calcext:value-type="string">
            <text:p>]</text:p>
          </table:table-cell>
          <table:table-cell table:style-name="ce747" table:formula="of:=IF([.$H$62]=1;&quot;&quot;;&quot;ou&quot;)" office:value-type="string" office:string-value="ou" calcext:value-type="string">
            <text:p>ou</text:p>
          </table:table-cell>
          <table:table-cell table:style-name="ce658" table:formula="of:=IF([.$H$62]=1;&quot;&quot;;IF(OR([.$H$59]=16;[.$H$59]=26;[.$H$59]=35;[.$H$59]=45);&quot;[&quot;;&quot;]&quot;))" office:value-type="string" office:string-value="[" calcext:value-type="string">
            <text:p>[</text:p>
          </table:table-cell>
          <table:table-cell table:style-name="ce675" table:formula="of:=IF([.$H$62]=1;&quot;&quot;;[.G55])" office:value-type="float" office:value="5" calcext:value-type="float">
            <text:p>5</text:p>
          </table:table-cell>
          <table:table-cell table:style-name="ce675" table:formula="of:=IF([.$H$62]=1;&quot;&quot;;&quot;;&quot;)" office:value-type="string" office:string-value=";" calcext:value-type="string">
            <text:p>;</text:p>
          </table:table-cell>
          <table:table-cell table:style-name="ce675" table:formula="of:=IF([.$H$62]=1;&quot;&quot;;[.$O$70])" office:value-type="float" office:value="10" calcext:value-type="float">
            <text:p>10</text:p>
          </table:table-cell>
          <table:table-cell table:style-name="ce776" table:formula="of:=IF([.$H$62]=1;&quot;&quot;;IF(AND(OR([.$H$59]=35;[.$H$59]=45);[.$P$50]&gt;=[.$S$50]);&quot;]&quot;;IF(AND(OR([.$H$59]=36;[.$H$59]=46);[.$P$50]&gt;[.$S$50]);&quot;]&quot;;IF(AND(OR([.$H$59]=16;[.$H$59]=26);[.$P$50]&lt;=[.$S$50]);&quot;]&quot;;IF(AND(OR([.$H$59]=15;[.$H$59]=25);[.$P$50]&lt;[.$S$50]);&quot;]&quot;;&quot;[&quot;)))))" office:value-type="string" office:string-value="]" calcext:value-type="string">
            <text:p>]</text:p>
          </table:table-cell>
          <table:table-cell table:number-columns-repeated="3"/>
          <table:table-cell table:style-name="ce570" table:number-columns-repeated="4"/>
          <table:table-cell table:style-name="ce739"/>
          <table:table-cell table:style-name="ce877"/>
          <table:table-cell table:style-name="ce685" table:number-columns-repeated="12"/>
          <table:table-cell table:number-columns-repeated="991"/>
        </table:table-row>
        <table:table-row table:style-name="ro3">
          <table:table-cell table:style-name="ce562" office:value-type="string" calcext:value-type="string">
            <text:p>S =</text:p>
          </table:table-cell>
          <table:table-cell table:style-name="ce621" table:formula="of:=[.B72]" office:value-type="string" office:string-value="[" calcext:value-type="string">
            <text:p>[</text:p>
          </table:table-cell>
          <table:table-cell table:style-name="ce621" table:formula="of:=[.C72]" office:value-type="float" office:value="-10" calcext:value-type="float">
            <text:p>-10</text:p>
          </table:table-cell>
          <table:table-cell table:style-name="ce621" table:formula="of:=[.D72]" office:value-type="string" office:string-value=";" calcext:value-type="string">
            <text:p>;</text:p>
          </table:table-cell>
          <table:table-cell table:style-name="ce621" table:formula="of:=[.E72]" office:value-type="float" office:value="-6" calcext:value-type="float">
            <text:p>-6</text:p>
          </table:table-cell>
          <table:table-cell table:style-name="ce621" table:formula="of:=[.F72]" office:value-type="string" office:string-value="]" calcext:value-type="string">
            <text:p>]</text:p>
          </table:table-cell>
          <table:table-cell table:style-name="ce743" table:formula="of:=IF([.$H$62]=1;&quot;&quot;;&quot;&quot;)" office:value-type="string" office:string-value="" calcext:value-type="string">
            <text:p></text:p>
          </table:table-cell>
          <table:table-cell table:style-name="ce675" table:formula="of:=[.H72]" office:value-type="string" office:string-value="[" calcext:value-type="string">
            <text:p>[</text:p>
          </table:table-cell>
          <table:table-cell table:style-name="ce675" table:formula="of:=[.I72]" office:value-type="float" office:value="5" calcext:value-type="float">
            <text:p>5</text:p>
          </table:table-cell>
          <table:table-cell table:style-name="ce675" table:formula="of:=[.J72]" office:value-type="string" office:string-value=";" calcext:value-type="string">
            <text:p>;</text:p>
          </table:table-cell>
          <table:table-cell table:style-name="ce675" table:formula="of:=[.K72]" office:value-type="float" office:value="10" calcext:value-type="float">
            <text:p>10</text:p>
          </table:table-cell>
          <table:table-cell table:style-name="ce776" table:formula="of:=[.L72]" office:value-type="string" office:string-value="]" calcext:value-type="string">
            <text:p>]</text:p>
          </table:table-cell>
          <table:table-cell table:number-columns-repeated="3"/>
          <table:table-cell table:style-name="ce570" table:number-columns-repeated="4"/>
          <table:table-cell table:style-name="ce785"/>
          <table:table-cell table:style-name="ce877"/>
          <table:table-cell table:style-name="ce785" table:number-columns-repeated="8"/>
          <table:table-cell table:style-name="ce685" table:number-columns-repeated="3"/>
          <table:table-cell table:style-name="ce923"/>
          <table:table-cell table:number-columns-repeated="991"/>
        </table:table-row>
        <table:table-row table:style-name="ro3">
          <table:table-cell table:style-name="ce574" table:number-columns-repeated="12"/>
          <table:table-cell table:number-columns-repeated="3"/>
          <table:table-cell table:style-name="ce570" table:number-columns-repeated="4"/>
          <table:table-cell table:style-name="ce833" table:number-columns-spanned="1" table:number-rows-spanned="2"/>
          <table:table-cell table:style-name="ce878"/>
          <table:table-cell table:style-name="ce885" table:number-columns-spanned="1" table:number-rows-spanned="2"/>
          <table:table-cell table:style-name="ce785"/>
          <table:table-cell table:style-name="ce885" table:number-columns-spanned="1" table:number-rows-spanned="2"/>
          <table:table-cell table:style-name="ce900"/>
          <table:table-cell table:style-name="ce885" table:number-columns-spanned="1" table:number-rows-spanned="2"/>
          <table:table-cell table:style-name="ce916"/>
          <table:table-cell table:style-name="ce885" table:number-columns-spanned="1" table:number-rows-spanned="2"/>
          <table:table-cell table:style-name="ce900"/>
          <table:table-cell table:style-name="ce885" table:number-columns-spanned="1" table:number-rows-spanned="2"/>
          <table:table-cell table:style-name="ce916"/>
          <table:table-cell table:style-name="ce885" table:number-columns-spanned="1" table:number-rows-spanned="2"/>
          <table:table-cell table:style-name="ce923"/>
          <table:table-cell table:number-columns-repeated="991"/>
        </table:table-row>
        <table:table-row table:style-name="ro3">
          <table:table-cell table:style-name="ce571" office:value-type="string" calcext:value-type="string" table:number-columns-spanned="12" table:number-rows-spanned="1">
            <text:p>Tableau points Equation et inéquations</text:p>
          </table:table-cell>
          <table:covered-table-cell table:style-name="ce541"/>
          <table:covered-table-cell table:style-name="ce655"/>
          <table:covered-table-cell table:number-columns-repeated="4"/>
          <table:covered-table-cell table:number-columns-repeated="5" table:style-name="ce574"/>
          <table:table-cell table:style-name="ce718" office:value-type="string" calcext:value-type="string">
            <text:p>Note</text:p>
          </table:table-cell>
          <table:table-cell table:number-columns-repeated="6"/>
          <table:covered-table-cell table:style-name="ce871"/>
          <table:table-cell table:style-name="ce878"/>
          <table:covered-table-cell table:style-name="ce886"/>
          <table:table-cell table:style-name="ce785"/>
          <table:covered-table-cell table:style-name="ce886"/>
          <table:table-cell table:style-name="ce900"/>
          <table:covered-table-cell table:style-name="ce886"/>
          <table:table-cell table:style-name="ce900"/>
          <table:covered-table-cell table:style-name="ce886"/>
          <table:table-cell table:style-name="ce916"/>
          <table:covered-table-cell table:style-name="ce886"/>
          <table:table-cell table:style-name="ce900"/>
          <table:covered-table-cell table:style-name="ce886"/>
          <table:table-cell table:style-name="ce923"/>
          <table:table-cell table:number-columns-repeated="991"/>
        </table:table-row>
        <table:table-row table:style-name="ro3">
          <table:table-cell table:style-name="ce563" office:value-type="string" calcext:value-type="string">
            <text:p><text:span text:style-name="T34">f </text:span><text:span text:style-name="T35">(</text:span><text:span text:style-name="T36">x</text:span><text:span text:style-name="T35">)</text:span><text:span text:style-name="T37"> = </text:span><text:span text:style-name="T38">g</text:span><text:span text:style-name="T39">(</text:span><text:span text:style-name="T38">x</text:span><text:span text:style-name="T39">)</text:span></text:p>
          </table:table-cell>
          <table:table-cell table:style-name="ce535" table:formula="of:=IF(ISBLANK([$'Equation et inéquations'.C6]);0;IF([.B59]=[$'Equation et inéquations'.C6];1;-0.5))" office:value-type="float" office:value="1" calcext:value-type="float">
            <text:p>1</text:p>
          </table:table-cell>
          <table:table-cell table:style-name="ce535" table:formula="of:=IF(ISBLANK([$'Equation et inéquations'.D6]);0;IF([.C59]=[$'Equation et inéquations'.D6];1;-0.5))" office:value-type="float" office:value="-0.5" calcext:value-type="float">
            <text:p>-0,5</text:p>
          </table:table-cell>
          <table:table-cell table:style-name="ce535" table:formula="of:=IF(ISBLANK([$'Equation et inéquations'.E6]);0;IF([.D59]=[$'Equation et inéquations'.E6];1;-0.5))" office:value-type="float" office:value="1" calcext:value-type="float">
            <text:p>1</text:p>
          </table:table-cell>
          <table:table-cell table:style-name="ce535" table:formula="of:=IF(ISBLANK([$'Equation et inéquations'.F6]);0;IF([.E59]=[$'Equation et inéquations'.F6];1;-0.5))" office:value-type="float" office:value="-0.5" calcext:value-type="float">
            <text:p>-0,5</text:p>
          </table:table-cell>
          <table:table-cell table:style-name="ce535" table:formula="of:=IF(ISBLANK([$'Equation et inéquations'.G6]);0;IF([.F59]=[$'Equation et inéquations'.G6];1;-0.5))" office:value-type="float" office:value="1" calcext:value-type="float">
            <text:p>1</text:p>
          </table:table-cell>
          <table:table-cell table:style-name="ce716"/>
          <table:table-cell table:style-name="ce574" table:number-columns-repeated="5"/>
          <table:table-cell table:style-name="ce535" table:formula="of:=IF(20*SUM([.B76:.L78])/21&lt;0;0;20*SUM([.B76:.L78])/21)" office:value-type="float" office:value="0" calcext:value-type="float">
            <text:p>0</text:p>
          </table:table-cell>
          <table:table-cell table:number-columns-repeated="1010"/>
          <table:table-cell table:style-name="ce574"/>
        </table:table-row>
        <table:table-row table:style-name="ro3">
          <table:table-cell table:style-name="ce537" office:value-type="string" calcext:value-type="string">
            <text:p>ineq 1</text:p>
          </table:table-cell>
          <table:table-cell table:style-name="ce622" table:formula="of:=IF(ISBLANK([$'Equation et inéquations'.C14]);0;IF([.B68]=[$'Equation et inéquations'.C14];1;-0.5))" office:value-type="float" office:value="-0.5" calcext:value-type="float">
            <text:p>-0,5</text:p>
          </table:table-cell>
          <table:table-cell table:style-name="ce622" table:formula="of:=IF(ISBLANK([$'Equation et inéquations'.D14]);0;IF([.C68]=[$'Equation et inéquations'.D14];1;-0.5))" office:value-type="float" office:value="-0.5" calcext:value-type="float">
            <text:p>-0,5</text:p>
          </table:table-cell>
          <table:table-cell table:style-name="ce622" table:formula="of:=IF(ISBLANK([$'Equation et inéquations'.E14]);0;IF([.D68]=[$'Equation et inéquations'.E14];1;-0.5))" office:value-type="float" office:value="1" calcext:value-type="float">
            <text:p>1</text:p>
          </table:table-cell>
          <table:table-cell table:style-name="ce622" table:formula="of:=IF(ISBLANK([$'Equation et inéquations'.F14]);0;IF([.E68]=[$'Equation et inéquations'.F14];1;-0.5))" office:value-type="float" office:value="-0.5" calcext:value-type="float">
            <text:p>-0,5</text:p>
          </table:table-cell>
          <table:table-cell table:style-name="ce622" table:formula="of:=IF(ISBLANK([$'Equation et inéquations'.G14]);0;IF([.F68]=[$'Equation et inéquations'.G14];1;-0.5))" office:value-type="float" office:value="1" calcext:value-type="float">
            <text:p>1</text:p>
          </table:table-cell>
          <table:table-cell table:style-name="ce646" table:formula="of:=IF([.G69]=&quot;&quot;;IF(ISBLANK([$'Equation et inéquations'.H14]);0;-0.5);IF([.G68]=[$'Equation et inéquations'.H14];1;IF(ISBLANK([$'Equation et inéquations'.H14]);0;-0.5)))" office:value-type="float" office:value="-0.5" calcext:value-type="float">
            <text:p>-0,5</text:p>
          </table:table-cell>
          <table:table-cell table:style-name="ce646" table:formula="of:=IF([.H69]=&quot;&quot;;IF(ISBLANK([$'Equation et inéquations'.I14]);0;-0.5);IF([.H68]=[$'Equation et inéquations'.I14];1;IF(ISBLANK([$'Equation et inéquations'.I14]);0;-0.5)))" office:value-type="float" office:value="-0.5" calcext:value-type="float">
            <text:p>-0,5</text:p>
          </table:table-cell>
          <table:table-cell table:style-name="ce646" table:formula="of:=IF([.I69]=&quot;&quot;;IF(ISBLANK([$'Equation et inéquations'.J14]);0;-0.5);IF([.I68]=[$'Equation et inéquations'.J14];1;IF(ISBLANK([$'Equation et inéquations'.J14]);0;-0.5)))" office:value-type="float" office:value="-0.5" calcext:value-type="float">
            <text:p>-0,5</text:p>
          </table:table-cell>
          <table:table-cell table:style-name="ce646" table:formula="of:=IF([.J69]=&quot;&quot;;IF(ISBLANK([$'Equation et inéquations'.K14]);0;-0.5);IF([.J68]=[$'Equation et inéquations'.K14];1;IF(ISBLANK([$'Equation et inéquations'.K14]);0;-0.5)))" office:value-type="float" office:value="-0.5" calcext:value-type="float">
            <text:p>-0,5</text:p>
          </table:table-cell>
          <table:table-cell table:style-name="ce646" table:formula="of:=IF([.K69]=&quot;&quot;;IF(ISBLANK([$'Equation et inéquations'.L14]);0;-0.5);IF([.K68]=[$'Equation et inéquations'.L14];1;IF(ISBLANK([$'Equation et inéquations'.L14]);0;-0.5)))" office:value-type="float" office:value="-0.5" calcext:value-type="float">
            <text:p>-0,5</text:p>
          </table:table-cell>
          <table:table-cell table:style-name="ce646" table:formula="of:=IF([.L69]=&quot;&quot;;IF(ISBLANK([$'Equation et inéquations'.M14]);0;-0.5);IF([.L68]=[$'Equation et inéquations'.M14];1;IF(ISBLANK([$'Equation et inéquations'.M14]);0;-0.5)))" office:value-type="float" office:value="-0.5" calcext:value-type="float">
            <text:p>-0,5</text:p>
          </table:table-cell>
          <table:table-cell table:style-name="ce570"/>
          <table:table-cell table:number-columns-repeated="1010"/>
          <table:table-cell table:style-name="ce574"/>
        </table:table-row>
        <table:table-row table:style-name="ro3">
          <table:table-cell table:style-name="ce537" office:value-type="string" calcext:value-type="string">
            <text:p>ineq 2</text:p>
          </table:table-cell>
          <table:table-cell table:style-name="ce623" table:formula="of:=IF(ISBLANK([$'Equation et inéquations'.C19]);0;IF([.B72]=[$'Equation et inéquations'.C19];1;-0.5))" office:value-type="float" office:value="-0.5" calcext:value-type="float">
            <text:p>-0,5</text:p>
          </table:table-cell>
          <table:table-cell table:style-name="ce623" table:formula="of:=IF(ISBLANK([$'Equation et inéquations'.D19]);0;IF([.C72]=[$'Equation et inéquations'.D19];1;-0.5))" office:value-type="float" office:value="-0.5" calcext:value-type="float">
            <text:p>-0,5</text:p>
          </table:table-cell>
          <table:table-cell table:style-name="ce623" table:formula="of:=IF(ISBLANK([$'Equation et inéquations'.E19]);0;IF([.D72]=[$'Equation et inéquations'.E19];1;-0.5))" office:value-type="float" office:value="1" calcext:value-type="float">
            <text:p>1</text:p>
          </table:table-cell>
          <table:table-cell table:style-name="ce623" table:formula="of:=IF(ISBLANK([$'Equation et inéquations'.F19]);0;IF([.E72]=[$'Equation et inéquations'.F19];1;-0.5))" office:value-type="float" office:value="-0.5" calcext:value-type="float">
            <text:p>-0,5</text:p>
          </table:table-cell>
          <table:table-cell table:style-name="ce623" table:formula="of:=IF(ISBLANK([$'Equation et inéquations'.G19]);0;IF([.F72]=[$'Equation et inéquations'.G19];1;-0.5))" office:value-type="float" office:value="-0.5" calcext:value-type="float">
            <text:p>-0,5</text:p>
          </table:table-cell>
          <table:table-cell table:style-name="ce657" table:formula="of:=IF([.G73]=&quot;&quot;;IF(ISBLANK([$'Equation et inéquations'.H19]);0;-0.5);IF([.G72]=[$'Equation et inéquations'.H19];1;IF(ISBLANK([$'Equation et inéquations'.H19]);0;-0.5)))" office:value-type="float" office:value="0" calcext:value-type="float">
            <text:p>0</text:p>
          </table:table-cell>
          <table:table-cell table:style-name="ce657" table:formula="of:=IF([.H73]=&quot;&quot;;IF(ISBLANK([$'Equation et inéquations'.I19]);0;-0.5);IF([.H72]=[$'Equation et inéquations'.I19];1;IF(ISBLANK([$'Equation et inéquations'.I19]);0;-0.5)))" office:value-type="float" office:value="0" calcext:value-type="float">
            <text:p>0</text:p>
          </table:table-cell>
          <table:table-cell table:style-name="ce657" table:formula="of:=IF([.I73]=&quot;&quot;;IF(ISBLANK([$'Equation et inéquations'.J19]);0;-0.5);IF([.I72]=[$'Equation et inéquations'.J19];1;IF(ISBLANK([$'Equation et inéquations'.J19]);0;-0.5)))" office:value-type="float" office:value="0" calcext:value-type="float">
            <text:p>0</text:p>
          </table:table-cell>
          <table:table-cell table:style-name="ce657" table:formula="of:=IF([.J73]=&quot;&quot;;IF(ISBLANK([$'Equation et inéquations'.K19]);0;-0.5);IF([.J72]=[$'Equation et inéquations'.K19];1;IF(ISBLANK([$'Equation et inéquations'.K19]);0;-0.5)))" office:value-type="float" office:value="0" calcext:value-type="float">
            <text:p>0</text:p>
          </table:table-cell>
          <table:table-cell table:style-name="ce657" table:formula="of:=IF([.K73]=&quot;&quot;;IF(ISBLANK([$'Equation et inéquations'.L19]);0;-0.5);IF([.K72]=[$'Equation et inéquations'.L19];1;IF(ISBLANK([$'Equation et inéquations'.L19]);0;-0.5)))" office:value-type="float" office:value="0" calcext:value-type="float">
            <text:p>0</text:p>
          </table:table-cell>
          <table:table-cell table:style-name="ce657" table:formula="of:=IF([.L73]=&quot;&quot;;IF(ISBLANK([$'Equation et inéquations'.M19]);0;-0.5);IF([.L72]=[$'Equation et inéquations'.M19];1;IF(ISBLANK([$'Equation et inéquations'.M19]);0;-0.5)))" office:value-type="float" office:value="0" calcext:value-type="float">
            <text:p>0</text:p>
          </table:table-cell>
          <table:table-cell table:number-columns-repeated="7"/>
          <table:table-cell table:style-name="ce574" table:number-columns-repeated="12"/>
          <table:table-cell table:style-name="ce922" table:number-columns-repeated="992"/>
          <table:table-cell table:style-name="ce574"/>
        </table:table-row>
        <table:table-row table:style-name="ro3">
          <table:table-cell table:style-name="ce570" table:number-columns-repeated="13"/>
          <table:table-cell table:number-columns-repeated="6"/>
          <table:table-cell table:style-name="ce574" table:number-columns-repeated="6"/>
          <table:table-cell table:style-name="ce587"/>
          <table:table-cell table:style-name="ce574" table:number-columns-repeated="5"/>
          <table:table-cell table:number-columns-repeated="3"/>
          <table:table-cell table:style-name="ce864"/>
          <table:table-cell table:number-columns-repeated="988"/>
          <table:table-cell table:style-name="ce574"/>
        </table:table-row>
        <table:table-row table:style-name="ro3">
          <table:table-cell table:style-name="ce570" table:number-columns-repeated="10"/>
          <table:table-cell table:style-name="ce759"/>
          <table:table-cell table:style-name="ce570" table:number-columns-repeated="2"/>
          <table:table-cell table:number-columns-repeated="6"/>
          <table:table-cell table:style-name="ce570" table:number-columns-repeated="12"/>
          <table:table-cell table:number-columns-repeated="993"/>
        </table:table-row>
        <table:table-row table:style-name="ro3">
          <table:table-cell table:style-name="ce570" table:number-columns-repeated="13"/>
          <table:table-cell table:number-columns-repeated="6"/>
          <table:table-cell table:style-name="ce570" table:number-columns-repeated="12"/>
          <table:table-cell table:number-columns-repeated="993"/>
        </table:table-row>
        <table:table-row table:style-name="ro3">
          <table:table-cell table:style-name="ce570" table:number-columns-repeated="13"/>
          <table:table-cell table:number-columns-repeated="2"/>
          <table:table-cell table:style-name="ce816"/>
          <table:table-cell table:number-columns-repeated="3"/>
          <table:table-cell table:style-name="ce570" table:number-columns-repeated="12"/>
          <table:table-cell table:number-columns-repeated="993"/>
        </table:table-row>
        <table:table-row table:style-name="ro3">
          <table:table-cell table:style-name="ce574" table:number-columns-repeated="10"/>
          <table:table-cell table:style-name="ce762"/>
          <table:table-cell table:style-name="ce574"/>
          <table:table-cell table:number-columns-repeated="4"/>
          <table:table-cell table:style-name="ce570"/>
          <table:table-cell table:number-columns-repeated="2"/>
          <table:table-cell table:style-name="ce570" table:number-columns-repeated="9"/>
          <table:table-cell table:style-name="ce574" table:number-columns-repeated="3"/>
          <table:table-cell table:number-columns-repeated="993"/>
        </table:table-row>
        <table:table-row table:style-name="ro3">
          <table:table-cell table:style-name="ce536" office:value-type="string" calcext:value-type="string" table:number-columns-spanned="26" table:number-rows-spanned="1">
            <text:p>Données pour l’onglet Tableaux de signes et de variations</text:p>
          </table:table-cell>
          <table:covered-table-cell table:number-columns-repeated="11" table:style-name="ce574"/>
          <table:covered-table-cell table:number-columns-repeated="3"/>
          <table:covered-table-cell table:style-name="ce570"/>
          <table:covered-table-cell table:number-columns-repeated="3"/>
          <table:covered-table-cell table:number-columns-repeated="7" table:style-name="ce570"/>
          <table:table-cell table:style-name="ce570" table:number-columns-repeated="2"/>
          <table:table-cell table:style-name="ce574" table:number-columns-repeated="3"/>
          <table:table-cell table:number-columns-repeated="993"/>
        </table:table-row>
        <table:table-row table:style-name="ro3">
          <table:table-cell table:style-name="ce574" table:number-columns-repeated="12"/>
          <table:table-cell table:number-columns-repeated="4"/>
          <table:table-cell table:style-name="ce683"/>
          <table:table-cell table:style-name="ce682" table:number-columns-repeated="2"/>
          <table:table-cell table:style-name="ce872" table:number-columns-repeated="8"/>
          <table:table-cell table:style-name="ce574" table:number-columns-repeated="5"/>
          <table:table-cell table:style-name="ce570" table:number-columns-repeated="11"/>
          <table:table-cell table:number-columns-repeated="981"/>
        </table:table-row>
        <table:table-row table:style-name="ro3">
          <table:table-cell table:style-name="ce571" office:value-type="string" calcext:value-type="string" table:number-columns-spanned="12" table:number-rows-spanned="1">
            <text:p>Tableau points tableau de signe</text:p>
          </table:table-cell>
          <table:covered-table-cell table:number-columns-repeated="11"/>
          <table:table-cell/>
          <table:table-cell table:style-name="ce571" office:value-type="string" calcext:value-type="string" table:number-columns-spanned="13" table:number-rows-spanned="1">
            <text:p>Tableau points tableau de variations</text:p>
          </table:table-cell>
          <table:covered-table-cell table:number-columns-repeated="12" table:style-name="ce570"/>
          <table:table-cell table:style-name="ce887"/>
          <table:table-cell table:style-name="ce739"/>
          <table:table-cell table:style-name="ce815" table:number-columns-repeated="7"/>
          <table:table-cell table:style-name="ce570" table:number-columns-repeated="9"/>
          <table:table-cell table:style-name="ce631" table:number-columns-repeated="2"/>
          <table:table-cell table:number-columns-repeated="972"/>
          <table:table-cell table:style-name="ce570" table:number-columns-repeated="5"/>
          <table:table-cell/>
        </table:table-row>
        <table:table-row table:style-name="ro3">
          <table:table-cell table:style-name="ce564" office:value-type="string" calcext:value-type="string">
            <text:p>x</text:p>
          </table:table-cell>
          <table:table-cell table:style-name="ce625" table:formula="of:=[.D130]" office:value-type="float" office:value="-8" calcext:value-type="float">
            <text:p>-8</text:p>
          </table:table-cell>
          <table:table-cell table:style-name="ce676" table:formula="of:=[.E130]">
            <text:p/>
          </table:table-cell>
          <table:table-cell table:style-name="ce676" table:formula="of:=[.F130]" office:value-type="float" office:value="-6" calcext:value-type="float">
            <text:p>-6</text:p>
          </table:table-cell>
          <table:table-cell table:style-name="ce676" table:formula="of:=[.G130]">
            <text:p/>
          </table:table-cell>
          <table:table-cell table:style-name="ce676" table:formula="of:=[.H130]" office:value-type="float" office:value="-2" calcext:value-type="float">
            <text:p>-2</text:p>
          </table:table-cell>
          <table:table-cell table:style-name="ce676" table:formula="of:=[.I130]">
            <text:p/>
          </table:table-cell>
          <table:table-cell table:style-name="ce676" table:formula="of:=[.J130]" office:value-type="float" office:value="2" calcext:value-type="float">
            <text:p>2</text:p>
          </table:table-cell>
          <table:table-cell table:style-name="ce676" table:formula="of:=[.K130]">
            <text:p/>
          </table:table-cell>
          <table:table-cell table:style-name="ce676" table:formula="of:=[.L130]" office:value-type="float" office:value="6" calcext:value-type="float">
            <text:p>6</text:p>
          </table:table-cell>
          <table:table-cell table:style-name="ce676" table:formula="of:=[.M130]">
            <text:p/>
          </table:table-cell>
          <table:table-cell table:style-name="ce777" table:formula="of:=[.N130]" office:value-type="float" office:value="8" calcext:value-type="float">
            <text:p>8</text:p>
          </table:table-cell>
          <table:table-cell table:style-name="ce833"/>
          <table:table-cell table:style-name="ce786" office:value-type="string" calcext:value-type="string" table:number-columns-spanned="2" table:number-rows-spanned="1">
            <text:p>x</text:p>
          </table:table-cell>
          <table:covered-table-cell table:style-name="ce545"/>
          <table:table-cell table:style-name="ce591" table:formula="of:=IF(ISBLANK([.D159]);&quot;&quot;;[.D159])" office:value-type="float" office:value="-8" calcext:value-type="float">
            <text:p>-8</text:p>
          </table:table-cell>
          <table:table-cell table:style-name="ce658" table:formula="of:=IF(ISBLANK([.E159]);&quot;&quot;;[.E159])">
            <text:p/>
          </table:table-cell>
          <table:table-cell table:style-name="ce658" table:formula="of:=IF(ISBLANK([.F159]);&quot;&quot;;[.F159])" office:value-type="float" office:value="-4" calcext:value-type="float">
            <text:p>-4</text:p>
          </table:table-cell>
          <table:table-cell table:style-name="ce658" table:formula="of:=IF(ISBLANK([.G159]);&quot;&quot;;[.G159])">
            <text:p/>
          </table:table-cell>
          <table:table-cell table:style-name="ce658" table:formula="of:=IF(ISBLANK([.H159]);&quot;&quot;;[.H159])" office:value-type="float" office:value="0" calcext:value-type="float">
            <text:p>0</text:p>
          </table:table-cell>
          <table:table-cell table:style-name="ce658" table:formula="of:=IF(ISBLANK([.I159]);&quot;&quot;;[.I159])">
            <text:p/>
          </table:table-cell>
          <table:table-cell table:style-name="ce658" table:formula="of:=IF(ISBLANK([.J159]);&quot;&quot;;[.J159])" office:value-type="float" office:value="4" calcext:value-type="float">
            <text:p>4</text:p>
          </table:table-cell>
          <table:table-cell table:style-name="ce658" table:formula="of:=IF(ISBLANK([.K159]);&quot;&quot;;[.K159])">
            <text:p/>
          </table:table-cell>
          <table:table-cell table:style-name="ce658" table:formula="of:=IF(ISBLANK([.L159]);&quot;&quot;;[.L159])" office:value-type="float" office:value="8" calcext:value-type="float">
            <text:p>8</text:p>
          </table:table-cell>
          <table:table-cell table:style-name="ce658" table:formula="of:=IF(ISBLANK([.M159]);&quot;&quot;;[.M159])">
            <text:p/>
          </table:table-cell>
          <table:table-cell table:style-name="ce606" table:formula="of:=IF(ISBLANK([.N159]);&quot;&quot;;[.N159])">
            <text:p/>
          </table:table-cell>
          <table:table-cell table:style-name="ce918" table:number-columns-spanned="1" table:number-rows-spanned="2"/>
          <table:table-cell table:style-name="ce739"/>
          <table:table-cell table:style-name="ce685" table:number-columns-repeated="7"/>
          <table:table-cell table:style-name="ce570" table:number-columns-repeated="9"/>
          <table:table-cell table:number-columns-repeated="974"/>
          <table:table-cell table:style-name="ce570" table:number-columns-repeated="5"/>
          <table:table-cell/>
        </table:table-row>
        <table:table-row table:style-name="ro3">
          <table:table-cell table:style-name="ce537" office:value-type="string" calcext:value-type="string">
            <text:p>Signe de<text:span text:style-name="T5"> f (x)</text:span></text:p>
          </table:table-cell>
          <table:table-cell table:style-name="ce626" table:formula="of:=[.P130]">
            <text:p/>
          </table:table-cell>
          <table:table-cell table:style-name="ce658" table:formula="of:=[.Q130]" office:value-type="string" office:string-value="-" calcext:value-type="string">
            <text:p>-</text:p>
          </table:table-cell>
          <table:table-cell table:style-name="ce658" table:formula="of:=[.R130]" office:value-type="float" office:value="0" calcext:value-type="float">
            <text:p>0</text:p>
          </table:table-cell>
          <table:table-cell table:style-name="ce658" table:formula="of:=[.S130]" office:value-type="string" office:string-value="+" calcext:value-type="string">
            <text:p>+</text:p>
          </table:table-cell>
          <table:table-cell table:style-name="ce658" table:formula="of:=[.T130]" office:value-type="float" office:value="0" calcext:value-type="float">
            <text:p>0</text:p>
          </table:table-cell>
          <table:table-cell table:style-name="ce658" table:formula="of:=[.U130]" office:value-type="string" office:string-value="-" calcext:value-type="string">
            <text:p>-</text:p>
          </table:table-cell>
          <table:table-cell table:style-name="ce658" table:formula="of:=[.V130]" office:value-type="float" office:value="0" calcext:value-type="float">
            <text:p>0</text:p>
          </table:table-cell>
          <table:table-cell table:style-name="ce658" table:formula="of:=[.W130]" office:value-type="string" office:string-value="+" calcext:value-type="string">
            <text:p>+</text:p>
          </table:table-cell>
          <table:table-cell table:style-name="ce658" table:formula="of:=[.X130]" office:value-type="float" office:value="0" calcext:value-type="float">
            <text:p>0</text:p>
          </table:table-cell>
          <table:table-cell table:style-name="ce658" table:formula="of:=[.Y130]" office:value-type="string" office:string-value="-" calcext:value-type="string">
            <text:p>-</text:p>
          </table:table-cell>
          <table:table-cell table:style-name="ce606" table:formula="of:=[.Z130]">
            <text:p/>
          </table:table-cell>
          <table:table-cell table:style-name="ce685"/>
          <table:table-cell table:style-name="ce786" office:value-type="string" calcext:value-type="string" table:number-columns-spanned="2" table:number-rows-spanned="1">
            <text:p>Signe de f '(x)</text:p>
          </table:table-cell>
          <table:covered-table-cell table:style-name="ce811"/>
          <table:table-cell table:style-name="ce626" table:formula="of:=IF(ISBLANK([.P159]);&quot;&quot;;[.P159])" office:value-type="float" office:value="0" calcext:value-type="float">
            <text:p>0</text:p>
          </table:table-cell>
          <table:table-cell table:style-name="ce631" table:formula="of:=IF(ISBLANK([.Q159]);&quot;&quot;;[.Q159])" office:value-type="string" office:string-value="+" calcext:value-type="string">
            <text:p>+</text:p>
          </table:table-cell>
          <table:table-cell table:style-name="ce631" table:formula="of:=IF(ISBLANK([.R159]);&quot;&quot;;[.R159])" office:value-type="float" office:value="0" calcext:value-type="float">
            <text:p>0</text:p>
          </table:table-cell>
          <table:table-cell table:style-name="ce631" table:formula="of:=IF(ISBLANK([.S159]);&quot;&quot;;[.S159])" office:value-type="string" office:string-value="-" calcext:value-type="string">
            <text:p>-</text:p>
          </table:table-cell>
          <table:table-cell table:style-name="ce631" table:formula="of:=IF(ISBLANK([.T159]);&quot;&quot;;[.T159])" office:value-type="float" office:value="0" calcext:value-type="float">
            <text:p>0</text:p>
          </table:table-cell>
          <table:table-cell table:style-name="ce631" table:formula="of:=IF(ISBLANK([.U159]);&quot;&quot;;[.U159])" office:value-type="string" office:string-value="+" calcext:value-type="string">
            <text:p>+</text:p>
          </table:table-cell>
          <table:table-cell table:style-name="ce631" table:formula="of:=IF(ISBLANK([.V159]);&quot;&quot;;[.V159])" office:value-type="float" office:value="0" calcext:value-type="float">
            <text:p>0</text:p>
          </table:table-cell>
          <table:table-cell table:style-name="ce631" table:formula="of:=IF(ISBLANK([.W159]);&quot;&quot;;[.W159])" office:value-type="string" office:string-value="-" calcext:value-type="string">
            <text:p>-</text:p>
          </table:table-cell>
          <table:table-cell table:style-name="ce631" table:formula="of:=IF(ISBLANK([.X159]);&quot;&quot;;[.X159])" office:value-type="float" office:value="0" calcext:value-type="float">
            <text:p>0</text:p>
          </table:table-cell>
          <table:table-cell table:style-name="ce631" table:formula="of:=IF(ISBLANK([.Y159]);&quot;&quot;;[.Y159])">
            <text:p/>
          </table:table-cell>
          <table:table-cell table:style-name="ce631" table:formula="of:=IF(ISBLANK([.Z159]);&quot;&quot;;[.Z159])">
            <text:p/>
          </table:table-cell>
          <table:covered-table-cell table:style-name="ce919"/>
          <table:table-cell table:style-name="ce785"/>
          <table:table-cell table:style-name="ce685" table:number-columns-repeated="7"/>
          <table:table-cell table:style-name="ce570" table:number-columns-repeated="9"/>
          <table:table-cell table:number-columns-repeated="974"/>
          <table:table-cell table:style-name="ce570" table:number-columns-repeated="5"/>
          <table:table-cell/>
        </table:table-row>
        <table:table-row table:style-name="ro3">
          <table:table-cell table:style-name="ce565" office:value-type="string" calcext:value-type="string">
            <text:p>x</text:p>
          </table:table-cell>
          <table:table-cell table:style-name="ce627" table:formula="of:=IF(ISBLANK([$'Tableaux de signes et de variations'.B5]);0;IF(AND([.B87]=[$'Tableaux de signes et de variations'.B5];NOT(ISBLANK([$'Tableaux de signes et de variations'.B8])));1;-0.5))" office:value-type="float" office:value="0" calcext:value-type="float">
            <text:p>0</text:p>
          </table:table-cell>
          <table:table-cell table:style-name="ce678" table:formula="of:=IF(ISBLANK([$'Tableaux de signes et de variations'.C5]);0;IF(AND([.C87]=[$'Tableaux de signes et de variations'.C5];NOT(ISBLANK([$'Tableaux de signes et de variations'.C8])));1;-0.5))" office:value-type="float" office:value="0" calcext:value-type="float">
            <text:p>0</text:p>
          </table:table-cell>
          <table:table-cell table:style-name="ce678" table:formula="of:=IF(ISBLANK([$'Tableaux de signes et de variations'.D5]);0;IF(AND([.D87]=[$'Tableaux de signes et de variations'.D5];NOT(ISBLANK([$'Tableaux de signes et de variations'.D8])));1;-0.5))" office:value-type="float" office:value="0" calcext:value-type="float">
            <text:p>0</text:p>
          </table:table-cell>
          <table:table-cell table:style-name="ce678" table:formula="of:=IF(ISBLANK([$'Tableaux de signes et de variations'.E5]);0;IF(AND([.E87]=[$'Tableaux de signes et de variations'.E5];NOT(ISBLANK([$'Tableaux de signes et de variations'.E8])));1;-0.5))" office:value-type="float" office:value="0" calcext:value-type="float">
            <text:p>0</text:p>
          </table:table-cell>
          <table:table-cell table:style-name="ce678" table:formula="of:=IF(ISBLANK([$'Tableaux de signes et de variations'.F5]);0;IF(AND([.F87]=[$'Tableaux de signes et de variations'.F5];NOT(ISBLANK([$'Tableaux de signes et de variations'.F8])));1;-0.5))" office:value-type="float" office:value="0" calcext:value-type="float">
            <text:p>0</text:p>
          </table:table-cell>
          <table:table-cell table:style-name="ce678" table:formula="of:=IF(ISBLANK([$'Tableaux de signes et de variations'.G5]);0;IF(AND([.G87]=[$'Tableaux de signes et de variations'.G5];NOT(ISBLANK([$'Tableaux de signes et de variations'.G8])));1;-0.5))" office:value-type="float" office:value="0" calcext:value-type="float">
            <text:p>0</text:p>
          </table:table-cell>
          <table:table-cell table:style-name="ce678" table:formula="of:=IF(ISBLANK([$'Tableaux de signes et de variations'.H5]);0;IF(AND([.H87]=[$'Tableaux de signes et de variations'.H5];NOT(ISBLANK([$'Tableaux de signes et de variations'.H8])));1;-0.5))" office:value-type="float" office:value="0" calcext:value-type="float">
            <text:p>0</text:p>
          </table:table-cell>
          <table:table-cell table:style-name="ce678" table:formula="of:=IF(ISBLANK([$'Tableaux de signes et de variations'.I5]);0;IF(AND([.I87]=[$'Tableaux de signes et de variations'.I5];NOT(ISBLANK([$'Tableaux de signes et de variations'.I8])));1;-0.5))" office:value-type="float" office:value="0" calcext:value-type="float">
            <text:p>0</text:p>
          </table:table-cell>
          <table:table-cell table:style-name="ce678" table:formula="of:=IF(ISBLANK([$'Tableaux de signes et de variations'.J5]);0;IF(AND([.J87]=[$'Tableaux de signes et de variations'.J5];NOT(ISBLANK([$'Tableaux de signes et de variations'.J8])));1;-0.5))" office:value-type="float" office:value="0" calcext:value-type="float">
            <text:p>0</text:p>
          </table:table-cell>
          <table:table-cell table:style-name="ce678" table:formula="of:=IF(ISBLANK([$'Tableaux de signes et de variations'.K5]);0;IF(AND([.K87]=[$'Tableaux de signes et de variations'.K5];NOT(ISBLANK([$'Tableaux de signes et de variations'.K8])));1;-0.5))" office:value-type="float" office:value="0" calcext:value-type="float">
            <text:p>0</text:p>
          </table:table-cell>
          <table:table-cell table:style-name="ce778" table:formula="of:=IF(ISBLANK([$'Tableaux de signes et de variations'.L5]);0;IF(AND([.L87]=[$'Tableaux de signes et de variations'.L5];NOT(ISBLANK([$'Tableaux de signes et de variations'.L8])));1;-0.5))" office:value-type="float" office:value="0" calcext:value-type="float">
            <text:p>0</text:p>
          </table:table-cell>
          <table:table-cell table:style-name="ce833"/>
          <table:table-cell table:style-name="ce787" office:value-type="string" calcext:value-type="string" table:number-columns-spanned="2" table:number-rows-spanned="2">
            <text:p>Var de f</text:p>
          </table:table-cell>
          <table:covered-table-cell table:style-name="ce572"/>
          <table:table-cell table:style-name="ce593" table:formula="of:=IF([.Q88]=&quot;-&quot;;[.AB159];&quot;&quot;)">
            <text:p/>
          </table:table-cell>
          <table:table-cell table:style-name="ce715" table:formula="of:=IF(ISBLANK([.Q88]);&quot;&quot;;IF([.Q88]=&quot;+&quot;;&quot;k&quot;;IF([.Q88]=&quot;-&quot;;&quot;m&quot;;&quot;&quot;)))" office:value-type="string" office:string-value="k" calcext:value-type="string" table:number-columns-spanned="1" table:number-rows-spanned="2">
            <text:p>k</text:p>
          </table:table-cell>
          <table:table-cell table:style-name="ce687" table:formula="of:=IF([.Q88]=&quot;-&quot;;&quot;&quot;;IF([.Q88]=&quot;&quot;;&quot;&quot;;[.AD159]))" office:value-type="float" office:value="8" calcext:value-type="float">
            <text:p>8</text:p>
          </table:table-cell>
          <table:table-cell table:style-name="ce715" table:formula="of:=IF(ISBLANK([.S88]);&quot;&quot;;IF([.S88]=&quot;+&quot;;&quot;k&quot;;IF([.S88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687" table:formula="of:=IF([.S88]=&quot;-&quot;;&quot;&quot;;IF([.S88]=&quot;&quot;;&quot;&quot;;[.AF159]))">
            <text:p/>
          </table:table-cell>
          <table:table-cell table:style-name="ce715" table:formula="of:=IF(ISBLANK([.U88]);&quot;&quot;;IF([.U88]=&quot;+&quot;;&quot;k&quot;;IF([.U88]=&quot;-&quot;;&quot;m&quot;;&quot;&quot;)))" office:value-type="string" office:string-value="k" calcext:value-type="string" table:number-columns-spanned="1" table:number-rows-spanned="2">
            <text:p>k</text:p>
          </table:table-cell>
          <table:table-cell table:style-name="ce687" table:formula="of:=IF([.U88]=&quot;-&quot;;&quot;&quot;;IF([.U88]=&quot;&quot;;&quot;&quot;;[.AH159]))" office:value-type="float" office:value="6" calcext:value-type="float">
            <text:p>6</text:p>
          </table:table-cell>
          <table:table-cell table:style-name="ce715" table:formula="of:=IF(ISBLANK([.W88]);&quot;&quot;;IF([.W88]=&quot;+&quot;;&quot;k&quot;;IF([.W88]=&quot;-&quot;;&quot;m&quot;;&quot;&quot;)))" office:value-type="string" office:string-value="m" calcext:value-type="string" table:number-columns-spanned="1" table:number-rows-spanned="2">
            <text:p>m</text:p>
          </table:table-cell>
          <table:table-cell table:style-name="ce687" table:formula="of:=IF([.W88]=&quot;-&quot;;&quot;&quot;;IF([.W88]=&quot;&quot;;&quot;&quot;;[.AJ159]))">
            <text:p/>
          </table:table-cell>
          <table:table-cell table:style-name="ce715" table:formula="of:=IF(ISBLANK([.Y88]);&quot;&quot;;IF([.Y88]=&quot;+&quot;;&quot;k&quot;;IF([.Y88]=&quot;-&quot;;&quot;m&quot;;&quot;&quot;)))" table:number-columns-spanned="1" table:number-rows-spanned="2">
            <text:p/>
          </table:table-cell>
          <table:table-cell table:style-name="ce905" table:formula="of:=IF([.Y88]=&quot;-&quot;;&quot;&quot;;IF([.Y88]=&quot;&quot;;&quot;&quot;;[.AL159]))">
            <text:p/>
          </table:table-cell>
          <table:table-cell table:style-name="ce824"/>
          <table:table-cell table:style-name="ce739"/>
          <table:table-cell table:style-name="ce685" table:number-columns-repeated="7"/>
          <table:table-cell table:style-name="ce570" table:number-columns-repeated="4"/>
          <table:table-cell table:number-columns-repeated="979"/>
          <table:table-cell table:style-name="ce570" table:number-columns-repeated="5"/>
          <table:table-cell/>
        </table:table-row>
        <table:table-row table:style-name="ro3">
          <table:table-cell table:style-name="ce566" office:value-type="string" calcext:value-type="string">
            <text:p>Signe de<text:span text:style-name="T5"> f (x)</text:span></text:p>
          </table:table-cell>
          <table:table-cell table:style-name="ce628" table:formula="of:=IF(ISBLANK([$'Tableaux de signes et de variations'.B6]);0;IF(AND([.B88]=[$'Tableaux de signes et de variations'.B6];NOT(ISBLANK([$'Tableaux de signes et de variations'.B9])));1;-0.5))" office:value-type="float" office:value="0" calcext:value-type="float">
            <text:p>0</text:p>
          </table:table-cell>
          <table:table-cell table:style-name="ce680" table:formula="of:=IF(ISBLANK([$'Tableaux de signes et de variations'.C6]);0;IF(AND([.C88]=[$'Tableaux de signes et de variations'.C6];NOT(ISBLANK([$'Tableaux de signes et de variations'.C9])));1;-0.5))" office:value-type="float" office:value="0" calcext:value-type="float">
            <text:p>0</text:p>
          </table:table-cell>
          <table:table-cell table:style-name="ce680" table:formula="of:=IF(ISBLANK([$'Tableaux de signes et de variations'.D6]);0;IF(AND([.D88]=[$'Tableaux de signes et de variations'.D6];NOT(ISBLANK([$'Tableaux de signes et de variations'.D9])));1;-0.5))" office:value-type="float" office:value="0" calcext:value-type="float">
            <text:p>0</text:p>
          </table:table-cell>
          <table:table-cell table:style-name="ce680" table:formula="of:=IF(ISBLANK([$'Tableaux de signes et de variations'.E6]);0;IF(AND([.E88]=[$'Tableaux de signes et de variations'.E6];NOT(ISBLANK([$'Tableaux de signes et de variations'.E9])));1;-0.5))" office:value-type="float" office:value="0" calcext:value-type="float">
            <text:p>0</text:p>
          </table:table-cell>
          <table:table-cell table:style-name="ce680" table:formula="of:=IF(ISBLANK([$'Tableaux de signes et de variations'.F6]);0;IF(AND([.F88]=[$'Tableaux de signes et de variations'.F6];NOT(ISBLANK([$'Tableaux de signes et de variations'.F9])));1;-0.5))" office:value-type="float" office:value="0" calcext:value-type="float">
            <text:p>0</text:p>
          </table:table-cell>
          <table:table-cell table:style-name="ce680" table:formula="of:=IF(ISBLANK([$'Tableaux de signes et de variations'.G6]);0;IF(AND([.G88]=[$'Tableaux de signes et de variations'.G6];NOT(ISBLANK([$'Tableaux de signes et de variations'.G9])));1;-0.5))" office:value-type="float" office:value="0" calcext:value-type="float">
            <text:p>0</text:p>
          </table:table-cell>
          <table:table-cell table:style-name="ce680" table:formula="of:=IF(ISBLANK([$'Tableaux de signes et de variations'.H6]);0;IF(AND([.H88]=[$'Tableaux de signes et de variations'.H6];NOT(ISBLANK([$'Tableaux de signes et de variations'.H9])));1;-0.5))" office:value-type="float" office:value="0" calcext:value-type="float">
            <text:p>0</text:p>
          </table:table-cell>
          <table:table-cell table:style-name="ce680" table:formula="of:=IF(ISBLANK([$'Tableaux de signes et de variations'.I6]);0;IF(AND([.I88]=[$'Tableaux de signes et de variations'.I6];NOT(ISBLANK([$'Tableaux de signes et de variations'.I9])));1;-0.5))" office:value-type="float" office:value="0" calcext:value-type="float">
            <text:p>0</text:p>
          </table:table-cell>
          <table:table-cell table:style-name="ce680" table:formula="of:=IF(ISBLANK([$'Tableaux de signes et de variations'.J6]);0;IF(AND([.J88]=[$'Tableaux de signes et de variations'.J6];NOT(ISBLANK([$'Tableaux de signes et de variations'.J9])));1;-0.5))" office:value-type="float" office:value="0" calcext:value-type="float">
            <text:p>0</text:p>
          </table:table-cell>
          <table:table-cell table:style-name="ce680" table:formula="of:=IF(ISBLANK([$'Tableaux de signes et de variations'.K6]);0;IF(AND([.K88]=[$'Tableaux de signes et de variations'.K6];NOT(ISBLANK([$'Tableaux de signes et de variations'.K9])));1;-0.5))" office:value-type="float" office:value="0" calcext:value-type="float">
            <text:p>0</text:p>
          </table:table-cell>
          <table:table-cell table:style-name="ce781" table:formula="of:=IF(ISBLANK([$'Tableaux de signes et de variations'.L6]);0;IF(AND([.L88]=[$'Tableaux de signes et de variations'.L6];NOT(ISBLANK([$'Tableaux de signes et de variations'.L9])));1;-0.5))" office:value-type="float" office:value="0" calcext:value-type="float">
            <text:p>0</text:p>
          </table:table-cell>
          <table:table-cell table:style-name="ce785"/>
          <table:covered-table-cell table:style-name="ce629"/>
          <table:covered-table-cell table:style-name="ce812"/>
          <table:table-cell table:style-name="ce595" table:formula="of:=IF([.Q88]=&quot;-&quot;;&quot;&quot;;[.AB159])" office:value-type="float" office:value="-8" calcext:value-type="float">
            <text:p>-8</text:p>
          </table:table-cell>
          <table:covered-table-cell table:style-name="ce717"/>
          <table:table-cell table:style-name="ce651" table:formula="of:=IF([.Q88]=&quot;-&quot;;IF([.Q88]=&quot;&quot;;&quot;&quot;;[.AD159]);&quot;&quot;)">
            <text:p/>
          </table:table-cell>
          <table:covered-table-cell table:style-name="ce717"/>
          <table:table-cell table:style-name="ce651" table:formula="of:=IF([.S88]=&quot;-&quot;;IF([.S88]=&quot;&quot;;&quot;&quot;;[.AF159]);&quot;&quot;)" office:value-type="float" office:value="-8" calcext:value-type="float">
            <text:p>-8</text:p>
          </table:table-cell>
          <table:covered-table-cell table:style-name="ce717"/>
          <table:table-cell table:style-name="ce651" table:formula="of:=IF([.U88]=&quot;-&quot;;IF([.U88]=&quot;&quot;;&quot;&quot;;[.AH159]);&quot;&quot;)">
            <text:p/>
          </table:table-cell>
          <table:covered-table-cell table:style-name="ce717"/>
          <table:table-cell table:style-name="ce651" table:formula="of:=IF([.W88]=&quot;-&quot;;IF([.W88]=&quot;&quot;;&quot;&quot;;[.AJ159]);&quot;&quot;)" office:value-type="float" office:value="-8" calcext:value-type="float">
            <text:p>-8</text:p>
          </table:table-cell>
          <table:covered-table-cell table:style-name="ce717"/>
          <table:table-cell table:style-name="ce906" table:formula="of:=IF([.Y88]=&quot;-&quot;;IF([.Y88]=&quot;&quot;;&quot;&quot;;[.AL159]);&quot;&quot;)">
            <text:p/>
          </table:table-cell>
          <table:table-cell table:style-name="ce824"/>
          <table:table-cell table:style-name="ce833"/>
          <table:table-cell table:style-name="ce685" table:number-columns-repeated="5"/>
          <table:table-cell table:style-name="ce785"/>
          <table:table-cell table:style-name="ce685"/>
          <table:table-cell table:style-name="ce570" table:number-columns-repeated="4"/>
          <table:table-cell table:number-columns-repeated="18"/>
          <table:table-cell table:style-name="ce570" table:number-columns-repeated="10"/>
          <table:table-cell/>
          <table:table-cell table:style-name="ce570" table:number-columns-repeated="8"/>
          <table:table-cell table:number-columns-repeated="947"/>
          <table:table-cell table:style-name="ce551"/>
        </table:table-row>
        <table:table-row table:style-name="ro3">
          <table:table-cell table:style-name="ce567" office:value-type="string" calcext:value-type="string">
            <text:p>Points</text:p>
          </table:table-cell>
          <table:table-cell table:style-name="ce567" office:value-type="string" calcext:value-type="string">
            <text:p>Nombres</text:p>
          </table:table-cell>
          <table:table-cell table:style-name="ce567" office:value-type="string" calcext:value-type="string">
            <text:p>+</text:p>
          </table:table-cell>
          <table:table-cell table:style-name="ce567" office:value-type="string" calcext:value-type="string">
            <text:p>-</text:p>
          </table:table-cell>
          <table:table-cell table:style-name="ce567" office:value-type="string" calcext:value-type="string">
            <text:p>k</text:p>
          </table:table-cell>
          <table:table-cell table:style-name="ce567" office:value-type="string" calcext:value-type="string">
            <text:p>m</text:p>
          </table:table-cell>
          <table:table-cell table:style-name="ce567" office:value-type="string" calcext:value-type="string">
            <text:p>Total</text:p>
          </table:table-cell>
          <table:table-cell table:style-name="ce567" office:value-type="string" calcext:value-type="string">
            <text:p>Points</text:p>
          </table:table-cell>
          <table:table-cell table:style-name="ce570" table:number-columns-repeated="5"/>
          <table:table-cell table:style-name="ce838" office:value-type="string" calcext:value-type="string" table:number-columns-spanned="2" table:number-rows-spanned="1">
            <text:p>x</text:p>
          </table:table-cell>
          <table:covered-table-cell table:style-name="ce813"/>
          <table:table-cell table:style-name="ce818" table:formula="of:=IF(ISBLANK([$'Tableaux de signes et de variations'.B16]);0;IF(AND([.P87]=[$'Tableaux de signes et de variations'.B16];NOT(ISBLANK([$'Tableaux de signes et de variations'.B21])));1;-0.5))" office:value-type="float" office:value="0" calcext:value-type="float">
            <text:p>0</text:p>
          </table:table-cell>
          <table:table-cell table:style-name="ce854" table:formula="of:=IF(ISBLANK([$'Tableaux de signes et de variations'.C16]);0;IF(AND([.Q87]=[$'Tableaux de signes et de variations'.C16];NOT(ISBLANK([$'Tableaux de signes et de variations'.C21])));1;-0.5))" office:value-type="float" office:value="0" calcext:value-type="float">
            <text:p>0</text:p>
          </table:table-cell>
          <table:table-cell table:style-name="ce854" table:formula="of:=IF(ISBLANK([$'Tableaux de signes et de variations'.D16]);0;IF(AND([.R87]=[$'Tableaux de signes et de variations'.D16];NOT(ISBLANK([$'Tableaux de signes et de variations'.D21])));1;-0.5))" office:value-type="float" office:value="0" calcext:value-type="float">
            <text:p>0</text:p>
          </table:table-cell>
          <table:table-cell table:style-name="ce854" table:formula="of:=IF(ISBLANK([$'Tableaux de signes et de variations'.E16]);0;IF(AND([.S87]=[$'Tableaux de signes et de variations'.E16];NOT(ISBLANK([$'Tableaux de signes et de variations'.E21])));1;-0.5))" office:value-type="float" office:value="0" calcext:value-type="float">
            <text:p>0</text:p>
          </table:table-cell>
          <table:table-cell table:style-name="ce854" table:formula="of:=IF(ISBLANK([$'Tableaux de signes et de variations'.F16]);0;IF(AND([.T87]=[$'Tableaux de signes et de variations'.F16];NOT(ISBLANK([$'Tableaux de signes et de variations'.F21])));1;-0.5))" office:value-type="float" office:value="0" calcext:value-type="float">
            <text:p>0</text:p>
          </table:table-cell>
          <table:table-cell table:style-name="ce854" table:formula="of:=IF(ISBLANK([$'Tableaux de signes et de variations'.G16]);0;IF(AND([.U87]=[$'Tableaux de signes et de variations'.G16];NOT(ISBLANK([$'Tableaux de signes et de variations'.G21])));1;-0.5))" office:value-type="float" office:value="0" calcext:value-type="float">
            <text:p>0</text:p>
          </table:table-cell>
          <table:table-cell table:style-name="ce854" table:formula="of:=IF(ISBLANK([$'Tableaux de signes et de variations'.H16]);0;IF(AND([.V87]=[$'Tableaux de signes et de variations'.H16];NOT(ISBLANK([$'Tableaux de signes et de variations'.H21])));1;-0.5))" office:value-type="float" office:value="0" calcext:value-type="float">
            <text:p>0</text:p>
          </table:table-cell>
          <table:table-cell table:style-name="ce854" table:formula="of:=IF(ISBLANK([$'Tableaux de signes et de variations'.I16]);0;IF(AND([.W87]=[$'Tableaux de signes et de variations'.I16];NOT(ISBLANK([$'Tableaux de signes et de variations'.I21])));1;-0.5))" office:value-type="float" office:value="0" calcext:value-type="float">
            <text:p>0</text:p>
          </table:table-cell>
          <table:table-cell table:style-name="ce854" table:formula="of:=IF(ISBLANK([$'Tableaux de signes et de variations'.J16]);0;IF(AND([.X87]=[$'Tableaux de signes et de variations'.J16];NOT(ISBLANK([$'Tableaux de signes et de variations'.J21])));1;-0.5))" office:value-type="float" office:value="0" calcext:value-type="float">
            <text:p>0</text:p>
          </table:table-cell>
          <table:table-cell table:style-name="ce854" table:formula="of:=IF(ISBLANK([$'Tableaux de signes et de variations'.K16]);0;IF(AND([.Y87]=[$'Tableaux de signes et de variations'.K16];NOT(ISBLANK([$'Tableaux de signes et de variations'.K21])));1;-0.5))" office:value-type="float" office:value="0" calcext:value-type="float">
            <text:p>0</text:p>
          </table:table-cell>
          <table:table-cell table:style-name="ce908" table:formula="of:=IF(ISBLANK([$'Tableaux de signes et de variations'.L16]);0;IF(AND([.Z87]=[$'Tableaux de signes et de variations'.L16];NOT(ISBLANK([$'Tableaux de signes et de variations'.L21])));1;-0.5))" office:value-type="float" office:value="0" calcext:value-type="float">
            <text:p>0</text:p>
          </table:table-cell>
          <table:table-cell table:style-name="ce920" table:number-columns-spanned="1" table:number-rows-spanned="2"/>
          <table:table-cell table:style-name="ce833"/>
          <table:table-cell table:style-name="ce685" table:number-columns-repeated="4"/>
          <table:table-cell table:style-name="ce924"/>
          <table:table-cell table:style-name="ce685" table:number-columns-repeated="2"/>
          <table:table-cell table:style-name="ce570" table:number-columns-repeated="4"/>
          <table:table-cell table:number-columns-repeated="984"/>
          <table:table-cell table:style-name="ce551"/>
        </table:table-row>
        <table:table-row table:style-name="ro3">
          <table:table-cell table:style-name="ce545" office:value-type="string" calcext:value-type="string">
            <text:p>x</text:p>
          </table:table-cell>
          <table:table-cell table:style-name="ce535" table:formula="of:=COUNT([.$B$87:.$L$87])" office:value-type="float" office:value="6" calcext:value-type="float">
            <text:p>6</text:p>
          </table:table-cell>
          <table:table-cell table:style-name="ce535" table:number-columns-repeated="4"/>
          <table:table-cell table:style-name="ce535" table:formula="of:=SUM([.B92:.F92])" office:value-type="float" office:value="6" calcext:value-type="float">
            <text:p>6</text:p>
          </table:table-cell>
          <table:table-cell table:style-name="ce535" table:formula="of:=SUM([.$B$89:.$L$89])" office:value-type="float" office:value="0" calcext:value-type="float">
            <text:p>0</text:p>
          </table:table-cell>
          <table:table-cell table:style-name="ce570" table:number-columns-repeated="5"/>
          <table:table-cell table:style-name="ce839" office:value-type="string" calcext:value-type="string" table:number-columns-spanned="2" table:number-rows-spanned="1">
            <text:p>Signe de f '(x)</text:p>
          </table:table-cell>
          <table:covered-table-cell table:style-name="ce839"/>
          <table:table-cell table:style-name="ce818" table:formula="of:=IF(ISBLANK([$'Tableaux de signes et de variations'.B17]);0;IF(AND([.P88]=[$'Tableaux de signes et de variations'.SB17];NOT(ISBLANK([$'Tableaux de signes et de variations'.B22])));1;-0.5))" office:value-type="float" office:value="0" calcext:value-type="float">
            <text:p>0</text:p>
          </table:table-cell>
          <table:table-cell table:style-name="ce854" table:formula="of:=IF(ISBLANK([$'Tableaux de signes et de variations'.C17]);0;IF(AND([.Q88]=[$'Tableaux de signes et de variations'.C17];NOT(ISBLANK([$'Tableaux de signes et de variations'.C22])));1;-0.5))" office:value-type="float" office:value="0" calcext:value-type="float">
            <text:p>0</text:p>
          </table:table-cell>
          <table:table-cell table:style-name="ce854" table:formula="of:=IF(ISBLANK([$'Tableaux de signes et de variations'.D17]);0;IF(AND([.R88]=[$'Tableaux de signes et de variations'.D17];NOT(ISBLANK([$'Tableaux de signes et de variations'.D22])));1;-0.5))" office:value-type="float" office:value="0" calcext:value-type="float">
            <text:p>0</text:p>
          </table:table-cell>
          <table:table-cell table:style-name="ce854" table:formula="of:=IF(ISBLANK([$'Tableaux de signes et de variations'.E17]);0;IF(AND([.S88]=[$'Tableaux de signes et de variations'.E17];NOT(ISBLANK([$'Tableaux de signes et de variations'.E22])));1;-0.5))" office:value-type="float" office:value="0" calcext:value-type="float">
            <text:p>0</text:p>
          </table:table-cell>
          <table:table-cell table:style-name="ce854" table:formula="of:=IF(ISBLANK([$'Tableaux de signes et de variations'.F17]);0;IF(AND([.T88]=[$'Tableaux de signes et de variations'.F17];NOT(ISBLANK([$'Tableaux de signes et de variations'.F22])));1;-0.5))" office:value-type="float" office:value="0" calcext:value-type="float">
            <text:p>0</text:p>
          </table:table-cell>
          <table:table-cell table:style-name="ce854" table:formula="of:=IF(ISBLANK([$'Tableaux de signes et de variations'.G17]);0;IF(AND([.U88]=[$'Tableaux de signes et de variations'.G17];NOT(ISBLANK([$'Tableaux de signes et de variations'.G22])));1;-0.5))" office:value-type="float" office:value="0" calcext:value-type="float">
            <text:p>0</text:p>
          </table:table-cell>
          <table:table-cell table:style-name="ce854" table:formula="of:=IF(ISBLANK([$'Tableaux de signes et de variations'.H17]);0;IF(AND([.V88]=[$'Tableaux de signes et de variations'.H17];NOT(ISBLANK([$'Tableaux de signes et de variations'.H22])));1;-0.5))" office:value-type="float" office:value="0" calcext:value-type="float">
            <text:p>0</text:p>
          </table:table-cell>
          <table:table-cell table:style-name="ce854" table:formula="of:=IF(ISBLANK([$'Tableaux de signes et de variations'.I17]);0;IF(AND([.W88]=[$'Tableaux de signes et de variations'.I17];NOT(ISBLANK([$'Tableaux de signes et de variations'.I22])));1;-0.5))" office:value-type="float" office:value="0" calcext:value-type="float">
            <text:p>0</text:p>
          </table:table-cell>
          <table:table-cell table:style-name="ce854" table:formula="of:=IF(ISBLANK([$'Tableaux de signes et de variations'.J17]);0;IF(AND([.X88]=[$'Tableaux de signes et de variations'.J17];NOT(ISBLANK([$'Tableaux de signes et de variations'.J22])));1;-0.5))" office:value-type="float" office:value="0" calcext:value-type="float">
            <text:p>0</text:p>
          </table:table-cell>
          <table:table-cell table:style-name="ce854" table:formula="of:=IF(ISBLANK([$'Tableaux de signes et de variations'.K17]);0;IF(AND([.Y88]=[$'Tableaux de signes et de variations'.K17];NOT(ISBLANK([$'Tableaux de signes et de variations'.K22])));1;-0.5))" office:value-type="float" office:value="0" calcext:value-type="float">
            <text:p>0</text:p>
          </table:table-cell>
          <table:table-cell table:style-name="ce908" table:formula="of:=IF(ISBLANK([$'Tableaux de signes et de variations'.L17]);0;IF(AND([.Z88]=[$'Tableaux de signes et de variations'.L17];NOT(ISBLANK([$'Tableaux de signes et de variations'.L22])));1;-0.5))" office:value-type="float" office:value="0" calcext:value-type="float">
            <text:p>0</text:p>
          </table:table-cell>
          <table:covered-table-cell table:style-name="ce919"/>
          <table:table-cell table:style-name="ce682" table:number-columns-repeated="6"/>
          <table:table-cell table:style-name="ce685" table:number-columns-repeated="2"/>
          <table:table-cell table:style-name="ce570" table:number-columns-repeated="4"/>
          <table:table-cell table:number-columns-repeated="984"/>
          <table:table-cell table:style-name="ce551"/>
        </table:table-row>
        <table:table-row table:style-name="ro3">
          <table:table-cell table:style-name="ce537" office:value-type="string" calcext:value-type="string">
            <text:p>Signe de<text:span text:style-name="T5"> f (x)</text:span></text:p>
          </table:table-cell>
          <table:table-cell table:style-name="ce629" table:formula="of:=COUNT([.$B$88:.$L$88])" office:value-type="float" office:value="4" calcext:value-type="float">
            <text:p>4</text:p>
          </table:table-cell>
          <table:table-cell table:style-name="ce629" table:formula="of:=COUNTIF([.$B$88:.$L$88];&quot;+&quot;)" office:value-type="float" office:value="2" calcext:value-type="float">
            <text:p>2</text:p>
          </table:table-cell>
          <table:table-cell table:style-name="ce629" table:formula="of:=COUNTIF([.$B$88:.$L$88];&quot;-&quot;)" office:value-type="float" office:value="3" calcext:value-type="float">
            <text:p>3</text:p>
          </table:table-cell>
          <table:table-cell table:style-name="ce629" table:number-columns-repeated="2"/>
          <table:table-cell table:style-name="ce535" table:formula="of:=SUM([.B93:.F93])" office:value-type="float" office:value="9" calcext:value-type="float">
            <text:p>9</text:p>
          </table:table-cell>
          <table:table-cell table:style-name="ce535" table:formula="of:=SUM([.$B$90:.$L$90])" office:value-type="float" office:value="0" calcext:value-type="float">
            <text:p>0</text:p>
          </table:table-cell>
          <table:table-cell table:style-name="ce570" table:number-columns-repeated="5"/>
          <table:table-cell table:style-name="ce792" office:value-type="string" calcext:value-type="string" table:number-columns-spanned="2" table:number-rows-spanned="2">
            <text:p>Var de f</text:p>
          </table:table-cell>
          <table:covered-table-cell table:style-name="ce838"/>
          <table:table-cell table:style-name="ce826" table:formula="of:=IF(ISBLANK([$'Tableaux de signes et de variations'.B18]);0;IF(AND(ISBLANK([$'Tableaux de signes et de variations'.B19]);[$'Tableaux de signes et de variations'.B18]=[.P89]);1;-0.5))" office:value-type="float" office:value="0" calcext:value-type="float">
            <text:p>0</text:p>
          </table:table-cell>
          <table:table-cell table:style-name="ce855" table:formula="of:=IF(ISBLANK([$'Tableaux de signes et de variations'.C18]);0;IF(AND([.Q89]=[$'Tableaux de signes et de variations'.C18];NOT(ISBLANK([$'Tableaux de signes et de variations'.C23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D18]);0;IF(AND(ISBLANK([$'Tableaux de signes et de variations'.D19]);[$'Tableaux de signes et de variations'.D18]=[.R89]);1;-0.5))" office:value-type="float" office:value="0" calcext:value-type="float">
            <text:p>0</text:p>
          </table:table-cell>
          <table:table-cell table:style-name="ce855" table:formula="of:=IF(ISBLANK([$'Tableaux de signes et de variations'.E18]);0;IF(AND([.S89]=[$'Tableaux de signes et de variations'.E18];NOT(ISBLANK([$'Tableaux de signes et de variations'.E23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F18]);0;IF(AND(ISBLANK([$'Tableaux de signes et de variations'.F19]);[$'Tableaux de signes et de variations'.F18]=[.T89]);1;-0.5))" office:value-type="float" office:value="0" calcext:value-type="float">
            <text:p>0</text:p>
          </table:table-cell>
          <table:table-cell table:style-name="ce855" table:formula="of:=IF(ISBLANK([$'Tableaux de signes et de variations'.G18]);0;IF(AND([.U89]=[$'Tableaux de signes et de variations'.G18];NOT(ISBLANK([$'Tableaux de signes et de variations'.G23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H18]);0;IF(AND(ISBLANK([$'Tableaux de signes et de variations'.H19]);[$'Tableaux de signes et de variations'.H18]=[.V89]);1;-0.5))" office:value-type="float" office:value="0" calcext:value-type="float">
            <text:p>0</text:p>
          </table:table-cell>
          <table:table-cell table:style-name="ce855" table:formula="of:=IF(ISBLANK([$'Tableaux de signes et de variations'.I18]);0;IF(AND([.W89]=[$'Tableaux de signes et de variations'.I18];NOT(ISBLANK([$'Tableaux de signes et de variations'.I23])));1;-0.5))" office:value-type="float" office:value="0" calcext:value-type="float" table:number-columns-spanned="1" table:number-rows-spanned="2">
            <text:p>0</text:p>
          </table:table-cell>
          <table:table-cell table:style-name="ce865" table:formula="of:=IF(ISBLANK([$'Tableaux de signes et de variations'.J18]);0;IF(AND(ISBLANK([$'Tableaux de signes et de variations'.J19]);[$'Tableaux de signes et de variations'.J18]=[.X89]);1;-0.5))" office:value-type="float" office:value="0" calcext:value-type="float">
            <text:p>0</text:p>
          </table:table-cell>
          <table:table-cell table:style-name="ce855" table:formula="of:=IF(ISBLANK([$'Tableaux de signes et de variations'.K18]);0;IF(AND([.Y89]=[$'Tableaux de signes et de variations'.K18];NOT(ISBLANK([$'Tableaux de signes et de variations'.K23])));1;-0.5))" office:value-type="float" office:value="0" calcext:value-type="float" table:number-columns-spanned="1" table:number-rows-spanned="2">
            <text:p>0</text:p>
          </table:table-cell>
          <table:table-cell table:style-name="ce910" table:formula="of:=IF(ISBLANK([$'Tableaux de signes et de variations'.L18]);0;IF(AND(ISBLANK([$'Tableaux de signes et de variations'.L19]);[$'Tableaux de signes et de variations'.L18]=[.Z89]);1;-0.5))" office:value-type="float" office:value="0" calcext:value-type="float">
            <text:p>0</text:p>
          </table:table-cell>
          <table:table-cell table:style-name="ce570" table:number-columns-repeated="10"/>
          <table:table-cell table:number-columns-repeated="20"/>
          <table:table-cell table:style-name="ce570" table:number-columns-repeated="13"/>
          <table:table-cell table:style-name="ce683"/>
          <table:table-cell table:style-name="ce570" table:number-columns-repeated="21"/>
          <table:table-cell/>
          <table:table-cell table:style-name="ce570" table:number-columns-repeated="52"/>
          <table:table-cell table:number-columns-repeated="880"/>
        </table:table-row>
        <table:table-row table:style-name="ro3">
          <table:table-cell table:style-name="ce545" office:value-type="string" calcext:value-type="string">
            <text:p>x</text:p>
          </table:table-cell>
          <table:table-cell table:style-name="ce535" table:formula="of:=COUNT([.$P$87:.$Z$87])" office:value-type="float" office:value="5" calcext:value-type="float">
            <text:p>5</text:p>
          </table:table-cell>
          <table:table-cell table:style-name="ce535" table:number-columns-repeated="4"/>
          <table:table-cell table:style-name="ce535" table:formula="of:=SUM([.B94:.F94])" office:value-type="float" office:value="5" calcext:value-type="float">
            <text:p>5</text:p>
          </table:table-cell>
          <table:table-cell table:style-name="ce535" table:formula="of:=SUM([.$P$91:.$Z$91])" office:value-type="float" office:value="0" calcext:value-type="float">
            <text:p>0</text:p>
          </table:table-cell>
          <table:table-cell table:style-name="ce581" table:number-columns-repeated="5"/>
          <table:covered-table-cell table:style-name="ce793"/>
          <table:covered-table-cell table:style-name="ce814"/>
          <table:table-cell table:style-name="ce827" table:formula="of:=IF(ISBLANK([$'Tableaux de signes et de variations'.B19]);0;IF(AND(ISBLANK([$'Tableaux de signes et de variations'.B18]);[$'Tableaux de signes et de variations'.B19]=[.P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D19]);0;IF(AND(ISBLANK([$'Tableaux de signes et de variations'.D18]);[$'Tableaux de signes et de variations'.D19]=[.R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F19]);0;IF(AND(ISBLANK([$'Tableaux de signes et de variations'.F18]);[$'Tableaux de signes et de variations'.F19]=[.T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H19]);0;IF(AND(ISBLANK([$'Tableaux de signes et de variations'.H18]);[$'Tableaux de signes et de variations'.H19]=[.V90]);1;-0.5))" office:value-type="float" office:value="0" calcext:value-type="float">
            <text:p>0</text:p>
          </table:table-cell>
          <table:covered-table-cell table:style-name="ce856"/>
          <table:table-cell table:style-name="ce866" table:formula="of:=IF(ISBLANK([$'Tableaux de signes et de variations'.J19]);0;IF(AND(ISBLANK([$'Tableaux de signes et de variations'.J18]);[$'Tableaux de signes et de variations'.J19]=[.X90]);1;-0.5))" office:value-type="float" office:value="0" calcext:value-type="float">
            <text:p>0</text:p>
          </table:table-cell>
          <table:covered-table-cell table:style-name="ce856"/>
          <table:table-cell table:style-name="ce912" table:formula="of:=IF(ISBLANK([$'Tableaux de signes et de variations'.L19]);0;IF(AND(ISBLANK([$'Tableaux de signes et de variations'.L18]);[$'Tableaux de signes et de variations'.L19]=[.Z90]);1;-0.5))" office:value-type="float" office:value="0" calcext:value-type="float">
            <text:p>0</text:p>
          </table:table-cell>
          <table:table-cell table:style-name="ce581" table:number-columns-repeated="5"/>
          <table:table-cell table:number-columns-repeated="38"/>
          <table:table-cell table:style-name="ce682"/>
          <table:table-cell table:number-columns-repeated="22"/>
          <table:table-cell table:style-name="ce570" table:number-columns-repeated="52"/>
          <table:table-cell table:number-columns-repeated="879"/>
          <table:table-cell table:style-name="ce581"/>
        </table:table-row>
        <table:table-row table:style-name="ro3">
          <table:table-cell table:style-name="ce572" office:value-type="string" calcext:value-type="string">
            <text:p>Signe de f '(x)</text:p>
          </table:table-cell>
          <table:table-cell table:style-name="ce629" table:formula="of:=COUNT([.$P$88:.$Z$88])" office:value-type="float" office:value="5" calcext:value-type="float">
            <text:p>5</text:p>
          </table:table-cell>
          <table:table-cell table:style-name="ce629" table:formula="of:=COUNTIF([.$P$88:.$Z$88];&quot;+&quot;)" office:value-type="float" office:value="2" calcext:value-type="float">
            <text:p>2</text:p>
          </table:table-cell>
          <table:table-cell table:style-name="ce629" table:formula="of:=COUNTIF([.$P$88:.$Z$88];&quot;-&quot;)" office:value-type="float" office:value="2" calcext:value-type="float">
            <text:p>2</text:p>
          </table:table-cell>
          <table:table-cell table:style-name="ce629" table:number-columns-repeated="2"/>
          <table:table-cell table:style-name="ce592" table:formula="of:=IF([$'Tableaux de signes et de variations'.$BA$4];SUM([.B95:.F95]);0)" office:value-type="float" office:value="0" calcext:value-type="float">
            <text:p>0</text:p>
          </table:table-cell>
          <table:table-cell table:style-name="ce535" table:formula="of:=IF([$'Tableaux de signes et de variations'.$BA$4];SUM([.$P$92:.$Z$92]);0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17"/>
          <table:table-cell table:number-columns-repeated="38"/>
          <table:table-cell table:style-name="ce682"/>
          <table:table-cell table:number-columns-repeated="22"/>
          <table:table-cell table:style-name="ce570" table:number-columns-repeated="52"/>
          <table:table-cell table:number-columns-repeated="879"/>
          <table:table-cell table:style-name="ce581"/>
        </table:table-row>
        <table:table-row table:style-name="ro3">
          <table:table-cell table:style-name="ce572" office:value-type="string" calcext:value-type="string">
            <text:p>Var de <text:span text:style-name="T31">f</text:span></text:p>
          </table:table-cell>
          <table:table-cell table:style-name="ce629" table:formula="of:=COUNT([.$P$89:.$Z$90])" office:value-type="float" office:value="5" calcext:value-type="float">
            <text:p>5</text:p>
          </table:table-cell>
          <table:table-cell table:style-name="ce629"/>
          <table:table-cell table:style-name="ce535"/>
          <table:table-cell table:style-name="ce535" table:formula="of:=COUNTIF([.$P$89:.$Z$90];&quot;k&quot;)" office:value-type="float" office:value="2" calcext:value-type="float">
            <text:p>2</text:p>
          </table:table-cell>
          <table:table-cell table:style-name="ce731" table:formula="of:=COUNTIF([.$P$89:.$Z$90];&quot;m&quot;)" office:value-type="float" office:value="2" calcext:value-type="float">
            <text:p>2</text:p>
          </table:table-cell>
          <table:table-cell table:style-name="ce535" table:formula="of:=SUM([.B96:.F96])" office:value-type="float" office:value="9" calcext:value-type="float">
            <text:p>9</text:p>
          </table:table-cell>
          <table:table-cell table:style-name="ce535" table:formula="of:=SUM([.$P$93:.$Z$94])" office:value-type="float" office:value="0" calcext:value-type="float">
            <text:p>0</text:p>
          </table:table-cell>
          <table:table-cell table:style-name="ce581" table:number-columns-repeated="5"/>
          <table:table-cell table:style-name="ce795"/>
          <table:table-cell table:style-name="ce581" table:number-columns-repeated="17"/>
          <table:table-cell table:number-columns-repeated="38"/>
          <table:table-cell table:style-name="ce682"/>
          <table:table-cell table:number-columns-repeated="22"/>
          <table:table-cell table:style-name="ce570" table:number-columns-repeated="52"/>
          <table:table-cell table:number-columns-repeated="879"/>
          <table:table-cell table:style-name="ce581"/>
        </table:table-row>
        <table:table-row table:style-name="ro3">
          <table:table-cell table:style-name="ce581" table:number-columns-repeated="6"/>
          <table:table-cell table:style-name="ce748" table:formula="of:=IF(SUM([.G92:.G96])&lt;0;0;SUM([.G92:.G96]))" office:value-type="float" office:value="29" calcext:value-type="float">
            <text:p>29</text:p>
          </table:table-cell>
          <table:table-cell table:style-name="ce748" table:formula="of:=IF(SUM([.H92:.H96])&lt;0;0;SUM([.H92:.H96]))" office:value-type="float" office:value="0" calcext:value-type="float">
            <text:p>0</text:p>
          </table:table-cell>
          <table:table-cell table:style-name="ce581" table:number-columns-repeated="23"/>
          <table:table-cell table:number-columns-repeated="38"/>
          <table:table-cell table:style-name="ce682"/>
          <table:table-cell table:number-columns-repeated="22"/>
          <table:table-cell table:style-name="ce570" table:number-columns-repeated="52"/>
          <table:table-cell table:number-columns-repeated="879"/>
          <table:table-cell table:style-name="ce581"/>
        </table:table-row>
        <table:table-row table:style-name="ro3">
          <table:table-cell table:style-name="ce583"/>
          <table:table-cell table:style-name="ce631" table:number-columns-repeated="2"/>
          <table:table-cell table:style-name="ce570" table:number-columns-repeated="34"/>
          <table:table-cell/>
          <table:table-cell table:style-name="ce570" table:number-columns-repeated="21"/>
          <table:table-cell table:style-name="ce945" table:number-columns-repeated="34"/>
          <table:table-cell table:style-name="ce570" table:number-columns-repeated="32"/>
          <table:table-cell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8"/>
          <table:table-cell/>
        </table:table-row>
        <table:table-row table:style-name="ro3">
          <table:table-cell table:style-name="ce570" table:number-columns-repeated="3"/>
          <table:table-cell table:style-name="ce571" office:value-type="string" calcext:value-type="string">
            <text:p>D</text:p>
          </table:table-cell>
          <table:table-cell table:style-name="ce571" office:value-type="string" calcext:value-type="string">
            <text:p>E</text:p>
          </table:table-cell>
          <table:table-cell table:style-name="ce571" office:value-type="string" calcext:value-type="string">
            <text:p>F</text:p>
          </table:table-cell>
          <table:table-cell table:style-name="ce571" office:value-type="string" calcext:value-type="string">
            <text:p>G</text:p>
          </table:table-cell>
          <table:table-cell table:style-name="ce571" office:value-type="string" calcext:value-type="string">
            <text:p>H</text:p>
          </table:table-cell>
          <table:table-cell table:style-name="ce571" office:value-type="string" calcext:value-type="string">
            <text:p>I</text:p>
          </table:table-cell>
          <table:table-cell table:style-name="ce571" office:value-type="string" calcext:value-type="string">
            <text:p>J</text:p>
          </table:table-cell>
          <table:table-cell table:style-name="ce571" office:value-type="string" calcext:value-type="string">
            <text:p>K</text:p>
          </table:table-cell>
          <table:table-cell table:style-name="ce571" office:value-type="string" calcext:value-type="string">
            <text:p>L</text:p>
          </table:table-cell>
          <table:table-cell table:style-name="ce571" office:value-type="string" calcext:value-type="string">
            <text:p>M</text:p>
          </table:table-cell>
          <table:table-cell table:style-name="ce571" office:value-type="string" calcext:value-type="string">
            <text:p>N</text:p>
          </table:table-cell>
          <table:table-cell table:style-name="ce571" office:value-type="string" calcext:value-type="string">
            <text:p>O</text:p>
          </table:table-cell>
          <table:table-cell table:style-name="ce571" office:value-type="string" calcext:value-type="string">
            <text:p>P</text:p>
          </table:table-cell>
          <table:table-cell table:style-name="ce571" office:value-type="string" calcext:value-type="string">
            <text:p>Q</text:p>
          </table:table-cell>
          <table:table-cell table:style-name="ce571" office:value-type="string" calcext:value-type="string">
            <text:p>R</text:p>
          </table:table-cell>
          <table:table-cell table:style-name="ce571" office:value-type="string" calcext:value-type="string">
            <text:p>S</text:p>
          </table:table-cell>
          <table:table-cell table:style-name="ce571" office:value-type="string" calcext:value-type="string">
            <text:p>T</text:p>
          </table:table-cell>
          <table:table-cell table:style-name="ce880" office:value-type="string" calcext:value-type="string">
            <text:p>choix</text:p>
          </table:table-cell>
          <table:table-cell table:style-name="ce571" office:value-type="string" calcext:value-type="string">
            <text:p>V</text:p>
          </table:table-cell>
          <table:table-cell table:style-name="ce889" office:value-type="string" calcext:value-type="string" table:number-columns-spanned="5" table:number-rows-spanned="1">
            <text:p>Coefficients</text:p>
          </table:table-cell>
          <table:covered-table-cell table:number-columns-repeated="3" table:style-name="ce893"/>
          <table:covered-table-cell table:style-name="ce683"/>
          <table:table-cell table:style-name="ce683" table:number-columns-repeated="31"/>
          <table:table-cell table:style-name="ce872"/>
          <table:table-cell table:style-name="ce897" table:number-columns-repeated="11"/>
          <table:table-cell table:style-name="ce945"/>
          <table:table-cell table:style-name="ce897" table:number-columns-repeated="19"/>
          <table:table-cell table:style-name="ce822" table:number-columns-repeated="2"/>
          <table:table-cell table:style-name="ce955"/>
          <table:table-cell table:style-name="ce581" table:number-columns-repeated="21"/>
          <table:table-cell table:number-columns-repeated="866"/>
          <table:table-cell table:style-name="ce581"/>
          <table:table-cell table:style-name="ce570" table:number-columns-repeated="42"/>
          <table:table-cell/>
        </table:table-row>
        <table:table-row table:style-name="ro3">
          <table:table-cell table:style-name="ce570"/>
          <table:table-cell table:style-name="ce632"/>
          <table:table-cell table:style-name="ce534" office:value-type="string" calcext:value-type="string">
            <text:p>x</text:p>
          </table:table-cell>
          <table:table-cell table:style-name="ce694" office:value-type="float" office:value="-8" calcext:value-type="float">
            <text:p>-8</text:p>
          </table:table-cell>
          <table:table-cell table:style-name="ce694" office:value-type="float" office:value="-7" calcext:value-type="float">
            <text:p>-7</text:p>
          </table:table-cell>
          <table:table-cell table:style-name="ce694" office:value-type="float" office:value="-6" calcext:value-type="float">
            <text:p>-6</text:p>
          </table:table-cell>
          <table:table-cell table:style-name="ce694" office:value-type="float" office:value="-5" calcext:value-type="float">
            <text:p>-5</text:p>
          </table:table-cell>
          <table:table-cell table:style-name="ce694" office:value-type="float" office:value="-4" calcext:value-type="float">
            <text:p>-4</text:p>
          </table:table-cell>
          <table:table-cell table:style-name="ce694" office:value-type="float" office:value="-3" calcext:value-type="float">
            <text:p>-3</text:p>
          </table:table-cell>
          <table:table-cell table:style-name="ce694" office:value-type="float" office:value="-2" calcext:value-type="float">
            <text:p>-2</text:p>
          </table:table-cell>
          <table:table-cell table:style-name="ce694" office:value-type="float" office:value="-1" calcext:value-type="float">
            <text:p>-1</text:p>
          </table:table-cell>
          <table:table-cell table:style-name="ce694" office:value-type="float" office:value="0" calcext:value-type="float">
            <text:p>0</text:p>
          </table:table-cell>
          <table:table-cell table:style-name="ce694" office:value-type="float" office:value="1" calcext:value-type="float">
            <text:p>1</text:p>
          </table:table-cell>
          <table:table-cell table:style-name="ce694" office:value-type="float" office:value="2" calcext:value-type="float">
            <text:p>2</text:p>
          </table:table-cell>
          <table:table-cell table:style-name="ce694" office:value-type="float" office:value="3" calcext:value-type="float">
            <text:p>3</text:p>
          </table:table-cell>
          <table:table-cell table:style-name="ce694" office:value-type="float" office:value="4" calcext:value-type="float">
            <text:p>4</text:p>
          </table:table-cell>
          <table:table-cell table:style-name="ce694" office:value-type="float" office:value="5" calcext:value-type="float">
            <text:p>5</text:p>
          </table:table-cell>
          <table:table-cell table:style-name="ce694" office:value-type="float" office:value="6" calcext:value-type="float">
            <text:p>6</text:p>
          </table:table-cell>
          <table:table-cell table:style-name="ce694" office:value-type="float" office:value="7" calcext:value-type="float">
            <text:p>7</text:p>
          </table:table-cell>
          <table:table-cell table:style-name="ce694" office:value-type="float" office:value="8" calcext:value-type="float">
            <text:p>8</text:p>
          </table:table-cell>
          <table:table-cell table:style-name="ce534"/>
          <table:table-cell table:style-name="ce534" office:value-type="string" calcext:value-type="string">
            <text:p>x</text:p>
          </table:table-cell>
          <table:table-cell table:style-name="ce890" table:formula="of:=RANDBETWEEN(5;9)" office:value-type="float" office:value="8" calcext:value-type="float">
            <text:p>8</text:p>
          </table:table-cell>
          <table:table-cell table:style-name="ce890" table:formula="of:=RANDBETWEEN(5;9)" office:value-type="float" office:value="8" calcext:value-type="float">
            <text:p>8</text:p>
          </table:table-cell>
          <table:table-cell table:style-name="ce890" table:formula="of:=RANDBETWEEN(5;9)" office:value-type="float" office:value="6" calcext:value-type="float">
            <text:p>6</text:p>
          </table:table-cell>
          <table:table-cell table:style-name="ce890" table:formula="of:=RANDBETWEEN(5;9)" office:value-type="float" office:value="8" calcext:value-type="float">
            <text:p>8</text:p>
          </table:table-cell>
          <table:table-cell table:style-name="ce890" table:formula="of:=RANDBETWEEN(5;9)" office:value-type="float" office:value="7" calcext:value-type="float">
            <text:p>7</text:p>
          </table:table-cell>
          <table:table-cell table:style-name="ce921" table:number-columns-repeated="11"/>
          <table:table-cell table:style-name="ce552"/>
          <table:table-cell table:style-name="ce957" table:number-columns-repeated="7"/>
          <table:table-cell table:style-name="ce552"/>
          <table:table-cell table:style-name="ce932" table:number-columns-spanned="11" table:number-rows-spanned="1"/>
          <table:covered-table-cell table:number-columns-repeated="10" table:style-name="ce957"/>
          <table:table-cell table:style-name="ce935"/>
          <table:table-cell table:style-name="ce963" table:number-columns-spanned="11" table:number-rows-spanned="1"/>
          <table:covered-table-cell table:number-columns-repeated="10" table:style-name="ce964"/>
          <table:table-cell table:style-name="ce891"/>
          <table:table-cell table:style-name="ce963"/>
          <table:table-cell table:style-name="ce964" table:number-columns-repeated="20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3">
          <table:table-cell table:style-name="ce584" office:value-type="string" calcext:value-type="string">
            <text:p>N°</text:p>
          </table:table-cell>
          <table:table-cell table:style-name="ce584" office:value-type="string" calcext:value-type="string">
            <text:p>Rang aléa</text:p>
          </table:table-cell>
          <table:table-cell table:style-name="ce534" office:value-type="string" calcext:value-type="string">
            <text:p>y</text:p>
          </table:table-cell>
          <table:table-cell table:style-name="ce694" table:formula="of:=IF(ISBLANK(INDIRECT(CONCATENATE([.D99]&amp;(ROW([.$C$101])+[.$U$102]))));&quot;&quot;;INDIRECT(CONCATENATE([.D99]&amp;(ROW([.$C$101])+[.$U$102]))))" office:value-type="float" office:value="-8" calcext:value-type="float">
            <text:p>-8</text:p>
          </table:table-cell>
          <table:table-cell table:style-name="ce694" table:formula="of:=IF(ISBLANK(INDIRECT(CONCATENATE([.E99]&amp;(ROW([.$C$101])+[.$U$102]))));&quot;&quot;;INDIRECT(CONCATENATE([.E99]&amp;(ROW([.$C$101])+[.$U$102]))))" office:value-type="float" office:value="-5.65685424949238" calcext:value-type="float">
            <text:p>-5,65685424949238</text:p>
          </table:table-cell>
          <table:table-cell table:style-name="ce694" table:formula="of:=IF(ISBLANK(INDIRECT(CONCATENATE([.F99]&amp;(ROW([.$C$101])+[.$U$102]))));&quot;&quot;;INDIRECT(CONCATENATE([.F99]&amp;(ROW([.$C$101])+[.$U$102]))))" office:value-type="float" office:value="0" calcext:value-type="float">
            <text:p>0</text:p>
          </table:table-cell>
          <table:table-cell table:style-name="ce694" table:formula="of:=IF(ISBLANK(INDIRECT(CONCATENATE([.G99]&amp;(ROW([.$C$101])+[.$U$102]))));&quot;&quot;;INDIRECT(CONCATENATE([.G99]&amp;(ROW([.$C$101])+[.$U$102]))))" office:value-type="float" office:value="5.65685424949238" calcext:value-type="float">
            <text:p>5,65685424949238</text:p>
          </table:table-cell>
          <table:table-cell table:style-name="ce694" table:formula="of:=IF(ISBLANK(INDIRECT(CONCATENATE([.H99]&amp;(ROW([.$C$101])+[.$U$102]))));&quot;&quot;;INDIRECT(CONCATENATE([.H99]&amp;(ROW([.$C$101])+[.$U$102]))))" office:value-type="float" office:value="8" calcext:value-type="float">
            <text:p>8</text:p>
          </table:table-cell>
          <table:table-cell table:style-name="ce694" table:formula="of:=IF(ISBLANK(INDIRECT(CONCATENATE([.I99]&amp;(ROW([.$C$101])+[.$U$102]))));&quot;&quot;;INDIRECT(CONCATENATE([.I99]&amp;(ROW([.$C$101])+[.$U$102]))))" office:value-type="float" office:value="5.65685424949238" calcext:value-type="float">
            <text:p>5,65685424949238</text:p>
          </table:table-cell>
          <table:table-cell table:style-name="ce694" table:formula="of:=IF(ISBLANK(INDIRECT(CONCATENATE([.J99]&amp;(ROW([.$C$101])+[.$U$102]))));&quot;&quot;;INDIRECT(CONCATENATE([.J99]&amp;(ROW([.$C$101])+[.$U$102]))))" office:value-type="float" office:value="0" calcext:value-type="float">
            <text:p>0</text:p>
          </table:table-cell>
          <table:table-cell table:style-name="ce694" table:formula="of:=IF(ISBLANK(INDIRECT(CONCATENATE([.K99]&amp;(ROW([.$C$101])+[.$U$102]))));&quot;&quot;;INDIRECT(CONCATENATE([.K99]&amp;(ROW([.$C$101])+[.$U$102]))))" office:value-type="float" office:value="-5.65685424949238" calcext:value-type="float">
            <text:p>-5,65685424949238</text:p>
          </table:table-cell>
          <table:table-cell table:style-name="ce694" table:formula="of:=IF(ISBLANK(INDIRECT(CONCATENATE([.L99]&amp;(ROW([.$C$101])+[.$U$102]))));&quot;&quot;;INDIRECT(CONCATENATE([.L99]&amp;(ROW([.$C$101])+[.$U$102]))))" office:value-type="float" office:value="-8" calcext:value-type="float">
            <text:p>-8</text:p>
          </table:table-cell>
          <table:table-cell table:style-name="ce694" table:formula="of:=IF(ISBLANK(INDIRECT(CONCATENATE([.M99]&amp;(ROW([.$C$101])+[.$U$102]))));&quot;&quot;;INDIRECT(CONCATENATE([.M99]&amp;(ROW([.$C$101])+[.$U$102]))))" office:value-type="float" office:value="-5.65685424949238" calcext:value-type="float">
            <text:p>-5,65685424949238</text:p>
          </table:table-cell>
          <table:table-cell table:style-name="ce694" table:formula="of:=IF(ISBLANK(INDIRECT(CONCATENATE([.N99]&amp;(ROW([.$C$101])+[.$U$102]))));&quot;&quot;;INDIRECT(CONCATENATE([.N99]&amp;(ROW([.$C$101])+[.$U$102]))))" office:value-type="float" office:value="0" calcext:value-type="float">
            <text:p>0</text:p>
          </table:table-cell>
          <table:table-cell table:style-name="ce694" table:formula="of:=IF(ISBLANK(INDIRECT(CONCATENATE([.O99]&amp;(ROW([.$C$101])+[.$U$102]))));&quot;&quot;;INDIRECT(CONCATENATE([.O99]&amp;(ROW([.$C$101])+[.$U$102]))))" office:value-type="float" office:value="4.24264068711929" calcext:value-type="float">
            <text:p>4,24264068711929</text:p>
          </table:table-cell>
          <table:table-cell table:style-name="ce694" table:formula="of:=IF(ISBLANK(INDIRECT(CONCATENATE([.P99]&amp;(ROW([.$C$101])+[.$U$102]))));&quot;&quot;;INDIRECT(CONCATENATE([.P99]&amp;(ROW([.$C$101])+[.$U$102]))))" office:value-type="float" office:value="6" calcext:value-type="float">
            <text:p>6</text:p>
          </table:table-cell>
          <table:table-cell table:style-name="ce694" table:formula="of:=IF(ISBLANK(INDIRECT(CONCATENATE([.Q99]&amp;(ROW([.$C$101])+[.$U$102]))));&quot;&quot;;INDIRECT(CONCATENATE([.Q99]&amp;(ROW([.$C$101])+[.$U$102]))))" office:value-type="float" office:value="4.24264068711929" calcext:value-type="float">
            <text:p>4,24264068711929</text:p>
          </table:table-cell>
          <table:table-cell table:style-name="ce694" table:formula="of:=IF(ISBLANK(INDIRECT(CONCATENATE([.R99]&amp;(ROW([.$C$101])+[.$U$102]))));&quot;&quot;;INDIRECT(CONCATENATE([.R99]&amp;(ROW([.$C$101])+[.$U$102]))))" office:value-type="float" office:value="0" calcext:value-type="float">
            <text:p>0</text:p>
          </table:table-cell>
          <table:table-cell table:style-name="ce694" table:formula="of:=IF(ISBLANK(INDIRECT(CONCATENATE([.S99]&amp;(ROW([.$C$101])+[.$U$102]))));&quot;&quot;;INDIRECT(CONCATENATE([.S99]&amp;(ROW([.$C$101])+[.$U$102]))))" office:value-type="float" office:value="-5.65685424949238" calcext:value-type="float">
            <text:p>-5,65685424949238</text:p>
          </table:table-cell>
          <table:table-cell table:style-name="ce694" table:formula="of:=IF(ISBLANK(INDIRECT(CONCATENATE([.T99]&amp;(ROW([.$C$101])+[.$U$102]))));&quot;&quot;;INDIRECT(CONCATENATE([.T99]&amp;(ROW([.$C$101])+[.$U$102]))))" office:value-type="float" office:value="-8" calcext:value-type="float">
            <text:p>-8</text:p>
          </table:table-cell>
          <table:table-cell table:style-name="ce881" office:value-type="string" calcext:value-type="string">
            <text:p>Valeurs</text:p>
          </table:table-cell>
          <table:table-cell table:style-name="ce534" office:value-type="string" calcext:value-type="string">
            <text:p>y</text:p>
          </table:table-cell>
          <table:table-cell table:style-name="ce570" table:number-columns-repeated="4"/>
          <table:table-cell table:style-name="ce921" table:number-columns-repeated="12"/>
          <table:table-cell table:style-name="ce927"/>
          <table:table-cell table:style-name="ce931" table:number-columns-repeated="7"/>
          <table:table-cell table:style-name="ce927"/>
          <table:table-cell table:style-name="ce931" table:number-columns-repeated="11"/>
          <table:table-cell table:style-name="ce936"/>
          <table:table-cell table:style-name="ce887" table:number-columns-repeated="11"/>
          <table:table-cell table:style-name="ce888"/>
          <table:table-cell table:style-name="ce887" table:number-columns-repeated="21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5" office:value-type="float" office:value="1" calcext:value-type="float">
            <text:p>1</text:p>
          </table:table-cell>
          <table:table-cell table:style-name="ce535" table:formula="of:=RANDBETWEEN(1;1000000)" office:value-type="float" office:value="858112" calcext:value-type="float">
            <text:p>858112</text:p>
          </table:table-cell>
          <table:table-cell table:style-name="ce681" office:value-type="string" calcext:value-type="string">
            <text:p>y<text:span text:style-name="T41">1</text:span></text:p>
          </table:table-cell>
          <table:table-cell table:style-name="ce695" table:formula="of:=IF(ABS(-[.$W$100]*SIN(RADIANS(45*[.D100])))&lt;10^-5;0;-[.$W$100]*SIN(RADIANS(45*[.D100])))" office:value-type="float" office:value="0" calcext:value-type="float">
            <text:p>0</text:p>
          </table:table-cell>
          <table:table-cell table:style-name="ce695" table:formula="of:=IF(ABS(-[.$W$100]*SIN(RADIANS(45*[.E100])))&lt;10^-5;0;-[.$W$100]*SIN(RADIANS(45*[.E100])))" office:value-type="float" office:value="-5.65685424949238" calcext:value-type="float">
            <text:p>-5,65685424949238</text:p>
          </table:table-cell>
          <table:table-cell table:style-name="ce695" table:formula="of:=IF(ABS(-[.$W$100]*SIN(RADIANS(45*[.F100])))&lt;10^-5;0;-[.$W$100]*SIN(RADIANS(45*[.F100])))" office:value-type="float" office:value="-8" calcext:value-type="float">
            <text:p>-8</text:p>
          </table:table-cell>
          <table:table-cell table:style-name="ce695" table:formula="of:=IF(ABS(-[.$W$100]*SIN(RADIANS(45*[.G100])))&lt;10^-5;0;-[.$W$100]*SIN(RADIANS(45*[.G100])))" office:value-type="float" office:value="-5.65685424949238" calcext:value-type="float">
            <text:p>-5,65685424949238</text:p>
          </table:table-cell>
          <table:table-cell table:style-name="ce695" table:formula="of:=IF(ABS(-[.$W$100]*SIN(RADIANS(45*[.H100])))&lt;10^-5;0;-[.$W$100]*SIN(RADIANS(45*[.H100])))" office:value-type="float" office:value="0" calcext:value-type="float">
            <text:p>0</text:p>
          </table:table-cell>
          <table:table-cell table:style-name="ce695" table:formula="of:=IF(ABS(-[.$W$100]*SIN(RADIANS(45*[.I100])))&lt;10^-5;0;-[.$W$100]*SIN(RADIANS(45*[.I100])))" office:value-type="float" office:value="5.65685424949238" calcext:value-type="float">
            <text:p>5,65685424949238</text:p>
          </table:table-cell>
          <table:table-cell table:style-name="ce695" table:formula="of:=IF(ABS(-[.$W$100]*SIN(RADIANS(45*[.J100])))&lt;10^-5;0;-[.$W$100]*SIN(RADIANS(45*[.J100])))" office:value-type="float" office:value="8" calcext:value-type="float">
            <text:p>8</text:p>
          </table:table-cell>
          <table:table-cell table:style-name="ce695" table:formula="of:=IF(ABS(-[.$W$100]*SIN(RADIANS(45*[.K100])))&lt;10^-5;0;-[.$W$100]*SIN(RADIANS(45*[.K100])))" office:value-type="float" office:value="5.65685424949238" calcext:value-type="float">
            <text:p>5,65685424949238</text:p>
          </table:table-cell>
          <table:table-cell table:style-name="ce695" table:formula="of:=IF(ABS(-[.$W$100]*SIN(RADIANS(45*[.L100])))&lt;10^-5;0;-[.$W$100]*SIN(RADIANS(45*[.L100])))" office:value-type="float" office:value="0" calcext:value-type="float">
            <text:p>0</text:p>
          </table:table-cell>
          <table:table-cell table:style-name="ce695" table:formula="of:=IF(ABS(-[.$X$100]*SIN(RADIANS(45*[.M100])))&lt;10^-5;0;-[.$X$100]*SIN(RADIANS(45*[.M100])))" office:value-type="float" office:value="-5.65685424949238" calcext:value-type="float">
            <text:p>-5,65685424949238</text:p>
          </table:table-cell>
          <table:table-cell table:style-name="ce695" table:formula="of:=IF(ABS(-[.$X$100]*SIN(RADIANS(45*[.N100])))&lt;10^-5;0;-[.$X$100]*SIN(RADIANS(45*[.N100])))" office:value-type="float" office:value="-8" calcext:value-type="float">
            <text:p>-8</text:p>
          </table:table-cell>
          <table:table-cell table:style-name="ce695" table:formula="of:=IF(ABS(-[.$X$100]*SIN(RADIANS(45*[.O100])))&lt;10^-5;0;-[.$X$100]*SIN(RADIANS(45*[.O100])))" office:value-type="float" office:value="-5.65685424949238" calcext:value-type="float">
            <text:p>-5,65685424949238</text:p>
          </table:table-cell>
          <table:table-cell table:style-name="ce695" table:formula="of:=IF(ABS(-[.$X$100]*SIN(RADIANS(45*[.P100])))&lt;10^-5;0;-[.$X$100]*SIN(RADIANS(45*[.P100])))" office:value-type="float" office:value="0" calcext:value-type="float">
            <text:p>0</text:p>
          </table:table-cell>
          <table:table-cell table:style-name="ce695" table:formula="of:=IF(ABS(-[.$X$100]*SIN(RADIANS(45*[.Q100])))&lt;10^-5;0;-[.$X$100]*SIN(RADIANS(45*[.Q100])))" office:value-type="float" office:value="5.65685424949238" calcext:value-type="float">
            <text:p>5,65685424949238</text:p>
          </table:table-cell>
          <table:table-cell table:style-name="ce695" table:formula="of:=IF(ABS(-[.$X$100]*SIN(RADIANS(45*[.R100])))&lt;10^-5;0;-[.$X$100]*SIN(RADIANS(45*[.R100])))" office:value-type="float" office:value="8" calcext:value-type="float">
            <text:p>8</text:p>
          </table:table-cell>
          <table:table-cell table:style-name="ce695" table:formula="of:=IF(ABS(-[.$X$100]*SIN(RADIANS(45*[.S100])))&lt;10^-5;0;-[.$X$100]*SIN(RADIANS(45*[.S100])))" office:value-type="float" office:value="5.65685424949238" calcext:value-type="float">
            <text:p>5,65685424949238</text:p>
          </table:table-cell>
          <table:table-cell table:style-name="ce695" table:formula="of:=IF(ABS(-[.$X$100]*SIN(RADIANS(45*[.T100])))&lt;10^-5;0;-[.$X$100]*SIN(RADIANS(45*[.T100])))" office:value-type="float" office:value="0" calcext:value-type="float">
            <text:p>0</text:p>
          </table:table-cell>
          <table:table-cell table:style-name="ce559" table:formula="of:=RANK([.B102];[.$B$102:.$B$113];0)" office:value-type="float" office:value="3" calcext:value-type="float">
            <text:p>3</text:p>
          </table:table-cell>
          <table:table-cell table:style-name="ce681" office:value-type="string" calcext:value-type="string">
            <text:p>y<text:span text:style-name="T41">1</text:span></text:p>
          </table:table-cell>
          <table:table-cell table:style-name="ce685" table:number-columns-repeated="24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13"/>
          <table:table-cell table:style-name="ce954"/>
          <table:table-cell table:style-name="ce824"/>
          <table:table-cell table:style-name="ce954" table:number-columns-repeated="2"/>
          <table:table-cell table:style-name="ce824"/>
          <table:table-cell table:style-name="ce954"/>
          <table:table-cell table:style-name="ce824"/>
          <table:table-cell table:style-name="ce954"/>
          <table:table-cell table:style-name="ce824"/>
          <table:table-cell table:style-name="ce954"/>
          <table:table-cell table:style-name="ce824" table:number-columns-repeated="10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6" office:value-type="float" office:value="2" calcext:value-type="float">
            <text:p>2</text:p>
          </table:table-cell>
          <table:table-cell table:style-name="ce634" table:formula="of:=RANDBETWEEN(1;1000000)" office:value-type="float" office:value="162632" calcext:value-type="float">
            <text:p>162632</text:p>
          </table:table-cell>
          <table:table-cell table:style-name="ce681" office:value-type="string" calcext:value-type="string">
            <text:p>y<text:span text:style-name="T41">2</text:span></text:p>
          </table:table-cell>
          <table:table-cell table:style-name="ce696" table:formula="of:=IF(ABS([.$W$100]*SIN(RADIANS(22.5*[.D100])))&lt;10^-5;0;[.$W$100]*SIN(RADIANS(22.5*[.D100])))" office:value-type="float" office:value="0" calcext:value-type="float">
            <text:p>0</text:p>
          </table:table-cell>
          <table:table-cell table:style-name="ce696" table:formula="of:=IF(ABS([.$W$100]*SIN(RADIANS(22.5*[.E100])))&lt;10^-5;0;[.$W$100]*SIN(RADIANS(22.5*[.E100])))" office:value-type="float" office:value="-3.06146745892072" calcext:value-type="float">
            <text:p>-3,06146745892072</text:p>
          </table:table-cell>
          <table:table-cell table:style-name="ce696" table:formula="of:=IF(ABS([.$W$100]*SIN(RADIANS(22.5*[.F100])))&lt;10^-5;0;[.$W$100]*SIN(RADIANS(22.5*[.F100])))" office:value-type="float" office:value="-5.65685424949238" calcext:value-type="float">
            <text:p>-5,65685424949238</text:p>
          </table:table-cell>
          <table:table-cell table:style-name="ce696" table:formula="of:=IF(ABS([.$W$100]*SIN(RADIANS(22.5*[.G100])))&lt;10^-5;0;[.$W$100]*SIN(RADIANS(22.5*[.G100])))" office:value-type="float" office:value="-7.39103626009029" calcext:value-type="float">
            <text:p>-7,39103626009029</text:p>
          </table:table-cell>
          <table:table-cell table:style-name="ce696" table:formula="of:=IF(ABS([.$W$100]*SIN(RADIANS(22.5*[.H100])))&lt;10^-5;0;[.$W$100]*SIN(RADIANS(22.5*[.H100])))" office:value-type="float" office:value="-8" calcext:value-type="float">
            <text:p>-8</text:p>
          </table:table-cell>
          <table:table-cell table:style-name="ce696" table:formula="of:=IF(ABS([.$W$100]*SIN(RADIANS(22.5*[.I100])))&lt;10^-5;0;[.$W$100]*SIN(RADIANS(22.5*[.I100])))" office:value-type="float" office:value="-7.39103626009029" calcext:value-type="float">
            <text:p>-7,39103626009029</text:p>
          </table:table-cell>
          <table:table-cell table:style-name="ce696" table:formula="of:=IF(ABS([.$W$100]*SIN(RADIANS(22.5*[.J100])))&lt;10^-5;0;[.$W$100]*SIN(RADIANS(22.5*[.J100])))" office:value-type="float" office:value="-5.65685424949238" calcext:value-type="float">
            <text:p>-5,65685424949238</text:p>
          </table:table-cell>
          <table:table-cell table:style-name="ce696" table:formula="of:=IF(ABS([.$W$100]*SIN(RADIANS(22.5*[.K100])))&lt;10^-5;0;[.$W$100]*SIN(RADIANS(22.5*[.K100])))" office:value-type="float" office:value="-3.06146745892072" calcext:value-type="float">
            <text:p>-3,06146745892072</text:p>
          </table:table-cell>
          <table:table-cell table:style-name="ce696" table:formula="of:=IF(ABS([.$W$100]*SIN(RADIANS(22.5*[.L100])))&lt;10^-5;0;[.$W$100]*SIN(RADIANS(22.5*[.L100])))" office:value-type="float" office:value="0" calcext:value-type="float">
            <text:p>0</text:p>
          </table:table-cell>
          <table:table-cell table:style-name="ce696" table:formula="of:=IF(ABS([.$X$100]*SIN(RADIANS(22.5*[.M100])))&lt;10^-5;0;[.$X$100]*SIN(RADIANS(22.5*[.M100])))" office:value-type="float" office:value="3.06146745892072" calcext:value-type="float">
            <text:p>3,06146745892072</text:p>
          </table:table-cell>
          <table:table-cell table:style-name="ce696" table:formula="of:=IF(ABS([.$X$100]*SIN(RADIANS(22.5*[.N100])))&lt;10^-5;0;[.$X$100]*SIN(RADIANS(22.5*[.N100])))" office:value-type="float" office:value="5.65685424949238" calcext:value-type="float">
            <text:p>5,65685424949238</text:p>
          </table:table-cell>
          <table:table-cell table:style-name="ce696" table:formula="of:=IF(ABS([.$X$100]*SIN(RADIANS(22.5*[.O100])))&lt;10^-5;0;[.$X$100]*SIN(RADIANS(22.5*[.O100])))" office:value-type="float" office:value="7.39103626009029" calcext:value-type="float">
            <text:p>7,39103626009029</text:p>
          </table:table-cell>
          <table:table-cell table:style-name="ce696" table:formula="of:=IF(ABS([.$X$100]*SIN(RADIANS(22.5*[.P100])))&lt;10^-5;0;[.$X$100]*SIN(RADIANS(22.5*[.P100])))" office:value-type="float" office:value="8" calcext:value-type="float">
            <text:p>8</text:p>
          </table:table-cell>
          <table:table-cell table:style-name="ce696" table:formula="of:=IF(ABS([.$X$100]*SIN(RADIANS(22.5*[.Q100])))&lt;10^-5;0;[.$X$100]*SIN(RADIANS(22.5*[.Q100])))" office:value-type="float" office:value="7.39103626009029" calcext:value-type="float">
            <text:p>7,39103626009029</text:p>
          </table:table-cell>
          <table:table-cell table:style-name="ce696" table:formula="of:=IF(ABS([.$X$100]*SIN(RADIANS(22.5*[.R100])))&lt;10^-5;0;[.$X$100]*SIN(RADIANS(22.5*[.R100])))" office:value-type="float" office:value="5.65685424949238" calcext:value-type="float">
            <text:p>5,65685424949238</text:p>
          </table:table-cell>
          <table:table-cell table:style-name="ce696" table:formula="of:=IF(ABS([.$X$100]*SIN(RADIANS(22.5*[.S100])))&lt;10^-5;0;[.$X$100]*SIN(RADIANS(22.5*[.S100])))" office:value-type="float" office:value="3.06146745892072" calcext:value-type="float">
            <text:p>3,06146745892072</text:p>
          </table:table-cell>
          <table:table-cell table:style-name="ce696" table:formula="of:=IF(ABS([.$X$100]*SIN(RADIANS(22.5*[.T100])))&lt;10^-5;0;[.$X$100]*SIN(RADIANS(22.5*[.T100])))" office:value-type="float" office:value="0" calcext:value-type="float">
            <text:p>0</text:p>
          </table:table-cell>
          <table:table-cell table:style-name="ce559" table:formula="of:=RANK([.B103];[.$B$102:.$B$113];0)" office:value-type="float" office:value="11" calcext:value-type="float">
            <text:p>11</text:p>
          </table:table-cell>
          <table:table-cell table:style-name="ce681" office:value-type="string" calcext:value-type="string">
            <text:p>y<text:span text:style-name="T41">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13"/>
          <table:table-cell table:style-name="ce954" table:number-columns-repeated="2"/>
          <table:table-cell table:style-name="ce824"/>
          <table:table-cell table:style-name="ce954"/>
          <table:table-cell table:style-name="ce824"/>
          <table:table-cell table:style-name="ce954"/>
          <table:table-cell table:style-name="ce824" table:number-columns-repeated="14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5" office:value-type="float" office:value="3" calcext:value-type="float">
            <text:p>3</text:p>
          </table:table-cell>
          <table:table-cell table:style-name="ce535" table:formula="of:=RANDBETWEEN(1;1000000)" office:value-type="float" office:value="133317" calcext:value-type="float">
            <text:p>133317</text:p>
          </table:table-cell>
          <table:table-cell table:style-name="ce681" office:value-type="string" calcext:value-type="string">
            <text:p>y<text:span text:style-name="T41">3</text:span></text:p>
          </table:table-cell>
          <table:table-cell table:style-name="ce695" table:formula="of:=IF(ABS(-[.$W$100]*COS(RADIANS(45*[.D100])))&lt;10^-5;0;-[.$W$100]*COS(RADIANS(45*[.D100])))" office:value-type="float" office:value="-8" calcext:value-type="float">
            <text:p>-8</text:p>
          </table:table-cell>
          <table:table-cell table:style-name="ce695" table:formula="of:=IF(ABS(-[.$W$100]*COS(RADIANS(45*[.E100])))&lt;10^-5;0;-[.$W$100]*COS(RADIANS(45*[.E100])))" office:value-type="float" office:value="-5.65685424949238" calcext:value-type="float">
            <text:p>-5,65685424949238</text:p>
          </table:table-cell>
          <table:table-cell table:style-name="ce695" table:formula="of:=IF(ABS(-[.$W$100]*COS(RADIANS(45*[.F100])))&lt;10^-5;0;-[.$W$100]*COS(RADIANS(45*[.F100])))" office:value-type="float" office:value="0" calcext:value-type="float">
            <text:p>0</text:p>
          </table:table-cell>
          <table:table-cell table:style-name="ce695" table:formula="of:=IF(ABS(-[.$W$100]*COS(RADIANS(45*[.G100])))&lt;10^-5;0;-[.$W$100]*COS(RADIANS(45*[.G100])))" office:value-type="float" office:value="5.65685424949238" calcext:value-type="float">
            <text:p>5,65685424949238</text:p>
          </table:table-cell>
          <table:table-cell table:style-name="ce695" table:formula="of:=IF(ABS(-[.$W$100]*COS(RADIANS(45*[.H100])))&lt;10^-5;0;-[.$W$100]*COS(RADIANS(45*[.H100])))" office:value-type="float" office:value="8" calcext:value-type="float">
            <text:p>8</text:p>
          </table:table-cell>
          <table:table-cell table:style-name="ce695" table:formula="of:=IF(ABS(-[.$W$100]*COS(RADIANS(45*[.I100])))&lt;10^-5;0;-[.$W$100]*COS(RADIANS(45*[.I100])))" office:value-type="float" office:value="5.65685424949238" calcext:value-type="float">
            <text:p>5,65685424949238</text:p>
          </table:table-cell>
          <table:table-cell table:style-name="ce695" table:formula="of:=IF(ABS(-[.$W$100]*COS(RADIANS(45*[.J100])))&lt;10^-5;0;-[.$W$100]*COS(RADIANS(45*[.J100])))" office:value-type="float" office:value="0" calcext:value-type="float">
            <text:p>0</text:p>
          </table:table-cell>
          <table:table-cell table:style-name="ce695" table:formula="of:=IF(ABS(-[.$X$100]*COS(RADIANS(45*[.K100])))&lt;10^-5;0;-[.$X$100]*COS(RADIANS(45*[.K100])))" office:value-type="float" office:value="-5.65685424949238" calcext:value-type="float">
            <text:p>-5,65685424949238</text:p>
          </table:table-cell>
          <table:table-cell table:style-name="ce695" table:formula="of:=IF(ABS(-[.$X$100]*COS(RADIANS(45*[.L100])))&lt;10^-5;0;-[.$X$100]*COS(RADIANS(45*[.L100])))" office:value-type="float" office:value="-8" calcext:value-type="float">
            <text:p>-8</text:p>
          </table:table-cell>
          <table:table-cell table:style-name="ce695" table:formula="of:=IF(ABS(-[.$X$100]*COS(RADIANS(45*[.M100])))&lt;10^-5;0;-[.$X$100]*COS(RADIANS(45*[.M100])))" office:value-type="float" office:value="-5.65685424949238" calcext:value-type="float">
            <text:p>-5,65685424949238</text:p>
          </table:table-cell>
          <table:table-cell table:style-name="ce695" table:formula="of:=IF(ABS(-[.$X$100]*COS(RADIANS(45*[.N100])))&lt;10^-5;0;-[.$X$100]*COS(RADIANS(45*[.N100])))" office:value-type="float" office:value="0" calcext:value-type="float">
            <text:p>0</text:p>
          </table:table-cell>
          <table:table-cell table:style-name="ce695" table:formula="of:=IF(ABS(-[.$Y$100]*COS(RADIANS(45*[.O100])))&lt;10^-5;0;-[.$Y$100]*COS(RADIANS(45*[.O100])))" office:value-type="float" office:value="4.24264068711929" calcext:value-type="float">
            <text:p>4,24264068711929</text:p>
          </table:table-cell>
          <table:table-cell table:style-name="ce695" table:formula="of:=IF(ABS(-[.$Y$100]*COS(RADIANS(45*[.P100])))&lt;10^-5;0;-[.$Y$100]*COS(RADIANS(45*[.P100])))" office:value-type="float" office:value="6" calcext:value-type="float">
            <text:p>6</text:p>
          </table:table-cell>
          <table:table-cell table:style-name="ce695" table:formula="of:=IF(ABS(-[.$Y$100]*COS(RADIANS(45*[.Q100])))&lt;10^-5;0;-[.$Y$100]*COS(RADIANS(45*[.Q100])))" office:value-type="float" office:value="4.24264068711929" calcext:value-type="float">
            <text:p>4,24264068711929</text:p>
          </table:table-cell>
          <table:table-cell table:style-name="ce695" table:formula="of:=IF(ABS(-[.$Y$100]*COS(RADIANS(45*[.R100])))&lt;10^-5;0;-[.$Y$100]*COS(RADIANS(45*[.R100])))" office:value-type="float" office:value="0" calcext:value-type="float">
            <text:p>0</text:p>
          </table:table-cell>
          <table:table-cell table:style-name="ce695" table:formula="of:=IF(ABS(-[.$Z$100]*COS(RADIANS(45*[.S100])))&lt;10^-5;0;-[.$Z$100]*COS(RADIANS(45*[.S100])))" office:value-type="float" office:value="-5.65685424949238" calcext:value-type="float">
            <text:p>-5,65685424949238</text:p>
          </table:table-cell>
          <table:table-cell table:style-name="ce695" table:formula="of:=IF(ABS(-[.$Z$100]*COS(RADIANS(45*[.T100])))&lt;10^-5;0;-[.$Z$100]*COS(RADIANS(45*[.T100])))" office:value-type="float" office:value="-8" calcext:value-type="float">
            <text:p>-8</text:p>
          </table:table-cell>
          <table:table-cell table:style-name="ce559" table:formula="of:=RANK([.B104];[.$B$102:.$B$113];0)" office:value-type="float" office:value="12" calcext:value-type="float">
            <text:p>12</text:p>
          </table:table-cell>
          <table:table-cell table:style-name="ce681" office:value-type="string" calcext:value-type="string">
            <text:p>y<text:span text:style-name="T41">3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13"/>
          <table:table-cell table:style-name="ce954"/>
          <table:table-cell table:style-name="ce824"/>
          <table:table-cell table:style-name="ce954" table:number-columns-repeated="2"/>
          <table:table-cell table:style-name="ce824"/>
          <table:table-cell table:style-name="ce954"/>
          <table:table-cell table:style-name="ce824"/>
          <table:table-cell table:style-name="ce954"/>
          <table:table-cell table:style-name="ce824"/>
          <table:table-cell table:style-name="ce954"/>
          <table:table-cell table:style-name="ce824" table:number-columns-repeated="10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6" office:value-type="float" office:value="4" calcext:value-type="float">
            <text:p>4</text:p>
          </table:table-cell>
          <table:table-cell table:style-name="ce634" table:formula="of:=RANDBETWEEN(1;1000000)" office:value-type="float" office:value="754242" calcext:value-type="float">
            <text:p>754242</text:p>
          </table:table-cell>
          <table:table-cell table:style-name="ce681" office:value-type="string" calcext:value-type="string">
            <text:p>y<text:span text:style-name="T41">4</text:span></text:p>
          </table:table-cell>
          <table:table-cell table:style-name="ce696" table:formula="of:=IF(ABS([.$W$100]*COS(RADIANS(22.5*[.D100])))&lt;10^-5;0;[.$W$100]*COS(RADIANS(22.5*[.D100])))" office:value-type="float" office:value="-8" calcext:value-type="float">
            <text:p>-8</text:p>
          </table:table-cell>
          <table:table-cell table:style-name="ce696" table:formula="of:=IF(ABS([.$W$100]*COS(RADIANS(22.5*[.E100])))&lt;10^-5;0;[.$W$100]*COS(RADIANS(22.5*[.E100])))" office:value-type="float" office:value="-7.39103626009029" calcext:value-type="float">
            <text:p>-7,39103626009029</text:p>
          </table:table-cell>
          <table:table-cell table:style-name="ce696" table:formula="of:=IF(ABS([.$W$100]*COS(RADIANS(22.5*[.F100])))&lt;10^-5;0;[.$W$100]*COS(RADIANS(22.5*[.F100])))" office:value-type="float" office:value="-5.65685424949238" calcext:value-type="float">
            <text:p>-5,65685424949238</text:p>
          </table:table-cell>
          <table:table-cell table:style-name="ce696" table:formula="of:=IF(ABS([.$W$100]*COS(RADIANS(22.5*[.G100])))&lt;10^-5;0;[.$W$100]*COS(RADIANS(22.5*[.G100])))" office:value-type="float" office:value="-3.06146745892072" calcext:value-type="float">
            <text:p>-3,06146745892072</text:p>
          </table:table-cell>
          <table:table-cell table:style-name="ce696" table:formula="of:=IF(ABS([.$W$100]*COS(RADIANS(22.5*[.H100])))&lt;10^-5;0;[.$W$100]*COS(RADIANS(22.5*[.H100])))" office:value-type="float" office:value="0" calcext:value-type="float">
            <text:p>0</text:p>
          </table:table-cell>
          <table:table-cell table:style-name="ce696" table:formula="of:=IF(ABS([.$X$100]*COS(RADIANS(22.5*[.I100])))&lt;10^-5;0;[.$X$100]*COS(RADIANS(22.5*[.I100])))" office:value-type="float" office:value="3.06146745892072" calcext:value-type="float">
            <text:p>3,06146745892072</text:p>
          </table:table-cell>
          <table:table-cell table:style-name="ce696" table:formula="of:=IF(ABS([.$X$100]*COS(RADIANS(22.5*[.J100])))&lt;10^-5;0;[.$X$100]*COS(RADIANS(22.5*[.J100])))" office:value-type="float" office:value="5.65685424949238" calcext:value-type="float">
            <text:p>5,65685424949238</text:p>
          </table:table-cell>
          <table:table-cell table:style-name="ce696" table:formula="of:=IF(ABS([.$X$100]*COS(RADIANS(22.5*[.K100])))&lt;10^-5;0;[.$X$100]*COS(RADIANS(22.5*[.K100])))" office:value-type="float" office:value="7.39103626009029" calcext:value-type="float">
            <text:p>7,39103626009029</text:p>
          </table:table-cell>
          <table:table-cell table:style-name="ce696" table:formula="of:=IF(ABS([.$X$100]*COS(RADIANS(22.5*[.L100])))&lt;10^-5;0;[.$X$100]*COS(RADIANS(22.5*[.L100])))" office:value-type="float" office:value="8" calcext:value-type="float">
            <text:p>8</text:p>
          </table:table-cell>
          <table:table-cell table:style-name="ce696" table:formula="of:=IF(ABS([.$X$100]*COS(RADIANS(22.5*[.M100])))&lt;10^-5;0;[.$X$100]*COS(RADIANS(22.5*[.M100])))" office:value-type="float" office:value="7.39103626009029" calcext:value-type="float">
            <text:p>7,39103626009029</text:p>
          </table:table-cell>
          <table:table-cell table:style-name="ce696" table:formula="of:=IF(ABS([.$X$100]*COS(RADIANS(22.5*[.N100])))&lt;10^-5;0;[.$X$100]*COS(RADIANS(22.5*[.N100])))" office:value-type="float" office:value="5.65685424949238" calcext:value-type="float">
            <text:p>5,65685424949238</text:p>
          </table:table-cell>
          <table:table-cell table:style-name="ce696" table:formula="of:=IF(ABS([.$X$100]*COS(RADIANS(22.5*[.O100])))&lt;10^-5;0;[.$X$100]*COS(RADIANS(22.5*[.O100])))" office:value-type="float" office:value="3.06146745892072" calcext:value-type="float">
            <text:p>3,06146745892072</text:p>
          </table:table-cell>
          <table:table-cell table:style-name="ce696" table:formula="of:=IF(ABS([.$X$100]*COS(RADIANS(22.5*[.P100])))&lt;10^-5;0;[.$X$100]*COS(RADIANS(22.5*[.P100])))" office:value-type="float" office:value="0" calcext:value-type="float">
            <text:p>0</text:p>
          </table:table-cell>
          <table:table-cell table:style-name="ce696" table:formula="of:=IF(ABS([.$Y$100]*COS(RADIANS(22.5*[.Q100])))&lt;10^-5;0;[.$Y$100]*COS(RADIANS(22.5*[.Q100])))" office:value-type="float" office:value="-2.29610059419054" calcext:value-type="float">
            <text:p>-2,29610059419054</text:p>
          </table:table-cell>
          <table:table-cell table:style-name="ce696" table:formula="of:=IF(ABS([.$Y$100]*COS(RADIANS(22.5*[.R100])))&lt;10^-5;0;[.$Y$100]*COS(RADIANS(22.5*[.R100])))" office:value-type="float" office:value="-4.24264068711929" calcext:value-type="float">
            <text:p>-4,24264068711929</text:p>
          </table:table-cell>
          <table:table-cell table:style-name="ce696" table:formula="of:=IF(ABS([.$Y$100]*COS(RADIANS(22.5*[.S100])))&lt;10^-5;0;[.$Y$100]*COS(RADIANS(22.5*[.S100])))" office:value-type="float" office:value="-5.54327719506772" calcext:value-type="float">
            <text:p>-5,54327719506772</text:p>
          </table:table-cell>
          <table:table-cell table:style-name="ce696" table:formula="of:=IF(ABS([.$Y$100]*COS(RADIANS(22.5*[.T100])))&lt;10^-5;0;[.$Y$100]*COS(RADIANS(22.5*[.T100])))" office:value-type="float" office:value="-6" calcext:value-type="float">
            <text:p>-6</text:p>
          </table:table-cell>
          <table:table-cell table:style-name="ce559" table:formula="of:=RANK([.B105];[.$B$102:.$B$113];0)" office:value-type="float" office:value="4" calcext:value-type="float">
            <text:p>4</text:p>
          </table:table-cell>
          <table:table-cell table:style-name="ce681" office:value-type="string" calcext:value-type="string">
            <text:p>y<text:span text:style-name="T41">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13"/>
          <table:table-cell table:style-name="ce954"/>
          <table:table-cell table:style-name="ce824"/>
          <table:table-cell table:style-name="ce954" table:number-columns-repeated="2"/>
          <table:table-cell table:style-name="ce824"/>
          <table:table-cell table:style-name="ce954"/>
          <table:table-cell table:style-name="ce824"/>
          <table:table-cell table:style-name="ce954"/>
          <table:table-cell table:style-name="ce824"/>
          <table:table-cell table:style-name="ce954"/>
          <table:table-cell table:style-name="ce824" table:number-columns-repeated="10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5" office:value-type="float" office:value="5" calcext:value-type="float">
            <text:p>5</text:p>
          </table:table-cell>
          <table:table-cell table:style-name="ce535" table:formula="of:=RANDBETWEEN(1;1000000)" office:value-type="float" office:value="945002" calcext:value-type="float">
            <text:p>945002</text:p>
          </table:table-cell>
          <table:table-cell table:style-name="ce681" office:value-type="string" calcext:value-type="string">
            <text:p>y<text:span text:style-name="T41">5</text:span></text:p>
          </table:table-cell>
          <table:table-cell table:style-name="ce697" table:formula="of:=IF(ABS([.$W$100]*SIN(RADIANS(45*[.D100])))&lt;10^-5;0;[.$W$100]*SIN(RADIANS(45*[.D100])))" office:value-type="float" office:value="0" calcext:value-type="float">
            <text:p>0</text:p>
          </table:table-cell>
          <table:table-cell table:style-name="ce697" table:formula="of:=IF(ABS([.$W$100]*SIN(RADIANS(45*[.E100])))&lt;10^-5;0;[.$W$100]*SIN(RADIANS(45*[.E100])))" office:value-type="float" office:value="5.65685424949238" calcext:value-type="float">
            <text:p>5,65685424949238</text:p>
          </table:table-cell>
          <table:table-cell table:style-name="ce697" table:formula="of:=IF(ABS([.$W$100]*SIN(RADIANS(45*[.F100])))&lt;10^-5;0;[.$W$100]*SIN(RADIANS(45*[.F100])))" office:value-type="float" office:value="8" calcext:value-type="float">
            <text:p>8</text:p>
          </table:table-cell>
          <table:table-cell table:style-name="ce697" table:formula="of:=IF(ABS([.$W$100]*SIN(RADIANS(45*[.G100])))&lt;10^-5;0;[.$W$100]*SIN(RADIANS(45*[.G100])))" office:value-type="float" office:value="5.65685424949238" calcext:value-type="float">
            <text:p>5,65685424949238</text:p>
          </table:table-cell>
          <table:table-cell table:style-name="ce697" table:formula="of:=IF(ABS([.$W$100]*SIN(RADIANS(45*[.H100])))&lt;10^-5;0;[.$W$100]*SIN(RADIANS(45*[.H100])))" office:value-type="float" office:value="0" calcext:value-type="float">
            <text:p>0</text:p>
          </table:table-cell>
          <table:table-cell table:style-name="ce697" table:formula="of:=IF(ABS([.$W$100]*SIN(RADIANS(45*[.I100])))&lt;10^-5;0;[.$W$100]*SIN(RADIANS(45*[.I100])))" office:value-type="float" office:value="-5.65685424949238" calcext:value-type="float">
            <text:p>-5,65685424949238</text:p>
          </table:table-cell>
          <table:table-cell table:style-name="ce697" table:formula="of:=IF(ABS([.$W$100]*SIN(RADIANS(45*[.J100])))&lt;10^-5;0;[.$W$100]*SIN(RADIANS(45*[.J100])))" office:value-type="float" office:value="-8" calcext:value-type="float">
            <text:p>-8</text:p>
          </table:table-cell>
          <table:table-cell table:style-name="ce697" table:formula="of:=IF(ABS([.$W$100]*SIN(RADIANS(45*[.K100])))&lt;10^-5;0;[.$W$100]*SIN(RADIANS(45*[.K100])))" office:value-type="float" office:value="-5.65685424949238" calcext:value-type="float">
            <text:p>-5,65685424949238</text:p>
          </table:table-cell>
          <table:table-cell table:style-name="ce697" table:formula="of:=IF(ABS([.$W$100]*SIN(RADIANS(45*[.L100])))&lt;10^-5;0;[.$W$100]*SIN(RADIANS(45*[.L100])))" office:value-type="float" office:value="0" calcext:value-type="float">
            <text:p>0</text:p>
          </table:table-cell>
          <table:table-cell table:style-name="ce697" table:formula="of:=IF(ABS([.$X$100]*SIN(RADIANS(45*[.M100])))&lt;10^-5;0;[.$X$100]*SIN(RADIANS(45*[.M100])))" office:value-type="float" office:value="5.65685424949238" calcext:value-type="float">
            <text:p>5,65685424949238</text:p>
          </table:table-cell>
          <table:table-cell table:style-name="ce697" table:formula="of:=IF(ABS([.$X$100]*SIN(RADIANS(45*[.N100])))&lt;10^-5;0;[.$X$100]*SIN(RADIANS(45*[.N100])))" office:value-type="float" office:value="8" calcext:value-type="float">
            <text:p>8</text:p>
          </table:table-cell>
          <table:table-cell table:style-name="ce697" table:formula="of:=IF(ABS([.$X$100]*SIN(RADIANS(45*[.O100])))&lt;10^-5;0;[.$X$100]*SIN(RADIANS(45*[.O100])))" office:value-type="float" office:value="5.65685424949238" calcext:value-type="float">
            <text:p>5,65685424949238</text:p>
          </table:table-cell>
          <table:table-cell table:style-name="ce697" table:formula="of:=IF(ABS([.$X$100]*SIN(RADIANS(45*[.P100])))&lt;10^-5;0;[.$X$100]*SIN(RADIANS(45*[.P100])))" office:value-type="float" office:value="0" calcext:value-type="float">
            <text:p>0</text:p>
          </table:table-cell>
          <table:table-cell table:style-name="ce697" table:formula="of:=IF(ABS([.$X$100]*SIN(RADIANS(45*[.Q100])))&lt;10^-5;0;[.$X$100]*SIN(RADIANS(45*[.Q100])))" office:value-type="float" office:value="-5.65685424949238" calcext:value-type="float">
            <text:p>-5,65685424949238</text:p>
          </table:table-cell>
          <table:table-cell table:style-name="ce697" table:formula="of:=IF(ABS([.$X$100]*SIN(RADIANS(45*[.R100])))&lt;10^-5;0;[.$X$100]*SIN(RADIANS(45*[.R100])))" office:value-type="float" office:value="-8" calcext:value-type="float">
            <text:p>-8</text:p>
          </table:table-cell>
          <table:table-cell table:style-name="ce697" table:formula="of:=IF(ABS([.$X$100]*SIN(RADIANS(45*[.S100])))&lt;10^-5;0;[.$X$100]*SIN(RADIANS(45*[.S100])))" office:value-type="float" office:value="-5.65685424949238" calcext:value-type="float">
            <text:p>-5,65685424949238</text:p>
          </table:table-cell>
          <table:table-cell table:style-name="ce697" table:formula="of:=IF(ABS([.$X$100]*SIN(RADIANS(45*[.T100])))&lt;10^-5;0;[.$X$100]*SIN(RADIANS(45*[.T100])))" office:value-type="float" office:value="0" calcext:value-type="float">
            <text:p>0</text:p>
          </table:table-cell>
          <table:table-cell table:style-name="ce559" table:formula="of:=RANK([.B106];[.$B$102:.$B$113];0)" office:value-type="float" office:value="2" calcext:value-type="float">
            <text:p>2</text:p>
          </table:table-cell>
          <table:table-cell table:style-name="ce681" office:value-type="string" calcext:value-type="string">
            <text:p>y<text:span text:style-name="T41">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6" office:value-type="float" office:value="6" calcext:value-type="float">
            <text:p>6</text:p>
          </table:table-cell>
          <table:table-cell table:style-name="ce634" table:formula="of:=RANDBETWEEN(1;1000000)" office:value-type="float" office:value="569205" calcext:value-type="float">
            <text:p>569205</text:p>
          </table:table-cell>
          <table:table-cell table:style-name="ce681" office:value-type="string" calcext:value-type="string">
            <text:p>y<text:span text:style-name="T41">6</text:span></text:p>
          </table:table-cell>
          <table:table-cell table:style-name="ce696" table:formula="of:=IF(ABS(-[.$W$100]*SIN(RADIANS(22.5*[.D100])))&lt;10^-5;0;ABS([.$W$100]*SIN(RADIANS(22.5*[.D100]))))" office:value-type="float" office:value="0" calcext:value-type="float">
            <text:p>0</text:p>
          </table:table-cell>
          <table:table-cell table:style-name="ce696" table:formula="of:=IF(ABS(-[.$W$100]*SIN(RADIANS(22.5*[.E100])))&lt;10^-5;0;ABS([.$W$100]*SIN(RADIANS(22.5*[.E100]))))" office:value-type="float" office:value="3.06146745892072" calcext:value-type="float">
            <text:p>3,06146745892072</text:p>
          </table:table-cell>
          <table:table-cell table:style-name="ce696" table:formula="of:=IF(ABS(-[.$W$100]*SIN(RADIANS(22.5*[.F100])))&lt;10^-5;0;ABS([.$W$100]*SIN(RADIANS(22.5*[.F100]))))" office:value-type="float" office:value="5.65685424949238" calcext:value-type="float">
            <text:p>5,65685424949238</text:p>
          </table:table-cell>
          <table:table-cell table:style-name="ce696" table:formula="of:=IF(ABS(-[.$W$100]*SIN(RADIANS(22.5*[.G100])))&lt;10^-5;0;ABS([.$W$100]*SIN(RADIANS(22.5*[.G100]))))" office:value-type="float" office:value="7.39103626009029" calcext:value-type="float">
            <text:p>7,39103626009029</text:p>
          </table:table-cell>
          <table:table-cell table:style-name="ce696" table:formula="of:=IF(ABS(-[.$W$100]*SIN(RADIANS(22.5*[.H100])))&lt;10^-5;0;ABS([.$W$100]*SIN(RADIANS(22.5*[.H100]))))" office:value-type="float" office:value="8" calcext:value-type="float">
            <text:p>8</text:p>
          </table:table-cell>
          <table:table-cell table:style-name="ce696" table:formula="of:=IF(ABS(-[.$W$100]*SIN(RADIANS(22.5*[.I100])))&lt;10^-5;0;ABS([.$W$100]*SIN(RADIANS(22.5*[.I100]))))" office:value-type="float" office:value="7.39103626009029" calcext:value-type="float">
            <text:p>7,39103626009029</text:p>
          </table:table-cell>
          <table:table-cell table:style-name="ce696" table:formula="of:=IF(ABS(-[.$W$100]*SIN(RADIANS(22.5*[.J100])))&lt;10^-5;0;ABS([.$W$100]*SIN(RADIANS(22.5*[.J100]))))" office:value-type="float" office:value="5.65685424949238" calcext:value-type="float">
            <text:p>5,65685424949238</text:p>
          </table:table-cell>
          <table:table-cell table:style-name="ce696" table:formula="of:=IF(ABS(-[.$W$100]*SIN(RADIANS(22.5*[.K100])))&lt;10^-5;0;ABS([.$W$100]*SIN(RADIANS(22.5*[.K100]))))" office:value-type="float" office:value="3.06146745892072" calcext:value-type="float">
            <text:p>3,06146745892072</text:p>
          </table:table-cell>
          <table:table-cell table:style-name="ce696" table:formula="of:=IF(ABS(-[.$W$100]*SIN(RADIANS(22.5*[.L100])))&lt;10^-5;0;ABS([.$W$100]*SIN(RADIANS(22.5*[.L100]))))" office:value-type="float" office:value="0" calcext:value-type="float">
            <text:p>0</text:p>
          </table:table-cell>
          <table:table-cell table:style-name="ce696" table:formula="of:=IF(ABS(-[.$X$100]*SIN(RADIANS(22.5*[.M100])))&lt;10^-5;0;ABS([.$X$100]*SIN(RADIANS(22.5*[.M100]))))" office:value-type="float" office:value="3.06146745892072" calcext:value-type="float">
            <text:p>3,06146745892072</text:p>
          </table:table-cell>
          <table:table-cell table:style-name="ce696" table:formula="of:=IF(ABS(-[.$X$100]*SIN(RADIANS(22.5*[.N100])))&lt;10^-5;0;ABS([.$X$100]*SIN(RADIANS(22.5*[.N100]))))" office:value-type="float" office:value="5.65685424949238" calcext:value-type="float">
            <text:p>5,65685424949238</text:p>
          </table:table-cell>
          <table:table-cell table:style-name="ce696" table:formula="of:=IF(ABS(-[.$X$100]*SIN(RADIANS(22.5*[.O100])))&lt;10^-5;0;ABS([.$X$100]*SIN(RADIANS(22.5*[.O100]))))" office:value-type="float" office:value="7.39103626009029" calcext:value-type="float">
            <text:p>7,39103626009029</text:p>
          </table:table-cell>
          <table:table-cell table:style-name="ce696" table:formula="of:=IF(ABS(-[.$X$100]*SIN(RADIANS(22.5*[.P100])))&lt;10^-5;0;ABS([.$X$100]*SIN(RADIANS(22.5*[.P100]))))" office:value-type="float" office:value="8" calcext:value-type="float">
            <text:p>8</text:p>
          </table:table-cell>
          <table:table-cell table:style-name="ce696" table:formula="of:=IF(ABS(-[.$X$100]*SIN(RADIANS(22.5*[.Q100])))&lt;10^-5;0;ABS([.$X$100]*SIN(RADIANS(22.5*[.Q100]))))" office:value-type="float" office:value="7.39103626009029" calcext:value-type="float">
            <text:p>7,39103626009029</text:p>
          </table:table-cell>
          <table:table-cell table:style-name="ce696" table:formula="of:=IF(ABS(-[.$X$100]*SIN(RADIANS(22.5*[.R100])))&lt;10^-5;0;ABS([.$X$100]*SIN(RADIANS(22.5*[.R100]))))" office:value-type="float" office:value="5.65685424949238" calcext:value-type="float">
            <text:p>5,65685424949238</text:p>
          </table:table-cell>
          <table:table-cell table:style-name="ce696" table:formula="of:=IF(ABS(-[.$X$100]*SIN(RADIANS(22.5*[.S100])))&lt;10^-5;0;ABS([.$X$100]*SIN(RADIANS(22.5*[.S100]))))" office:value-type="float" office:value="3.06146745892072" calcext:value-type="float">
            <text:p>3,06146745892072</text:p>
          </table:table-cell>
          <table:table-cell table:style-name="ce696" table:formula="of:=IF(ABS(-[.$X$100]*SIN(RADIANS(22.5*[.T100])))&lt;10^-5;0;ABS([.$X$100]*SIN(RADIANS(22.5*[.T100]))))" office:value-type="float" office:value="0" calcext:value-type="float">
            <text:p>0</text:p>
          </table:table-cell>
          <table:table-cell table:style-name="ce559" table:formula="of:=RANK([.B107];[.$B$102:.$B$113];0)" office:value-type="float" office:value="9" calcext:value-type="float">
            <text:p>9</text:p>
          </table:table-cell>
          <table:table-cell table:style-name="ce681" office:value-type="string" calcext:value-type="string">
            <text:p>y<text:span text:style-name="T41">6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12"/>
          <table:table-cell table:style-name="ce887"/>
          <table:table-cell table:style-name="ce824" table:number-columns-repeated="4"/>
          <table:table-cell table:style-name="ce887"/>
          <table:table-cell table:style-name="ce824" table:number-columns-repeated="15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5" office:value-type="float" office:value="7" calcext:value-type="float">
            <text:p>7</text:p>
          </table:table-cell>
          <table:table-cell table:style-name="ce535" table:formula="of:=RANDBETWEEN(1;1000000)" office:value-type="float" office:value="619811" calcext:value-type="float">
            <text:p>619811</text:p>
          </table:table-cell>
          <table:table-cell table:style-name="ce681" office:value-type="string" calcext:value-type="string">
            <text:p>y<text:span text:style-name="T41">7</text:span></text:p>
          </table:table-cell>
          <table:table-cell table:style-name="ce697" table:formula="of:=IF(ABS(-[.$W$100]*COS(RADIANS(22.5*[.D100])))&lt;10^-5;0;ABS([.$W$100]*COS(RADIANS(22.5*[.D100]))))" office:value-type="float" office:value="8" calcext:value-type="float">
            <text:p>8</text:p>
          </table:table-cell>
          <table:table-cell table:style-name="ce697" table:formula="of:=IF(ABS(-[.$W$100]*COS(RADIANS(22.5*[.E100])))&lt;10^-5;0;ABS([.$W$100]*COS(RADIANS(22.5*[.E100]))))" office:value-type="float" office:value="7.39103626009029" calcext:value-type="float">
            <text:p>7,39103626009029</text:p>
          </table:table-cell>
          <table:table-cell table:style-name="ce697" table:formula="of:=IF(ABS(-[.$W$100]*COS(RADIANS(22.5*[.F100])))&lt;10^-5;0;ABS([.$W$100]*COS(RADIANS(22.5*[.F100]))))" office:value-type="float" office:value="5.65685424949238" calcext:value-type="float">
            <text:p>5,65685424949238</text:p>
          </table:table-cell>
          <table:table-cell table:style-name="ce697" table:formula="of:=IF(ABS(-[.$W$100]*COS(RADIANS(22.5*[.G100])))&lt;10^-5;0;ABS([.$W$100]*COS(RADIANS(22.5*[.G100]))))" office:value-type="float" office:value="3.06146745892072" calcext:value-type="float">
            <text:p>3,06146745892072</text:p>
          </table:table-cell>
          <table:table-cell table:style-name="ce697" table:formula="of:=IF(ABS(-[.$W$100]*COS(RADIANS(22.5*[.H100])))&lt;10^-5;0;ABS([.$W$100]*COS(RADIANS(22.5*[.H100]))))" office:value-type="float" office:value="0" calcext:value-type="float">
            <text:p>0</text:p>
          </table:table-cell>
          <table:table-cell table:style-name="ce697" table:formula="of:=IF(ABS(-[.$X$100]*COS(RADIANS(22.5*[.I100])))&lt;10^-5;0;ABS([.$X$100]*COS(RADIANS(22.5*[.I100]))))" office:value-type="float" office:value="3.06146745892072" calcext:value-type="float">
            <text:p>3,06146745892072</text:p>
          </table:table-cell>
          <table:table-cell table:style-name="ce697" table:formula="of:=IF(ABS(-[.$X$100]*COS(RADIANS(22.5*[.J100])))&lt;10^-5;0;ABS([.$X$100]*COS(RADIANS(22.5*[.J100]))))" office:value-type="float" office:value="5.65685424949238" calcext:value-type="float">
            <text:p>5,65685424949238</text:p>
          </table:table-cell>
          <table:table-cell table:style-name="ce697" table:formula="of:=IF(ABS(-[.$X$100]*COS(RADIANS(22.5*[.K100])))&lt;10^-5;0;ABS([.$X$100]*COS(RADIANS(22.5*[.K100]))))" office:value-type="float" office:value="7.39103626009029" calcext:value-type="float">
            <text:p>7,39103626009029</text:p>
          </table:table-cell>
          <table:table-cell table:style-name="ce697" table:formula="of:=IF(ABS(-[.$X$100]*COS(RADIANS(22.5*[.L100])))&lt;10^-5;0;ABS([.$X$100]*COS(RADIANS(22.5*[.L100]))))" office:value-type="float" office:value="8" calcext:value-type="float">
            <text:p>8</text:p>
          </table:table-cell>
          <table:table-cell table:style-name="ce697" table:formula="of:=IF(ABS(-[.$X$100]*COS(RADIANS(22.5*[.M100])))&lt;10^-5;0;ABS([.$X$100]*COS(RADIANS(22.5*[.M100]))))" office:value-type="float" office:value="7.39103626009029" calcext:value-type="float">
            <text:p>7,39103626009029</text:p>
          </table:table-cell>
          <table:table-cell table:style-name="ce697" table:formula="of:=IF(ABS(-[.$X$100]*COS(RADIANS(22.5*[.N100])))&lt;10^-5;0;ABS([.$X$100]*COS(RADIANS(22.5*[.N100]))))" office:value-type="float" office:value="5.65685424949238" calcext:value-type="float">
            <text:p>5,65685424949238</text:p>
          </table:table-cell>
          <table:table-cell table:style-name="ce697" table:formula="of:=IF(ABS(-[.$X$100]*COS(RADIANS(22.5*[.O100])))&lt;10^-5;0;ABS([.$X$100]*COS(RADIANS(22.5*[.O100]))))" office:value-type="float" office:value="3.06146745892072" calcext:value-type="float">
            <text:p>3,06146745892072</text:p>
          </table:table-cell>
          <table:table-cell table:style-name="ce697" table:formula="of:=IF(ABS(-[.$X$100]*COS(RADIANS(22.5*[.P100])))&lt;10^-5;0;ABS([.$X$100]*COS(RADIANS(22.5*[.P100]))))" office:value-type="float" office:value="0" calcext:value-type="float">
            <text:p>0</text:p>
          </table:table-cell>
          <table:table-cell table:style-name="ce697" table:formula="of:=IF(ABS(-[.$Y$100]*COS(RADIANS(22.5*[.Q100])))&lt;10^-5;0;ABS([.$Y$100]*COS(RADIANS(22.5*[.Q100]))))" office:value-type="float" office:value="2.29610059419054" calcext:value-type="float">
            <text:p>2,29610059419054</text:p>
          </table:table-cell>
          <table:table-cell table:style-name="ce697" table:formula="of:=IF(ABS(-[.$Y$100]*COS(RADIANS(22.5*[.R100])))&lt;10^-5;0;ABS([.$Y$100]*COS(RADIANS(22.5*[.R100]))))" office:value-type="float" office:value="4.24264068711929" calcext:value-type="float">
            <text:p>4,24264068711929</text:p>
          </table:table-cell>
          <table:table-cell table:style-name="ce697" table:formula="of:=IF(ABS(-[.$Y$100]*COS(RADIANS(22.5*[.S100])))&lt;10^-5;0;ABS([.$Y$100]*COS(RADIANS(22.5*[.S100]))))" office:value-type="float" office:value="5.54327719506772" calcext:value-type="float">
            <text:p>5,54327719506772</text:p>
          </table:table-cell>
          <table:table-cell table:style-name="ce697" table:formula="of:=IF(ABS(-[.$Y$100]*COS(RADIANS(22.5*[.T100])))&lt;10^-5;0;ABS([.$Y$100]*COS(RADIANS(22.5*[.T100]))))" office:value-type="float" office:value="6" calcext:value-type="float">
            <text:p>6</text:p>
          </table:table-cell>
          <table:table-cell table:style-name="ce559" table:formula="of:=RANK([.B108];[.$B$102:.$B$113];0)" office:value-type="float" office:value="7" calcext:value-type="float">
            <text:p>7</text:p>
          </table:table-cell>
          <table:table-cell table:style-name="ce681" office:value-type="string" calcext:value-type="string">
            <text:p>y<text:span text:style-name="T41">7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6" office:value-type="float" office:value="8" calcext:value-type="float">
            <text:p>8</text:p>
          </table:table-cell>
          <table:table-cell table:style-name="ce634" table:formula="of:=RANDBETWEEN(1;1000000)" office:value-type="float" office:value="996946" calcext:value-type="float">
            <text:p>996946</text:p>
          </table:table-cell>
          <table:table-cell table:style-name="ce681" office:value-type="string" calcext:value-type="string">
            <text:p>y<text:span text:style-name="T41">8</text:span></text:p>
          </table:table-cell>
          <table:table-cell table:style-name="ce696" table:formula="of:=IF(ABS([.$W$100]*SIN(RADIANS(22.5*[.D100])))&lt;10^-5;0;-[.$W$100]*SIN(RADIANS(22.5*[.D100])))" office:value-type="float" office:value="0" calcext:value-type="float">
            <text:p>0</text:p>
          </table:table-cell>
          <table:table-cell table:style-name="ce696" table:formula="of:=IF(ABS([.$W$100]*SIN(RADIANS(22.5*[.E100])))&lt;10^-5;0;-[.$W$100]*SIN(RADIANS(22.5*[.E100])))" office:value-type="float" office:value="3.06146745892072" calcext:value-type="float">
            <text:p>3,06146745892072</text:p>
          </table:table-cell>
          <table:table-cell table:style-name="ce696" table:formula="of:=IF(ABS([.$W$100]*SIN(RADIANS(22.5*[.F100])))&lt;10^-5;0;-[.$W$100]*SIN(RADIANS(22.5*[.F100])))" office:value-type="float" office:value="5.65685424949238" calcext:value-type="float">
            <text:p>5,65685424949238</text:p>
          </table:table-cell>
          <table:table-cell table:style-name="ce696" table:formula="of:=IF(ABS([.$W$100]*SIN(RADIANS(22.5*[.G100])))&lt;10^-5;0;-[.$W$100]*SIN(RADIANS(22.5*[.G100])))" office:value-type="float" office:value="7.39103626009029" calcext:value-type="float">
            <text:p>7,39103626009029</text:p>
          </table:table-cell>
          <table:table-cell table:style-name="ce696" table:formula="of:=IF(ABS([.$W$100]*SIN(RADIANS(22.5*[.H100])))&lt;10^-5;0;-[.$W$100]*SIN(RADIANS(22.5*[.H100])))" office:value-type="float" office:value="8" calcext:value-type="float">
            <text:p>8</text:p>
          </table:table-cell>
          <table:table-cell table:style-name="ce696" table:formula="of:=IF(ABS([.$W$100]*SIN(RADIANS(22.5*[.I100])))&lt;10^-5;0;-[.$W$100]*SIN(RADIANS(22.5*[.I100])))" office:value-type="float" office:value="7.39103626009029" calcext:value-type="float">
            <text:p>7,39103626009029</text:p>
          </table:table-cell>
          <table:table-cell table:style-name="ce696" table:formula="of:=IF(ABS([.$W$100]*SIN(RADIANS(22.5*[.J100])))&lt;10^-5;0;-[.$W$100]*SIN(RADIANS(22.5*[.J100])))" office:value-type="float" office:value="5.65685424949238" calcext:value-type="float">
            <text:p>5,65685424949238</text:p>
          </table:table-cell>
          <table:table-cell table:style-name="ce696" table:formula="of:=IF(ABS([.$W$100]*SIN(RADIANS(22.5*[.K100])))&lt;10^-5;0;-[.$W$100]*SIN(RADIANS(22.5*[.K100])))" office:value-type="float" office:value="3.06146745892072" calcext:value-type="float">
            <text:p>3,06146745892072</text:p>
          </table:table-cell>
          <table:table-cell table:style-name="ce696" table:formula="of:=IF(ABS([.$W$100]*SIN(RADIANS(22.5*[.L100])))&lt;10^-5;0;-[.$W$100]*SIN(RADIANS(22.5*[.L100])))" office:value-type="float" office:value="0" calcext:value-type="float">
            <text:p>0</text:p>
          </table:table-cell>
          <table:table-cell table:style-name="ce696" table:formula="of:=IF(ABS([.$X$100]*SIN(RADIANS(22.5*[.M100])))&lt;10^-5;0;-[.$X$100]*SIN(RADIANS(22.5*[.M100])))" office:value-type="float" office:value="-3.06146745892072" calcext:value-type="float">
            <text:p>-3,06146745892072</text:p>
          </table:table-cell>
          <table:table-cell table:style-name="ce696" table:formula="of:=IF(ABS([.$X$100]*SIN(RADIANS(22.5*[.N100])))&lt;10^-5;0;-[.$X$100]*SIN(RADIANS(22.5*[.N100])))" office:value-type="float" office:value="-5.65685424949238" calcext:value-type="float">
            <text:p>-5,65685424949238</text:p>
          </table:table-cell>
          <table:table-cell table:style-name="ce696" table:formula="of:=IF(ABS([.$X$100]*SIN(RADIANS(22.5*[.O100])))&lt;10^-5;0;-[.$X$100]*SIN(RADIANS(22.5*[.O100])))" office:value-type="float" office:value="-7.39103626009029" calcext:value-type="float">
            <text:p>-7,39103626009029</text:p>
          </table:table-cell>
          <table:table-cell table:style-name="ce696" table:formula="of:=IF(ABS([.$X$100]*SIN(RADIANS(22.5*[.P100])))&lt;10^-5;0;-[.$X$100]*SIN(RADIANS(22.5*[.P100])))" office:value-type="float" office:value="-8" calcext:value-type="float">
            <text:p>-8</text:p>
          </table:table-cell>
          <table:table-cell table:style-name="ce696" table:formula="of:=IF(ABS([.$X$100]*SIN(RADIANS(22.5*[.Q100])))&lt;10^-5;0;-[.$X$100]*SIN(RADIANS(22.5*[.Q100])))" office:value-type="float" office:value="-7.39103626009029" calcext:value-type="float">
            <text:p>-7,39103626009029</text:p>
          </table:table-cell>
          <table:table-cell table:style-name="ce696" table:formula="of:=IF(ABS([.$X$100]*SIN(RADIANS(22.5*[.R100])))&lt;10^-5;0;-[.$X$100]*SIN(RADIANS(22.5*[.R100])))" office:value-type="float" office:value="-5.65685424949238" calcext:value-type="float">
            <text:p>-5,65685424949238</text:p>
          </table:table-cell>
          <table:table-cell table:style-name="ce696" table:formula="of:=IF(ABS([.$X$100]*SIN(RADIANS(22.5*[.S100])))&lt;10^-5;0;-[.$X$100]*SIN(RADIANS(22.5*[.S100])))" office:value-type="float" office:value="-3.06146745892072" calcext:value-type="float">
            <text:p>-3,06146745892072</text:p>
          </table:table-cell>
          <table:table-cell table:style-name="ce696" table:formula="of:=IF(ABS([.$X$100]*SIN(RADIANS(22.5*[.T100])))&lt;10^-5;0;-[.$X$100]*SIN(RADIANS(22.5*[.T100])))" office:value-type="float" office:value="0" calcext:value-type="float">
            <text:p>0</text:p>
          </table:table-cell>
          <table:table-cell table:style-name="ce559" table:formula="of:=RANK([.B109];[.$B$102:.$B$113];0)" office:value-type="float" office:value="1" calcext:value-type="float">
            <text:p>1</text:p>
          </table:table-cell>
          <table:table-cell table:style-name="ce681" office:value-type="string" calcext:value-type="string">
            <text:p>y<text:span text:style-name="T41">8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5" office:value-type="float" office:value="9" calcext:value-type="float">
            <text:p>9</text:p>
          </table:table-cell>
          <table:table-cell table:style-name="ce535" table:formula="of:=RANDBETWEEN(1;1000000)" office:value-type="float" office:value="705054" calcext:value-type="float">
            <text:p>705054</text:p>
          </table:table-cell>
          <table:table-cell table:style-name="ce681" office:value-type="string" calcext:value-type="string">
            <text:p>y<text:span text:style-name="T41">9</text:span></text:p>
          </table:table-cell>
          <table:table-cell table:style-name="ce695" table:formula="of:=IF(ABS(-[.$W$100]*SIN(RADIANS(45*[.D100])))&lt;10^-5;0;-[.$W$100]*SIN(RADIANS(45*[.D100])))" office:value-type="float" office:value="0" calcext:value-type="float">
            <text:p>0</text:p>
          </table:table-cell>
          <table:table-cell table:style-name="ce695" table:formula="of:=IF(ABS(-[.$W$100]*SIN(RADIANS(45*[.E100])))&lt;10^-5;0;-[.$W$100]*SIN(RADIANS(45*[.E100])))" office:value-type="float" office:value="-5.65685424949238" calcext:value-type="float">
            <text:p>-5,65685424949238</text:p>
          </table:table-cell>
          <table:table-cell table:style-name="ce695" table:formula="of:=IF(ABS(-[.$W$100]*SIN(RADIANS(45*[.F100])))&lt;10^-5;0;-[.$W$100]*SIN(RADIANS(45*[.F100])))" office:value-type="float" office:value="-8" calcext:value-type="float">
            <text:p>-8</text:p>
          </table:table-cell>
          <table:table-cell table:style-name="ce695" table:formula="of:=IF(ABS(-[.$W$100]*SIN(RADIANS(45*[.G100])))&lt;10^-5;0;-[.$W$100]*SIN(RADIANS(45*[.G100])))" office:value-type="float" office:value="-5.65685424949238" calcext:value-type="float">
            <text:p>-5,65685424949238</text:p>
          </table:table-cell>
          <table:table-cell table:style-name="ce695" table:formula="of:=IF(ABS(-[.$W$100]*SIN(RADIANS(45*[.H100])))&lt;10^-5;0;-[.$W$100]*SIN(RADIANS(45*[.H100])))" office:value-type="float" office:value="0" calcext:value-type="float">
            <text:p>0</text:p>
          </table:table-cell>
          <table:table-cell table:style-name="ce695" table:formula="of:=IF(ABS(-[.$X$100]*SIN(RADIANS(45*[.I100])))&lt;10^-5;0;-[.$X$100]*SIN(RADIANS(45*[.I100])))" office:value-type="float" office:value="5.65685424949238" calcext:value-type="float">
            <text:p>5,65685424949238</text:p>
          </table:table-cell>
          <table:table-cell table:style-name="ce695" table:formula="of:=IF(ABS(-[.$X$100]*SIN(RADIANS(45*[.J100])))&lt;10^-5;0;-[.$X$100]*SIN(RADIANS(45*[.J100])))" office:value-type="float" office:value="8" calcext:value-type="float">
            <text:p>8</text:p>
          </table:table-cell>
          <table:table-cell table:style-name="ce695" table:formula="of:=IF(ABS(-[.$X$100]*SIN(RADIANS(45*[.K100])))&lt;10^-5;0;-[.$X$100]*SIN(RADIANS(45*[.K100])))" office:value-type="float" office:value="5.65685424949238" calcext:value-type="float">
            <text:p>5,65685424949238</text:p>
          </table:table-cell>
          <table:table-cell table:style-name="ce695" table:formula="of:=IF(ABS(-[.$X$100]*SIN(RADIANS(45*[.L100])))&lt;10^-5;0;-[.$X$100]*SIN(RADIANS(45*[.L100])))" office:value-type="float" office:value="0" calcext:value-type="float">
            <text:p>0</text:p>
          </table:table-cell>
          <table:table-cell table:style-name="ce695" table:formula="of:=IF(ABS(-[.$Y$100]*SIN(RADIANS(45*[.M100])))&lt;10^-5;0;-[.$Y$100]*SIN(RADIANS(45*[.M100])))" office:value-type="float" office:value="-4.24264068711929" calcext:value-type="float">
            <text:p>-4,24264068711929</text:p>
          </table:table-cell>
          <table:table-cell table:style-name="ce695" table:formula="of:=IF(ABS(-[.$Y$100]*SIN(RADIANS(45*[.N100])))&lt;10^-5;0;-[.$Y$100]*SIN(RADIANS(45*[.N100])))" office:value-type="float" office:value="-6" calcext:value-type="float">
            <text:p>-6</text:p>
          </table:table-cell>
          <table:table-cell table:style-name="ce695" table:formula="of:=IF(ABS(-[.$Y$100]*SIN(RADIANS(45*[.O100])))&lt;10^-5;0;-[.$Y$100]*SIN(RADIANS(45*[.O100])))" office:value-type="float" office:value="-4.24264068711929" calcext:value-type="float">
            <text:p>-4,24264068711929</text:p>
          </table:table-cell>
          <table:table-cell table:style-name="ce695" table:formula="of:=IF(ABS(-[.$Y$100]*SIN(RADIANS(45*[.P100])))&lt;10^-5;0;-[.$Y$100]*SIN(RADIANS(45*[.P100])))" office:value-type="float" office:value="0" calcext:value-type="float">
            <text:p>0</text:p>
          </table:table-cell>
          <table:table-cell table:style-name="ce695" table:formula="of:=IF(ABS(-[.$Z$100]*SIN(RADIANS(45*[.Q100])))&lt;10^-5;0;-[.$Z$100]*SIN(RADIANS(45*[.Q100])))" office:value-type="float" office:value="5.65685424949238" calcext:value-type="float">
            <text:p>5,65685424949238</text:p>
          </table:table-cell>
          <table:table-cell table:style-name="ce695" table:formula="of:=IF(ABS(-[.$Z$100]*SIN(RADIANS(45*[.R100])))&lt;10^-5;0;-[.$Z$100]*SIN(RADIANS(45*[.R100])))" office:value-type="float" office:value="8" calcext:value-type="float">
            <text:p>8</text:p>
          </table:table-cell>
          <table:table-cell table:style-name="ce695" table:formula="of:=IF(ABS(-[.$Z$100]*SIN(RADIANS(45*[.S100])))&lt;10^-5;0;-[.$Z$100]*SIN(RADIANS(45*[.S100])))" office:value-type="float" office:value="5.65685424949238" calcext:value-type="float">
            <text:p>5,65685424949238</text:p>
          </table:table-cell>
          <table:table-cell table:style-name="ce695" table:formula="of:=IF(ABS(-[.$Z$100]*SIN(RADIANS(45*[.T100])))&lt;10^-5;0;-[.$Z$100]*SIN(RADIANS(45*[.T100])))" office:value-type="float" office:value="0" calcext:value-type="float">
            <text:p>0</text:p>
          </table:table-cell>
          <table:table-cell table:style-name="ce559" table:formula="of:=RANK([.B110];[.$B$102:.$B$113];0)" office:value-type="float" office:value="6" calcext:value-type="float">
            <text:p>6</text:p>
          </table:table-cell>
          <table:table-cell table:style-name="ce681" office:value-type="string" calcext:value-type="string">
            <text:p>y<text:span text:style-name="T41">9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6" office:value-type="float" office:value="10" calcext:value-type="float">
            <text:p>10</text:p>
          </table:table-cell>
          <table:table-cell table:style-name="ce634" table:formula="of:=RANDBETWEEN(1;1000000)" office:value-type="float" office:value="603071" calcext:value-type="float">
            <text:p>603071</text:p>
          </table:table-cell>
          <table:table-cell table:style-name="ce681" office:value-type="string" calcext:value-type="string">
            <text:p>y<text:span text:style-name="T41">10</text:span></text:p>
          </table:table-cell>
          <table:table-cell table:style-name="ce698" table:formula="of:=IF(ABS(-[.$W$100]*COS(RADIANS(45*[.D100])))&lt;10^-5;0;-[.$W$100]*COS(RADIANS(45*[.D100])))" office:value-type="float" office:value="-8" calcext:value-type="float">
            <text:p>-8</text:p>
          </table:table-cell>
          <table:table-cell table:style-name="ce698" table:formula="of:=IF(ABS(-[.$W$100]*COS(RADIANS(45*[.E100])))&lt;10^-5;0;-[.$W$100]*COS(RADIANS(45*[.E100])))" office:value-type="float" office:value="-5.65685424949238" calcext:value-type="float">
            <text:p>-5,65685424949238</text:p>
          </table:table-cell>
          <table:table-cell table:style-name="ce698" table:formula="of:=IF(ABS(-[.$W$100]*COS(RADIANS(45*[.F100])))&lt;10^-5;0;-[.$W$100]*COS(RADIANS(45*[.F100])))" office:value-type="float" office:value="0" calcext:value-type="float">
            <text:p>0</text:p>
          </table:table-cell>
          <table:table-cell table:style-name="ce698" table:formula="of:=IF(ABS(-[.$X$100]*COS(RADIANS(45*[.G100])))&lt;10^-5;0;-[.$X$100]*COS(RADIANS(45*[.G100])))" office:value-type="float" office:value="5.65685424949238" calcext:value-type="float">
            <text:p>5,65685424949238</text:p>
          </table:table-cell>
          <table:table-cell table:style-name="ce698" table:formula="of:=IF(ABS(-[.$X$100]*COS(RADIANS(45*[.H100])))&lt;10^-5;0;-[.$X$100]*COS(RADIANS(45*[.H100])))" office:value-type="float" office:value="8" calcext:value-type="float">
            <text:p>8</text:p>
          </table:table-cell>
          <table:table-cell table:style-name="ce698" table:formula="of:=IF(ABS(-[.$X$100]*COS(RADIANS(45*[.I100])))&lt;10^-5;0;-[.$X$100]*COS(RADIANS(45*[.I100])))" office:value-type="float" office:value="5.65685424949238" calcext:value-type="float">
            <text:p>5,65685424949238</text:p>
          </table:table-cell>
          <table:table-cell table:style-name="ce698" table:formula="of:=IF(ABS(-[.$X$100]*COS(RADIANS(45*[.J100])))&lt;10^-5;0;-[.$X$100]*COS(RADIANS(45*[.J100])))" office:value-type="float" office:value="0" calcext:value-type="float">
            <text:p>0</text:p>
          </table:table-cell>
          <table:table-cell table:style-name="ce698" table:formula="of:=IF(ABS(-[.$Y$100]*COS(RADIANS(45*[.K100])))&lt;10^-5;0;-[.$Y$100]*COS(RADIANS(45*[.K100])))" office:value-type="float" office:value="-4.24264068711929" calcext:value-type="float">
            <text:p>-4,24264068711929</text:p>
          </table:table-cell>
          <table:table-cell table:style-name="ce698" table:formula="of:=IF(ABS(-[.$Y$100]*COS(RADIANS(45*[.L100])))&lt;10^-5;0;-[.$Y$100]*COS(RADIANS(45*[.L100])))" office:value-type="float" office:value="-6" calcext:value-type="float">
            <text:p>-6</text:p>
          </table:table-cell>
          <table:table-cell table:style-name="ce698" table:formula="of:=IF(ABS(-[.$Y$100]*COS(RADIANS(45*[.M100])))&lt;10^-5;0;-[.$Y$100]*COS(RADIANS(45*[.M100])))" office:value-type="float" office:value="-4.24264068711929" calcext:value-type="float">
            <text:p>-4,24264068711929</text:p>
          </table:table-cell>
          <table:table-cell table:style-name="ce698" table:formula="of:=IF(ABS(-[.$Y$100]*COS(RADIANS(45*[.N100])))&lt;10^-5;0;-[.$Y$100]*COS(RADIANS(45*[.N100])))" office:value-type="float" office:value="0" calcext:value-type="float">
            <text:p>0</text:p>
          </table:table-cell>
          <table:table-cell table:style-name="ce698" table:formula="of:=IF(ABS(-[.$Z$100]*COS(RADIANS(45*[.O100])))&lt;10^-5;0;-[.$Z$100]*COS(RADIANS(45*[.O100])))" office:value-type="float" office:value="5.65685424949238" calcext:value-type="float">
            <text:p>5,65685424949238</text:p>
          </table:table-cell>
          <table:table-cell table:style-name="ce698" table:formula="of:=IF(ABS(-[.$Z$100]*COS(RADIANS(45*[.P100])))&lt;10^-5;0;-[.$Z$100]*COS(RADIANS(45*[.P100])))" office:value-type="float" office:value="8" calcext:value-type="float">
            <text:p>8</text:p>
          </table:table-cell>
          <table:table-cell table:style-name="ce698" table:formula="of:=IF(ABS(-[.$Z$100]*COS(RADIANS(45*[.Q100])))&lt;10^-5;0;-[.$Z$100]*COS(RADIANS(45*[.Q100])))" office:value-type="float" office:value="5.65685424949238" calcext:value-type="float">
            <text:p>5,65685424949238</text:p>
          </table:table-cell>
          <table:table-cell table:style-name="ce698" table:formula="of:=IF(ABS(-[.$Z$100]*COS(RADIANS(45*[.R100])))&lt;10^-5;0;-[.$Z$100]*COS(RADIANS(45*[.R100])))" office:value-type="float" office:value="0" calcext:value-type="float">
            <text:p>0</text:p>
          </table:table-cell>
          <table:table-cell table:style-name="ce698" table:formula="of:=IF(ABS(-[.$AA$100]*COS(RADIANS(45*[.S100])))&lt;10^-5;0;-[.$AA$100]*COS(RADIANS(45*[.S100])))" office:value-type="float" office:value="-4.94974746830583" calcext:value-type="float">
            <text:p>-4,94974746830583</text:p>
          </table:table-cell>
          <table:table-cell table:style-name="ce698" table:formula="of:=IF(ABS(-[.$AA$100]*COS(RADIANS(45*[.T100])))&lt;10^-5;0;-[.$AA$100]*COS(RADIANS(45*[.T100])))" office:value-type="float" office:value="-7" calcext:value-type="float">
            <text:p>-7</text:p>
          </table:table-cell>
          <table:table-cell table:style-name="ce559" table:formula="of:=RANK([.B111];[.$B$102:.$B$113];0)" office:value-type="float" office:value="8" calcext:value-type="float">
            <text:p>8</text:p>
          </table:table-cell>
          <table:table-cell table:style-name="ce681" office:value-type="string" calcext:value-type="string">
            <text:p>y<text:span text:style-name="T41">10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5" office:value-type="float" office:value="11" calcext:value-type="float">
            <text:p>11</text:p>
          </table:table-cell>
          <table:table-cell table:style-name="ce535" table:formula="of:=RANDBETWEEN(1;1000000)" office:value-type="float" office:value="271716" calcext:value-type="float">
            <text:p>271716</text:p>
          </table:table-cell>
          <table:table-cell table:style-name="ce681" office:value-type="string" calcext:value-type="string">
            <text:p>y<text:span text:style-name="T41">11</text:span></text:p>
          </table:table-cell>
          <table:table-cell table:style-name="ce695" table:formula="of:=IF(ABS(-[.$W$100]*SIN(RADIANS(22.5*[.D100])))&lt;10^-5;0;-ABS([.$W$100]*SIN(RADIANS(22.5*[.D100]))))" office:value-type="float" office:value="0" calcext:value-type="float">
            <text:p>0</text:p>
          </table:table-cell>
          <table:table-cell table:style-name="ce695" table:formula="of:=IF(ABS(-[.$W$100]*SIN(RADIANS(22.5*[.E100])))&lt;10^-5;0;-ABS([.$W$100]*SIN(RADIANS(22.5*[.E100]))))" office:value-type="float" office:value="-3.06146745892072" calcext:value-type="float">
            <text:p>-3,06146745892072</text:p>
          </table:table-cell>
          <table:table-cell table:style-name="ce695" table:formula="of:=IF(ABS(-[.$W$100]*SIN(RADIANS(22.5*[.F100])))&lt;10^-5;0;-ABS([.$W$100]*SIN(RADIANS(22.5*[.F100]))))" office:value-type="float" office:value="-5.65685424949238" calcext:value-type="float">
            <text:p>-5,65685424949238</text:p>
          </table:table-cell>
          <table:table-cell table:style-name="ce695" table:formula="of:=IF(ABS(-[.$W$100]*SIN(RADIANS(22.5*[.G100])))&lt;10^-5;0;-ABS([.$W$100]*SIN(RADIANS(22.5*[.G100]))))" office:value-type="float" office:value="-7.39103626009029" calcext:value-type="float">
            <text:p>-7,39103626009029</text:p>
          </table:table-cell>
          <table:table-cell table:style-name="ce695" table:formula="of:=IF(ABS(-[.$W$100]*SIN(RADIANS(22.5*[.H100])))&lt;10^-5;0;-ABS([.$W$100]*SIN(RADIANS(22.5*[.H100]))))" office:value-type="float" office:value="-8" calcext:value-type="float">
            <text:p>-8</text:p>
          </table:table-cell>
          <table:table-cell table:style-name="ce695" table:formula="of:=IF(ABS(-[.$W$100]*SIN(RADIANS(22.5*[.I100])))&lt;10^-5;0;-ABS([.$W$100]*SIN(RADIANS(22.5*[.I100]))))" office:value-type="float" office:value="-7.39103626009029" calcext:value-type="float">
            <text:p>-7,39103626009029</text:p>
          </table:table-cell>
          <table:table-cell table:style-name="ce695" table:formula="of:=IF(ABS(-[.$W$100]*SIN(RADIANS(22.5*[.J100])))&lt;10^-5;0;-ABS([.$W$100]*SIN(RADIANS(22.5*[.J100]))))" office:value-type="float" office:value="-5.65685424949238" calcext:value-type="float">
            <text:p>-5,65685424949238</text:p>
          </table:table-cell>
          <table:table-cell table:style-name="ce695" table:formula="of:=IF(ABS(-[.$W$100]*SIN(RADIANS(22.5*[.K100])))&lt;10^-5;0;-ABS([.$W$100]*SIN(RADIANS(22.5*[.K100]))))" office:value-type="float" office:value="-3.06146745892072" calcext:value-type="float">
            <text:p>-3,06146745892072</text:p>
          </table:table-cell>
          <table:table-cell table:style-name="ce695" table:formula="of:=IF(ABS(-[.$W$100]*SIN(RADIANS(22.5*[.L100])))&lt;10^-5;0;-ABS([.$W$100]*SIN(RADIANS(22.5*[.L100]))))" office:value-type="float" office:value="0" calcext:value-type="float">
            <text:p>0</text:p>
          </table:table-cell>
          <table:table-cell table:style-name="ce695" table:formula="of:=IF(ABS(-[.$X$100]*SIN(RADIANS(22.5*[.M100])))&lt;10^-5;0;-ABS([.$X$100]*SIN(RADIANS(22.5*[.M100]))))" office:value-type="float" office:value="-3.06146745892072" calcext:value-type="float">
            <text:p>-3,06146745892072</text:p>
          </table:table-cell>
          <table:table-cell table:style-name="ce695" table:formula="of:=IF(ABS(-[.$X$100]*SIN(RADIANS(22.5*[.N100])))&lt;10^-5;0;-ABS([.$X$100]*SIN(RADIANS(22.5*[.N100]))))" office:value-type="float" office:value="-5.65685424949238" calcext:value-type="float">
            <text:p>-5,65685424949238</text:p>
          </table:table-cell>
          <table:table-cell table:style-name="ce695" table:formula="of:=IF(ABS(-[.$X$100]*SIN(RADIANS(22.5*[.O100])))&lt;10^-5;0;-ABS([.$X$100]*SIN(RADIANS(22.5*[.O100]))))" office:value-type="float" office:value="-7.39103626009029" calcext:value-type="float">
            <text:p>-7,39103626009029</text:p>
          </table:table-cell>
          <table:table-cell table:style-name="ce695" table:formula="of:=IF(ABS(-[.$X$100]*SIN(RADIANS(22.5*[.P100])))&lt;10^-5;0;-ABS([.$X$100]*SIN(RADIANS(22.5*[.P100]))))" office:value-type="float" office:value="-8" calcext:value-type="float">
            <text:p>-8</text:p>
          </table:table-cell>
          <table:table-cell table:style-name="ce695" table:formula="of:=IF(ABS(-[.$X$100]*SIN(RADIANS(22.5*[.Q100])))&lt;10^-5;0;-ABS([.$X$100]*SIN(RADIANS(22.5*[.Q100]))))" office:value-type="float" office:value="-7.39103626009029" calcext:value-type="float">
            <text:p>-7,39103626009029</text:p>
          </table:table-cell>
          <table:table-cell table:style-name="ce695" table:formula="of:=IF(ABS(-[.$X$100]*SIN(RADIANS(22.5*[.R100])))&lt;10^-5;0;-ABS([.$X$100]*SIN(RADIANS(22.5*[.R100]))))" office:value-type="float" office:value="-5.65685424949238" calcext:value-type="float">
            <text:p>-5,65685424949238</text:p>
          </table:table-cell>
          <table:table-cell table:style-name="ce695" table:formula="of:=IF(ABS(-[.$X$100]*SIN(RADIANS(22.5*[.S100])))&lt;10^-5;0;-ABS([.$X$100]*SIN(RADIANS(22.5*[.S100]))))" office:value-type="float" office:value="-3.06146745892072" calcext:value-type="float">
            <text:p>-3,06146745892072</text:p>
          </table:table-cell>
          <table:table-cell table:style-name="ce695" table:formula="of:=IF(ABS(-[.$X$100]*SIN(RADIANS(22.5*[.T100])))&lt;10^-5;0;-ABS([.$X$100]*SIN(RADIANS(22.5*[.T100]))))" office:value-type="float" office:value="0" calcext:value-type="float">
            <text:p>0</text:p>
          </table:table-cell>
          <table:table-cell table:style-name="ce559" table:formula="of:=RANK([.B112];[.$B$102:.$B$113];0)" office:value-type="float" office:value="10" calcext:value-type="float">
            <text:p>10</text:p>
          </table:table-cell>
          <table:table-cell table:style-name="ce681" office:value-type="string" calcext:value-type="string">
            <text:p>y<text:span text:style-name="T41">11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6" office:value-type="float" office:value="12" calcext:value-type="float">
            <text:p>12</text:p>
          </table:table-cell>
          <table:table-cell table:style-name="ce634" table:formula="of:=RANDBETWEEN(1;1000000)" office:value-type="float" office:value="728719" calcext:value-type="float">
            <text:p>728719</text:p>
          </table:table-cell>
          <table:table-cell table:style-name="ce681" office:value-type="string" calcext:value-type="string">
            <text:p>y<text:span text:style-name="T41">12</text:span></text:p>
          </table:table-cell>
          <table:table-cell table:style-name="ce696" table:formula="of:=IF(ABS(-[.$W$100]*COS(RADIANS(22.5*[.D100])))&lt;10^-5;0;-ABS([.$W$100]*COS(RADIANS(22.5*[.D100]))))" office:value-type="float" office:value="-8" calcext:value-type="float">
            <text:p>-8</text:p>
          </table:table-cell>
          <table:table-cell table:style-name="ce696" table:formula="of:=IF(ABS(-[.$W$100]*COS(RADIANS(22.5*[.E100])))&lt;10^-5;0;-ABS([.$W$100]*COS(RADIANS(22.5*[.E100]))))" office:value-type="float" office:value="-7.39103626009029" calcext:value-type="float">
            <text:p>-7,39103626009029</text:p>
          </table:table-cell>
          <table:table-cell table:style-name="ce696" table:formula="of:=IF(ABS(-[.$W$100]*COS(RADIANS(22.5*[.F100])))&lt;10^-5;0;-ABS([.$W$100]*COS(RADIANS(22.5*[.F100]))))" office:value-type="float" office:value="-5.65685424949238" calcext:value-type="float">
            <text:p>-5,65685424949238</text:p>
          </table:table-cell>
          <table:table-cell table:style-name="ce696" table:formula="of:=IF(ABS(-[.$W$100]*COS(RADIANS(22.5*[.G100])))&lt;10^-5;0;-ABS([.$W$100]*COS(RADIANS(22.5*[.G100]))))" office:value-type="float" office:value="-3.06146745892072" calcext:value-type="float">
            <text:p>-3,06146745892072</text:p>
          </table:table-cell>
          <table:table-cell table:style-name="ce696" table:formula="of:=IF(ABS(-[.$W$100]*COS(RADIANS(22.5*[.H100])))&lt;10^-5;0;-ABS([.$W$100]*COS(RADIANS(22.5*[.H100]))))" office:value-type="float" office:value="0" calcext:value-type="float">
            <text:p>0</text:p>
          </table:table-cell>
          <table:table-cell table:style-name="ce696" table:formula="of:=IF(ABS(-[.$X$100]*COS(RADIANS(22.5*[.I100])))&lt;10^-5;0;-ABS([.$X$100]*COS(RADIANS(22.5*[.I100]))))" office:value-type="float" office:value="-3.06146745892072" calcext:value-type="float">
            <text:p>-3,06146745892072</text:p>
          </table:table-cell>
          <table:table-cell table:style-name="ce696" table:formula="of:=IF(ABS(-[.$X$100]*COS(RADIANS(22.5*[.J100])))&lt;10^-5;0;-ABS([.$X$100]*COS(RADIANS(22.5*[.J100]))))" office:value-type="float" office:value="-5.65685424949238" calcext:value-type="float">
            <text:p>-5,65685424949238</text:p>
          </table:table-cell>
          <table:table-cell table:style-name="ce696" table:formula="of:=IF(ABS(-[.$X$100]*COS(RADIANS(22.5*[.K100])))&lt;10^-5;0;-ABS([.$X$100]*COS(RADIANS(22.5*[.K100]))))" office:value-type="float" office:value="-7.39103626009029" calcext:value-type="float">
            <text:p>-7,39103626009029</text:p>
          </table:table-cell>
          <table:table-cell table:style-name="ce696" table:formula="of:=IF(ABS(-[.$X$100]*COS(RADIANS(22.5*[.L100])))&lt;10^-5;0;-ABS([.$X$100]*COS(RADIANS(22.5*[.L100]))))" office:value-type="float" office:value="-8" calcext:value-type="float">
            <text:p>-8</text:p>
          </table:table-cell>
          <table:table-cell table:style-name="ce696" table:formula="of:=IF(ABS(-[.$X$100]*COS(RADIANS(22.5*[.M100])))&lt;10^-5;0;-ABS([.$X$100]*COS(RADIANS(22.5*[.M100]))))" office:value-type="float" office:value="-7.39103626009029" calcext:value-type="float">
            <text:p>-7,39103626009029</text:p>
          </table:table-cell>
          <table:table-cell table:style-name="ce696" table:formula="of:=IF(ABS(-[.$X$100]*COS(RADIANS(22.5*[.N100])))&lt;10^-5;0;-ABS([.$X$100]*COS(RADIANS(22.5*[.N100]))))" office:value-type="float" office:value="-5.65685424949238" calcext:value-type="float">
            <text:p>-5,65685424949238</text:p>
          </table:table-cell>
          <table:table-cell table:style-name="ce696" table:formula="of:=IF(ABS(-[.$X$100]*COS(RADIANS(22.5*[.O100])))&lt;10^-5;0;-ABS([.$X$100]*COS(RADIANS(22.5*[.O100]))))" office:value-type="float" office:value="-3.06146745892072" calcext:value-type="float">
            <text:p>-3,06146745892072</text:p>
          </table:table-cell>
          <table:table-cell table:style-name="ce696" table:formula="of:=IF(ABS(-[.$X$100]*COS(RADIANS(22.5*[.P100])))&lt;10^-5;0;-ABS([.$X$100]*COS(RADIANS(22.5*[.P100]))))" office:value-type="float" office:value="0" calcext:value-type="float">
            <text:p>0</text:p>
          </table:table-cell>
          <table:table-cell table:style-name="ce696" table:formula="of:=IF(ABS(-[.$Y$100]*COS(RADIANS(22.5*[.Q100])))&lt;10^-5;0;-ABS([.$Y$100]*COS(RADIANS(22.5*[.Q100]))))" office:value-type="float" office:value="-2.29610059419054" calcext:value-type="float">
            <text:p>-2,29610059419054</text:p>
          </table:table-cell>
          <table:table-cell table:style-name="ce696" table:formula="of:=IF(ABS(-[.$Y$100]*COS(RADIANS(22.5*[.R100])))&lt;10^-5;0;-ABS([.$Y$100]*COS(RADIANS(22.5*[.R100]))))" office:value-type="float" office:value="-4.24264068711929" calcext:value-type="float">
            <text:p>-4,24264068711929</text:p>
          </table:table-cell>
          <table:table-cell table:style-name="ce696" table:formula="of:=IF(ABS(-[.$Y$100]*COS(RADIANS(22.5*[.S100])))&lt;10^-5;0;-ABS([.$Y$100]*COS(RADIANS(22.5*[.S100]))))" office:value-type="float" office:value="-5.54327719506772" calcext:value-type="float">
            <text:p>-5,54327719506772</text:p>
          </table:table-cell>
          <table:table-cell table:style-name="ce696" table:formula="of:=IF(ABS(-[.$Y$100]*COS(RADIANS(22.5*[.T100])))&lt;10^-5;0;-ABS([.$Y$100]*COS(RADIANS(22.5*[.T100]))))" office:value-type="float" office:value="-6" calcext:value-type="float">
            <text:p>-6</text:p>
          </table:table-cell>
          <table:table-cell table:style-name="ce559" table:formula="of:=RANK([.B113];[.$B$102:.$B$113];0)" office:value-type="float" office:value="5" calcext:value-type="float">
            <text:p>5</text:p>
          </table:table-cell>
          <table:table-cell table:style-name="ce681" office:value-type="string" calcext:value-type="string">
            <text:p>y<text:span text:style-name="T41">1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5" office:value-type="float" office:value="13" calcext:value-type="float">
            <text:p>13</text:p>
          </table:table-cell>
          <table:table-cell table:style-name="ce535" table:formula="of:=RANDBETWEEN(1;1000000)" office:value-type="float" office:value="868974" calcext:value-type="float">
            <text:p>868974</text:p>
          </table:table-cell>
          <table:table-cell table:style-name="ce681" office:value-type="string" calcext:value-type="string">
            <text:p>y<text:span text:style-name="T41">13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1">13</text:span></text:p>
          </table:table-cell>
          <table:table-cell table:style-name="ce685" table:number-columns-repeated="5"/>
          <table:table-cell table:style-name="ce683" table:number-columns-repeated="6"/>
          <table:table-cell table:style-name="ce925"/>
          <table:table-cell table:style-name="ce685" table:number-columns-repeated="6"/>
          <table:table-cell table:style-name="ce683" table:number-columns-repeated="6"/>
          <table:table-cell table:style-name="ce925"/>
          <table:table-cell table:style-name="ce685" table:number-columns-repeated="6"/>
          <table:table-cell table:style-name="ce683" table:number-columns-repeated="5"/>
          <table:table-cell table:style-name="ce925"/>
          <table:table-cell table:style-name="ce824" table:number-columns-repeated="6"/>
          <table:table-cell table:style-name="ce897" table:number-columns-repeated="5"/>
          <table:table-cell table:style-name="ce824" table:number-columns-repeated="7"/>
          <table:table-cell table:style-name="ce897" table:number-columns-repeated="15"/>
          <table:table-cell table:style-name="ce963"/>
          <table:table-cell table:style-name="ce581" table:number-columns-repeated="22"/>
          <table:table-cell table:style-name="ce922"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6" office:value-type="float" office:value="14" calcext:value-type="float">
            <text:p>14</text:p>
          </table:table-cell>
          <table:table-cell table:style-name="ce634" table:formula="of:=RANDBETWEEN(1;1000000)" office:value-type="float" office:value="639827" calcext:value-type="float">
            <text:p>639827</text:p>
          </table:table-cell>
          <table:table-cell table:style-name="ce681" office:value-type="string" calcext:value-type="string">
            <text:p>y<text:span text:style-name="T41">14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1">1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5" office:value-type="float" office:value="15" calcext:value-type="float">
            <text:p>15</text:p>
          </table:table-cell>
          <table:table-cell table:style-name="ce535" table:formula="of:=RANDBETWEEN(1;1000000)" office:value-type="float" office:value="536132" calcext:value-type="float">
            <text:p>536132</text:p>
          </table:table-cell>
          <table:table-cell table:style-name="ce681" office:value-type="string" calcext:value-type="string">
            <text:p>y<text:span text:style-name="T41">15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1">1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6" office:value-type="float" office:value="16" calcext:value-type="float">
            <text:p>16</text:p>
          </table:table-cell>
          <table:table-cell table:style-name="ce634" table:formula="of:=RANDBETWEEN(1;1000000)" office:value-type="float" office:value="323392" calcext:value-type="float">
            <text:p>323392</text:p>
          </table:table-cell>
          <table:table-cell table:style-name="ce681" office:value-type="string" calcext:value-type="string">
            <text:p>y<text:span text:style-name="T41">16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1">16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5" office:value-type="float" office:value="17" calcext:value-type="float">
            <text:p>17</text:p>
          </table:table-cell>
          <table:table-cell table:style-name="ce535" table:formula="of:=RANDBETWEEN(1;1000000)" office:value-type="float" office:value="633718" calcext:value-type="float">
            <text:p>633718</text:p>
          </table:table-cell>
          <table:table-cell table:style-name="ce681" office:value-type="string" calcext:value-type="string">
            <text:p>y<text:span text:style-name="T41">17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1">17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6" office:value-type="float" office:value="18" calcext:value-type="float">
            <text:p>18</text:p>
          </table:table-cell>
          <table:table-cell table:style-name="ce634" table:formula="of:=RANDBETWEEN(1;1000000)" office:value-type="float" office:value="970650" calcext:value-type="float">
            <text:p>970650</text:p>
          </table:table-cell>
          <table:table-cell table:style-name="ce681" office:value-type="string" calcext:value-type="string">
            <text:p>y<text:span text:style-name="T41">18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1">18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5" office:value-type="float" office:value="19" calcext:value-type="float">
            <text:p>19</text:p>
          </table:table-cell>
          <table:table-cell table:style-name="ce535" table:formula="of:=RANDBETWEEN(1;1000000)" office:value-type="float" office:value="274654" calcext:value-type="float">
            <text:p>274654</text:p>
          </table:table-cell>
          <table:table-cell table:style-name="ce681" office:value-type="string" calcext:value-type="string">
            <text:p>y<text:span text:style-name="T41">19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1">19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6" office:value-type="float" office:value="20" calcext:value-type="float">
            <text:p>20</text:p>
          </table:table-cell>
          <table:table-cell table:style-name="ce634" table:formula="of:=RANDBETWEEN(1;1000000)" office:value-type="float" office:value="703647" calcext:value-type="float">
            <text:p>703647</text:p>
          </table:table-cell>
          <table:table-cell table:style-name="ce681" office:value-type="string" calcext:value-type="string">
            <text:p>y<text:span text:style-name="T41">20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41">20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5" office:value-type="float" office:value="21" calcext:value-type="float">
            <text:p>21</text:p>
          </table:table-cell>
          <table:table-cell table:style-name="ce535" table:formula="of:=RANDBETWEEN(1;1000000)" office:value-type="float" office:value="585407" calcext:value-type="float">
            <text:p>585407</text:p>
          </table:table-cell>
          <table:table-cell table:style-name="ce681" office:value-type="string" calcext:value-type="string">
            <text:p>y<text:span text:style-name="T41">21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41">21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style-name="ce581" table:number-columns-repeated="22"/>
          <table:table-cell table:number-columns-repeated="866"/>
          <table:table-cell table:style-name="ce581"/>
          <table:table-cell table:style-name="ce570" table:number-columns-repeated="41"/>
          <table:table-cell/>
        </table:table-row>
        <table:table-row table:style-name="ro19">
          <table:table-cell table:style-name="ce586" office:value-type="float" office:value="22" calcext:value-type="float">
            <text:p>22</text:p>
          </table:table-cell>
          <table:table-cell table:style-name="ce634" table:formula="of:=RANDBETWEEN(1;1000000)" office:value-type="float" office:value="506530" calcext:value-type="float">
            <text:p>506530</text:p>
          </table:table-cell>
          <table:table-cell table:style-name="ce681" office:value-type="string" calcext:value-type="string">
            <text:p>y<text:span text:style-name="T15">22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15">22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number-columns-repeated="931"/>
        </table:table-row>
        <table:table-row table:style-name="ro19">
          <table:table-cell table:style-name="ce585" office:value-type="float" office:value="23" calcext:value-type="float">
            <text:p>23</text:p>
          </table:table-cell>
          <table:table-cell table:style-name="ce535" table:formula="of:=RANDBETWEEN(1;1000000)" office:value-type="float" office:value="191250" calcext:value-type="float">
            <text:p>191250</text:p>
          </table:table-cell>
          <table:table-cell table:style-name="ce681" office:value-type="string" calcext:value-type="string">
            <text:p>y<text:span text:style-name="T15">23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15">23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number-columns-repeated="931"/>
        </table:table-row>
        <table:table-row table:style-name="ro19">
          <table:table-cell table:style-name="ce586" office:value-type="float" office:value="24" calcext:value-type="float">
            <text:p>24</text:p>
          </table:table-cell>
          <table:table-cell table:style-name="ce634" table:formula="of:=RANDBETWEEN(1;1000000)" office:value-type="float" office:value="937941" calcext:value-type="float">
            <text:p>937941</text:p>
          </table:table-cell>
          <table:table-cell table:style-name="ce681" office:value-type="string" calcext:value-type="string">
            <text:p>y<text:span text:style-name="T15">24</text:span></text:p>
          </table:table-cell>
          <table:table-cell table:style-name="ce698" table:number-columns-repeated="9"/>
          <table:table-cell table:style-name="ce634" table:number-columns-repeated="8"/>
          <table:table-cell table:style-name="ce559"/>
          <table:table-cell table:style-name="ce681" office:value-type="string" calcext:value-type="string">
            <text:p>y<text:span text:style-name="T15">24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number-columns-repeated="931"/>
        </table:table-row>
        <table:table-row table:style-name="ro19">
          <table:table-cell table:style-name="ce585" office:value-type="float" office:value="25" calcext:value-type="float">
            <text:p>25</text:p>
          </table:table-cell>
          <table:table-cell table:style-name="ce535" table:formula="of:=RANDBETWEEN(1;1000000)" office:value-type="float" office:value="637542" calcext:value-type="float">
            <text:p>637542</text:p>
          </table:table-cell>
          <table:table-cell table:style-name="ce681" office:value-type="string" calcext:value-type="string">
            <text:p>y<text:span text:style-name="T15">25</text:span></text:p>
          </table:table-cell>
          <table:table-cell table:style-name="ce697" table:number-columns-repeated="9"/>
          <table:table-cell table:style-name="ce535" table:number-columns-repeated="8"/>
          <table:table-cell table:style-name="ce559"/>
          <table:table-cell table:style-name="ce681" office:value-type="string" calcext:value-type="string">
            <text:p>y<text:span text:style-name="T15">25</text:span></text:p>
          </table:table-cell>
          <table:table-cell table:style-name="ce685" table:number-columns-repeated="11"/>
          <table:table-cell table:style-name="ce925"/>
          <table:table-cell table:style-name="ce685" table:number-columns-repeated="12"/>
          <table:table-cell table:style-name="ce925"/>
          <table:table-cell table:style-name="ce685" table:number-columns-repeated="11"/>
          <table:table-cell table:style-name="ce925"/>
          <table:table-cell table:style-name="ce824" table:number-columns-repeated="33"/>
          <table:table-cell table:style-name="ce822"/>
          <table:table-cell table:number-columns-repeated="931"/>
        </table:table-row>
        <table:table-row table:style-name="ro3">
          <table:table-cell table:style-name="ce570" table:number-columns-repeated="25"/>
          <table:table-cell table:number-columns-repeated="34"/>
          <table:table-cell table:style-name="ce822" table:number-columns-repeated="34"/>
          <table:table-cell table:number-columns-repeated="931"/>
        </table:table-row>
        <table:table-row table:style-name="ro3">
          <table:table-cell table:style-name="ce570" table:number-columns-repeated="2"/>
          <table:table-cell table:style-name="ce682"/>
          <table:table-cell table:style-name="ce571" office:value-type="string" calcext:value-type="string">
            <text:p>D</text:p>
          </table:table-cell>
          <table:table-cell table:style-name="ce571" office:value-type="string" calcext:value-type="string">
            <text:p>E</text:p>
          </table:table-cell>
          <table:table-cell table:style-name="ce571" office:value-type="string" calcext:value-type="string">
            <text:p>F</text:p>
          </table:table-cell>
          <table:table-cell table:style-name="ce571" office:value-type="string" calcext:value-type="string">
            <text:p>G</text:p>
          </table:table-cell>
          <table:table-cell table:style-name="ce571" office:value-type="string" calcext:value-type="string">
            <text:p>H</text:p>
          </table:table-cell>
          <table:table-cell table:style-name="ce571" office:value-type="string" calcext:value-type="string">
            <text:p>I</text:p>
          </table:table-cell>
          <table:table-cell table:style-name="ce571" office:value-type="string" calcext:value-type="string">
            <text:p>J</text:p>
          </table:table-cell>
          <table:table-cell table:style-name="ce571" office:value-type="string" calcext:value-type="string">
            <text:p>K</text:p>
          </table:table-cell>
          <table:table-cell table:style-name="ce571" office:value-type="string" calcext:value-type="string">
            <text:p>L</text:p>
          </table:table-cell>
          <table:table-cell table:style-name="ce571" office:value-type="string" calcext:value-type="string">
            <text:p>M</text:p>
          </table:table-cell>
          <table:table-cell table:style-name="ce571" office:value-type="string" calcext:value-type="string">
            <text:p>N</text:p>
          </table:table-cell>
          <table:table-cell table:style-name="ce815"/>
          <table:table-cell table:style-name="ce571" office:value-type="string" calcext:value-type="string">
            <text:p>P</text:p>
          </table:table-cell>
          <table:table-cell table:style-name="ce571" office:value-type="string" calcext:value-type="string">
            <text:p>Q</text:p>
          </table:table-cell>
          <table:table-cell table:style-name="ce571" office:value-type="string" calcext:value-type="string">
            <text:p>R</text:p>
          </table:table-cell>
          <table:table-cell table:style-name="ce571" office:value-type="string" calcext:value-type="string">
            <text:p>S</text:p>
          </table:table-cell>
          <table:table-cell table:style-name="ce571" office:value-type="string" calcext:value-type="string">
            <text:p>T</text:p>
          </table:table-cell>
          <table:table-cell table:style-name="ce571" office:value-type="string" calcext:value-type="string">
            <text:p>U</text:p>
          </table:table-cell>
          <table:table-cell table:style-name="ce571" office:value-type="string" calcext:value-type="string">
            <text:p>V</text:p>
          </table:table-cell>
          <table:table-cell table:style-name="ce571" office:value-type="string" calcext:value-type="string">
            <text:p>W</text:p>
          </table:table-cell>
          <table:table-cell table:style-name="ce571" office:value-type="string" calcext:value-type="string">
            <text:p>X</text:p>
          </table:table-cell>
          <table:table-cell table:style-name="ce571" office:value-type="string" calcext:value-type="string">
            <text:p>Y</text:p>
          </table:table-cell>
          <table:table-cell table:style-name="ce571" office:value-type="string" calcext:value-type="string">
            <text:p>Z</text:p>
          </table:table-cell>
          <table:table-cell table:style-name="ce683"/>
          <table:table-cell table:number-columns-repeated="997"/>
        </table:table-row>
        <table:table-row table:style-name="ro3">
          <table:table-cell table:style-name="ce570" table:number-columns-repeated="2"/>
          <table:table-cell table:style-name="ce682"/>
          <table:table-cell table:style-name="ce699" office:value-type="string" calcext:value-type="string" table:number-columns-spanned="11" table:number-rows-spanned="1">
            <text:p>Abscisses pour le tableau de signes</text:p>
          </table:table-cell>
          <table:covered-table-cell table:style-name="ce714" office:value-type="float" office:value="2" calcext:value-type="float">
            <text:p>2</text:p>
          </table:covered-table-cell>
          <table:covered-table-cell table:style-name="ce714" office:value-type="float" office:value="3" calcext:value-type="float">
            <text:p>3</text:p>
          </table:covered-table-cell>
          <table:covered-table-cell table:style-name="ce714" office:value-type="float" office:value="4" calcext:value-type="float">
            <text:p>4</text:p>
          </table:covered-table-cell>
          <table:covered-table-cell table:style-name="ce714" office:value-type="float" office:value="5" calcext:value-type="float">
            <text:p>5</text:p>
          </table:covered-table-cell>
          <table:covered-table-cell table:style-name="ce714" office:value-type="float" office:value="6" calcext:value-type="float">
            <text:p>6</text:p>
          </table:covered-table-cell>
          <table:covered-table-cell table:style-name="ce714" office:value-type="float" office:value="7" calcext:value-type="float">
            <text:p>7</text:p>
          </table:covered-table-cell>
          <table:covered-table-cell table:style-name="ce714" office:value-type="float" office:value="8" calcext:value-type="float">
            <text:p>8</text:p>
          </table:covered-table-cell>
          <table:covered-table-cell table:style-name="ce714" office:value-type="float" office:value="9" calcext:value-type="float">
            <text:p>9</text:p>
          </table:covered-table-cell>
          <table:covered-table-cell table:style-name="ce714" office:value-type="float" office:value="10" calcext:value-type="float">
            <text:p>10</text:p>
          </table:covered-table-cell>
          <table:covered-table-cell table:style-name="ce714" office:value-type="float" office:value="11" calcext:value-type="float">
            <text:p>11</text:p>
          </table:covered-table-cell>
          <table:table-cell table:style-name="ce682"/>
          <table:table-cell table:style-name="ce699" office:value-type="string" calcext:value-type="string" table:number-columns-spanned="11" table:number-rows-spanned="1">
            <text:p>Signe de la fonction</text:p>
          </table:table-cell>
          <table:covered-table-cell table:number-columns-repeated="10" table:style-name="ce858"/>
          <table:table-cell table:number-columns-repeated="998"/>
        </table:table-row>
        <table:table-row table:style-name="ro3">
          <table:table-cell table:style-name="ce570" table:number-columns-repeated="2"/>
          <table:table-cell table:style-name="ce534" office:value-type="string" calcext:value-type="string">
            <text:p>x</text:p>
          </table:table-cell>
          <table:table-cell table:style-name="ce700" table:formula="of:=IF(ISBLANK(INDIRECT(CONCATENATE([.D128]&amp;(ROW([.$C$130])+[.$U$102]))));&quot;&quot;;INDIRECT(CONCATENATE([.D128]&amp;(ROW([.$C$130])+[.$U$102]))))" office:value-type="float" office:value="-8" calcext:value-type="float">
            <text:p>-8</text:p>
          </table:table-cell>
          <table:table-cell table:style-name="ce700" table:formula="of:=IF(ISBLANK(INDIRECT(CONCATENATE([.E128]&amp;(ROW([.$C$130])+[.$U$102]))));&quot;&quot;;INDIRECT(CONCATENATE([.E128]&amp;(ROW([.$C$130])+[.$U$102]))))">
            <text:p/>
          </table:table-cell>
          <table:table-cell table:style-name="ce700" table:formula="of:=IF(ISBLANK(INDIRECT(CONCATENATE([.F128]&amp;(ROW([.$C$130])+[.$U$102]))));&quot;&quot;;INDIRECT(CONCATENATE([.F128]&amp;(ROW([.$C$130])+[.$U$102]))))" office:value-type="float" office:value="-6" calcext:value-type="float">
            <text:p>-6</text:p>
          </table:table-cell>
          <table:table-cell table:style-name="ce700" table:formula="of:=IF(ISBLANK(INDIRECT(CONCATENATE([.G128]&amp;(ROW([.$C$130])+[.$U$102]))));&quot;&quot;;INDIRECT(CONCATENATE([.G128]&amp;(ROW([.$C$130])+[.$U$102]))))">
            <text:p/>
          </table:table-cell>
          <table:table-cell table:style-name="ce700" table:formula="of:=IF(ISBLANK(INDIRECT(CONCATENATE([.H128]&amp;(ROW([.$C$130])+[.$U$102]))));&quot;&quot;;INDIRECT(CONCATENATE([.H128]&amp;(ROW([.$C$130])+[.$U$102]))))" office:value-type="float" office:value="-2" calcext:value-type="float">
            <text:p>-2</text:p>
          </table:table-cell>
          <table:table-cell table:style-name="ce700" table:formula="of:=IF(ISBLANK(INDIRECT(CONCATENATE([.I128]&amp;(ROW([.$C$130])+[.$U$102]))));&quot;&quot;;INDIRECT(CONCATENATE([.I128]&amp;(ROW([.$C$130])+[.$U$102]))))">
            <text:p/>
          </table:table-cell>
          <table:table-cell table:style-name="ce700" table:formula="of:=IF(ISBLANK(INDIRECT(CONCATENATE([.J128]&amp;(ROW([.$C$130])+[.$U$102]))));&quot;&quot;;INDIRECT(CONCATENATE([.J128]&amp;(ROW([.$C$130])+[.$U$102]))))" office:value-type="float" office:value="2" calcext:value-type="float">
            <text:p>2</text:p>
          </table:table-cell>
          <table:table-cell table:style-name="ce700" table:formula="of:=IF(ISBLANK(INDIRECT(CONCATENATE([.K128]&amp;(ROW([.$C$130])+[.$U$102]))));&quot;&quot;;INDIRECT(CONCATENATE([.K128]&amp;(ROW([.$C$130])+[.$U$102]))))">
            <text:p/>
          </table:table-cell>
          <table:table-cell table:style-name="ce700" table:formula="of:=IF(ISBLANK(INDIRECT(CONCATENATE([.L128]&amp;(ROW([.$C$130])+[.$U$102]))));&quot;&quot;;INDIRECT(CONCATENATE([.L128]&amp;(ROW([.$C$130])+[.$U$102]))))" office:value-type="float" office:value="6" calcext:value-type="float">
            <text:p>6</text:p>
          </table:table-cell>
          <table:table-cell table:style-name="ce700" table:formula="of:=IF(ISBLANK(INDIRECT(CONCATENATE([.M128]&amp;(ROW([.$C$130])+[.$U$102]))));&quot;&quot;;INDIRECT(CONCATENATE([.M128]&amp;(ROW([.$C$130])+[.$U$102]))))">
            <text:p/>
          </table:table-cell>
          <table:table-cell table:style-name="ce700" table:formula="of:=IF(ISBLANK(INDIRECT(CONCATENATE([.N128]&amp;(ROW([.$C$130])+[.$U$102]))));&quot;&quot;;INDIRECT(CONCATENATE([.N128]&amp;(ROW([.$C$130])+[.$U$102]))))" office:value-type="float" office:value="8" calcext:value-type="float">
            <text:p>8</text:p>
          </table:table-cell>
          <table:table-cell table:style-name="ce607" office:value-type="string" calcext:value-type="string">
            <text:p>Signe</text:p>
          </table:table-cell>
          <table:table-cell table:style-name="ce700" table:formula="of:=IF(ISBLANK(INDIRECT(CONCATENATE([.P128]&amp;(ROW([.$C$130])+[.$U$102]))));&quot;&quot;;INDIRECT(CONCATENATE([.P128]&amp;(ROW([.$C$130])+[.$U$102]))))">
            <text:p/>
          </table:table-cell>
          <table:table-cell table:style-name="ce700" table:formula="of:=IF(ISBLANK(INDIRECT(CONCATENATE([.Q128]&amp;(ROW([.$C$130])+[.$U$102]))));&quot;&quot;;INDIRECT(CONCATENATE([.Q128]&amp;(ROW([.$C$130])+[.$U$102]))))" office:value-type="string" office:string-value="-" calcext:value-type="string">
            <text:p>-</text:p>
          </table:table-cell>
          <table:table-cell table:style-name="ce700" table:formula="of:=IF(ISBLANK(INDIRECT(CONCATENATE([.R128]&amp;(ROW([.$C$130])+[.$U$102]))));&quot;&quot;;INDIRECT(CONCATENATE([.R128]&amp;(ROW([.$C$130])+[.$U$102]))))" office:value-type="float" office:value="0" calcext:value-type="float">
            <text:p>0</text:p>
          </table:table-cell>
          <table:table-cell table:style-name="ce700" table:formula="of:=IF(ISBLANK(INDIRECT(CONCATENATE([.S128]&amp;(ROW([.$C$130])+[.$U$102]))));&quot;&quot;;INDIRECT(CONCATENATE([.S128]&amp;(ROW([.$C$130])+[.$U$102]))))" office:value-type="string" office:string-value="+" calcext:value-type="string">
            <text:p>+</text:p>
          </table:table-cell>
          <table:table-cell table:style-name="ce700" table:formula="of:=IF(ISBLANK(INDIRECT(CONCATENATE([.T128]&amp;(ROW([.$C$130])+[.$U$102]))));&quot;&quot;;INDIRECT(CONCATENATE([.T128]&amp;(ROW([.$C$130])+[.$U$102]))))" office:value-type="float" office:value="0" calcext:value-type="float">
            <text:p>0</text:p>
          </table:table-cell>
          <table:table-cell table:style-name="ce700" table:formula="of:=IF(ISBLANK(INDIRECT(CONCATENATE([.U128]&amp;(ROW([.$C$130])+[.$U$102]))));&quot;&quot;;INDIRECT(CONCATENATE([.U128]&amp;(ROW([.$C$130])+[.$U$102]))))" office:value-type="string" office:string-value="-" calcext:value-type="string">
            <text:p>-</text:p>
          </table:table-cell>
          <table:table-cell table:style-name="ce700" table:formula="of:=IF(ISBLANK(INDIRECT(CONCATENATE([.V128]&amp;(ROW([.$C$130])+[.$U$102]))));&quot;&quot;;INDIRECT(CONCATENATE([.V128]&amp;(ROW([.$C$130])+[.$U$102]))))" office:value-type="float" office:value="0" calcext:value-type="float">
            <text:p>0</text:p>
          </table:table-cell>
          <table:table-cell table:style-name="ce700" table:formula="of:=IF(ISBLANK(INDIRECT(CONCATENATE([.W128]&amp;(ROW([.$C$130])+[.$U$102]))));&quot;&quot;;INDIRECT(CONCATENATE([.W128]&amp;(ROW([.$C$130])+[.$U$102]))))" office:value-type="string" office:string-value="+" calcext:value-type="string">
            <text:p>+</text:p>
          </table:table-cell>
          <table:table-cell table:style-name="ce700" table:formula="of:=IF(ISBLANK(INDIRECT(CONCATENATE([.X128]&amp;(ROW([.$C$130])+[.$U$102]))));&quot;&quot;;INDIRECT(CONCATENATE([.X128]&amp;(ROW([.$C$130])+[.$U$102]))))" office:value-type="float" office:value="0" calcext:value-type="float">
            <text:p>0</text:p>
          </table:table-cell>
          <table:table-cell table:style-name="ce700" table:formula="of:=IF(ISBLANK(INDIRECT(CONCATENATE([.Y128]&amp;(ROW([.$C$130])+[.$U$102]))));&quot;&quot;;INDIRECT(CONCATENATE([.Y128]&amp;(ROW([.$C$130])+[.$U$102]))))" office:value-type="string" office:string-value="-" calcext:value-type="string">
            <text:p>-</text:p>
          </table:table-cell>
          <table:table-cell table:style-name="ce700" table:formula="of:=IF(ISBLANK(INDIRECT(CONCATENATE([.Z128]&amp;(ROW([.$C$130])+[.$U$102]))));&quot;&quot;;INDIRECT(CONCATENATE([.Z128]&amp;(ROW([.$C$130])+[.$U$102]))))">
            <text:p/>
          </table:table-cell>
          <table:table-cell table:number-columns-repeated="998"/>
        </table:table-row>
        <table:table-row table:style-name="ro3">
          <table:table-cell table:style-name="ce570"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3">
          <table:table-cell table:style-name="ce587" table:number-columns-repeated="2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number-columns-repeated="998"/>
        </table:table-row>
        <table:table-row table:style-name="ro3">
          <table:table-cell table:style-name="ce570"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3" calcext:value-type="float">
            <text:p>3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number-columns-repeated="998"/>
        </table:table-row>
        <table:table-row table:style-name="ro3">
          <table:table-cell table:style-name="ce570" table:number-columns-repeated="2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4" calcext:value-type="float">
            <text:p>4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number-columns-repeated="998"/>
        </table:table-row>
        <table:table-row table:style-name="ro3">
          <table:table-cell table:style-name="ce570"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6" calcext:value-type="float">
            <text:p>6</text:p>
          </table:table-cell>
          <table:table-cell table:style-name="ce835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835"/>
          <table:table-cell table:style-name="ce634" table:number-columns-repeated="5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4"/>
          <table:table-cell table:style-name="ce584" office:value-type="float" office:value="7" calcext:value-type="float">
            <text:p>7</text:p>
          </table:table-cell>
          <table:table-cell table:style-name="ce535"/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5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0" calcext:value-type="float">
            <text:p>10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6" calcext:value-type="float">
            <text:p>-6</text:p>
          </table:table-cell>
          <table:table-cell table:style-name="ce634"/>
          <table:table-cell table:style-name="ce634" office:value-type="float" office:value="-2" calcext:value-type="float">
            <text:p>-2</text:p>
          </table:table-cell>
          <table:table-cell table:style-name="ce634"/>
          <table:table-cell table:style-name="ce634" office:value-type="float" office:value="2" calcext:value-type="float">
            <text:p>2</text:p>
          </table:table-cell>
          <table:table-cell table:style-name="ce634"/>
          <table:table-cell table:style-name="ce634" office:value-type="float" office:value="6" calcext:value-type="float">
            <text:p>6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584" office:value-type="float" office:value="10" calcext:value-type="float">
            <text:p>10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6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6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12" calcext:value-type="float">
            <text:p>12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number-columns-repeated="998"/>
        </table:table-row>
        <table:table-row table:style-name="ro3">
          <table:table-cell table:number-columns-repeated="2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682"/>
          <table:table-cell table:style-name="ce571" office:value-type="string" calcext:value-type="string">
            <text:p>D</text:p>
          </table:table-cell>
          <table:table-cell table:style-name="ce571" office:value-type="string" calcext:value-type="string">
            <text:p>E</text:p>
          </table:table-cell>
          <table:table-cell table:style-name="ce571" office:value-type="string" calcext:value-type="string">
            <text:p>F</text:p>
          </table:table-cell>
          <table:table-cell table:style-name="ce571" office:value-type="string" calcext:value-type="string">
            <text:p>G</text:p>
          </table:table-cell>
          <table:table-cell table:style-name="ce571" office:value-type="string" calcext:value-type="string">
            <text:p>H</text:p>
          </table:table-cell>
          <table:table-cell table:style-name="ce571" office:value-type="string" calcext:value-type="string">
            <text:p>I</text:p>
          </table:table-cell>
          <table:table-cell table:style-name="ce571" office:value-type="string" calcext:value-type="string">
            <text:p>J</text:p>
          </table:table-cell>
          <table:table-cell table:style-name="ce571" office:value-type="string" calcext:value-type="string">
            <text:p>K</text:p>
          </table:table-cell>
          <table:table-cell table:style-name="ce571" office:value-type="string" calcext:value-type="string">
            <text:p>L</text:p>
          </table:table-cell>
          <table:table-cell table:style-name="ce571" office:value-type="string" calcext:value-type="string">
            <text:p>M</text:p>
          </table:table-cell>
          <table:table-cell table:style-name="ce571" office:value-type="string" calcext:value-type="string">
            <text:p>N</text:p>
          </table:table-cell>
          <table:table-cell table:style-name="ce815"/>
          <table:table-cell table:style-name="ce571" office:value-type="string" calcext:value-type="string">
            <text:p>P</text:p>
          </table:table-cell>
          <table:table-cell table:style-name="ce571" office:value-type="string" calcext:value-type="string">
            <text:p>Q</text:p>
          </table:table-cell>
          <table:table-cell table:style-name="ce571" office:value-type="string" calcext:value-type="string">
            <text:p>R</text:p>
          </table:table-cell>
          <table:table-cell table:style-name="ce571" office:value-type="string" calcext:value-type="string">
            <text:p>S</text:p>
          </table:table-cell>
          <table:table-cell table:style-name="ce571" office:value-type="string" calcext:value-type="string">
            <text:p>T</text:p>
          </table:table-cell>
          <table:table-cell table:style-name="ce571" office:value-type="string" calcext:value-type="string">
            <text:p>U</text:p>
          </table:table-cell>
          <table:table-cell table:style-name="ce571" office:value-type="string" calcext:value-type="string">
            <text:p>V</text:p>
          </table:table-cell>
          <table:table-cell table:style-name="ce571" office:value-type="string" calcext:value-type="string">
            <text:p>W</text:p>
          </table:table-cell>
          <table:table-cell table:style-name="ce571" office:value-type="string" calcext:value-type="string">
            <text:p>X</text:p>
          </table:table-cell>
          <table:table-cell table:style-name="ce571" office:value-type="string" calcext:value-type="string">
            <text:p>Y</text:p>
          </table:table-cell>
          <table:table-cell table:style-name="ce571" office:value-type="string" calcext:value-type="string">
            <text:p>Z</text:p>
          </table:table-cell>
          <table:table-cell table:style-name="ce815"/>
          <table:table-cell table:style-name="ce571" office:value-type="string" calcext:value-type="string">
            <text:p>AB</text:p>
          </table:table-cell>
          <table:table-cell table:style-name="ce571" office:value-type="string" calcext:value-type="string">
            <text:p>AC</text:p>
          </table:table-cell>
          <table:table-cell table:style-name="ce571" office:value-type="string" calcext:value-type="string">
            <text:p>AD</text:p>
          </table:table-cell>
          <table:table-cell table:style-name="ce571" office:value-type="string" calcext:value-type="string">
            <text:p>AE</text:p>
          </table:table-cell>
          <table:table-cell table:style-name="ce571" office:value-type="string" calcext:value-type="string">
            <text:p>AF</text:p>
          </table:table-cell>
          <table:table-cell table:style-name="ce571" office:value-type="string" calcext:value-type="string">
            <text:p>AG</text:p>
          </table:table-cell>
          <table:table-cell table:style-name="ce571" office:value-type="string" calcext:value-type="string">
            <text:p>AH</text:p>
          </table:table-cell>
          <table:table-cell table:style-name="ce571" office:value-type="string" calcext:value-type="string">
            <text:p>AI</text:p>
          </table:table-cell>
          <table:table-cell table:style-name="ce571" office:value-type="string" calcext:value-type="string">
            <text:p>AJ</text:p>
          </table:table-cell>
          <table:table-cell table:style-name="ce571" office:value-type="string" calcext:value-type="string">
            <text:p>AK</text:p>
          </table:table-cell>
          <table:table-cell table:style-name="ce571" office:value-type="string" calcext:value-type="string">
            <text:p>AL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682"/>
          <table:table-cell table:style-name="ce699" office:value-type="string" calcext:value-type="string" table:number-columns-spanned="11" table:number-rows-spanned="1">
            <text:p>Abscisses pour le tableau de variation</text:p>
          </table:table-cell>
          <table:covered-table-cell table:style-name="ce714" office:value-type="float" office:value="2" calcext:value-type="float">
            <text:p>2</text:p>
          </table:covered-table-cell>
          <table:covered-table-cell table:style-name="ce714" office:value-type="float" office:value="3" calcext:value-type="float">
            <text:p>3</text:p>
          </table:covered-table-cell>
          <table:covered-table-cell table:style-name="ce714" office:value-type="float" office:value="4" calcext:value-type="float">
            <text:p>4</text:p>
          </table:covered-table-cell>
          <table:covered-table-cell table:style-name="ce714" office:value-type="float" office:value="5" calcext:value-type="float">
            <text:p>5</text:p>
          </table:covered-table-cell>
          <table:covered-table-cell table:style-name="ce714" office:value-type="float" office:value="6" calcext:value-type="float">
            <text:p>6</text:p>
          </table:covered-table-cell>
          <table:covered-table-cell table:style-name="ce714" office:value-type="float" office:value="7" calcext:value-type="float">
            <text:p>7</text:p>
          </table:covered-table-cell>
          <table:covered-table-cell table:style-name="ce714" office:value-type="float" office:value="8" calcext:value-type="float">
            <text:p>8</text:p>
          </table:covered-table-cell>
          <table:covered-table-cell table:style-name="ce714" office:value-type="float" office:value="9" calcext:value-type="float">
            <text:p>9</text:p>
          </table:covered-table-cell>
          <table:covered-table-cell table:style-name="ce714" office:value-type="float" office:value="10" calcext:value-type="float">
            <text:p>10</text:p>
          </table:covered-table-cell>
          <table:covered-table-cell table:style-name="ce714" office:value-type="float" office:value="11" calcext:value-type="float">
            <text:p>11</text:p>
          </table:covered-table-cell>
          <table:table-cell table:style-name="ce682"/>
          <table:table-cell table:style-name="ce699" office:value-type="string" calcext:value-type="string" table:number-columns-spanned="11" table:number-rows-spanned="1">
            <text:p>Signe de la fonction dérivée</text:p>
          </table:table-cell>
          <table:covered-table-cell table:number-columns-repeated="10" table:style-name="ce858"/>
          <table:table-cell table:style-name="ce682"/>
          <table:table-cell table:style-name="ce699" office:value-type="string" calcext:value-type="string" table:number-columns-spanned="11" table:number-rows-spanned="1">
            <text:p>Ordonnées des extremums pour le tableau de variation</text:p>
          </table:table-cell>
          <table:covered-table-cell table:number-columns-repeated="10" table:style-name="ce858"/>
          <table:table-cell table:number-columns-repeated="986"/>
        </table:table-row>
        <table:table-row table:style-name="ro3">
          <table:table-cell table:number-columns-repeated="2"/>
          <table:table-cell table:style-name="ce534" office:value-type="string" calcext:value-type="string">
            <text:p>x</text:p>
          </table:table-cell>
          <table:table-cell table:style-name="ce700" table:formula="of:=IF(ISBLANK(INDIRECT(CONCATENATE([.D157]&amp;(ROW([.$C$159])+[.$U$102]))));&quot;&quot;;INDIRECT(CONCATENATE([.D157]&amp;(ROW([.$C$159])+[.$U$102]))))" office:value-type="float" office:value="-8" calcext:value-type="float">
            <text:p>-8</text:p>
          </table:table-cell>
          <table:table-cell table:style-name="ce700" table:formula="of:=IF(ISBLANK(INDIRECT(CONCATENATE([.E157]&amp;(ROW([.$C$159])+[.$U$102]))));&quot;&quot;;INDIRECT(CONCATENATE([.E157]&amp;(ROW([.$C$159])+[.$U$102]))))">
            <text:p/>
          </table:table-cell>
          <table:table-cell table:style-name="ce700" table:formula="of:=IF(ISBLANK(INDIRECT(CONCATENATE([.F157]&amp;(ROW([.$C$159])+[.$U$102]))));&quot;&quot;;INDIRECT(CONCATENATE([.F157]&amp;(ROW([.$C$159])+[.$U$102]))))" office:value-type="float" office:value="-4" calcext:value-type="float">
            <text:p>-4</text:p>
          </table:table-cell>
          <table:table-cell table:style-name="ce700" table:formula="of:=IF(ISBLANK(INDIRECT(CONCATENATE([.G157]&amp;(ROW([.$C$159])+[.$U$102]))));&quot;&quot;;INDIRECT(CONCATENATE([.G157]&amp;(ROW([.$C$159])+[.$U$102]))))">
            <text:p/>
          </table:table-cell>
          <table:table-cell table:style-name="ce700" table:formula="of:=IF(ISBLANK(INDIRECT(CONCATENATE([.H157]&amp;(ROW([.$C$159])+[.$U$102]))));&quot;&quot;;INDIRECT(CONCATENATE([.H157]&amp;(ROW([.$C$159])+[.$U$102]))))" office:value-type="float" office:value="0" calcext:value-type="float">
            <text:p>0</text:p>
          </table:table-cell>
          <table:table-cell table:style-name="ce700" table:formula="of:=IF(ISBLANK(INDIRECT(CONCATENATE([.I157]&amp;(ROW([.$C$159])+[.$U$102]))));&quot;&quot;;INDIRECT(CONCATENATE([.I157]&amp;(ROW([.$C$159])+[.$U$102]))))">
            <text:p/>
          </table:table-cell>
          <table:table-cell table:style-name="ce700" table:formula="of:=IF(ISBLANK(INDIRECT(CONCATENATE([.J157]&amp;(ROW([.$C$159])+[.$U$102]))));&quot;&quot;;INDIRECT(CONCATENATE([.J157]&amp;(ROW([.$C$159])+[.$U$102]))))" office:value-type="float" office:value="4" calcext:value-type="float">
            <text:p>4</text:p>
          </table:table-cell>
          <table:table-cell table:style-name="ce700" table:formula="of:=IF(ISBLANK(INDIRECT(CONCATENATE([.K157]&amp;(ROW([.$C$159])+[.$U$102]))));&quot;&quot;;INDIRECT(CONCATENATE([.K157]&amp;(ROW([.$C$159])+[.$U$102]))))">
            <text:p/>
          </table:table-cell>
          <table:table-cell table:style-name="ce700" table:formula="of:=IF(ISBLANK(INDIRECT(CONCATENATE([.L157]&amp;(ROW([.$C$159])+[.$U$102]))));&quot;&quot;;INDIRECT(CONCATENATE([.L157]&amp;(ROW([.$C$159])+[.$U$102]))))" office:value-type="float" office:value="8" calcext:value-type="float">
            <text:p>8</text:p>
          </table:table-cell>
          <table:table-cell table:style-name="ce700" table:formula="of:=IF(ISBLANK(INDIRECT(CONCATENATE([.M157]&amp;(ROW([.$C$159])+[.$U$102]))));&quot;&quot;;INDIRECT(CONCATENATE([.M157]&amp;(ROW([.$C$159])+[.$U$102]))))">
            <text:p/>
          </table:table-cell>
          <table:table-cell table:style-name="ce700" table:formula="of:=IF(ISBLANK(INDIRECT(CONCATENATE([.N157]&amp;(ROW([.$C$159])+[.$U$102]))));&quot;&quot;;INDIRECT(CONCATENATE([.N157]&amp;(ROW([.$C$159])+[.$U$102]))))">
            <text:p/>
          </table:table-cell>
          <table:table-cell table:style-name="ce607" office:value-type="string" calcext:value-type="string">
            <text:p>Signe</text:p>
          </table:table-cell>
          <table:table-cell table:style-name="ce700" table:formula="of:=IF(ISBLANK(INDIRECT(CONCATENATE([.P157]&amp;(ROW([.$C$159])+[.$U$102]))));&quot;&quot;;INDIRECT(CONCATENATE([.P157]&amp;(ROW([.$C$159])+[.$U$102]))))" office:value-type="float" office:value="0" calcext:value-type="float">
            <text:p>0</text:p>
          </table:table-cell>
          <table:table-cell table:style-name="ce700" table:formula="of:=IF(ISBLANK(INDIRECT(CONCATENATE([.Q157]&amp;(ROW([.$C$159])+[.$U$102]))));&quot;&quot;;INDIRECT(CONCATENATE([.Q157]&amp;(ROW([.$C$159])+[.$U$102]))))" office:value-type="string" office:string-value="+" calcext:value-type="string">
            <text:p>+</text:p>
          </table:table-cell>
          <table:table-cell table:style-name="ce700" table:formula="of:=IF(ISBLANK(INDIRECT(CONCATENATE([.R157]&amp;(ROW([.$C$159])+[.$U$102]))));&quot;&quot;;INDIRECT(CONCATENATE([.R157]&amp;(ROW([.$C$159])+[.$U$102]))))" office:value-type="float" office:value="0" calcext:value-type="float">
            <text:p>0</text:p>
          </table:table-cell>
          <table:table-cell table:style-name="ce700" table:formula="of:=IF(ISBLANK(INDIRECT(CONCATENATE([.S157]&amp;(ROW([.$C$159])+[.$U$102]))));&quot;&quot;;INDIRECT(CONCATENATE([.S157]&amp;(ROW([.$C$159])+[.$U$102]))))" office:value-type="string" office:string-value="-" calcext:value-type="string">
            <text:p>-</text:p>
          </table:table-cell>
          <table:table-cell table:style-name="ce700" table:formula="of:=IF(ISBLANK(INDIRECT(CONCATENATE([.T157]&amp;(ROW([.$C$159])+[.$U$102]))));&quot;&quot;;INDIRECT(CONCATENATE([.T157]&amp;(ROW([.$C$159])+[.$U$102]))))" office:value-type="float" office:value="0" calcext:value-type="float">
            <text:p>0</text:p>
          </table:table-cell>
          <table:table-cell table:style-name="ce700" table:formula="of:=IF(ISBLANK(INDIRECT(CONCATENATE([.U157]&amp;(ROW([.$C$159])+[.$U$102]))));&quot;&quot;;INDIRECT(CONCATENATE([.U157]&amp;(ROW([.$C$159])+[.$U$102]))))" office:value-type="string" office:string-value="+" calcext:value-type="string">
            <text:p>+</text:p>
          </table:table-cell>
          <table:table-cell table:style-name="ce700" table:formula="of:=IF(ISBLANK(INDIRECT(CONCATENATE([.V157]&amp;(ROW([.$C$159])+[.$U$102]))));&quot;&quot;;INDIRECT(CONCATENATE([.V157]&amp;(ROW([.$C$159])+[.$U$102]))))" office:value-type="float" office:value="0" calcext:value-type="float">
            <text:p>0</text:p>
          </table:table-cell>
          <table:table-cell table:style-name="ce700" table:formula="of:=IF(ISBLANK(INDIRECT(CONCATENATE([.W157]&amp;(ROW([.$C$159])+[.$U$102]))));&quot;&quot;;INDIRECT(CONCATENATE([.W157]&amp;(ROW([.$C$159])+[.$U$102]))))" office:value-type="string" office:string-value="-" calcext:value-type="string">
            <text:p>-</text:p>
          </table:table-cell>
          <table:table-cell table:style-name="ce700" table:formula="of:=IF(ISBLANK(INDIRECT(CONCATENATE([.X157]&amp;(ROW([.$C$159])+[.$U$102]))));&quot;&quot;;INDIRECT(CONCATENATE([.X157]&amp;(ROW([.$C$159])+[.$U$102]))))" office:value-type="float" office:value="0" calcext:value-type="float">
            <text:p>0</text:p>
          </table:table-cell>
          <table:table-cell table:style-name="ce700" table:formula="of:=IF(ISBLANK(INDIRECT(CONCATENATE([.Y157]&amp;(ROW([.$C$159])+[.$U$102]))));&quot;&quot;;INDIRECT(CONCATENATE([.Y157]&amp;(ROW([.$C$159])+[.$U$102]))))">
            <text:p/>
          </table:table-cell>
          <table:table-cell table:style-name="ce700" table:formula="of:=IF(ISBLANK(INDIRECT(CONCATENATE([.Z157]&amp;(ROW([.$C$159])+[.$U$102]))));&quot;&quot;;INDIRECT(CONCATENATE([.Z157]&amp;(ROW([.$C$159])+[.$U$102]))))">
            <text:p/>
          </table:table-cell>
          <table:table-cell table:style-name="ce607" office:value-type="string" calcext:value-type="string">
            <text:p>y</text:p>
          </table:table-cell>
          <table:table-cell table:style-name="ce700" table:formula="of:=IF(ISBLANK(INDIRECT(CONCATENATE([.AB157]&amp;(ROW([.$C$159])+[.$U$102]))));&quot;&quot;;INDIRECT(CONCATENATE([.AB157]&amp;(ROW([.$C$159])+[.$U$102]))))" office:value-type="float" office:value="-8" calcext:value-type="float">
            <text:p>-8</text:p>
          </table:table-cell>
          <table:table-cell table:style-name="ce700" table:formula="of:=IF(ISBLANK(INDIRECT(CONCATENATE([.AC157]&amp;(ROW([.$C$159])+[.$U$102]))));&quot;&quot;;INDIRECT(CONCATENATE([.AC157]&amp;(ROW([.$C$159])+[.$U$102]))))">
            <text:p/>
          </table:table-cell>
          <table:table-cell table:style-name="ce700" table:formula="of:=IF(ISBLANK(INDIRECT(CONCATENATE([.AD157]&amp;(ROW([.$C$159])+[.$U$102]))));&quot;&quot;;INDIRECT(CONCATENATE([.AD157]&amp;(ROW([.$C$159])+[.$U$102]))))" office:value-type="float" office:value="8" calcext:value-type="float">
            <text:p>8</text:p>
          </table:table-cell>
          <table:table-cell table:style-name="ce700" table:formula="of:=IF(ISBLANK(INDIRECT(CONCATENATE([.AE157]&amp;(ROW([.$C$159])+[.$U$102]))));&quot;&quot;;INDIRECT(CONCATENATE([.AE157]&amp;(ROW([.$C$159])+[.$U$102]))))">
            <text:p/>
          </table:table-cell>
          <table:table-cell table:style-name="ce700" table:formula="of:=IF(ISBLANK(INDIRECT(CONCATENATE([.AF157]&amp;(ROW([.$C$159])+[.$U$102]))));&quot;&quot;;INDIRECT(CONCATENATE([.AF157]&amp;(ROW([.$C$159])+[.$U$102]))))" office:value-type="float" office:value="-8" calcext:value-type="float">
            <text:p>-8</text:p>
          </table:table-cell>
          <table:table-cell table:style-name="ce700" table:formula="of:=IF(ISBLANK(INDIRECT(CONCATENATE([.AG157]&amp;(ROW([.$C$159])+[.$U$102]))));&quot;&quot;;INDIRECT(CONCATENATE([.AG157]&amp;(ROW([.$C$159])+[.$U$102]))))">
            <text:p/>
          </table:table-cell>
          <table:table-cell table:style-name="ce700" table:formula="of:=IF(ISBLANK(INDIRECT(CONCATENATE([.AH157]&amp;(ROW([.$C$159])+[.$U$102]))));&quot;&quot;;INDIRECT(CONCATENATE([.AH157]&amp;(ROW([.$C$159])+[.$U$102]))))" office:value-type="float" office:value="6" calcext:value-type="float">
            <text:p>6</text:p>
          </table:table-cell>
          <table:table-cell table:style-name="ce700" table:formula="of:=IF(ISBLANK(INDIRECT(CONCATENATE([.AI157]&amp;(ROW([.$C$159])+[.$U$102]))));&quot;&quot;;INDIRECT(CONCATENATE([.AI157]&amp;(ROW([.$C$159])+[.$U$102]))))">
            <text:p/>
          </table:table-cell>
          <table:table-cell table:style-name="ce700" table:formula="of:=IF(ISBLANK(INDIRECT(CONCATENATE([.AJ157]&amp;(ROW([.$C$159])+[.$U$102]))));&quot;&quot;;INDIRECT(CONCATENATE([.AJ157]&amp;(ROW([.$C$159])+[.$U$102]))))" office:value-type="float" office:value="-8" calcext:value-type="float">
            <text:p>-8</text:p>
          </table:table-cell>
          <table:table-cell table:style-name="ce700" table:formula="of:=IF(ISBLANK(INDIRECT(CONCATENATE([.AK157]&amp;(ROW([.$C$159])+[.$U$102]))));&quot;&quot;;INDIRECT(CONCATENATE([.AK157]&amp;(ROW([.$C$159])+[.$U$102]))))">
            <text:p/>
          </table:table-cell>
          <table:table-cell table:style-name="ce700" table:formula="of:=IF(ISBLANK(INDIRECT(CONCATENATE([.AL157]&amp;(ROW([.$C$159])+[.$U$102]))));&quot;&quot;;INDIRECT(CONCATENATE([.AL157]&amp;(ROW([.$C$159])+[.$U$102]))))">
            <text:p/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1" calcext:value-type="float">
            <text:p>1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style-name="ce584" office:value-type="float" office:value="1" calcext:value-type="float">
            <text:p>1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8" calcext:value-type="float">
            <text:p>-8</text:p>
          </table:table-cell>
          <table:table-cell table:style-name="ce535"/>
          <table:table-cell table:style-name="ce535" table:formula="of:=[.$W$100]" office:value-type="float" office:value="8" calcext:value-type="float">
            <text:p>8</text:p>
          </table:table-cell>
          <table:table-cell table:style-name="ce535"/>
          <table:table-cell table:style-name="ce535" table:formula="of:=-[.$X$100]" office:value-type="float" office:value="-8" calcext:value-type="float">
            <text:p>-8</text:p>
          </table:table-cell>
          <table:table-cell table:style-name="ce535"/>
          <table:table-cell table:style-name="ce535" table:formula="of:=[.$X$100]" office:value-type="float" office:value="8" calcext:value-type="float">
            <text:p>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2" calcext:value-type="float">
            <text:p>2</text:p>
          </table:table-cell>
          <table:table-cell table:style-name="ce634"/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5"/>
          <table:table-cell table:style-name="ce584" office:value-type="float" office:value="2" calcext:value-type="float">
            <text:p>2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W$100]" office:value-type="float" office:value="-8" calcext:value-type="float">
            <text:p>-8</text:p>
          </table:table-cell>
          <table:table-cell table:style-name="ce634"/>
          <table:table-cell table:style-name="ce634" table:formula="of:=[.$X$100]" office:value-type="float" office:value="8" calcext:value-type="float">
            <text:p>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4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3" calcext:value-type="float">
            <text:p>3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style-name="ce584" office:value-type="float" office:value="3" calcext:value-type="float">
            <text:p>3</text:p>
          </table:table-cell>
          <table:table-cell table:style-name="ce629" table:formula="of:=-[.$W$100]" office:value-type="float" office:value="-8" calcext:value-type="float">
            <text:p>-8</text:p>
          </table:table-cell>
          <table:table-cell table:style-name="ce535"/>
          <table:table-cell table:style-name="ce535" table:formula="of:=[.$W$100]" office:value-type="float" office:value="8" calcext:value-type="float">
            <text:p>8</text:p>
          </table:table-cell>
          <table:table-cell table:style-name="ce535"/>
          <table:table-cell table:style-name="ce629" table:formula="of:=-[.$X$100]" office:value-type="float" office:value="-8" calcext:value-type="float">
            <text:p>-8</text:p>
          </table:table-cell>
          <table:table-cell table:style-name="ce535"/>
          <table:table-cell table:style-name="ce535" table:formula="of:=[.$Y$100]" office:value-type="float" office:value="6" calcext:value-type="float">
            <text:p>6</text:p>
          </table:table-cell>
          <table:table-cell table:style-name="ce535"/>
          <table:table-cell table:style-name="ce629" table:formula="of:=-[.$Z$100]" office:value-type="float" office:value="-8" calcext:value-type="float">
            <text:p>-8</text:p>
          </table:table-cell>
          <table:table-cell table:style-name="ce535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6"/>
          <table:table-cell table:style-name="ce584" office:value-type="float" office:value="4" calcext:value-type="float">
            <text:p>4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6"/>
          <table:table-cell table:style-name="ce584" office:value-type="float" office:value="4" calcext:value-type="float">
            <text:p>4</text:p>
          </table:table-cell>
          <table:table-cell table:style-name="ce634" table:formula="of:=-[.$W$100]" office:value-type="float" office:value="-8" calcext:value-type="float">
            <text:p>-8</text:p>
          </table:table-cell>
          <table:table-cell table:style-name="ce634"/>
          <table:table-cell table:style-name="ce634" table:formula="of:=[.$X$100]" office:value-type="float" office:value="8" calcext:value-type="float">
            <text:p>8</text:p>
          </table:table-cell>
          <table:table-cell table:style-name="ce634"/>
          <table:table-cell table:style-name="ce634" table:formula="of:=-[.$Y$100]" office:value-type="float" office:value="-6" calcext:value-type="float">
            <text:p>-6</text:p>
          </table:table-cell>
          <table:table-cell table:style-name="ce634" table:number-columns-repeated="6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5" calcext:value-type="float">
            <text:p>5</text:p>
          </table:table-cell>
          <table:table-cell table:style-name="ce535"/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/>
          <table:table-cell table:style-name="ce584" office:value-type="float" office:value="5" calcext:value-type="float">
            <text:p>5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[.$W$100]" office:value-type="float" office:value="8" calcext:value-type="float">
            <text:p>8</text:p>
          </table:table-cell>
          <table:table-cell table:style-name="ce535"/>
          <table:table-cell table:style-name="ce629" table:formula="of:=-[.$W$100]" office:value-type="float" office:value="-8" calcext:value-type="float">
            <text:p>-8</text:p>
          </table:table-cell>
          <table:table-cell table:style-name="ce535"/>
          <table:table-cell table:style-name="ce535" table:formula="of:=[.$X$100]" office:value-type="float" office:value="8" calcext:value-type="float">
            <text:p>8</text:p>
          </table:table-cell>
          <table:table-cell table:style-name="ce535"/>
          <table:table-cell table:style-name="ce629" table:formula="of:=-[.$X$100]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6" calcext:value-type="float">
            <text:p>6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3"/>
          <table:table-cell table:style-name="ce584" office:value-type="float" office:value="6" calcext:value-type="float">
            <text:p>6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W$100]" office:value-type="float" office:value="8" calcext:value-type="float">
            <text:p>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X$100]" office:value-type="float" office:value="8" calcext:value-type="float">
            <text:p>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7" calcext:value-type="float">
            <text:p>7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3"/>
          <table:table-cell table:style-name="ce584" office:value-type="float" office:value="7" calcext:value-type="float">
            <text:p>7</text:p>
          </table:table-cell>
          <table:table-cell table:style-name="ce629" table:formula="of:=[.$W$100]" office:value-type="float" office:value="8" calcext:value-type="float">
            <text:p>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629" table:formula="of:=[.$X$100]" office:value-type="float" office:value="8" calcext:value-type="float">
            <text:p>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629" table:formula="of:=[.$Y$100]" office:value-type="float" office:value="6" calcext:value-type="float">
            <text:p>6</text:p>
          </table:table-cell>
          <table:table-cell table:style-name="ce535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4"/>
          <table:table-cell table:style-name="ce584" office:value-type="float" office:value="8" calcext:value-type="float">
            <text:p>8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table:number-columns-repeated="5"/>
          <table:table-cell table:style-name="ce584" office:value-type="float" office:value="8" calcext:value-type="float">
            <text:p>8</text:p>
          </table:table-cell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[.$W$100]" office:value-type="float" office:value="8" calcext:value-type="float">
            <text:p>8</text:p>
          </table:table-cell>
          <table:table-cell table:style-name="ce634"/>
          <table:table-cell table:style-name="ce634" table:formula="of:=-[.$X$100]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 table:number-columns-repeated="4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6" calcext:value-type="float">
            <text:p>-6</text:p>
          </table:table-cell>
          <table:table-cell table:style-name="ce535"/>
          <table:table-cell table:style-name="ce535" office:value-type="float" office:value="-2" calcext:value-type="float">
            <text:p>-2</text:p>
          </table:table-cell>
          <table:table-cell table:style-name="ce535"/>
          <table:table-cell table:style-name="ce535" office:value-type="float" office:value="2" calcext:value-type="float">
            <text:p>2</text:p>
          </table:table-cell>
          <table:table-cell table:style-name="ce535"/>
          <table:table-cell table:style-name="ce535" office:value-type="float" office:value="6" calcext:value-type="float">
            <text:p>6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84" office:value-type="float" office:value="9" calcext:value-type="float">
            <text:p>9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/>
          <table:table-cell table:style-name="ce584" office:value-type="float" office:value="9" calcext:value-type="float">
            <text:p>9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8" calcext:value-type="float">
            <text:p>-8</text:p>
          </table:table-cell>
          <table:table-cell table:style-name="ce535"/>
          <table:table-cell table:style-name="ce535" table:formula="of:=[.$X$100]" office:value-type="float" office:value="8" calcext:value-type="float">
            <text:p>8</text:p>
          </table:table-cell>
          <table:table-cell table:style-name="ce535"/>
          <table:table-cell table:style-name="ce535" table:formula="of:=-[.$Y$100]" office:value-type="float" office:value="-6" calcext:value-type="float">
            <text:p>-6</text:p>
          </table:table-cell>
          <table:table-cell table:style-name="ce535"/>
          <table:table-cell table:style-name="ce535" table:formula="of:=[.$Z$100]" office:value-type="float" office:value="8" calcext:value-type="float">
            <text:p>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0" calcext:value-type="float">
            <text:p>10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10" calcext:value-type="float">
            <text:p>10</text:p>
          </table:table-cell>
          <table:table-cell table:style-name="ce634"/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table:number-columns-repeated="3"/>
          <table:table-cell table:style-name="ce584" office:value-type="float" office:value="10" calcext:value-type="float">
            <text:p>10</text:p>
          </table:table-cell>
          <table:table-cell table:style-name="ce634" table:formula="of:=-[.$W$100]" office:value-type="float" office:value="-8" calcext:value-type="float">
            <text:p>-8</text:p>
          </table:table-cell>
          <table:table-cell table:style-name="ce634"/>
          <table:table-cell table:style-name="ce634" table:formula="of:=[.$X$100]" office:value-type="float" office:value="8" calcext:value-type="float">
            <text:p>8</text:p>
          </table:table-cell>
          <table:table-cell table:style-name="ce634"/>
          <table:table-cell table:style-name="ce634" table:formula="of:=-[.$Y$100]" office:value-type="float" office:value="-6" calcext:value-type="float">
            <text:p>-6</text:p>
          </table:table-cell>
          <table:table-cell table:style-name="ce634"/>
          <table:table-cell table:style-name="ce634" table:formula="of:=[.$Z$100]" office:value-type="float" office:value="8" calcext:value-type="float">
            <text:p>8</text:p>
          </table:table-cell>
          <table:table-cell table:style-name="ce634"/>
          <table:table-cell table:style-name="ce634" table:formula="of:=-[.$AA$100]" office:value-type="float" office:value="-7" calcext:value-type="float">
            <text:p>-7</text:p>
          </table:table-cell>
          <table:table-cell table:style-name="ce634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-4" calcext:value-type="float">
            <text:p>-4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office:value-type="float" office:value="4" calcext:value-type="float">
            <text:p>4</text:p>
          </table:table-cell>
          <table:table-cell table:style-name="ce535"/>
          <table:table-cell table:style-name="ce535" office:value-type="float" office:value="8" calcext:value-type="float">
            <text:p>8</text:p>
          </table:table-cell>
          <table:table-cell table:style-name="ce535" table:number-columns-repeated="2"/>
          <table:table-cell table:style-name="ce584" office:value-type="float" office:value="11" calcext:value-type="float">
            <text:p>11</text:p>
          </table:table-cell>
          <table:table-cell table:style-name="ce535"/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-</text:p>
          </table:table-cell>
          <table:table-cell table:style-name="ce535" office:value-type="float" office:value="0" calcext:value-type="float">
            <text:p>0</text:p>
          </table:table-cell>
          <table:table-cell table:style-name="ce535" office:value-type="string" calcext:value-type="string">
            <text:p>+</text:p>
          </table:table-cell>
          <table:table-cell table:style-name="ce535" table:number-columns-repeated="3"/>
          <table:table-cell table:style-name="ce584" office:value-type="float" office:value="11" calcext:value-type="float">
            <text:p>11</text:p>
          </table:table-cell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W$100]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/>
          <table:table-cell table:style-name="ce535" table:formula="of:=-[.$X$100]" office:value-type="float" office:value="-8" calcext:value-type="float">
            <text:p>-8</text:p>
          </table:table-cell>
          <table:table-cell table:style-name="ce535"/>
          <table:table-cell table:style-name="ce535" office:value-type="float" office:value="0" calcext:value-type="float">
            <text:p>0</text:p>
          </table:table-cell>
          <table:table-cell table:style-name="ce535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-4" calcext:value-type="float">
            <text:p>-4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office:value-type="float" office:value="4" calcext:value-type="float">
            <text:p>4</text:p>
          </table:table-cell>
          <table:table-cell table:style-name="ce634"/>
          <table:table-cell table:style-name="ce634" office:value-type="float" office:value="8" calcext:value-type="float">
            <text:p>8</text:p>
          </table:table-cell>
          <table:table-cell table:style-name="ce634" table:number-columns-repeated="2"/>
          <table:table-cell table:style-name="ce584" office:value-type="float" office:value="12" calcext:value-type="float">
            <text:p>12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+</text:p>
          </table:table-cell>
          <table:table-cell table:style-name="ce634" office:value-type="float" office:value="0" calcext:value-type="float">
            <text:p>0</text:p>
          </table:table-cell>
          <table:table-cell table:style-name="ce634" office:value-type="string" calcext:value-type="string">
            <text:p>-</text:p>
          </table:table-cell>
          <table:table-cell table:style-name="ce634" office:value-type="float" office:value="0" calcext:value-type="float">
            <text:p>0</text:p>
          </table:table-cell>
          <table:table-cell table:style-name="ce634" table:number-columns-repeated="2"/>
          <table:table-cell table:style-name="ce584" office:value-type="float" office:value="12" calcext:value-type="float">
            <text:p>12</text:p>
          </table:table-cell>
          <table:table-cell table:style-name="ce634" table:formula="of:=-[.$W$100]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X$100]" office:value-type="float" office:value="-8" calcext:value-type="float">
            <text:p>-8</text:p>
          </table:table-cell>
          <table:table-cell table:style-name="ce634"/>
          <table:table-cell table:style-name="ce634" office:value-type="float" office:value="0" calcext:value-type="float">
            <text:p>0</text:p>
          </table:table-cell>
          <table:table-cell table:style-name="ce634"/>
          <table:table-cell table:style-name="ce634" table:formula="of:=-[.$Y$100]" office:value-type="float" office:value="-6" calcext:value-type="float">
            <text:p>-6</text:p>
          </table:table-cell>
          <table:table-cell table:style-name="ce634" table:number-columns-repeated="2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style-name="ce584" office:value-type="float" office:value="13" calcext:value-type="float">
            <text:p>13</text:p>
          </table:table-cell>
          <table:table-cell table:style-name="ce535" table:number-columns-repeated="6"/>
          <table:table-cell table:style-name="ce585" table:number-columns-repeated="5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style-name="ce584" office:value-type="float" office:value="14" calcext:value-type="float">
            <text:p>14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style-name="ce584" office:value-type="float" office:value="15" calcext:value-type="float">
            <text:p>15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style-name="ce584" office:value-type="float" office:value="16" calcext:value-type="float">
            <text:p>16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style-name="ce584" office:value-type="float" office:value="17" calcext:value-type="float">
            <text:p>17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style-name="ce584" office:value-type="float" office:value="18" calcext:value-type="float">
            <text:p>18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style-name="ce584" office:value-type="float" office:value="19" calcext:value-type="float">
            <text:p>19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style-name="ce584" office:value-type="float" office:value="20" calcext:value-type="float">
            <text:p>20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style-name="ce584" office:value-type="float" office:value="21" calcext:value-type="float">
            <text:p>21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style-name="ce584" office:value-type="float" office:value="22" calcext:value-type="float">
            <text:p>22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style-name="ce584" office:value-type="float" office:value="23" calcext:value-type="float">
            <text:p>23</text:p>
          </table:table-cell>
          <table:table-cell table:style-name="ce535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style-name="ce584" office:value-type="float" office:value="24" calcext:value-type="float">
            <text:p>24</text:p>
          </table:table-cell>
          <table:table-cell table:style-name="ce634" table:number-columns-repeated="11"/>
          <table:table-cell table:number-columns-repeated="986"/>
        </table:table-row>
        <table:table-row table:style-name="ro3">
          <table:table-cell table:number-columns-repeated="2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style-name="ce584" office:value-type="float" office:value="25" calcext:value-type="float">
            <text:p>25</text:p>
          </table:table-cell>
          <table:table-cell table:style-name="ce535" table:number-columns-repeated="11"/>
          <table:table-cell table:number-columns-repeated="986"/>
        </table:table-row>
        <table:table-row table:style-name="ro3" table:number-rows-repeated="104839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onnées.Y3:Données.Y9">
            <calcext:condition calcext:apply-style-name="VRAI" calcext:value="formula-is(IF([.Y3]=0))" calcext:base-cell-address="Données.Y3"/>
          </calcext:conditional-format>
          <calcext:conditional-format calcext:target-range-address="Données.AA3:Données.AA23 Données.Z23:Données.Z23">
            <calcext:condition calcext:apply-style-name="VRAI" calcext:value="=0" calcext:base-cell-address="Données.Z3"/>
          </calcext:conditional-format>
          <calcext:conditional-format calcext:target-range-address="Données.Y8:Données.Y23">
            <calcext:condition calcext:apply-style-name="VRAI" calcext:value="formula-is(IF([.Y6]=0))" calcext:base-cell-address="Données.Y8"/>
          </calcext:conditional-format>
        </calcext:conditional-formats>
      </table:table>
      <table:named-expressions/>
      <table:database-ranges>
        <table:database-range table:name="__Anonymous_Sheet_DB__5" table:target-range-address="Données.AG1:Données.AG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Times New Roman1" svg:font-family="'Times New Roman'"/>
    <style:font-face style:name="Wingdings 31" svg:font-family="'Wingdings 3'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1" loext:max-numerator-digits="1" number:min-denominator-digits="1" loext:max-denominator-value="9"/>
    </number:number-style>
    <number:number-style style:name="N108">
      <number:fraction number:min-numerator-digits="2" loext:max-numerator-digits="2" number:min-denominator-digits="2" loext:max-denominator-value="99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 style:data-style-name="N2" text:time-value="13:16:41.2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9:12:35.527000000</meta:creation-date>
    <dc:date>2019-01-14T13:16:50.143000000</dc:date>
    <meta:editing-duration>P3DT42M53S</meta:editing-duration>
    <meta:editing-cycles>816</meta:editing-cycles>
    <meta:generator>LibreOffice/5.4.5.1$Windows_x86 LibreOffice_project/79c9829dd5d8054ec39a82dc51cd9eff340dbee8</meta:generator>
    <meta:document-statistic meta:table-count="6" meta:cell-count="2083" meta:object-count="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8" chart:maximum="8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4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2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041cm" svg:height="14.297cm" xlink:href=".." xlink:type="simple" chart:class="chart:scatter" chart:style-name="ch1">
        <chart:plot-area chart:style-name="ch2" table:cell-range-address="Données.D100:Données.T101" chart:data-source-has-labels="row" svg:x="0.54cm" svg:y="0.285cm" svg:width="25.961cm" svg:height="13.727cm">
          <chartooo:coordinate-region svg:x="0.765cm" svg:y="0.511cm" svg:width="25.589cm" svg:height="13.27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D101:Données.T101" loext:label-string="&quot;Cf&quot;" chart:class="chart:scatter">
            <chart:domain table:cell-range-address="Données.D100:Données.T100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00</text:p>
              </table:table-cell>
              <table:table-cell office:value-type="string">
                <text:p>C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  <draw:g>
                  <svg:desc>Données.D100:Données.T100</svg:desc>
                </draw:g>
              </table:table-cell>
              <table:table-cell office:value-type="float" office:value="-8">
                <text:p>-8</text:p>
                <draw:g>
                  <svg:desc>Données.D101:Données.T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5.65685424949238">
                <text:p>-5.65685424949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5.65685424949238">
                <text:p>5.65685424949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5.65685424949238">
                <text:p>5.65685424949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-5.65685424949238">
                <text:p>-5.656854249492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-5.65685424949238">
                <text:p>-5.65685424949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4.24264068711929">
                <text:p>4.242640687119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4.24264068711929">
                <text:p>4.242640687119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-5.65685424949238">
                <text:p>-5.656854249492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-8">
                <text:p>-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minimum="-8" chart:maximum="8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22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22pt" fo:font-weight="bold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3.572cm" svg:height="35.722cm" xlink:href=".." xlink:type="simple" chart:class="chart:scatter" chart:style-name="ch1">
        <chart:plot-area chart:style-name="ch2" table:cell-range-address="Données.D100:Données.T101" chart:data-source-has-labels="row" svg:x="0.225cm" svg:y="0.793cm" svg:width="53.033cm" svg:height="34.117cm">
          <chartooo:coordinate-region svg:x="0.569cm" svg:y="1.217cm" svg:width="52.476cm" svg:height="33.269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D101:Données.T101" loext:label-string="&quot;Cf&quot;" chart:class="chart:scatter">
            <chart:domain table:cell-range-address="Données.D100:Données.T100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100</text:p>
              </table:table-cell>
              <table:table-cell office:value-type="string">
                <text:p>C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  <draw:g>
                  <svg:desc>Données.D100:Données.T100</svg:desc>
                </draw:g>
              </table:table-cell>
              <table:table-cell office:value-type="float" office:value="-8">
                <text:p>-8</text:p>
                <draw:g>
                  <svg:desc>Données.D101:Données.T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">
                <text:p>-7</text:p>
              </table:table-cell>
              <table:table-cell office:value-type="float" office:value="-5.65685424949238">
                <text:p>-5.65685424949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5.65685424949238">
                <text:p>5.65685424949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5.65685424949238">
                <text:p>5.656854249492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-5.65685424949238">
                <text:p>-5.656854249492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-5.65685424949238">
                <text:p>-5.65685424949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4.24264068711929">
                <text:p>4.242640687119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4.24264068711929">
                <text:p>4.242640687119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-5.65685424949238">
                <text:p>-5.656854249492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-8">
                <text:p>-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 LibreOffice_project/79c9829dd5d8054ec39a82dc51cd9eff340dbee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69">
      <number:fraction number:min-numerator-digits="1" loext:max-numerator-digits="6" number:min-denominator-digits="1" loext:max-denominator-value="999999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5" style:family="chart">
      <style:graphic-properties svg:stroke-color="#009900"/>
    </style:style>
    <style:style style:name="ch6" style:family="chart" style:data-style-name="N0">
      <style:chart-properties chart:display-label="true" chart:logarithmic="false" chart:origin="0" chart:interval-major="1" chart:interval-minor-divisor="5" chart:reverse-direction="false" text:line-break="false" loext:try-staggering-first="false" chart:link-data-style-to-source="false" chart:axis-position="0"/>
      <style:graphic-properties svg:stroke-width="0.05cm"/>
      <style:text-properties fo:font-size="16pt" fo:font-weight="bold" style:font-size-asian="10pt" style:font-size-complex="10pt"/>
    </style:style>
    <style:style style:name="ch7" style:family="chart">
      <style:graphic-properties svg:stroke-color="#66ff6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69">
      <style:chart-properties chart:symbol-type="image" chart:symbol-width="0.3cm" chart:symbol-height="0.3cm" loext:label-stroke-color="#3465a4" chart:link-data-style-to-source="true" chart:data-label-number="value" chart:data-label-text="false" chart:data-label-symbol="false" chart:label-position="right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family="'Times New Roman'" style:font-style-name="Gras" style:font-family-generic="roman" fo:font-size="20pt" fo:font-weight="bold" style:font-size-asian="10pt" style:font-size-complex="10pt"/>
    </style:style>
    <style:style style:name="ch10" style:family="chart" style:data-style-name="N169">
      <style:chart-properties chart:symbol-type="image" chart:symbol-width="0.3cm" chart:symbol-height="0.3cm" loext:label-stroke-color="#3465a4" chart:link-data-style-to-source="true" chart:data-label-number="value" chart:data-label-text="false" chart:data-label-symbol="false" chart:label-position="left">
        <chart:symbol-image xlink:href="Pictures/100002000000000A0000000A5B354D19DE71D0E4.gif"/>
      </style:chart-properties>
      <style:graphic-properties svg:stroke-width="0.08cm" svg:stroke-color="#0000ff" draw:fill-color="#0000ff"/>
      <style:text-properties fo:color="#0000ff" fo:font-family="'Times New Roman'" style:font-style-name="Gras" style:font-family-generic="roman" fo:font-size="20pt" fo:font-weight="bold" style:font-size-asian="10pt" style:font-size-complex="10pt"/>
    </style:style>
    <style:style style:name="ch11" style:family="chart">
      <style:chart-properties chart:solid-type="cuboid" chart:symbol-type="image" chart:symbol-width="0.3cm" chart:symbol-height="0.3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713cm" svg:height="33.275cm" xlink:href=".." xlink:type="simple" chart:class="chart:scatter" chart:style-name="ch1">
        <chart:legend chart:legend-position="end" svg:x="33.358cm" svg:y="15.84cm" style:legend-expansion="high" chart:style-name="ch2"/>
        <chart:plot-area chart:style-name="ch3" table:cell-range-address="Données.J5:Données.K25" chart:data-source-has-labels="row" svg:x="0.731cm" svg:y="0.973cm" svg:width="31.247cm" svg:height="31.174cm">
          <chartooo:coordinate-region svg:x="1.141cm" svg:y="1.278cm" svg:width="30.518cm" svg:height="30.56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K5:Données.K25" loext:label-string="&quot;Cf&quot;" chart:class="chart:scatter">
            <chart:domain table:cell-range-address="Données.J5:Données.J25"/>
            <chart:data-point chart:repeated="21"/>
          </chart:series>
          <chart:series chart:style-name="ch9" chart:values-cell-range-address="Données.K5:Données.K5" loext:label-string="&quot;Point gauche&quot;" chart:class="chart:scatter">
            <chart:domain table:cell-range-address="Données.J5:Données.J5"/>
            <chart:data-point/>
          </chart:series>
          <chart:series chart:style-name="ch10" chart:values-cell-range-address="Données.K25:Données.K25" loext:label-string="&quot;Point droit&quot;" chart:class="chart:scatter">
            <chart:domain table:cell-range-address="Données.J25:Données.J25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  <table:table-cell office:value-type="string">
                <text:p>Cf</text:p>
              </table:table-cell>
              <table:table-cell office:value-type="string">
                <text:p/>
              </table:table-cell>
              <table:table-cell office:value-type="string">
                <text:p>Point gauche</text:p>
              </table:table-cell>
              <table:table-cell office:value-type="string">
                <text:p/>
              </table:table-cell>
              <table:table-cell office:value-type="string">
                <text:p>Point dro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J5:Données.J25</svg:desc>
                </draw:g>
              </table:table-cell>
              <table:table-cell office:value-type="float" office:value="-4.82840236686391">
                <text:p>-4.82840236686391</text:p>
                <draw:g>
                  <svg:desc>Données.K5:Données.K25</svg:desc>
                </draw:g>
              </table:table-cell>
              <table:table-cell office:value-type="float" office:value="-10">
                <text:p>-10</text:p>
                <draw:g>
                  <svg:desc>Données.J5:Données.J5</svg:desc>
                </draw:g>
              </table:table-cell>
              <table:table-cell office:value-type="float" office:value="-4.82840236686391">
                <text:p>-4.82840236686391</text:p>
                <draw:g>
                  <svg:desc>Données.K5:Données.K5</svg:desc>
                </draw:g>
              </table:table-cell>
              <table:table-cell office:value-type="float" office:value="10">
                <text:p>10</text:p>
                <draw:g>
                  <svg:desc>Données.J25:Données.J25</svg:desc>
                </draw:g>
              </table:table-cell>
              <table:table-cell office:value-type="float" office:value="-3.40828402366864">
                <text:p>-3.40828402366864</text:p>
                <draw:g>
                  <svg:desc>Données.K25:Données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-3.40828402366864">
                <text:p>-3.40828402366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2.1301775147929">
                <text:p>-2.1301775147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-0.994082840236687">
                <text:p>-0.994082840236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0.85207100591716">
                <text:p>0.8520710059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1.56213017751479">
                <text:p>1.5621301775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2.1301775147929">
                <text:p>2.1301775147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2.55621301775148">
                <text:p>2.55621301775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2.84023668639053">
                <text:p>2.84023668639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.98224852071006">
                <text:p>2.9822485207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.98224852071006">
                <text:p>2.9822485207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.84023668639053">
                <text:p>2.84023668639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2.55621301775148">
                <text:p>2.55621301775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.1301775147929">
                <text:p>2.1301775147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.56213017751479">
                <text:p>1.5621301775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0.85207100591716">
                <text:p>0.85207100591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-0.994082840236686">
                <text:p>-0.994082840236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-2.1301775147929">
                <text:p>-2.1301775147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-3.40828402366864">
                <text:p>-3.40828402366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 LibreOffice_project/79c9829dd5d8054ec39a82dc51cd9eff340dbee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5" style:family="chart">
      <style:graphic-properties svg:stroke-color="#00cc00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7" style:family="chart">
      <style:graphic-properties svg:stroke-color="#66ff6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17cm" svg:height="18.479cm" xlink:href=".." xlink:type="simple" chart:class="chart:scatter" chart:style-name="ch1">
        <chart:legend chart:legend-position="end" svg:x="19.95cm" svg:y="8.691cm" style:legend-expansion="high" chart:style-name="ch2"/>
        <chart:plot-area chart:style-name="ch3" table:cell-range-address="Données.O50:Données.P70 Données.S50:Données.S52" chart:data-source-has-labels="row" svg:x="0.434cm" svg:y="0.369cm" svg:width="19.082cm" svg:height="17.741cm">
          <chartooo:coordinate-region svg:x="0.844cm" svg:y="0.369cm" svg:width="18.353cm" svg:height="17.13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P50:Données.P70" loext:label-string="&quot;Cf&quot;" chart:class="chart:scatter">
            <chart:domain table:cell-range-address="Données.O50:Données.O70"/>
            <chart:data-point chart:repeated="21"/>
          </chart:series>
          <chart:series chart:style-name="ch9" chart:values-cell-range-address="Données.S50:Données.S52" loext:label-string="&quot;Cg&quot;" chart:class="chart:scatter">
            <chart:domain table:cell-range-address="Données.R50:Données.R52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  <table:table-cell office:value-type="string">
                <text:p>Cf</text:p>
              </table:table-cell>
              <table:table-cell office:value-type="string">
                <text:p>Colonne R</text:p>
              </table:table-cell>
              <table:table-cell office:value-type="string">
                <text:p>C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O50:Données.O70</svg:desc>
                </draw:g>
              </table:table-cell>
              <table:table-cell office:value-type="float" office:value="33.6363636363636">
                <text:p>33.6363636363636</text:p>
                <draw:g>
                  <svg:desc>Données.P50:Données.P70</svg:desc>
                </draw:g>
              </table:table-cell>
              <table:table-cell office:value-type="float" office:value="-10">
                <text:p>-10</text:p>
                <draw:g>
                  <svg:desc>Données.R50:Données.R52</svg:desc>
                </draw:g>
              </table:table-cell>
              <table:table-cell office:value-type="float" office:value="34.1818181818182">
                <text:p>34.1818181818182</text:p>
                <draw:g>
                  <svg:desc>Données.S50:Données.S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31.2545454545455">
                <text:p>31.2545454545455</text:p>
              </table:table-cell>
              <table:table-cell office:value-type="float" office:value="0">
                <text:p>0</text:p>
              </table:table-cell>
              <table:table-cell office:value-type="float" office:value="8.72727272727273">
                <text:p>8.727272727272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28.8545454545455">
                <text:p>28.8545454545455</text:p>
              </table:table-cell>
              <table:table-cell office:value-type="float" office:value="10">
                <text:p>10</text:p>
              </table:table-cell>
              <table:table-cell office:value-type="float" office:value="-16.7272727272727">
                <text:p>-16.72727272727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26.4363636363636">
                <text:p>26.436363636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21.5454545454545">
                <text:p>21.545454545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19.0727272727273">
                <text:p>19.07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16.5818181818182">
                <text:p>16.5818181818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14.0727272727273">
                <text:p>14.07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11.5454545454545">
                <text:p>11.545454545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.43636363636364">
                <text:p>6.43636363636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3.85454545454545">
                <text:p>3.8545454545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.25454545454545">
                <text:p>1.25454545454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-1.36363636363636">
                <text:p>-1.36363636363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-6.65454545454546">
                <text:p>-6.65454545454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-9.32727272727273">
                <text:p>-9.32727272727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-12.0181818181818">
                <text:p>-12.018181818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-14.7272727272727">
                <text:p>-14.727272727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-17.4545454545455">
                <text:p>-17.4545454545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 LibreOffice_project/79c9829dd5d8054ec39a82dc51cd9eff340dbee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6pt" fo:font-weight="bold" style:font-size-asian="10pt" style:font-size-complex="10pt"/>
    </style:style>
    <style:style style:name="ch6" style:family="chart">
      <style:graphic-properties svg:stroke-color="#66ff66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966cm" svg:height="15.538cm" xlink:href=".." xlink:type="simple" chart:class="chart:scatter" chart:style-name="ch1">
        <chart:plot-area chart:style-name="ch2" table:cell-range-address="Données.G7:Données.H8" chart:data-source-has-labels="row" svg:x="0.479cm" svg:y="0.31cm" svg:width="23.008cm" svg:height="14.918cm">
          <chartooo:coordinate-region svg:x="0.889cm" svg:y="0.615cm" svg:width="22.28cm" svg:height="14.30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  <chart:grid chart:style-name="ch6" chart:class="minor"/>
          </chart:axis>
          <chart:series chart:style-name="ch7" chart:values-cell-range-address="Données.H7:Données.H8" chart:label-cell-address="Données.H7:Données.H7" chart:class="chart:scatter">
            <chart:domain table:cell-range-address="Données.G7:Données.G8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5</text:p>
                <draw:g>
                  <svg:desc>Données.H7:Données.H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G7:Données.G8</svg:desc>
                </draw:g>
              </table:table-cell>
              <table:table-cell office:value-type="float" office:value="5">
                <text:p>5</text:p>
                <draw:g>
                  <svg:desc>Données.H7:Données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15">
                <text:p>-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 LibreOffice_project/79c9829dd5d8054ec39a82dc51cd9eff340dbee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